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mily-generic="swiss"/>
    <style:font-face style:name="Cambria" svg:font-family="Cambria" style:font-family-generic="swiss"/>
    <style:font-face style:name="Liberation Mono" svg:font-family="'Liberation Mono', 'Courier New', 'DejaVu Sans Mono'" style:font-family-generic="modern" style:font-pitch="fixed"/>
    <style:font-face style:name="Lato" svg:font-family="Lato"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3.98mm"/>
    </style:style>
    <style:style style:name="co2" style:family="table-column">
      <style:table-column-properties fo:break-before="auto" style:column-width="19.35mm"/>
    </style:style>
    <style:style style:name="co3" style:family="table-column">
      <style:table-column-properties fo:break-before="auto" style:column-width="257.35mm"/>
    </style:style>
    <style:style style:name="co4" style:family="table-column">
      <style:table-column-properties fo:break-before="auto" style:column-width="31.08mm"/>
    </style:style>
    <style:style style:name="co5" style:family="table-column">
      <style:table-column-properties fo:break-before="auto" style:column-width="21.82mm"/>
    </style:style>
    <style:style style:name="co6" style:family="table-column">
      <style:table-column-properties fo:break-before="auto" style:column-width="61.75mm"/>
    </style:style>
    <style:style style:name="co7" style:family="table-column">
      <style:table-column-properties fo:break-before="auto" style:column-width="32.35mm"/>
    </style:style>
    <style:style style:name="co8" style:family="table-column">
      <style:table-column-properties fo:break-before="auto" style:column-width="22.58mm"/>
    </style:style>
    <style:style style:name="co9" style:family="table-column">
      <style:table-column-properties fo:break-before="auto" style:column-width="81.02mm"/>
    </style:style>
    <style:style style:name="co10" style:family="table-column">
      <style:table-column-properties fo:break-before="auto" style:column-width="31.33mm"/>
    </style:style>
    <style:style style:name="co11" style:family="table-column">
      <style:table-column-properties fo:break-before="auto" style:column-width="231.35mm"/>
    </style:style>
    <style:style style:name="co12" style:family="table-column">
      <style:table-column-properties fo:break-before="auto" style:column-width="20.13mm"/>
    </style:style>
    <style:style style:name="co13" style:family="table-column">
      <style:table-column-properties fo:break-before="auto" style:column-width="17.32mm"/>
    </style:style>
    <style:style style:name="co14" style:family="table-column">
      <style:table-column-properties fo:break-before="auto" style:column-width="105.99mm"/>
    </style:style>
    <style:style style:name="co15" style:family="table-column">
      <style:table-column-properties fo:break-before="auto" style:column-width="18.84mm"/>
    </style:style>
    <style:style style:name="co16" style:family="table-column">
      <style:table-column-properties fo:break-before="auto" style:column-width="24.71mm"/>
    </style:style>
    <style:style style:name="co17" style:family="table-column">
      <style:table-column-properties fo:break-before="auto" style:column-width="99.36mm"/>
    </style:style>
    <style:style style:name="co18" style:family="table-column">
      <style:table-column-properties fo:break-before="auto" style:column-width="69.16mm"/>
    </style:style>
    <style:style style:name="co19" style:family="table-column">
      <style:table-column-properties fo:break-before="auto" style:column-width="150mm"/>
    </style:style>
    <style:style style:name="co20" style:family="table-column">
      <style:table-column-properties fo:break-before="auto" style:column-width="581.7mm"/>
    </style:style>
    <style:style style:name="co21" style:family="table-column">
      <style:table-column-properties fo:break-before="auto" style:column-width="51.05mm"/>
    </style:style>
    <style:style style:name="ro1" style:family="table-row">
      <style:table-row-properties style:row-height="10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28.95mm" fo:break-before="auto" style:use-optimal-row-height="false"/>
    </style:style>
    <style:style style:name="ro4" style:family="table-row">
      <style:table-row-properties style:row-height="5.26mm" fo:break-before="auto" style:use-optimal-row-height="true"/>
    </style:style>
    <style:style style:name="ro5" style:family="table-row">
      <style:table-row-properties style:row-height="9.74mm" fo:break-before="auto" style:use-optimal-row-height="false"/>
    </style:style>
    <style:style style:name="ro6" style:family="table-row">
      <style:table-row-properties style:row-height="10.78mm" fo:break-before="auto" style:use-optimal-row-height="false"/>
    </style:style>
    <style:style style:name="ro7" style:family="table-row">
      <style:table-row-properties style:row-height="4.52mm" fo:break-before="auto" style:use-optimal-row-height="false"/>
    </style:style>
    <style:style style:name="ro8" style:family="table-row">
      <style:table-row-properties style:row-height="5.52mm" fo:break-before="auto" style:use-optimal-row-height="true"/>
    </style:style>
    <style:style style:name="ro9" style:family="table-row">
      <style:table-row-properties style:row-height="10mm" fo:break-before="auto" style:use-optimal-row-height="true"/>
    </style:style>
    <style:style style:name="ro10" style:family="table-row">
      <style:table-row-properties style:row-height="14.73mm" fo:break-before="auto" style:use-optimal-row-height="true"/>
    </style:style>
    <style:style style:name="ro11" style:family="table-row">
      <style:table-row-properties style:row-height="19.47mm" fo:break-before="auto" style:use-optimal-row-height="true"/>
    </style:style>
    <style:style style:name="ta1" style:family="table" style:master-page-name="PageStyle_5f_LoanStats">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browseNotes">
      <style:table-properties table:display="true" style:writing-mode="lr-tb"/>
    </style:style>
    <style:style style:name="ta4" style:family="table" style:master-page-name="PageStyle_5f_RejectStats">
      <style:table-properties table:display="true" style:writing-mode="lr-tb"/>
    </style:style>
    <number:boolean-style style:name="N99">
      <number:boolean/>
    </number:boolean-style>
    <style:style style:name="ce1" style:family="table-cell" style:parent-style-name="Default">
      <style:table-cell-properties fo:background-color="#254061" style:diagonal-bl-tr="none" style:diagonal-tl-br="none" fo:border="none" style:rotation-align="none" style:vertical-align="top"/>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Default">
      <style:table-cell-properties style:diagonal-bl-tr="none" style:diagonal-tl-br="none" fo:border="0.74pt solid #000000" style:rotation-align="none" style:vertical-align="top"/>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diagonal-bl-tr="none" style:diagonal-tl-br="none" fo:background-color="transparent" fo:border="0.74pt solid #000000" style:rotation-align="none" style:vertical-align="top"/>
    </style:style>
    <style:style style:name="ce6" style:family="table-cell" style:parent-style-name="Default">
      <style:table-cell-properties style:diagonal-bl-tr="none" style:diagonal-tl-br="none" fo:border="0.74pt solid #000000"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vertical-align="top"/>
    </style:style>
    <style:style style:name="ce49" style:family="table-cell" style:parent-style-name="Default">
      <style:table-cell-properties style:diagonal-bl-tr="none" style:diagonal-tl-br="none" style:text-align-source="fix" style:repeat-content="false" fo:border="0.74pt solid #000000" style:rotation-align="none" style:vertical-align="top"/>
      <style:paragraph-properties fo:text-align="center" fo:margin-left="0mm"/>
    </style:style>
    <style:style style:name="ce30" style:family="table-cell" style:parent-style-name="Default">
      <style:table-cell-properties fo:background-color="#254061" style:diagonal-bl-tr="none" style:diagonal-tl-br="none" fo:wrap-option="wrap" fo:border="none" style:rotation-align="none" style:vertical-align="top"/>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 style:family="table-cell" style:parent-style-name="Default">
      <style:table-cell-properties style:diagonal-bl-tr="none" style:diagonal-tl-br="none" fo:wrap-option="wrap" fo:border="0.74pt solid #000000" style:rotation-align="none" style:vertical-align="top"/>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style>
    <style:style style:name="ce11"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top" loext:vertical-justify="auto"/>
      <style:paragraph-properties css3t:text-justify="auto" fo:margin-left="0mm" style:writing-mode="page"/>
    </style:style>
    <style:style style:name="ce12" style:family="table-cell" style:parent-style-name="Default">
      <style:table-cell-properties style:diagonal-bl-tr="none" style:diagonal-tl-br="none" fo:background-color="transparent" fo:wrap-option="wrap" fo:border="0.74pt solid #000000" style:rotation-align="none" style:vertical-align="top"/>
    </style:style>
    <style:style style:name="ce13" style:family="table-cell" style:parent-style-name="Default">
      <style:table-cell-properties style:diagonal-bl-tr="none" style:diagonal-tl-br="none" fo:wrap-option="wrap" fo:border="0.74pt solid #000000"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wrap-option="wrap" style:vertical-align="top"/>
    </style:style>
    <style:style style:name="ce1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style>
    <style:style style:name="ce16" style:family="table-cell" style:parent-style-name="Default">
      <style:table-cell-properties fo:background-color="transparent" style:rotation-align="none"/>
    </style:style>
    <style:style style:name="ce17"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style>
    <style:style style:name="ce18"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20" style:family="table-cell" style:parent-style-name="Default">
      <style:table-cell-properties style:diagonal-bl-tr="none" style:diagonal-tl-br="none" fo:background-color="transparent" fo:border="none" style:rotation-align="none"/>
    </style:style>
    <style:style style:name="ce2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22" style:family="table-cell" style:parent-style-name="Default">
      <style:table-cell-properties style:diagonal-bl-tr="none" style:diagonal-tl-br="none" fo:border="none" style:rotation-align="none"/>
    </style:style>
    <style:style style:name="ce62" style:family="table-cell" style:parent-style-name="Default">
      <style:table-cell-properties fo:wrap-option="wrap" style:vertical-align="top"/>
      <style:text-properties style:font-name="Lato"/>
    </style:style>
    <style:style style:name="ce63" style:family="table-cell" style:parent-style-name="Default">
      <style:table-cell-properties fo:wrap-option="wrap"/>
    </style:style>
    <style:style style:name="ce64" style:family="table-cell" style:parent-style-name="Default">
      <style:table-cell-properties style:text-align-source="fix" style:repeat-content="false" fo:wrap-option="wrap" style:vertical-align="top"/>
      <style:paragraph-properties fo:text-align="start"/>
      <style:text-properties style:text-outline="false" style:text-line-through-style="none" style:text-line-through-type="none" style:font-name="Lato" fo:language="en" fo:country="AU"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style:text-align-source="fix" style:repeat-content="false" fo:wrap-option="wrap" style:vertical-align="top"/>
      <style:paragraph-properties fo:text-align="start"/>
      <style:text-properties style:text-outline="false" style:text-line-through-style="none" style:text-line-through-type="none" style:font-name="Lato" fo:language="en" fo:country="AU" fo:font-style="normal" fo:text-shadow="none" style:text-underline-style="none" fo:font-weight="bold" style:text-underline-mode="continuous" style:text-overline-mode="continuous" style:text-line-through-mode="continuous" style:font-name-asian="Liberation Mono"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7" style:family="table-cell" style:parent-style-name="Default">
      <style:table-cell-properties style:text-align-source="fix" style:repeat-content="false" fo:wrap-option="wrap" style:vertical-align="top"/>
      <style:paragraph-properties fo:text-align="end" fo:margin-left="0mm"/>
      <style:text-properties style:font-name="Lato"/>
    </style:style>
    <style:style style:name="ce68" style:family="table-cell" style:parent-style-name="Default">
      <style:table-cell-properties style:text-align-source="fix" style:repeat-content="false" fo:wrap-option="wrap" style:vertical-align="top"/>
      <style:paragraph-properties fo:text-align="end" fo:margin-left="0mm"/>
      <style:text-properties style:text-outline="false" style:text-line-through-style="none" style:text-line-through-type="none" style:font-name="Lato" fo:language="en" fo:country="AU"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style:vertical-align="top"/>
      <style:text-properties style:font-name="Lato" fo:font-weight="bold" style:font-weight-asian="bold" style:font-weight-complex="bold"/>
    </style:style>
    <style:style style:name="ce76" style:family="table-cell" style:parent-style-name="Default">
      <style:table-cell-properties style:text-align-source="fix" style:repeat-content="false" fo:wrap-option="wrap" style:vertical-align="top"/>
      <style:paragraph-properties fo:text-align="center" fo:margin-left="0mm"/>
      <style:text-properties style:font-name="Lato"/>
    </style:style>
    <style:style style:name="ce77" style:family="table-cell" style:parent-style-name="Default" style:data-style-name="N0">
      <style:table-cell-properties fo:wrap-option="wrap" style:vertical-align="top"/>
      <style:text-properties style:font-name="Lato"/>
    </style:style>
    <style:style style:name="ce78" style:family="table-cell" style:parent-style-name="Default" style:data-style-name="N0">
      <style:table-cell-properties fo:background-color="#b2b2b2" fo:wrap-option="wrap" style:vertical-align="top"/>
      <style:text-properties style:font-name="Lato"/>
    </style:style>
    <style:style style:name="ce79" style:family="table-cell" style:parent-style-name="Default" style:data-style-name="N0">
      <style:table-cell-properties style:text-align-source="fix" style:repeat-content="false" fo:wrap-option="wrap" style:vertical-align="top"/>
      <style:paragraph-properties fo:text-align="center" fo:margin-left="0mm"/>
      <style:text-properties style:font-name="Lato"/>
    </style:style>
    <style:style style:name="ce81" style:family="table-cell" style:parent-style-name="Default" style:data-style-name="N0">
      <style:table-cell-properties fo:background-color="#b2b2b2" style:text-align-source="fix" style:repeat-content="false" fo:wrap-option="wrap" style:vertical-align="top"/>
      <style:paragraph-properties fo:text-align="center" fo:margin-left="0mm"/>
      <style:text-properties style:font-name="Lato"/>
    </style:style>
    <style:style style:name="ce59" style:family="table-cell" style:parent-style-name="Default">
      <style:table-cell-properties fo:border-bottom="none" fo:wrap-option="wrap" fo:border-left="2.49pt solid #2a6099" fo:border-right="none" fo:border-top="2.49pt solid #2a6099" style:vertical-align="top"/>
      <style:text-properties fo:color="#2a6099" style:font-name="Lato" fo:font-weight="bold" style:font-weight-asian="bold" style:font-weight-complex="bold"/>
    </style:style>
    <style:style style:name="ce60" style:family="table-cell" style:parent-style-name="Default" style:data-style-name="N99">
      <style:table-cell-properties fo:border-bottom="none" style:text-align-source="fix" style:repeat-content="false" fo:wrap-option="wrap" fo:border-left="2.49pt solid #2a6099" fo:border-right="none" fo:border-top="none" style:vertical-align="top"/>
      <style:paragraph-properties fo:text-align="center" fo:margin-left="0mm"/>
      <style:text-properties fo:color="#2a6099" style:font-name="Lato" fo:font-weight="bold" style:font-weight-asian="bold" style:font-weight-complex="bold"/>
    </style:style>
    <style:style style:name="ce61" style:family="table-cell" style:parent-style-name="Default" style:data-style-name="N99">
      <style:table-cell-properties fo:border-bottom="2.49pt solid #2a6099" style:text-align-source="fix" style:repeat-content="false" fo:wrap-option="wrap" fo:border-left="2.49pt solid #2a6099" fo:border-right="none" fo:border-top="none" style:vertical-align="top"/>
      <style:paragraph-properties fo:text-align="center" fo:margin-left="0mm"/>
      <style:text-properties fo:color="#2a6099" style:font-name="Lato" fo:font-weight="bold" style:font-weight-asian="bold" style:font-weight-complex="bold"/>
    </style:style>
    <style:style style:name="ce65" style:family="table-cell" style:parent-style-name="Default">
      <style:table-cell-properties fo:border-bottom="none" fo:wrap-option="wrap" fo:border-left="none" fo:border-right="none" fo:border-top="2.49pt solid #2a6099" style:vertical-align="top"/>
      <style:text-properties fo:color="#2a6099" style:font-name="Lato" fo:font-weight="bold" style:font-weight-asian="bold" style:font-weight-complex="bold"/>
    </style:style>
    <style:style style:name="ce69" style:family="table-cell" style:parent-style-name="Default" style:data-style-name="N99">
      <style:table-cell-properties style:text-align-source="fix" style:repeat-content="false" fo:wrap-option="wrap" style:vertical-align="top"/>
      <style:paragraph-properties fo:text-align="center" fo:margin-left="0mm"/>
      <style:text-properties fo:color="#2a6099" style:font-name="Lato" fo:font-weight="bold" style:font-weight-asian="bold" style:font-weight-complex="bold"/>
    </style:style>
    <style:style style:name="ce70" style:family="table-cell" style:parent-style-name="Default" style:data-style-name="N99">
      <style:table-cell-properties fo:border-bottom="2.49pt solid #2a6099" style:text-align-source="fix" style:repeat-content="false" fo:wrap-option="wrap" fo:border-left="none" fo:border-right="none" fo:border-top="none" style:vertical-align="top"/>
      <style:paragraph-properties fo:text-align="center" fo:margin-left="0mm"/>
      <style:text-properties fo:color="#2a6099" style:font-name="Lato" fo:font-weight="bold" style:font-weight-asian="bold" style:font-weight-complex="bold"/>
    </style:style>
    <style:style style:name="ce71" style:family="table-cell" style:parent-style-name="Default">
      <style:table-cell-properties fo:border-bottom="none" fo:wrap-option="wrap" fo:border-left="none" fo:border-right="2.49pt solid #2a6099" fo:border-top="2.49pt solid #2a6099" style:vertical-align="top"/>
      <style:text-properties fo:color="#2a6099" style:font-name="Lato" fo:font-weight="bold" style:font-weight-asian="bold" style:font-weight-complex="bold"/>
    </style:style>
    <style:style style:name="ce72" style:family="table-cell" style:parent-style-name="Default" style:data-style-name="N99">
      <style:table-cell-properties fo:border-bottom="none" style:text-align-source="fix" style:repeat-content="false" fo:wrap-option="wrap" fo:border-left="none" fo:border-right="2.49pt solid #2a6099" fo:border-top="none" style:vertical-align="top"/>
      <style:paragraph-properties fo:text-align="center" fo:margin-left="0mm"/>
      <style:text-properties fo:color="#2a6099" style:font-name="Lato" fo:font-weight="bold" style:font-weight-asian="bold" style:font-weight-complex="bold"/>
    </style:style>
    <style:style style:name="ce73" style:family="table-cell" style:parent-style-name="Default" style:data-style-name="N99">
      <style:table-cell-properties fo:border-bottom="2.49pt solid #2a6099" style:text-align-source="fix" style:repeat-content="false" fo:wrap-option="wrap" fo:border-left="none" fo:border-right="2.49pt solid #2a6099" fo:border-top="none" style:vertical-align="top"/>
      <style:paragraph-properties fo:text-align="center" fo:margin-left="0mm"/>
      <style:text-properties fo:color="#2a6099" style:font-name="Lato" fo:font-weight="bold" style:font-weight-asian="bold" style:font-weight-complex="bold"/>
    </style:style>
    <style:style style:name="ce83" style:family="table-cell" style:parent-style-name="Default">
      <style:table-cell-properties style:text-align-source="fix" style:repeat-content="false" style:vertical-align="top"/>
      <style:paragraph-properties fo:text-align="start" fo:margin-left="0mm"/>
      <style:text-properties style:font-name="Lato"/>
    </style:style>
    <style:style style:name="ce80" style:family="table-cell" style:parent-style-name="Default">
      <style:table-cell-properties style:text-align-source="fix" style:repeat-content="false" style:vertical-align="top"/>
      <style:paragraph-properties fo:text-align="start" fo:margin-left="0mm"/>
      <style:text-properties style:font-name="Lato" fo:font-weight="bold" style:font-weight-asian="bold" style:font-weight-complex="bold"/>
    </style:style>
    <style:style style:name="ce91" style:family="table-cell" style:parent-style-name="Default" style:data-style-name="N0">
      <style:table-cell-properties style:text-align-source="fix" style:repeat-content="false" style:vertical-align="top"/>
      <style:paragraph-properties fo:text-align="start" fo:margin-left="0mm"/>
      <style:text-properties style:font-name="Lato"/>
    </style:style>
    <style:style style:name="ce84" style:family="table-cell" style:parent-style-name="Default">
      <style:table-cell-properties style:text-align-source="fix" style:repeat-content="false" fo:wrap-option="wrap" style:vertical-align="top"/>
      <style:paragraph-properties fo:text-align="start" fo:margin-left="0mm"/>
      <style:text-properties style:font-name="Lato"/>
    </style:style>
    <style:style style:name="ce110" style:family="table-cell" style:parent-style-name="Default">
      <style:table-cell-properties style:text-align-source="fix" style:repeat-content="false" fo:wrap-option="wrap" style:vertical-align="top"/>
      <style:paragraph-properties fo:text-align="start" fo:margin-left="0mm"/>
      <style:text-properties style:font-name="Lato" fo:font-weight="bold" style:font-weight-asian="bold" style:font-weight-complex="bold"/>
    </style:style>
    <style:style style:name="ce111" style:family="table-cell" style:parent-style-name="Default">
      <style:table-cell-properties fo:background-color="#254061" style:diagonal-bl-tr="none" style:diagonal-tl-br="none" style:text-align-source="fix" style:repeat-content="false" fo:border="0.74pt solid #000000" style:rotation-align="none" style:vertical-align="top"/>
      <style:paragraph-properties fo:text-align="start" fo:margin-left="0mm"/>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6" style:family="table-cell" style:parent-style-name="Default">
      <style:table-cell-properties style:diagonal-bl-tr="none" style:diagonal-tl-br="none" style:text-align-source="fix" style:repeat-content="false" fo:border="0.74pt solid #000000" style:rotation-align="none" style:vertical-align="top"/>
      <style:paragraph-properties fo:text-align="start" fo:margin-left="0mm"/>
    </style:style>
    <style:style style:name="ce8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89" style:family="table-cell" style:parent-style-name="Default">
      <style:table-cell-properties style:diagonal-bl-tr="none" style:diagonal-tl-br="none" style:text-align-source="fix" style:repeat-content="false" fo:border="0.74pt solid #000000" style:rotation-align="none" style:vertical-align="top"/>
      <style:paragraph-properties fo:text-align="start" fo:margin-left="0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 style:family="table-cell" style:parent-style-name="Default">
      <style:table-cell-properties style:text-align-source="fix" style:repeat-content="false" style:vertical-align="top"/>
      <style:paragraph-properties fo:text-align="start" fo:margin-left="0mm"/>
    </style:style>
    <style:style style:name="ce117" style:family="table-cell" style:parent-style-name="Default">
      <style:table-cell-properties fo:background-color="#254061" style:diagonal-bl-tr="none" style:diagonal-tl-br="none" style:text-align-source="fix" style:repeat-content="false" fo:wrap-option="wrap" fo:border="0.74pt solid #000000" style:rotation-align="none" style:vertical-align="top"/>
      <style:paragraph-properties fo:text-align="start" fo:margin-left="0mm"/>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3"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fo:margin-left="0mm"/>
    </style:style>
    <style:style style:name="ce94" style:family="table-cell" style:parent-style-name="Default">
      <style:table-cell-properties fo:border-bottom="0.74pt solid #000000" style:diagonal-bl-tr="none" style:diagonal-tl-br="none" style:text-align-source="fix" style:repeat-content="false" fo:wrap-option="wrap" fo:border-left="none" fo:border-right="0.74pt solid #000000" style:rotation-align="none" fo:border-top="0.74pt solid #000000" style:vertical-align="top"/>
      <style:paragraph-properties fo:text-align="start" fo:margin-left="0mm"/>
    </style:style>
    <style:style style:name="ce9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6"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fo:margin-left="0mm"/>
    </style:style>
    <style:style style:name="ce97"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fo:margin-left="0mm"/>
      <style:text-properties fo:color="#22222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style:diagonal-bl-tr="none" style:diagonal-tl-br="none" style:text-align-source="fix" style:repeat-content="false" fo:background-color="transparent" fo:wrap-option="wrap" fo:border="0.74pt solid #000000" style:rotation-align="none" style:vertical-align="top"/>
      <style:paragraph-properties fo:text-align="start" fo:margin-left="0mm"/>
    </style:style>
    <style:style style:name="ce99"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fo:margin-left="0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0" style:family="table-cell" style:parent-style-name="Default">
      <style:table-cell-properties style:text-align-source="fix" style:repeat-content="false" fo:wrap-option="wrap" style:vertical-align="top"/>
      <style:paragraph-properties fo:text-align="start" fo:margin-left="0mm"/>
    </style:style>
    <style:style style:name="ce101"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102" style:family="table-cell" style:parent-style-name="Default">
      <style:table-cell-properties style:text-align-source="fix" style:repeat-content="false" fo:background-color="transparent" style:rotation-align="none" style:vertical-align="top"/>
      <style:paragraph-properties fo:text-align="start" fo:margin-left="0mm"/>
    </style:style>
    <style:style style:name="ce128" style:family="table-cell" style:parent-style-name="Default">
      <style:table-cell-properties fo:background-color="#254061" style:diagonal-bl-tr="none" style:diagonal-tl-br="none" style:text-align-source="fix" style:repeat-content="false" fo:border="0.74pt solid #000000" style:rotation-align="none" style:vertical-align="top"/>
      <style:paragraph-properties fo:text-align="start" fo:margin-left="0m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table-cell-properties style:text-align-source="fix" style:repeat-content="false" style:rotation-align="none" style:vertical-align="top"/>
      <style:paragraph-properties fo:text-align="start" fo:margin-left="0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0" style:family="table-cell" style:parent-style-name="Default">
      <style:table-cell-properties fo:background-color="#254061" style:diagonal-bl-tr="none" style:diagonal-tl-br="none" style:text-align-source="fix" style:repeat-content="false" fo:wrap-option="wrap" fo:border="0.74pt solid #000000" style:rotation-align="none" style:vertical-align="top"/>
      <style:paragraph-properties fo:text-align="start" fo:margin-left="0m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style:text-align-source="fix" style:repeat-content="false" fo:wrap-option="wrap" style:rotation-align="none" style:vertical-align="top"/>
      <style:paragraph-properties fo:text-align="start" fo:margin-left="0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Calibri" fo:font-size="8pt" fo:font-weight="normal" style:text-underline-style="none" style:text-underline-color="font-color" style:text-line-through-type="none" fo:font-style="normal" style:text-outline="false" fo:text-shadow="none" style:text-position="0% 100%" style:font-name-complex="Calibri" style:font-size-asian="8pt" style:font-size-complex="8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oanStats" table:style-name="ta1">
        <office:forms form:automatic-focus="false" form:apply-design-mode="false"/>
        <table:table-column table:style-name="co1" table:default-cell-style-name="ce7"/>
        <table:table-column table:style-name="co2" table:number-columns-repeated="2" table:default-cell-style-name="ce7"/>
        <table:table-column table:style-name="co3" table:default-cell-style-name="ce14"/>
        <table:table-column table:style-name="co4" table:default-cell-style-name="ce16"/>
        <table:table-column table:style-name="co5" table:number-columns-repeated="5" table:default-cell-style-name="Default"/>
        <table:table-column table:style-name="co6" table:default-cell-style-name="Default"/>
        <table:table-column table:style-name="co5" table:number-columns-repeated="1013" table:default-cell-style-name="Default"/>
        <table:table-row table:style-name="ro1">
          <table:table-cell table:style-name="ce1" office:value-type="string" calcext:value-type="string">
            <text:p>LoanStatNew</text:p>
          </table:table-cell>
          <table:table-cell table:style-name="ce1" table:number-columns-repeated="2"/>
          <table:table-cell table:style-name="ce30" office:value-type="string" calcext:value-type="string">
            <text:p>Description</text:p>
          </table:table-cell>
          <table:table-cell table:number-columns-repeated="1020"/>
        </table:table-row>
        <table:table-row table:style-name="ro1">
          <table:table-cell table:style-name="ce2" office:value-type="string" calcext:value-type="string">
            <text:p>acc_now_delinq</text:p>
          </table:table-cell>
          <table:table-cell table:style-name="ce49" office:value-type="float" office:value="1" calcext:value-type="float">
            <text:p>1</text:p>
          </table:table-cell>
          <table:table-cell table:style-name="ce2" office:value-type="string" calcext:value-type="string">
            <text:p>int</text:p>
          </table:table-cell>
          <table:table-cell table:style-name="ce9" office:value-type="string" calcext:value-type="string">
            <text:p>The number of accounts on which the borrower is now delinquent.</text:p>
          </table:table-cell>
          <table:table-cell table:style-name="ce17"/>
          <table:table-cell table:style-name="ce19" table:number-columns-repeated="59"/>
          <table:table-cell table:number-columns-repeated="960"/>
        </table:table-row>
        <table:table-row table:style-name="ro1">
          <table:table-cell table:style-name="ce2" office:value-type="string" calcext:value-type="string">
            <text:p>acc_open_past_24mths</text:p>
          </table:table-cell>
          <table:table-cell table:style-name="ce49" table:formula="of:=[.B2]+1" office:value-type="float" office:value="2" calcext:value-type="float">
            <text:p>2</text:p>
          </table:table-cell>
          <table:table-cell table:style-name="ce2" office:value-type="string" calcext:value-type="string">
            <text:p>int</text:p>
          </table:table-cell>
          <table:table-cell table:style-name="ce10" office:value-type="string" calcext:value-type="string">
            <text:p>Number of trades opened in past 24 months.</text:p>
          </table:table-cell>
          <table:table-cell table:style-name="ce17"/>
          <table:table-cell table:style-name="ce19" table:number-columns-repeated="59"/>
          <table:table-cell table:number-columns-repeated="960"/>
        </table:table-row>
        <table:table-row table:style-name="ro1">
          <table:table-cell table:style-name="ce3" office:value-type="string" calcext:value-type="string">
            <text:p>addr_state</text:p>
          </table:table-cell>
          <table:table-cell table:style-name="ce49" table:formula="of:=[.B3]+1" office:value-type="float" office:value="3" calcext:value-type="float">
            <text:p>3</text:p>
          </table:table-cell>
          <table:table-cell table:style-name="ce3" office:value-type="string" calcext:value-type="string">
            <text:p>fct</text:p>
          </table:table-cell>
          <table:table-cell table:style-name="ce10" office:value-type="string" calcext:value-type="string">
            <text:p>The state provided by the borrower in the loan application</text:p>
          </table:table-cell>
          <table:table-cell table:style-name="ce17"/>
          <table:table-cell table:style-name="ce19"/>
          <table:table-cell table:style-name="ce17" table:number-columns-repeated="58"/>
          <table:table-cell table:number-columns-repeated="960"/>
        </table:table-row>
        <table:table-row table:style-name="ro1">
          <table:table-cell table:style-name="ce2" office:value-type="string" calcext:value-type="string">
            <text:p>all_util</text:p>
          </table:table-cell>
          <table:table-cell table:style-name="ce49" table:formula="of:=[.B4]+1" office:value-type="float" office:value="4" calcext:value-type="float">
            <text:p>4</text:p>
          </table:table-cell>
          <table:table-cell table:style-name="ce2" office:value-type="string" calcext:value-type="string">
            <text:p>num</text:p>
          </table:table-cell>
          <table:table-cell table:style-name="ce9" office:value-type="string" calcext:value-type="string">
            <text:p>Balance to credit limit on all trades</text:p>
          </table:table-cell>
          <table:table-cell table:style-name="ce17"/>
          <table:table-cell table:style-name="ce19"/>
          <table:table-cell table:style-name="ce17" table:number-columns-repeated="58"/>
          <table:table-cell table:number-columns-repeated="960"/>
        </table:table-row>
        <table:table-row table:style-name="ro1">
          <table:table-cell table:style-name="ce3" office:value-type="string" calcext:value-type="string">
            <text:p>annual_inc</text:p>
          </table:table-cell>
          <table:table-cell table:style-name="ce49" table:formula="of:=[.B5]+1" office:value-type="float" office:value="5" calcext:value-type="float">
            <text:p>5</text:p>
          </table:table-cell>
          <table:table-cell table:style-name="ce2" office:value-type="string" calcext:value-type="string">
            <text:p>num</text:p>
          </table:table-cell>
          <table:table-cell table:style-name="ce10" office:value-type="string" calcext:value-type="string">
            <text:p>The self-reported annual income provided by the borrower during registration. NOT USED AS A VARIABLE SINCE JOINT INCOME ALREADY INCLUDES IT.</text:p>
          </table:table-cell>
          <table:table-cell table:style-name="ce17"/>
          <table:table-cell table:style-name="ce19" table:number-columns-repeated="59"/>
          <table:table-cell table:number-columns-repeated="960"/>
        </table:table-row>
        <table:table-row table:style-name="ro1">
          <table:table-cell table:style-name="ce4" office:value-type="string" calcext:value-type="string">
            <text:p>annual_inc_joint</text:p>
          </table:table-cell>
          <table:table-cell table:style-name="ce49" table:formula="of:=[.B6]+1" office:value-type="float" office:value="6" calcext:value-type="float">
            <text:p>6</text:p>
          </table:table-cell>
          <table:table-cell table:style-name="ce2" office:value-type="string" calcext:value-type="string">
            <text:p>num</text:p>
          </table:table-cell>
          <table:table-cell table:style-name="ce11" office:value-type="string" calcext:value-type="string">
            <text:p>The combined self-reported annual income provided by the coborrowers during registration</text:p>
          </table:table-cell>
          <table:table-cell table:style-name="ce17"/>
          <table:table-cell table:style-name="ce19" table:number-columns-repeated="59"/>
          <table:table-cell table:number-columns-repeated="960"/>
        </table:table-row>
        <table:table-row table:style-name="ro1">
          <table:table-cell table:style-name="ce4" office:value-type="string" calcext:value-type="string">
            <text:p>application_type</text:p>
          </table:table-cell>
          <table:table-cell table:style-name="ce49" table:formula="of:=[.B7]+1" office:value-type="float" office:value="7" calcext:value-type="float">
            <text:p>7</text:p>
          </table:table-cell>
          <table:table-cell table:style-name="ce3" office:value-type="string" calcext:value-type="string">
            <text:p>fct</text:p>
          </table:table-cell>
          <table:table-cell table:style-name="ce11" office:value-type="string" calcext:value-type="string">
            <text:p>Indicates whether the loan is an individual application or a joint application with two coborrowers</text:p>
          </table:table-cell>
          <table:table-cell table:style-name="ce17"/>
          <table:table-cell table:style-name="ce19" table:number-columns-repeated="59"/>
          <table:table-cell table:number-columns-repeated="960"/>
        </table:table-row>
        <table:table-row table:style-name="ro1">
          <table:table-cell table:style-name="ce2" office:value-type="string" calcext:value-type="string">
            <text:p>avg_cur_bal</text:p>
          </table:table-cell>
          <table:table-cell table:style-name="ce49" table:formula="of:=[.B8]+1" office:value-type="float" office:value="8" calcext:value-type="float">
            <text:p>8</text:p>
          </table:table-cell>
          <table:table-cell table:style-name="ce2" office:value-type="string" calcext:value-type="string">
            <text:p>num</text:p>
          </table:table-cell>
          <table:table-cell table:style-name="ce10" office:value-type="string" calcext:value-type="string">
            <text:p>Average current balance of all accounts</text:p>
          </table:table-cell>
          <table:table-cell table:style-name="ce17"/>
          <table:table-cell table:style-name="ce19" table:number-columns-repeated="59"/>
          <table:table-cell table:number-columns-repeated="960"/>
        </table:table-row>
        <table:table-row table:style-name="ro1">
          <table:table-cell table:style-name="ce2" office:value-type="string" calcext:value-type="string">
            <text:p>bc_open_to_buy</text:p>
          </table:table-cell>
          <table:table-cell table:style-name="ce49" table:formula="of:=[.B9]+1" office:value-type="float" office:value="9" calcext:value-type="float">
            <text:p>9</text:p>
          </table:table-cell>
          <table:table-cell table:style-name="ce2" office:value-type="string" calcext:value-type="string">
            <text:p>num</text:p>
          </table:table-cell>
          <table:table-cell table:style-name="ce10" office:value-type="string" calcext:value-type="string">
            <text:p>Total open to buy on revolving bankcards.</text:p>
          </table:table-cell>
          <table:table-cell table:style-name="ce17"/>
          <table:table-cell table:style-name="ce19" table:number-columns-repeated="59"/>
          <table:table-cell table:number-columns-repeated="960"/>
        </table:table-row>
        <table:table-row table:style-name="ro1">
          <table:table-cell table:style-name="ce2" office:value-type="string" calcext:value-type="string">
            <text:p>bc_util</text:p>
          </table:table-cell>
          <table:table-cell table:style-name="ce49" table:formula="of:=[.B10]+1" office:value-type="float" office:value="10" calcext:value-type="float">
            <text:p>10</text:p>
          </table:table-cell>
          <table:table-cell table:style-name="ce2" office:value-type="string" calcext:value-type="string">
            <text:p>num</text:p>
          </table:table-cell>
          <table:table-cell table:style-name="ce10" office:value-type="string" calcext:value-type="string">
            <text:p>Ratio of total current balance to high credit/credit limit for all bankcard accounts.</text:p>
          </table:table-cell>
          <table:table-cell table:style-name="ce17"/>
          <table:table-cell table:style-name="ce19"/>
          <table:table-cell table:style-name="ce17" table:number-columns-repeated="58"/>
          <table:table-cell table:number-columns-repeated="960"/>
        </table:table-row>
        <table:table-row table:style-name="ro1">
          <table:table-cell table:style-name="ce2" office:value-type="string" calcext:value-type="string">
            <text:p>chargeoff_within_12_mths</text:p>
          </table:table-cell>
          <table:table-cell table:style-name="ce49" table:formula="of:=[.B11]+1" office:value-type="float" office:value="11" calcext:value-type="float">
            <text:p>11</text:p>
          </table:table-cell>
          <table:table-cell table:style-name="ce2" office:value-type="string" calcext:value-type="string">
            <text:p>int</text:p>
          </table:table-cell>
          <table:table-cell table:style-name="ce10" office:value-type="string" calcext:value-type="string">
            <text:p>Number of charge-offs within 12 months</text:p>
          </table:table-cell>
          <table:table-cell table:style-name="ce17"/>
          <table:table-cell table:style-name="ce19" table:number-columns-repeated="59"/>
          <table:table-cell table:number-columns-repeated="960"/>
        </table:table-row>
        <table:table-row table:style-name="ro1">
          <table:table-cell table:style-name="ce4" office:value-type="string" calcext:value-type="string">
            <text:p>collection_recovery_fee</text:p>
          </table:table-cell>
          <table:table-cell table:style-name="ce49" table:formula="of:=[.B12]+1" office:value-type="float" office:value="12" calcext:value-type="float">
            <text:p>12</text:p>
          </table:table-cell>
          <table:table-cell table:style-name="ce2" office:value-type="string" calcext:value-type="string">
            <text:p>num</text:p>
          </table:table-cell>
          <table:table-cell table:style-name="ce11" office:value-type="string" calcext:value-type="string">
            <text:p>Post charge off collection fee</text:p>
          </table:table-cell>
          <table:table-cell table:style-name="ce17"/>
          <table:table-cell table:style-name="ce19" table:number-columns-repeated="59"/>
          <table:table-cell table:number-columns-repeated="960"/>
        </table:table-row>
        <table:table-row table:style-name="ro1">
          <table:table-cell table:style-name="ce3" office:value-type="string" calcext:value-type="string">
            <text:p>collections_12_mths_ex_med</text:p>
          </table:table-cell>
          <table:table-cell table:style-name="ce49" table:formula="of:=[.B13]+1" office:value-type="float" office:value="13" calcext:value-type="float">
            <text:p>13</text:p>
          </table:table-cell>
          <table:table-cell table:style-name="ce2" office:value-type="string" calcext:value-type="string">
            <text:p>int</text:p>
          </table:table-cell>
          <table:table-cell table:style-name="ce11" office:value-type="string" calcext:value-type="string">
            <text:p>Number of collections in 12 months excluding medical collections</text:p>
          </table:table-cell>
          <table:table-cell table:style-name="ce17"/>
          <table:table-cell table:style-name="ce19" table:number-columns-repeated="59"/>
          <table:table-cell table:number-columns-repeated="960"/>
        </table:table-row>
        <table:table-row table:style-name="ro1">
          <table:table-cell table:style-name="ce2" office:value-type="string" calcext:value-type="string">
            <text:p>debt_settlement_flag</text:p>
          </table:table-cell>
          <table:table-cell table:style-name="ce49" table:formula="of:=[.B14]+1" office:value-type="float" office:value="14" calcext:value-type="float">
            <text:p>14</text:p>
          </table:table-cell>
          <table:table-cell table:style-name="ce3" office:value-type="string" calcext:value-type="string">
            <text:p>fct</text:p>
          </table:table-cell>
          <table:table-cell table:style-name="ce9" office:value-type="string" calcext:value-type="string">
            <text:p>Flags whether or not the borrower, who has charged-off, is working with a debt-settlement company.</text:p>
          </table:table-cell>
          <table:table-cell table:style-name="ce18"/>
          <table:table-cell table:style-name="ce19" table:number-columns-repeated="59"/>
          <table:table-cell table:number-columns-repeated="960"/>
        </table:table-row>
        <table:table-row table:style-name="ro1">
          <table:table-cell table:style-name="ce2" office:value-type="string" calcext:value-type="string">
            <text:p>debt_settlement_flag_date</text:p>
          </table:table-cell>
          <table:table-cell table:style-name="ce49" table:formula="of:=[.B15]+1" office:value-type="float" office:value="15" calcext:value-type="float">
            <text:p>15</text:p>
          </table:table-cell>
          <table:table-cell table:style-name="ce2" office:value-type="string" calcext:value-type="string">
            <text:p>dte</text:p>
          </table:table-cell>
          <table:table-cell table:style-name="ce9" office:value-type="string" calcext:value-type="string">
            <text:p>The most recent date that the Debt_Settlement_Flag has been set<text:span text:style-name="T1">  </text:span></text:p>
          </table:table-cell>
          <table:table-cell table:style-name="ce18"/>
          <table:table-cell table:style-name="ce19" table:number-columns-repeated="59"/>
          <table:table-cell table:number-columns-repeated="960"/>
        </table:table-row>
        <table:table-row table:style-name="ro1">
          <table:table-cell table:style-name="ce2" office:value-type="string" calcext:value-type="string">
            <text:p>deferral_term</text:p>
          </table:table-cell>
          <table:table-cell table:style-name="ce49" table:formula="of:=[.B16]+1" office:value-type="float" office:value="16" calcext:value-type="float">
            <text:p>16</text:p>
          </table:table-cell>
          <table:table-cell table:style-name="ce2" office:value-type="string" calcext:value-type="string">
            <text:p>int</text:p>
          </table:table-cell>
          <table:table-cell table:style-name="ce9" office:value-type="string" calcext:value-type="string">
            <text:p>Amount of months that the borrower is expected to pay less than the contractual monthly payment amount due to a hardship plan</text:p>
          </table:table-cell>
          <table:table-cell table:style-name="ce17"/>
          <table:table-cell table:style-name="ce19" table:number-columns-repeated="59"/>
          <table:table-cell table:number-columns-repeated="960"/>
        </table:table-row>
        <table:table-row table:style-name="ro1">
          <table:table-cell table:style-name="ce3" office:value-type="string" calcext:value-type="string">
            <text:p>delinq_2yrs</text:p>
          </table:table-cell>
          <table:table-cell table:style-name="ce49" table:formula="of:=[.B17]+1" office:value-type="float" office:value="17" calcext:value-type="float">
            <text:p>17</text:p>
          </table:table-cell>
          <table:table-cell table:style-name="ce2" office:value-type="string" calcext:value-type="string">
            <text:p>int</text:p>
          </table:table-cell>
          <table:table-cell table:style-name="ce10" office:value-type="string" calcext:value-type="string">
            <text:p>The number of 30+ days past-due incidences of delinquency in the borrower s credit file for the past 2 years</text:p>
          </table:table-cell>
          <table:table-cell table:style-name="ce17"/>
          <table:table-cell table:style-name="ce19" table:number-columns-repeated="59"/>
          <table:table-cell table:number-columns-repeated="960"/>
        </table:table-row>
        <table:table-row table:style-name="ro1">
          <table:table-cell table:style-name="ce2" office:value-type="string" calcext:value-type="string">
            <text:p>delinq_amnt</text:p>
          </table:table-cell>
          <table:table-cell table:style-name="ce49" table:formula="of:=[.B18]+1" office:value-type="float" office:value="18" calcext:value-type="float">
            <text:p>18</text:p>
          </table:table-cell>
          <table:table-cell table:style-name="ce2" office:value-type="string" calcext:value-type="string">
            <text:p>num</text:p>
          </table:table-cell>
          <table:table-cell table:style-name="ce10" office:value-type="string" calcext:value-type="string">
            <text:p>The past-due amount owed for the accounts on which the borrower is now delinquent.</text:p>
          </table:table-cell>
          <table:table-cell table:style-name="ce17"/>
          <table:table-cell table:style-name="ce19" table:number-columns-repeated="59"/>
          <table:table-cell table:number-columns-repeated="960"/>
        </table:table-row>
        <table:table-row table:style-name="ro1">
          <table:table-cell table:style-name="ce3" office:value-type="string" calcext:value-type="string">
            <text:p>desc</text:p>
          </table:table-cell>
          <table:table-cell table:style-name="ce49" table:formula="of:=[.B19]+1" office:value-type="float" office:value="19" calcext:value-type="float">
            <text:p>19</text:p>
          </table:table-cell>
          <table:table-cell table:style-name="ce3" office:value-type="string" calcext:value-type="string">
            <text:p>fct</text:p>
          </table:table-cell>
          <table:table-cell table:style-name="ce10" office:value-type="string" calcext:value-type="string">
            <text:p>Loan description provided by the borrower</text:p>
          </table:table-cell>
          <table:table-cell table:style-name="ce17"/>
          <table:table-cell table:style-name="ce19" table:number-columns-repeated="59"/>
          <table:table-cell table:number-columns-repeated="960"/>
        </table:table-row>
        <table:table-row table:style-name="ro1">
          <table:table-cell table:style-name="ce2" office:value-type="string" calcext:value-type="string">
            <text:p>disbursement_method</text:p>
          </table:table-cell>
          <table:table-cell table:style-name="ce49" table:formula="of:=[.B20]+1" office:value-type="float" office:value="20" calcext:value-type="float">
            <text:p>20</text:p>
          </table:table-cell>
          <table:table-cell table:style-name="ce3" office:value-type="string" calcext:value-type="string">
            <text:p>fct</text:p>
          </table:table-cell>
          <table:table-cell table:style-name="ce9" office:value-type="string" calcext:value-type="string">
            <text:p>The method by which the borrower receives their loan. Possible values are: CASH, DIRECT_PAY</text:p>
          </table:table-cell>
          <table:table-cell table:style-name="ce17"/>
          <table:table-cell table:style-name="ce19" table:number-columns-repeated="59"/>
          <table:table-cell table:number-columns-repeated="960"/>
        </table:table-row>
        <table:table-row table:style-name="ro1">
          <table:table-cell table:style-name="ce3" office:value-type="string" calcext:value-type="string">
            <text:p>dti</text:p>
          </table:table-cell>
          <table:table-cell table:style-name="ce49" table:formula="of:=[.B21]+1" office:value-type="float" office:value="21" calcext:value-type="float">
            <text:p>21</text:p>
          </table:table-cell>
          <table:table-cell table:style-name="ce2" office:value-type="string" calcext:value-type="string">
            <text:p>num</text:p>
          </table:table-cell>
          <table:table-cell table:style-name="ce10" office:value-type="string" calcext:value-type="string">
            <text:p>A ratio calculated using the borrower s total monthly debt payments on the total debt obligations, excluding mortgage and the requested LC loan, divided by the borrower s self-reported monthly income. NOT USED AS A VARIABLE. ONLY USE JOINT DTI.</text:p>
          </table:table-cell>
          <table:table-cell table:style-name="ce17"/>
          <table:table-cell table:style-name="ce19" table:number-columns-repeated="59"/>
          <table:table-cell table:number-columns-repeated="960"/>
        </table:table-row>
        <table:table-row table:style-name="ro1">
          <table:table-cell table:style-name="ce4" office:value-type="string" calcext:value-type="string">
            <text:p>dti_joint</text:p>
          </table:table-cell>
          <table:table-cell table:style-name="ce49" table:formula="of:=[.B22]+1" office:value-type="float" office:value="22" calcext:value-type="float">
            <text:p>22</text:p>
          </table:table-cell>
          <table:table-cell table:style-name="ce2" office:value-type="string" calcext:value-type="string">
            <text:p>num</text:p>
          </table:table-cell>
          <table:table-cell table:style-name="ce11" office:value-type="string" calcext:value-type="string">
            <text:p>A ratio calculated using the coborrowers total monthly payments on the total debt obligations, excluding mortgages and the requested LC loan, divided by the coborrowers combined self-reported monthly income</text:p>
          </table:table-cell>
          <table:table-cell table:style-name="ce17"/>
          <table:table-cell table:style-name="ce19" table:number-columns-repeated="59"/>
          <table:table-cell table:number-columns-repeated="960"/>
        </table:table-row>
        <table:table-row table:style-name="ro1">
          <table:table-cell table:style-name="ce3" office:value-type="string" calcext:value-type="string">
            <text:p>earliest_cr_line</text:p>
          </table:table-cell>
          <table:table-cell table:style-name="ce49" table:formula="of:=[.B23]+1" office:value-type="float" office:value="23" calcext:value-type="float">
            <text:p>23</text:p>
          </table:table-cell>
          <table:table-cell table:style-name="ce2" office:value-type="string" calcext:value-type="string">
            <text:p>dte</text:p>
          </table:table-cell>
          <table:table-cell table:style-name="ce11" office:value-type="string" calcext:value-type="string">
            <text:p>The month the borrower s earliest reported credit line was opened</text:p>
          </table:table-cell>
          <table:table-cell table:style-name="ce17"/>
          <table:table-cell table:style-name="ce19" table:number-columns-repeated="59"/>
          <table:table-cell table:number-columns-repeated="960"/>
        </table:table-row>
        <table:table-row table:style-name="ro1">
          <table:table-cell table:style-name="ce3" office:value-type="string" calcext:value-type="string">
            <text:p>emp_length</text:p>
          </table:table-cell>
          <table:table-cell table:style-name="ce49" table:formula="of:=[.B24]+1" office:value-type="float" office:value="24" calcext:value-type="float">
            <text:p>24</text:p>
          </table:table-cell>
          <table:table-cell table:style-name="ce2" office:value-type="string" calcext:value-type="string">
            <text:p>int</text:p>
          </table:table-cell>
          <table:table-cell table:style-name="ce11" office:value-type="string" calcext:value-type="string">
            <text:p>Employment length in years. Possible values are between 0 and 10 where 0 means less than one year and 10 means ten or more years. </text:p>
          </table:table-cell>
          <table:table-cell table:style-name="ce17"/>
          <table:table-cell table:style-name="ce19" table:number-columns-repeated="59"/>
          <table:table-cell table:number-columns-repeated="960"/>
        </table:table-row>
        <table:table-row table:style-name="ro1">
          <table:table-cell table:style-name="ce3" office:value-type="string" calcext:value-type="string">
            <text:p>emp_title</text:p>
          </table:table-cell>
          <table:table-cell table:style-name="ce49" table:formula="of:=[.B25]+1" office:value-type="float" office:value="25" calcext:value-type="float">
            <text:p>25</text:p>
          </table:table-cell>
          <table:table-cell table:style-name="ce3" office:value-type="string" calcext:value-type="string">
            <text:p>chr</text:p>
          </table:table-cell>
          <table:table-cell table:style-name="ce11" office:value-type="string" calcext:value-type="string">
            <text:p>The job title supplied by the Borrower when applying for the loan.</text:p>
          </table:table-cell>
          <table:table-cell table:style-name="ce17"/>
          <table:table-cell table:style-name="ce19" table:number-columns-repeated="59"/>
          <table:table-cell table:number-columns-repeated="960"/>
        </table:table-row>
        <table:table-row table:style-name="ro1">
          <table:table-cell table:style-name="ce4" office:value-type="string" calcext:value-type="string">
            <text:p>fico_range_high</text:p>
          </table:table-cell>
          <table:table-cell table:style-name="ce49" table:formula="of:=[.B26]+1" office:value-type="float" office:value="26" calcext:value-type="float">
            <text:p>26</text:p>
          </table:table-cell>
          <table:table-cell table:style-name="ce4"/>
          <table:table-cell table:style-name="ce11" office:value-type="string" calcext:value-type="string">
            <text:p>The upper boundary range the borrower s FICO at loan origination belongs to.</text:p>
          </table:table-cell>
          <table:table-cell table:style-name="ce17"/>
          <table:table-cell table:style-name="ce19" table:number-columns-repeated="59"/>
          <table:table-cell table:number-columns-repeated="960"/>
        </table:table-row>
        <table:table-row table:style-name="ro1">
          <table:table-cell table:style-name="ce4" office:value-type="string" calcext:value-type="string">
            <text:p>fico_range_low</text:p>
          </table:table-cell>
          <table:table-cell table:style-name="ce49" table:formula="of:=[.B27]+1" office:value-type="float" office:value="27" calcext:value-type="float">
            <text:p>27</text:p>
          </table:table-cell>
          <table:table-cell table:style-name="ce4"/>
          <table:table-cell table:style-name="ce11" office:value-type="string" calcext:value-type="string">
            <text:p>The lower boundary range the borrower s FICO at loan origination belongs to.</text:p>
          </table:table-cell>
          <table:table-cell table:style-name="ce17"/>
          <table:table-cell table:style-name="ce19" table:number-columns-repeated="59"/>
          <table:table-cell table:number-columns-repeated="960"/>
        </table:table-row>
        <table:table-row table:style-name="ro1">
          <table:table-cell table:style-name="ce3" office:value-type="string" calcext:value-type="string">
            <text:p>funded_amnt</text:p>
          </table:table-cell>
          <table:table-cell table:style-name="ce49" table:formula="of:=[.B28]+1" office:value-type="float" office:value="28" calcext:value-type="float">
            <text:p>28</text:p>
          </table:table-cell>
          <table:table-cell table:style-name="ce2" office:value-type="string" calcext:value-type="string">
            <text:p>num</text:p>
          </table:table-cell>
          <table:table-cell table:style-name="ce10" office:value-type="string" calcext:value-type="string">
            <text:p>The total amount committed to that loan at that point in time.</text:p>
          </table:table-cell>
          <table:table-cell table:style-name="ce18"/>
          <table:table-cell table:style-name="ce19" table:number-columns-repeated="59"/>
          <table:table-cell table:number-columns-repeated="960"/>
        </table:table-row>
        <table:table-row table:style-name="ro1">
          <table:table-cell table:style-name="ce3" office:value-type="string" calcext:value-type="string">
            <text:p>funded_amnt_inv</text:p>
          </table:table-cell>
          <table:table-cell table:style-name="ce49" table:formula="of:=[.B29]+1" office:value-type="float" office:value="29" calcext:value-type="float">
            <text:p>29</text:p>
          </table:table-cell>
          <table:table-cell table:style-name="ce2" office:value-type="string" calcext:value-type="string">
            <text:p>num</text:p>
          </table:table-cell>
          <table:table-cell table:style-name="ce11" office:value-type="string" calcext:value-type="string">
            <text:p>The total amount committed by investors for that loan at that point in time.</text:p>
          </table:table-cell>
          <table:table-cell table:style-name="ce18"/>
          <table:table-cell table:style-name="ce19" table:number-columns-repeated="59"/>
          <table:table-cell table:number-columns-repeated="960"/>
        </table:table-row>
        <table:table-row table:style-name="ro1">
          <table:table-cell table:style-name="ce3" office:value-type="string" calcext:value-type="string">
            <text:p>grade</text:p>
          </table:table-cell>
          <table:table-cell table:style-name="ce49" table:formula="of:=[.B30]+1" office:value-type="float" office:value="30" calcext:value-type="float">
            <text:p>30</text:p>
          </table:table-cell>
          <table:table-cell table:style-name="ce3" office:value-type="string" calcext:value-type="string">
            <text:p>fct</text:p>
          </table:table-cell>
          <table:table-cell table:style-name="ce10" office:value-type="string" calcext:value-type="string">
            <text:p>LC assigned loan grade</text:p>
          </table:table-cell>
          <table:table-cell table:style-name="ce17"/>
          <table:table-cell table:style-name="ce19" table:number-columns-repeated="59"/>
          <table:table-cell table:number-columns-repeated="960"/>
        </table:table-row>
        <table:table-row table:style-name="ro1">
          <table:table-cell table:style-name="ce2" office:value-type="string" calcext:value-type="string">
            <text:p>hardship_amount</text:p>
          </table:table-cell>
          <table:table-cell table:style-name="ce49" table:formula="of:=[.B31]+1" office:value-type="float" office:value="31" calcext:value-type="float">
            <text:p>31</text:p>
          </table:table-cell>
          <table:table-cell table:style-name="ce2" office:value-type="string" calcext:value-type="string">
            <text:p>num</text:p>
          </table:table-cell>
          <table:table-cell table:style-name="ce9" office:value-type="string" calcext:value-type="string">
            <text:p>The interest payment that the borrower has committed to make each month while they are on a hardship plan</text:p>
          </table:table-cell>
          <table:table-cell table:style-name="ce17"/>
          <table:table-cell table:style-name="ce19" table:number-columns-repeated="59"/>
          <table:table-cell table:number-columns-repeated="960"/>
        </table:table-row>
        <table:table-row table:style-name="ro1">
          <table:table-cell table:style-name="ce2" office:value-type="string" calcext:value-type="string">
            <text:p>hardship_dpd</text:p>
          </table:table-cell>
          <table:table-cell table:style-name="ce49" table:formula="of:=[.B32]+1" office:value-type="float" office:value="32" calcext:value-type="float">
            <text:p>32</text:p>
          </table:table-cell>
          <table:table-cell table:style-name="ce2" office:value-type="string" calcext:value-type="string">
            <text:p>int</text:p>
          </table:table-cell>
          <table:table-cell table:style-name="ce9" office:value-type="string" calcext:value-type="string">
            <text:p>Account days past due as of the hardship plan start date</text:p>
          </table:table-cell>
          <table:table-cell table:style-name="ce17"/>
          <table:table-cell table:style-name="ce19" table:number-columns-repeated="59"/>
          <table:table-cell table:number-columns-repeated="960"/>
        </table:table-row>
        <table:table-row table:style-name="ro1">
          <table:table-cell table:style-name="ce2" office:value-type="string" calcext:value-type="string">
            <text:p>hardship_end_date</text:p>
          </table:table-cell>
          <table:table-cell table:style-name="ce49" table:formula="of:=[.B33]+1" office:value-type="float" office:value="33" calcext:value-type="float">
            <text:p>33</text:p>
          </table:table-cell>
          <table:table-cell table:style-name="ce2" office:value-type="string" calcext:value-type="string">
            <text:p>dte</text:p>
          </table:table-cell>
          <table:table-cell table:style-name="ce9" office:value-type="string" calcext:value-type="string">
            <text:p>The end date of the hardship plan period</text:p>
          </table:table-cell>
          <table:table-cell table:style-name="ce17"/>
          <table:table-cell table:style-name="ce19" table:number-columns-repeated="59"/>
          <table:table-cell table:number-columns-repeated="960"/>
        </table:table-row>
        <table:table-row table:style-name="ro1">
          <table:table-cell table:style-name="ce2" office:value-type="string" calcext:value-type="string">
            <text:p>hardship_flag</text:p>
          </table:table-cell>
          <table:table-cell table:style-name="ce49" table:formula="of:=[.B34]+1" office:value-type="float" office:value="34" calcext:value-type="float">
            <text:p>34</text:p>
          </table:table-cell>
          <table:table-cell table:style-name="ce3" office:value-type="string" calcext:value-type="string">
            <text:p>fct</text:p>
          </table:table-cell>
          <table:table-cell table:style-name="ce9" office:value-type="string" calcext:value-type="string">
            <text:p>Flags whether or not the borrower is on a hardship plan</text:p>
          </table:table-cell>
          <table:table-cell table:style-name="ce17"/>
          <table:table-cell table:style-name="ce19" table:number-columns-repeated="59"/>
          <table:table-cell table:number-columns-repeated="960"/>
        </table:table-row>
        <table:table-row table:style-name="ro1">
          <table:table-cell table:style-name="ce2" office:value-type="string" calcext:value-type="string">
            <text:p>hardship_last_payment_amount</text:p>
          </table:table-cell>
          <table:table-cell table:style-name="ce49" table:formula="of:=[.B35]+1" office:value-type="float" office:value="35" calcext:value-type="float">
            <text:p>35</text:p>
          </table:table-cell>
          <table:table-cell table:style-name="ce2" office:value-type="string" calcext:value-type="string">
            <text:p>num</text:p>
          </table:table-cell>
          <table:table-cell table:style-name="ce9" office:value-type="string" calcext:value-type="string">
            <text:p>The last payment amount as of the hardship plan start date</text:p>
          </table:table-cell>
          <table:table-cell table:style-name="ce17"/>
          <table:table-cell table:style-name="ce19" table:number-columns-repeated="59"/>
          <table:table-cell table:number-columns-repeated="960"/>
        </table:table-row>
        <table:table-row table:style-name="ro1">
          <table:table-cell table:style-name="ce2" office:value-type="string" calcext:value-type="string">
            <text:p>hardship_length</text:p>
          </table:table-cell>
          <table:table-cell table:style-name="ce49" table:formula="of:=[.B36]+1" office:value-type="float" office:value="36" calcext:value-type="float">
            <text:p>36</text:p>
          </table:table-cell>
          <table:table-cell table:style-name="ce2" office:value-type="string" calcext:value-type="string">
            <text:p>int</text:p>
          </table:table-cell>
          <table:table-cell table:style-name="ce9" office:value-type="string" calcext:value-type="string">
            <text:p>The number of months the borrower will make smaller payments than normally obligated due to a hardship plan</text:p>
          </table:table-cell>
          <table:table-cell table:style-name="ce17"/>
          <table:table-cell table:style-name="ce19" table:number-columns-repeated="5"/>
          <table:table-cell table:style-name="ce20"/>
          <table:table-cell table:style-name="ce22"/>
          <table:table-cell table:style-name="ce19" table:number-columns-repeated="52"/>
          <table:table-cell table:number-columns-repeated="960"/>
        </table:table-row>
        <table:table-row table:style-name="ro1">
          <table:table-cell table:style-name="ce2" office:value-type="string" calcext:value-type="string">
            <text:p>hardship_loan_status</text:p>
          </table:table-cell>
          <table:table-cell table:style-name="ce49" table:formula="of:=[.B37]+1" office:value-type="float" office:value="37" calcext:value-type="float">
            <text:p>37</text:p>
          </table:table-cell>
          <table:table-cell table:style-name="ce2" office:value-type="string" calcext:value-type="string">
            <text:p>fct</text:p>
          </table:table-cell>
          <table:table-cell table:style-name="ce9" office:value-type="string" calcext:value-type="string">
            <text:p>Loan Status as of the hardship plan start date</text:p>
          </table:table-cell>
          <table:table-cell table:style-name="ce17"/>
          <table:table-cell table:style-name="ce19" table:number-columns-repeated="59"/>
          <table:table-cell table:number-columns-repeated="960"/>
        </table:table-row>
        <table:table-row table:style-name="ro1">
          <table:table-cell table:style-name="ce2" office:value-type="string" calcext:value-type="string">
            <text:p>hardship_payoff_balance_amount</text:p>
          </table:table-cell>
          <table:table-cell table:style-name="ce49" table:formula="of:=[.B38]+1" office:value-type="float" office:value="38" calcext:value-type="float">
            <text:p>38</text:p>
          </table:table-cell>
          <table:table-cell table:style-name="ce2" office:value-type="string" calcext:value-type="string">
            <text:p>num</text:p>
          </table:table-cell>
          <table:table-cell table:style-name="ce9" office:value-type="string" calcext:value-type="string">
            <text:p>The payoff balance amount as of the hardship plan start date</text:p>
          </table:table-cell>
          <table:table-cell/>
          <table:table-cell table:style-name="ce19"/>
          <table:table-cell table:number-columns-repeated="1018"/>
        </table:table-row>
        <table:table-row table:style-name="ro1">
          <table:table-cell table:style-name="ce2" office:value-type="string" calcext:value-type="string">
            <text:p>hardship_reason</text:p>
          </table:table-cell>
          <table:table-cell table:style-name="ce49" table:formula="of:=[.B39]+1" office:value-type="float" office:value="39" calcext:value-type="float">
            <text:p>39</text:p>
          </table:table-cell>
          <table:table-cell table:style-name="ce3" office:value-type="string" calcext:value-type="string">
            <text:p>fct</text:p>
          </table:table-cell>
          <table:table-cell table:style-name="ce9" office:value-type="string" calcext:value-type="string">
            <text:p>Describes the reason the hardship plan was offered</text:p>
          </table:table-cell>
          <table:table-cell/>
          <table:table-cell table:style-name="ce19"/>
          <table:table-cell table:number-columns-repeated="1018"/>
        </table:table-row>
        <table:table-row table:style-name="ro1">
          <table:table-cell table:style-name="ce2" office:value-type="string" calcext:value-type="string">
            <text:p>hardship_start_date</text:p>
          </table:table-cell>
          <table:table-cell table:style-name="ce49" table:formula="of:=[.B40]+1" office:value-type="float" office:value="40" calcext:value-type="float">
            <text:p>40</text:p>
          </table:table-cell>
          <table:table-cell table:style-name="ce2" office:value-type="string" calcext:value-type="string">
            <text:p>dte</text:p>
          </table:table-cell>
          <table:table-cell table:style-name="ce9" office:value-type="string" calcext:value-type="string">
            <text:p>The start date of the hardship plan period</text:p>
          </table:table-cell>
          <table:table-cell/>
          <table:table-cell table:style-name="ce19"/>
          <table:table-cell table:number-columns-repeated="1018"/>
        </table:table-row>
        <table:table-row table:style-name="ro1">
          <table:table-cell table:style-name="ce2" office:value-type="string" calcext:value-type="string">
            <text:p>hardship_status</text:p>
          </table:table-cell>
          <table:table-cell table:style-name="ce49" table:formula="of:=[.B41]+1" office:value-type="float" office:value="41" calcext:value-type="float">
            <text:p>41</text:p>
          </table:table-cell>
          <table:table-cell table:style-name="ce3" office:value-type="string" calcext:value-type="string">
            <text:p>fct</text:p>
          </table:table-cell>
          <table:table-cell table:style-name="ce9" office:value-type="string" calcext:value-type="string">
            <text:p>Describes if the hardship plan is active, pending, cancelled, completed, or broken</text:p>
          </table:table-cell>
          <table:table-cell/>
          <table:table-cell table:style-name="ce19"/>
          <table:table-cell table:number-columns-repeated="1018"/>
        </table:table-row>
        <table:table-row table:style-name="ro1">
          <table:table-cell table:style-name="ce2" office:value-type="string" calcext:value-type="string">
            <text:p>hardship_type</text:p>
          </table:table-cell>
          <table:table-cell table:style-name="ce49" table:formula="of:=[.B42]+1" office:value-type="float" office:value="42" calcext:value-type="float">
            <text:p>42</text:p>
          </table:table-cell>
          <table:table-cell table:style-name="ce3" office:value-type="string" calcext:value-type="string">
            <text:p>fct</text:p>
          </table:table-cell>
          <table:table-cell table:style-name="ce9" office:value-type="string" calcext:value-type="string">
            <text:p>Describes the hardship plan offering</text:p>
          </table:table-cell>
          <table:table-cell/>
          <table:table-cell table:style-name="ce19"/>
          <table:table-cell table:number-columns-repeated="1018"/>
        </table:table-row>
        <table:table-row table:style-name="ro1">
          <table:table-cell table:style-name="ce3" office:value-type="string" calcext:value-type="string">
            <text:p>home_ownership</text:p>
          </table:table-cell>
          <table:table-cell table:style-name="ce49" table:formula="of:=[.B43]+1" office:value-type="float" office:value="43" calcext:value-type="float">
            <text:p>43</text:p>
          </table:table-cell>
          <table:table-cell table:style-name="ce3" office:value-type="string" calcext:value-type="string">
            <text:p>fct</text:p>
          </table:table-cell>
          <table:table-cell table:style-name="ce10" office:value-type="string" calcext:value-type="string">
            <text:p>The home ownership status provided by the borrower during registration or obtained from the credit report. Our values are: RENT, OWN, MORTGAGE, OTHER, NONE</text:p>
          </table:table-cell>
          <table:table-cell/>
          <table:table-cell table:style-name="ce19"/>
          <table:table-cell table:number-columns-repeated="1018"/>
        </table:table-row>
        <table:table-row table:style-name="ro1">
          <table:table-cell table:style-name="ce3" office:value-type="string" calcext:value-type="string">
            <text:p>id</text:p>
          </table:table-cell>
          <table:table-cell table:style-name="ce49" table:formula="of:=[.B44]+1" office:value-type="float" office:value="44" calcext:value-type="float">
            <text:p>44</text:p>
          </table:table-cell>
          <table:table-cell table:style-name="ce3" office:value-type="string" calcext:value-type="string">
            <text:p>fct</text:p>
          </table:table-cell>
          <table:table-cell table:style-name="ce10" office:value-type="string" calcext:value-type="string">
            <text:p>A unique LC assigned ID for the loan listing.</text:p>
          </table:table-cell>
          <table:table-cell/>
          <table:table-cell table:style-name="ce19"/>
          <table:table-cell table:number-columns-repeated="1018"/>
        </table:table-row>
        <table:table-row table:style-name="ro1">
          <table:table-cell table:style-name="ce2" office:value-type="string" calcext:value-type="string">
            <text:p>il_util</text:p>
          </table:table-cell>
          <table:table-cell table:style-name="ce49" table:formula="of:=[.B45]+1" office:value-type="float" office:value="45" calcext:value-type="float">
            <text:p>45</text:p>
          </table:table-cell>
          <table:table-cell table:style-name="ce2" office:value-type="string" calcext:value-type="string">
            <text:p>num</text:p>
          </table:table-cell>
          <table:table-cell table:style-name="ce9" office:value-type="string" calcext:value-type="string">
            <text:p>Ratio of total current balance to high credit/credit limit on all install acct</text:p>
          </table:table-cell>
          <table:table-cell/>
          <table:table-cell table:style-name="ce19"/>
          <table:table-cell table:number-columns-repeated="4"/>
          <table:table-cell table:style-name="ce20"/>
          <table:table-cell table:style-name="ce22" table:number-columns-repeated="2"/>
          <table:table-cell table:number-columns-repeated="1011"/>
        </table:table-row>
        <table:table-row table:style-name="ro1">
          <table:table-cell table:style-name="ce3" office:value-type="string" calcext:value-type="string">
            <text:p>initial_list_status</text:p>
          </table:table-cell>
          <table:table-cell table:style-name="ce49" table:formula="of:=[.B46]+1" office:value-type="float" office:value="46" calcext:value-type="float">
            <text:p>46</text:p>
          </table:table-cell>
          <table:table-cell table:style-name="ce3" office:value-type="string" calcext:value-type="string">
            <text:p>fct</text:p>
          </table:table-cell>
          <table:table-cell table:style-name="ce10" office:value-type="string" calcext:value-type="string">
            <text:p>The initial listing status of the loan. Possible values are – W, F</text:p>
          </table:table-cell>
          <table:table-cell/>
          <table:table-cell table:style-name="ce19"/>
          <table:table-cell table:number-columns-repeated="4"/>
          <table:table-cell table:style-name="ce20"/>
          <table:table-cell table:style-name="ce22" table:number-columns-repeated="2"/>
          <table:table-cell table:number-columns-repeated="1011"/>
        </table:table-row>
        <table:table-row table:style-name="ro1">
          <table:table-cell table:style-name="ce2" office:value-type="string" calcext:value-type="string">
            <text:p>inq_fi</text:p>
          </table:table-cell>
          <table:table-cell table:style-name="ce49" table:formula="of:=[.B47]+1" office:value-type="float" office:value="47" calcext:value-type="float">
            <text:p>47</text:p>
          </table:table-cell>
          <table:table-cell table:style-name="ce2" office:value-type="string" calcext:value-type="string">
            <text:p>int</text:p>
          </table:table-cell>
          <table:table-cell table:style-name="ce9" office:value-type="string" calcext:value-type="string">
            <text:p>Number of personal finance inquiries</text:p>
          </table:table-cell>
          <table:table-cell/>
          <table:table-cell table:style-name="ce19"/>
          <table:table-cell table:number-columns-repeated="4"/>
          <table:table-cell table:style-name="ce21"/>
          <table:table-cell table:style-name="ce22" table:number-columns-repeated="2"/>
          <table:table-cell table:number-columns-repeated="1011"/>
        </table:table-row>
        <table:table-row table:style-name="ro1">
          <table:table-cell table:style-name="ce2" office:value-type="string" calcext:value-type="string">
            <text:p>inq_last_12m</text:p>
          </table:table-cell>
          <table:table-cell table:style-name="ce49" table:formula="of:=[.B48]+1" office:value-type="float" office:value="48" calcext:value-type="float">
            <text:p>48</text:p>
          </table:table-cell>
          <table:table-cell table:style-name="ce2" office:value-type="string" calcext:value-type="string">
            <text:p>int</text:p>
          </table:table-cell>
          <table:table-cell table:style-name="ce9" office:value-type="string" calcext:value-type="string">
            <text:p>Number of credit inquiries in past 12 months</text:p>
          </table:table-cell>
          <table:table-cell/>
          <table:table-cell table:style-name="ce19"/>
          <table:table-cell table:number-columns-repeated="1018"/>
        </table:table-row>
        <table:table-row table:style-name="ro1">
          <table:table-cell table:style-name="ce3" office:value-type="string" calcext:value-type="string">
            <text:p>inq_last_6mths</text:p>
          </table:table-cell>
          <table:table-cell table:style-name="ce49" table:formula="of:=[.B49]+1" office:value-type="float" office:value="49" calcext:value-type="float">
            <text:p>49</text:p>
          </table:table-cell>
          <table:table-cell table:style-name="ce2" office:value-type="string" calcext:value-type="string">
            <text:p>int</text:p>
          </table:table-cell>
          <table:table-cell table:style-name="ce10" office:value-type="string" calcext:value-type="string">
            <text:p>The number of inquiries in past 6 months (excluding auto and mortgage inquiries)</text:p>
          </table:table-cell>
          <table:table-cell/>
          <table:table-cell table:style-name="ce19"/>
          <table:table-cell table:number-columns-repeated="1018"/>
        </table:table-row>
        <table:table-row table:style-name="ro1">
          <table:table-cell table:style-name="ce3" office:value-type="string" calcext:value-type="string">
            <text:p>installment</text:p>
          </table:table-cell>
          <table:table-cell table:style-name="ce49" table:formula="of:=[.B50]+1" office:value-type="float" office:value="50" calcext:value-type="float">
            <text:p>50</text:p>
          </table:table-cell>
          <table:table-cell table:style-name="ce2" office:value-type="string" calcext:value-type="string">
            <text:p>num</text:p>
          </table:table-cell>
          <table:table-cell table:style-name="ce10" office:value-type="string" calcext:value-type="string">
            <text:p>The monthly payment owed by the borrower if the loan originates.</text:p>
          </table:table-cell>
          <table:table-cell/>
          <table:table-cell table:style-name="ce19"/>
          <table:table-cell table:number-columns-repeated="1018"/>
        </table:table-row>
        <table:table-row table:style-name="ro1">
          <table:table-cell table:style-name="ce3" office:value-type="string" calcext:value-type="string">
            <text:p>int_rate</text:p>
          </table:table-cell>
          <table:table-cell table:style-name="ce49" table:formula="of:=[.B51]+1" office:value-type="float" office:value="51" calcext:value-type="float">
            <text:p>51</text:p>
          </table:table-cell>
          <table:table-cell table:style-name="ce2" office:value-type="string" calcext:value-type="string">
            <text:p>num</text:p>
          </table:table-cell>
          <table:table-cell table:style-name="ce10" office:value-type="string" calcext:value-type="string">
            <text:p>Interest Rate on the loan</text:p>
          </table:table-cell>
          <table:table-cell/>
          <table:table-cell table:style-name="ce19"/>
          <table:table-cell table:number-columns-repeated="1018"/>
        </table:table-row>
        <table:table-row table:style-name="ro1">
          <table:table-cell table:style-name="ce3" office:value-type="string" calcext:value-type="string">
            <text:p>issue_d</text:p>
          </table:table-cell>
          <table:table-cell table:style-name="ce49" table:formula="of:=[.B52]+1" office:value-type="float" office:value="52" calcext:value-type="float">
            <text:p>52</text:p>
          </table:table-cell>
          <table:table-cell table:style-name="ce2" office:value-type="string" calcext:value-type="string">
            <text:p>num</text:p>
          </table:table-cell>
          <table:table-cell table:style-name="ce10" office:value-type="string" calcext:value-type="string">
            <text:p>The month which the loan was funded</text:p>
          </table:table-cell>
          <table:table-cell/>
          <table:table-cell table:style-name="ce19"/>
          <table:table-cell table:number-columns-repeated="1018"/>
        </table:table-row>
        <table:table-row table:style-name="ro1">
          <table:table-cell table:style-name="ce3" office:value-type="string" calcext:value-type="string">
            <text:p>last_credit_pull_d</text:p>
          </table:table-cell>
          <table:table-cell table:style-name="ce49" table:formula="of:=[.B53]+1" office:value-type="float" office:value="53" calcext:value-type="float">
            <text:p>53</text:p>
          </table:table-cell>
          <table:table-cell table:style-name="ce2" office:value-type="string" calcext:value-type="string">
            <text:p>num</text:p>
          </table:table-cell>
          <table:table-cell table:style-name="ce11" office:value-type="string" calcext:value-type="string">
            <text:p>The most recent month LC pulled credit for this loan</text:p>
          </table:table-cell>
          <table:table-cell/>
          <table:table-cell table:style-name="ce19"/>
          <table:table-cell table:number-columns-repeated="1018"/>
        </table:table-row>
        <table:table-row table:style-name="ro1">
          <table:table-cell table:style-name="ce4" office:value-type="string" calcext:value-type="string">
            <text:p>last_fico_range_high</text:p>
          </table:table-cell>
          <table:table-cell table:style-name="ce49" table:formula="of:=[.B54]+1" office:value-type="float" office:value="54" calcext:value-type="float">
            <text:p>54</text:p>
          </table:table-cell>
          <table:table-cell table:style-name="ce2"/>
          <table:table-cell table:style-name="ce11" office:value-type="string" calcext:value-type="string">
            <text:p>The upper boundary range the borrower s last FICO pulled belongs to.</text:p>
          </table:table-cell>
          <table:table-cell/>
          <table:table-cell table:style-name="ce19"/>
          <table:table-cell table:number-columns-repeated="1018"/>
        </table:table-row>
        <table:table-row table:style-name="ro1">
          <table:table-cell table:style-name="ce4" office:value-type="string" calcext:value-type="string">
            <text:p>last_fico_range_low</text:p>
          </table:table-cell>
          <table:table-cell table:style-name="ce49" table:formula="of:=[.B55]+1" office:value-type="float" office:value="55" calcext:value-type="float">
            <text:p>55</text:p>
          </table:table-cell>
          <table:table-cell table:style-name="ce4"/>
          <table:table-cell table:style-name="ce11" office:value-type="string" calcext:value-type="string">
            <text:p>The lower boundary range the borrower s last FICO pulled belongs to.</text:p>
          </table:table-cell>
          <table:table-cell/>
          <table:table-cell table:style-name="ce19"/>
          <table:table-cell table:number-columns-repeated="1018"/>
        </table:table-row>
        <table:table-row table:style-name="ro1">
          <table:table-cell table:style-name="ce3" office:value-type="string" calcext:value-type="string">
            <text:p>last_pymnt_amnt</text:p>
          </table:table-cell>
          <table:table-cell table:style-name="ce49" table:formula="of:=[.B56]+1" office:value-type="float" office:value="56" calcext:value-type="float">
            <text:p>56</text:p>
          </table:table-cell>
          <table:table-cell table:style-name="ce2" office:value-type="string" calcext:value-type="string">
            <text:p>num</text:p>
          </table:table-cell>
          <table:table-cell table:style-name="ce11" office:value-type="string" calcext:value-type="string">
            <text:p>Last total payment amount received</text:p>
          </table:table-cell>
          <table:table-cell/>
          <table:table-cell table:style-name="ce19"/>
          <table:table-cell table:number-columns-repeated="1018"/>
        </table:table-row>
        <table:table-row table:style-name="ro1">
          <table:table-cell table:style-name="ce3" office:value-type="string" calcext:value-type="string">
            <text:p>last_pymnt_d</text:p>
          </table:table-cell>
          <table:table-cell table:style-name="ce49" table:formula="of:=[.B57]+1" office:value-type="float" office:value="57" calcext:value-type="float">
            <text:p>57</text:p>
          </table:table-cell>
          <table:table-cell table:style-name="ce2" office:value-type="string" calcext:value-type="string">
            <text:p>num</text:p>
          </table:table-cell>
          <table:table-cell table:style-name="ce11" office:value-type="string" calcext:value-type="string">
            <text:p>Last month payment was received</text:p>
          </table:table-cell>
          <table:table-cell/>
          <table:table-cell table:style-name="ce19"/>
          <table:table-cell table:number-columns-repeated="1018"/>
        </table:table-row>
        <table:table-row table:style-name="ro1">
          <table:table-cell table:style-name="ce3" office:value-type="string" calcext:value-type="string">
            <text:p>loan_amnt</text:p>
          </table:table-cell>
          <table:table-cell table:style-name="ce49" table:formula="of:=[.B58]+1" office:value-type="float" office:value="58" calcext:value-type="float">
            <text:p>58</text:p>
          </table:table-cell>
          <table:table-cell table:style-name="ce2" office:value-type="string" calcext:value-type="string">
            <text:p>num</text:p>
          </table:table-cell>
          <table:table-cell table:style-name="ce10" office:value-type="string" calcext:value-type="string">
            <text:p>The listed amount of the loan applied for by the borrower. If at some point in time, the credit department reduces the loan amount, then it will be reflected in this value.</text:p>
          </table:table-cell>
          <table:table-cell/>
          <table:table-cell table:style-name="ce19"/>
          <table:table-cell table:number-columns-repeated="1018"/>
        </table:table-row>
        <table:table-row table:style-name="ro1">
          <table:table-cell table:style-name="ce3" office:value-type="string" calcext:value-type="string">
            <text:p>loan_status</text:p>
          </table:table-cell>
          <table:table-cell table:style-name="ce49" table:formula="of:=[.B59]+1" office:value-type="float" office:value="59" calcext:value-type="float">
            <text:p>59</text:p>
          </table:table-cell>
          <table:table-cell table:style-name="ce3" office:value-type="string" calcext:value-type="string">
            <text:p>fct</text:p>
          </table:table-cell>
          <table:table-cell table:style-name="ce11" office:value-type="string" calcext:value-type="string">
            <text:p>Current status of the loan</text:p>
          </table:table-cell>
          <table:table-cell/>
          <table:table-cell table:style-name="ce19"/>
          <table:table-cell table:style-name="ce16" table:number-columns-repeated="58"/>
          <table:table-cell table:number-columns-repeated="960"/>
        </table:table-row>
        <table:table-row table:style-name="ro1">
          <table:table-cell table:style-name="ce2" office:value-type="string" calcext:value-type="string">
            <text:p>max_bal_bc</text:p>
          </table:table-cell>
          <table:table-cell table:style-name="ce49" table:formula="of:=[.B60]+1" office:value-type="float" office:value="60" calcext:value-type="float">
            <text:p>60</text:p>
          </table:table-cell>
          <table:table-cell table:style-name="ce2" office:value-type="string" calcext:value-type="string">
            <text:p>num</text:p>
          </table:table-cell>
          <table:table-cell table:style-name="ce9" office:value-type="string" calcext:value-type="string">
            <text:p>Maximum current balance owed on all revolving accounts</text:p>
          </table:table-cell>
          <table:table-cell/>
          <table:table-cell table:style-name="ce19"/>
          <table:table-cell table:number-columns-repeated="1018"/>
        </table:table-row>
        <table:table-row table:style-name="ro1">
          <table:table-cell table:style-name="ce3" office:value-type="string" calcext:value-type="string">
            <text:p>member_id</text:p>
          </table:table-cell>
          <table:table-cell table:style-name="ce49" table:formula="of:=[.B61]+1" office:value-type="float" office:value="61" calcext:value-type="float">
            <text:p>61</text:p>
          </table:table-cell>
          <table:table-cell table:style-name="ce3" office:value-type="string" calcext:value-type="string">
            <text:p>fct</text:p>
          </table:table-cell>
          <table:table-cell table:style-name="ce10" office:value-type="string" calcext:value-type="string">
            <text:p>A unique LC assigned Id for the borrower member.</text:p>
          </table:table-cell>
          <table:table-cell table:number-columns-repeated="1020"/>
        </table:table-row>
        <table:table-row table:style-name="ro1">
          <table:table-cell table:style-name="ce2" office:value-type="string" calcext:value-type="string">
            <text:p>mo_sin_old_il_acct</text:p>
          </table:table-cell>
          <table:table-cell table:style-name="ce49" table:formula="of:=[.B62]+1" office:value-type="float" office:value="62" calcext:value-type="float">
            <text:p>62</text:p>
          </table:table-cell>
          <table:table-cell table:style-name="ce2" office:value-type="string" calcext:value-type="string">
            <text:p>int</text:p>
          </table:table-cell>
          <table:table-cell table:style-name="ce10" office:value-type="string" calcext:value-type="string">
            <text:p>Months since oldest bank instalment account opened</text:p>
          </table:table-cell>
          <table:table-cell table:number-columns-repeated="1020"/>
        </table:table-row>
        <table:table-row table:style-name="ro1">
          <table:table-cell table:style-name="ce2" office:value-type="string" calcext:value-type="string">
            <text:p>mo_sin_old_rev_tl_op</text:p>
          </table:table-cell>
          <table:table-cell table:style-name="ce49" table:formula="of:=[.B63]+1" office:value-type="float" office:value="63" calcext:value-type="float">
            <text:p>63</text:p>
          </table:table-cell>
          <table:table-cell table:style-name="ce2" office:value-type="string" calcext:value-type="string">
            <text:p>int</text:p>
          </table:table-cell>
          <table:table-cell table:style-name="ce10" office:value-type="string" calcext:value-type="string">
            <text:p>Months since oldest revolving account opened</text:p>
          </table:table-cell>
          <table:table-cell table:number-columns-repeated="1020"/>
        </table:table-row>
        <table:table-row table:style-name="ro1">
          <table:table-cell table:style-name="ce2" office:value-type="string" calcext:value-type="string">
            <text:p>mo_sin_rcnt_rev_tl_op</text:p>
          </table:table-cell>
          <table:table-cell table:style-name="ce49" table:formula="of:=[.B64]+1" office:value-type="float" office:value="64" calcext:value-type="float">
            <text:p>64</text:p>
          </table:table-cell>
          <table:table-cell table:style-name="ce2" office:value-type="string" calcext:value-type="string">
            <text:p>int</text:p>
          </table:table-cell>
          <table:table-cell table:style-name="ce10" office:value-type="string" calcext:value-type="string">
            <text:p>Months since most recent revolving account opened</text:p>
          </table:table-cell>
          <table:table-cell table:number-columns-repeated="1020"/>
        </table:table-row>
        <table:table-row table:style-name="ro1">
          <table:table-cell table:style-name="ce2" office:value-type="string" calcext:value-type="string">
            <text:p>mo_sin_rcnt_tl</text:p>
          </table:table-cell>
          <table:table-cell table:style-name="ce49" table:formula="of:=[.B65]+1" office:value-type="float" office:value="65" calcext:value-type="float">
            <text:p>65</text:p>
          </table:table-cell>
          <table:table-cell table:style-name="ce2" office:value-type="string" calcext:value-type="string">
            <text:p>int</text:p>
          </table:table-cell>
          <table:table-cell table:style-name="ce10" office:value-type="string" calcext:value-type="string">
            <text:p>Months since most recent account opened</text:p>
          </table:table-cell>
          <table:table-cell table:number-columns-repeated="1020"/>
        </table:table-row>
        <table:table-row table:style-name="ro1">
          <table:table-cell table:style-name="ce2" office:value-type="string" calcext:value-type="string">
            <text:p>mort_acc</text:p>
          </table:table-cell>
          <table:table-cell table:style-name="ce49" table:formula="of:=[.B66]+1" office:value-type="float" office:value="66" calcext:value-type="float">
            <text:p>66</text:p>
          </table:table-cell>
          <table:table-cell table:style-name="ce2" office:value-type="string" calcext:value-type="string">
            <text:p>int</text:p>
          </table:table-cell>
          <table:table-cell table:style-name="ce10" office:value-type="string" calcext:value-type="string">
            <text:p>Number of mortgage accounts.</text:p>
          </table:table-cell>
          <table:table-cell table:number-columns-repeated="1020"/>
        </table:table-row>
        <table:table-row table:style-name="ro1">
          <table:table-cell table:style-name="ce3" office:value-type="string" calcext:value-type="string">
            <text:p>mths_since_last_delinq</text:p>
          </table:table-cell>
          <table:table-cell table:style-name="ce49" table:formula="of:=[.B67]+1" office:value-type="float" office:value="67" calcext:value-type="float">
            <text:p>67</text:p>
          </table:table-cell>
          <table:table-cell table:style-name="ce2" office:value-type="string" calcext:value-type="string">
            <text:p>int</text:p>
          </table:table-cell>
          <table:table-cell table:style-name="ce11" office:value-type="string" calcext:value-type="string">
            <text:p>The number of months since the borrower s last delinquency.</text:p>
          </table:table-cell>
          <table:table-cell table:number-columns-repeated="1020"/>
        </table:table-row>
        <table:table-row table:style-name="ro1">
          <table:table-cell table:style-name="ce5" office:value-type="string" calcext:value-type="string">
            <text:p>mths_since_last_major_derog</text:p>
          </table:table-cell>
          <table:table-cell table:style-name="ce49" table:formula="of:=[.B68]+1" office:value-type="float" office:value="68" calcext:value-type="float">
            <text:p>68</text:p>
          </table:table-cell>
          <table:table-cell table:style-name="ce2" office:value-type="string" calcext:value-type="string">
            <text:p>int</text:p>
          </table:table-cell>
          <table:table-cell table:style-name="ce9" office:value-type="string" calcext:value-type="string">
            <text:p>Months since most recent 90-day or worse rating</text:p>
          </table:table-cell>
          <table:table-cell table:number-columns-repeated="1020"/>
        </table:table-row>
        <table:table-row table:style-name="ro1">
          <table:table-cell table:style-name="ce3" office:value-type="string" calcext:value-type="string">
            <text:p>mths_since_last_record</text:p>
          </table:table-cell>
          <table:table-cell table:style-name="ce49" table:formula="of:=[.B69]+1" office:value-type="float" office:value="69" calcext:value-type="float">
            <text:p>69</text:p>
          </table:table-cell>
          <table:table-cell table:style-name="ce2" office:value-type="string" calcext:value-type="string">
            <text:p>int</text:p>
          </table:table-cell>
          <table:table-cell table:style-name="ce11" office:value-type="string" calcext:value-type="string">
            <text:p>The number of months since the last public record.</text:p>
          </table:table-cell>
          <table:table-cell table:number-columns-repeated="1020"/>
        </table:table-row>
        <table:table-row table:style-name="ro1">
          <table:table-cell table:style-name="ce2" office:value-type="string" calcext:value-type="string">
            <text:p>mths_since_rcnt_il</text:p>
          </table:table-cell>
          <table:table-cell table:style-name="ce49" table:formula="of:=[.B70]+1" office:value-type="float" office:value="70" calcext:value-type="float">
            <text:p>70</text:p>
          </table:table-cell>
          <table:table-cell table:style-name="ce2" office:value-type="string" calcext:value-type="string">
            <text:p>int</text:p>
          </table:table-cell>
          <table:table-cell table:style-name="ce9" office:value-type="string" calcext:value-type="string">
            <text:p>Months since most recent instalment accounts opened</text:p>
          </table:table-cell>
          <table:table-cell table:number-columns-repeated="1020"/>
        </table:table-row>
        <table:table-row table:style-name="ro1">
          <table:table-cell table:style-name="ce2" office:value-type="string" calcext:value-type="string">
            <text:p>mths_since_recent_bc</text:p>
          </table:table-cell>
          <table:table-cell table:style-name="ce49" table:formula="of:=[.B71]+1" office:value-type="float" office:value="71" calcext:value-type="float">
            <text:p>71</text:p>
          </table:table-cell>
          <table:table-cell table:style-name="ce2" office:value-type="string" calcext:value-type="string">
            <text:p>int</text:p>
          </table:table-cell>
          <table:table-cell table:style-name="ce10" office:value-type="string" calcext:value-type="string">
            <text:p>Months since most recent bankcard account opened.</text:p>
          </table:table-cell>
          <table:table-cell table:number-columns-repeated="1020"/>
        </table:table-row>
        <table:table-row table:style-name="ro1">
          <table:table-cell table:style-name="ce5" office:value-type="string" calcext:value-type="string">
            <text:p>mths_since_recent_bc_dlq</text:p>
          </table:table-cell>
          <table:table-cell table:style-name="ce49" table:formula="of:=[.B72]+1" office:value-type="float" office:value="72" calcext:value-type="float">
            <text:p>72</text:p>
          </table:table-cell>
          <table:table-cell table:style-name="ce2" office:value-type="string" calcext:value-type="string">
            <text:p>int</text:p>
          </table:table-cell>
          <table:table-cell table:style-name="ce10" office:value-type="string" calcext:value-type="string">
            <text:p>Months since most recent bankcard delinquency</text:p>
          </table:table-cell>
          <table:table-cell table:number-columns-repeated="3"/>
          <table:table-cell table:style-name="ce16"/>
          <table:table-cell table:number-columns-repeated="1016"/>
        </table:table-row>
        <table:table-row table:style-name="ro1">
          <table:table-cell table:style-name="ce2" office:value-type="string" calcext:value-type="string">
            <text:p>mths_since_recent_inq</text:p>
          </table:table-cell>
          <table:table-cell table:style-name="ce49" table:formula="of:=[.B73]+1" office:value-type="float" office:value="73" calcext:value-type="float">
            <text:p>73</text:p>
          </table:table-cell>
          <table:table-cell table:style-name="ce2" office:value-type="string" calcext:value-type="string">
            <text:p>int</text:p>
          </table:table-cell>
          <table:table-cell table:style-name="ce10" office:value-type="string" calcext:value-type="string">
            <text:p>Months since most recent inquiry.</text:p>
          </table:table-cell>
          <table:table-cell table:number-columns-repeated="1020"/>
        </table:table-row>
        <table:table-row table:style-name="ro1">
          <table:table-cell table:style-name="ce2" office:value-type="string" calcext:value-type="string">
            <text:p>mths_since_recent_revol_delinq</text:p>
          </table:table-cell>
          <table:table-cell table:style-name="ce49" table:formula="of:=[.B74]+1" office:value-type="float" office:value="74" calcext:value-type="float">
            <text:p>74</text:p>
          </table:table-cell>
          <table:table-cell table:style-name="ce2" office:value-type="string" calcext:value-type="string">
            <text:p>int</text:p>
          </table:table-cell>
          <table:table-cell table:style-name="ce10" office:value-type="string" calcext:value-type="string">
            <text:p>Months since most recent revolving delinquency.</text:p>
          </table:table-cell>
          <table:table-cell table:number-columns-repeated="1020"/>
        </table:table-row>
        <table:table-row table:style-name="ro1">
          <table:table-cell table:style-name="ce3" office:value-type="string" calcext:value-type="string">
            <text:p>next_pymnt_d</text:p>
          </table:table-cell>
          <table:table-cell table:style-name="ce49" table:formula="of:=[.B75]+1" office:value-type="float" office:value="75" calcext:value-type="float">
            <text:p>75</text:p>
          </table:table-cell>
          <table:table-cell table:style-name="ce3" office:value-type="string" calcext:value-type="string">
            <text:p>dte</text:p>
          </table:table-cell>
          <table:table-cell table:style-name="ce10" office:value-type="string" calcext:value-type="string">
            <text:p>Next scheduled payment date</text:p>
          </table:table-cell>
          <table:table-cell table:number-columns-repeated="1020"/>
        </table:table-row>
        <table:table-row table:style-name="ro1">
          <table:table-cell table:style-name="ce2" office:value-type="string" calcext:value-type="string">
            <text:p>num_accts_ever_120_pd</text:p>
          </table:table-cell>
          <table:table-cell table:style-name="ce49" table:formula="of:=[.B76]+1" office:value-type="float" office:value="76" calcext:value-type="float">
            <text:p>76</text:p>
          </table:table-cell>
          <table:table-cell table:style-name="ce2" office:value-type="string" calcext:value-type="string">
            <text:p>int</text:p>
          </table:table-cell>
          <table:table-cell table:style-name="ce10" office:value-type="string" calcext:value-type="string">
            <text:p>Number of accounts ever 120 or more days past due</text:p>
          </table:table-cell>
          <table:table-cell table:number-columns-repeated="1020"/>
        </table:table-row>
        <table:table-row table:style-name="ro1">
          <table:table-cell table:style-name="ce2" office:value-type="string" calcext:value-type="string">
            <text:p>num_actv_bc_tl</text:p>
          </table:table-cell>
          <table:table-cell table:style-name="ce49" table:formula="of:=[.B77]+1" office:value-type="float" office:value="77" calcext:value-type="float">
            <text:p>77</text:p>
          </table:table-cell>
          <table:table-cell table:style-name="ce2" office:value-type="string" calcext:value-type="string">
            <text:p>int</text:p>
          </table:table-cell>
          <table:table-cell table:style-name="ce10" office:value-type="string" calcext:value-type="string">
            <text:p>Number of currently active bankcard accounts</text:p>
          </table:table-cell>
          <table:table-cell table:number-columns-repeated="1020"/>
        </table:table-row>
        <table:table-row table:style-name="ro1">
          <table:table-cell table:style-name="ce2" office:value-type="string" calcext:value-type="string">
            <text:p>num_actv_rev_tl</text:p>
          </table:table-cell>
          <table:table-cell table:style-name="ce49" table:formula="of:=[.B78]+1" office:value-type="float" office:value="78" calcext:value-type="float">
            <text:p>78</text:p>
          </table:table-cell>
          <table:table-cell table:style-name="ce2" office:value-type="string" calcext:value-type="string">
            <text:p>int</text:p>
          </table:table-cell>
          <table:table-cell table:style-name="ce10" office:value-type="string" calcext:value-type="string">
            <text:p>Number of currently active revolving trades</text:p>
          </table:table-cell>
          <table:table-cell table:number-columns-repeated="1020"/>
        </table:table-row>
        <table:table-row table:style-name="ro1">
          <table:table-cell table:style-name="ce2" office:value-type="string" calcext:value-type="string">
            <text:p>num_bc_sats</text:p>
          </table:table-cell>
          <table:table-cell table:style-name="ce49" table:formula="of:=[.B79]+1" office:value-type="float" office:value="79" calcext:value-type="float">
            <text:p>79</text:p>
          </table:table-cell>
          <table:table-cell table:style-name="ce2" office:value-type="string" calcext:value-type="string">
            <text:p>int</text:p>
          </table:table-cell>
          <table:table-cell table:style-name="ce10" office:value-type="string" calcext:value-type="string">
            <text:p>Number of satisfactory bankcard accounts</text:p>
          </table:table-cell>
          <table:table-cell table:number-columns-repeated="1020"/>
        </table:table-row>
        <table:table-row table:style-name="ro1">
          <table:table-cell table:style-name="ce2" office:value-type="string" calcext:value-type="string">
            <text:p>num_bc_tl</text:p>
          </table:table-cell>
          <table:table-cell table:style-name="ce49" table:formula="of:=[.B80]+1" office:value-type="float" office:value="80" calcext:value-type="float">
            <text:p>80</text:p>
          </table:table-cell>
          <table:table-cell table:style-name="ce2" office:value-type="string" calcext:value-type="string">
            <text:p>int</text:p>
          </table:table-cell>
          <table:table-cell table:style-name="ce10" office:value-type="string" calcext:value-type="string">
            <text:p>Number of bankcard accounts</text:p>
          </table:table-cell>
          <table:table-cell table:number-columns-repeated="1020"/>
        </table:table-row>
        <table:table-row table:style-name="ro1">
          <table:table-cell table:style-name="ce2" office:value-type="string" calcext:value-type="string">
            <text:p>num_il_tl</text:p>
          </table:table-cell>
          <table:table-cell table:style-name="ce49" table:formula="of:=[.B81]+1" office:value-type="float" office:value="81" calcext:value-type="float">
            <text:p>81</text:p>
          </table:table-cell>
          <table:table-cell table:style-name="ce2" office:value-type="string" calcext:value-type="string">
            <text:p>int</text:p>
          </table:table-cell>
          <table:table-cell table:style-name="ce10" office:value-type="string" calcext:value-type="string">
            <text:p>Number of installment accounts</text:p>
          </table:table-cell>
          <table:table-cell table:number-columns-repeated="1020"/>
        </table:table-row>
        <table:table-row table:style-name="ro1">
          <table:table-cell table:style-name="ce2" office:value-type="string" calcext:value-type="string">
            <text:p>num_op_rev_tl</text:p>
          </table:table-cell>
          <table:table-cell table:style-name="ce49" table:formula="of:=[.B82]+1" office:value-type="float" office:value="82" calcext:value-type="float">
            <text:p>82</text:p>
          </table:table-cell>
          <table:table-cell table:style-name="ce2" office:value-type="string" calcext:value-type="string">
            <text:p>int</text:p>
          </table:table-cell>
          <table:table-cell table:style-name="ce10" office:value-type="string" calcext:value-type="string">
            <text:p>Number of open revolving accounts</text:p>
          </table:table-cell>
          <table:table-cell table:number-columns-repeated="1020"/>
        </table:table-row>
        <table:table-row table:style-name="ro1">
          <table:table-cell table:style-name="ce2" office:value-type="string" calcext:value-type="string">
            <text:p>num_rev_accts</text:p>
          </table:table-cell>
          <table:table-cell table:style-name="ce49" table:formula="of:=[.B83]+1" office:value-type="float" office:value="83" calcext:value-type="float">
            <text:p>83</text:p>
          </table:table-cell>
          <table:table-cell table:style-name="ce2" office:value-type="string" calcext:value-type="string">
            <text:p>int</text:p>
          </table:table-cell>
          <table:table-cell table:style-name="ce10" office:value-type="string" calcext:value-type="string">
            <text:p>Number of revolving accounts</text:p>
          </table:table-cell>
          <table:table-cell table:number-columns-repeated="1020"/>
        </table:table-row>
        <table:table-row table:style-name="ro1">
          <table:table-cell table:style-name="ce2" office:value-type="string" calcext:value-type="string">
            <text:p>num_rev_tl_bal_gt_0</text:p>
          </table:table-cell>
          <table:table-cell table:style-name="ce49" table:formula="of:=[.B84]+1" office:value-type="float" office:value="84" calcext:value-type="float">
            <text:p>84</text:p>
          </table:table-cell>
          <table:table-cell table:style-name="ce2" office:value-type="string" calcext:value-type="string">
            <text:p>int</text:p>
          </table:table-cell>
          <table:table-cell table:style-name="ce10" office:value-type="string" calcext:value-type="string">
            <text:p>Number of revolving trades with balance &gt;0</text:p>
          </table:table-cell>
          <table:table-cell table:number-columns-repeated="1020"/>
        </table:table-row>
        <table:table-row table:style-name="ro1">
          <table:table-cell table:style-name="ce2" office:value-type="string" calcext:value-type="string">
            <text:p>num_sats</text:p>
          </table:table-cell>
          <table:table-cell table:style-name="ce49" table:formula="of:=[.B85]+1" office:value-type="float" office:value="85" calcext:value-type="float">
            <text:p>85</text:p>
          </table:table-cell>
          <table:table-cell table:style-name="ce2" office:value-type="string" calcext:value-type="string">
            <text:p>int</text:p>
          </table:table-cell>
          <table:table-cell table:style-name="ce10" office:value-type="string" calcext:value-type="string">
            <text:p>Number of satisfactory accounts</text:p>
          </table:table-cell>
          <table:table-cell table:number-columns-repeated="1020"/>
        </table:table-row>
        <table:table-row table:style-name="ro1">
          <table:table-cell table:style-name="ce2" office:value-type="string" calcext:value-type="string">
            <text:p>num_tl_120dpd_2m</text:p>
          </table:table-cell>
          <table:table-cell table:style-name="ce49" table:formula="of:=[.B86]+1" office:value-type="float" office:value="86" calcext:value-type="float">
            <text:p>86</text:p>
          </table:table-cell>
          <table:table-cell table:style-name="ce2" office:value-type="string" calcext:value-type="string">
            <text:p>int</text:p>
          </table:table-cell>
          <table:table-cell table:style-name="ce10" office:value-type="string" calcext:value-type="string">
            <text:p>Number of accounts currently 120 days past due (updated in past 2 months)</text:p>
          </table:table-cell>
          <table:table-cell table:number-columns-repeated="1020"/>
        </table:table-row>
        <table:table-row table:style-name="ro1">
          <table:table-cell table:style-name="ce2" office:value-type="string" calcext:value-type="string">
            <text:p>num_tl_30dpd</text:p>
          </table:table-cell>
          <table:table-cell table:style-name="ce49" table:formula="of:=[.B87]+1" office:value-type="float" office:value="87" calcext:value-type="float">
            <text:p>87</text:p>
          </table:table-cell>
          <table:table-cell table:style-name="ce2" office:value-type="string" calcext:value-type="string">
            <text:p>int</text:p>
          </table:table-cell>
          <table:table-cell table:style-name="ce10" office:value-type="string" calcext:value-type="string">
            <text:p>Number of accounts currently 30 days past due (updated in past 2 months)</text:p>
          </table:table-cell>
          <table:table-cell table:number-columns-repeated="1020"/>
        </table:table-row>
        <table:table-row table:style-name="ro1">
          <table:table-cell table:style-name="ce2" office:value-type="string" calcext:value-type="string">
            <text:p>num_tl_90g_dpd_24m</text:p>
          </table:table-cell>
          <table:table-cell table:style-name="ce49" table:formula="of:=[.B88]+1" office:value-type="float" office:value="88" calcext:value-type="float">
            <text:p>88</text:p>
          </table:table-cell>
          <table:table-cell table:style-name="ce2" office:value-type="string" calcext:value-type="string">
            <text:p>int</text:p>
          </table:table-cell>
          <table:table-cell table:style-name="ce10" office:value-type="string" calcext:value-type="string">
            <text:p>Number of accounts 90 or more days past due in last 24 months</text:p>
          </table:table-cell>
          <table:table-cell table:number-columns-repeated="1020"/>
        </table:table-row>
        <table:table-row table:style-name="ro1">
          <table:table-cell table:style-name="ce2" office:value-type="string" calcext:value-type="string">
            <text:p>num_tl_op_past_12m</text:p>
          </table:table-cell>
          <table:table-cell table:style-name="ce49" table:formula="of:=[.B89]+1" office:value-type="float" office:value="89" calcext:value-type="float">
            <text:p>89</text:p>
          </table:table-cell>
          <table:table-cell table:style-name="ce2" office:value-type="string" calcext:value-type="string">
            <text:p>int</text:p>
          </table:table-cell>
          <table:table-cell table:style-name="ce10" office:value-type="string" calcext:value-type="string">
            <text:p>Number of accounts opened in past 12 months</text:p>
          </table:table-cell>
          <table:table-cell table:number-columns-repeated="1020"/>
        </table:table-row>
        <table:table-row table:style-name="ro1">
          <table:table-cell table:style-name="ce3" office:value-type="string" calcext:value-type="string">
            <text:p>open_acc</text:p>
          </table:table-cell>
          <table:table-cell table:style-name="ce49" table:formula="of:=[.B90]+1" office:value-type="float" office:value="90" calcext:value-type="float">
            <text:p>90</text:p>
          </table:table-cell>
          <table:table-cell table:style-name="ce2" office:value-type="string" calcext:value-type="string">
            <text:p>int</text:p>
          </table:table-cell>
          <table:table-cell table:style-name="ce10" office:value-type="string" calcext:value-type="string">
            <text:p>The number of open credit lines in the borrower s credit file.</text:p>
          </table:table-cell>
          <table:table-cell table:number-columns-repeated="1020"/>
        </table:table-row>
        <table:table-row table:style-name="ro1">
          <table:table-cell table:style-name="ce2" office:value-type="string" calcext:value-type="string">
            <text:p>open_acc_6m</text:p>
          </table:table-cell>
          <table:table-cell table:style-name="ce49" table:formula="of:=[.B91]+1" office:value-type="float" office:value="91" calcext:value-type="float">
            <text:p>91</text:p>
          </table:table-cell>
          <table:table-cell table:style-name="ce2" office:value-type="string" calcext:value-type="string">
            <text:p>int</text:p>
          </table:table-cell>
          <table:table-cell table:style-name="ce12" office:value-type="string" calcext:value-type="string">
            <text:p>Number of open trades in last 6 months</text:p>
          </table:table-cell>
          <table:table-cell table:number-columns-repeated="1020"/>
        </table:table-row>
        <table:table-row table:style-name="ro1">
          <table:table-cell table:style-name="ce2" office:value-type="string" calcext:value-type="string">
            <text:p>open_act_il</text:p>
          </table:table-cell>
          <table:table-cell table:style-name="ce49" table:formula="of:=[.B92]+1" office:value-type="float" office:value="92" calcext:value-type="float">
            <text:p>92</text:p>
          </table:table-cell>
          <table:table-cell table:style-name="ce2" office:value-type="string" calcext:value-type="string">
            <text:p>int</text:p>
          </table:table-cell>
          <table:table-cell table:style-name="ce9" office:value-type="string" calcext:value-type="string">
            <text:p>Number of currently active installment trades</text:p>
          </table:table-cell>
          <table:table-cell table:number-columns-repeated="1020"/>
        </table:table-row>
        <table:table-row table:style-name="ro1">
          <table:table-cell table:style-name="ce2" office:value-type="string" calcext:value-type="string">
            <text:p>open_il_12m</text:p>
          </table:table-cell>
          <table:table-cell table:style-name="ce49" table:formula="of:=[.B93]+1" office:value-type="float" office:value="93" calcext:value-type="float">
            <text:p>93</text:p>
          </table:table-cell>
          <table:table-cell table:style-name="ce2" office:value-type="string" calcext:value-type="string">
            <text:p>int</text:p>
          </table:table-cell>
          <table:table-cell table:style-name="ce9" office:value-type="string" calcext:value-type="string">
            <text:p>Number of installment accounts opened in past 12 months</text:p>
          </table:table-cell>
          <table:table-cell table:number-columns-repeated="1020"/>
        </table:table-row>
        <table:table-row table:style-name="ro1">
          <table:table-cell table:style-name="ce2" office:value-type="string" calcext:value-type="string">
            <text:p>open_il_24m</text:p>
          </table:table-cell>
          <table:table-cell table:style-name="ce49" table:formula="of:=[.B94]+1" office:value-type="float" office:value="94" calcext:value-type="float">
            <text:p>94</text:p>
          </table:table-cell>
          <table:table-cell table:style-name="ce2" office:value-type="string" calcext:value-type="string">
            <text:p>int</text:p>
          </table:table-cell>
          <table:table-cell table:style-name="ce9" office:value-type="string" calcext:value-type="string">
            <text:p>Number of installment accounts opened in past 24 months</text:p>
          </table:table-cell>
          <table:table-cell table:number-columns-repeated="1020"/>
        </table:table-row>
        <table:table-row table:style-name="ro1">
          <table:table-cell table:style-name="ce2" office:value-type="string" calcext:value-type="string">
            <text:p>open_rv_12m</text:p>
          </table:table-cell>
          <table:table-cell table:style-name="ce49" table:formula="of:=[.B95]+1" office:value-type="float" office:value="95" calcext:value-type="float">
            <text:p>95</text:p>
          </table:table-cell>
          <table:table-cell table:style-name="ce2" office:value-type="string" calcext:value-type="string">
            <text:p>int</text:p>
          </table:table-cell>
          <table:table-cell table:style-name="ce9" office:value-type="string" calcext:value-type="string">
            <text:p>Number of revolving trades opened in past 12 months</text:p>
          </table:table-cell>
          <table:table-cell table:number-columns-repeated="1020"/>
        </table:table-row>
        <table:table-row table:style-name="ro1">
          <table:table-cell table:style-name="ce2" office:value-type="string" calcext:value-type="string">
            <text:p>open_rv_24m</text:p>
          </table:table-cell>
          <table:table-cell table:style-name="ce49" table:formula="of:=[.B96]+1" office:value-type="float" office:value="96" calcext:value-type="float">
            <text:p>96</text:p>
          </table:table-cell>
          <table:table-cell table:style-name="ce2" office:value-type="string" calcext:value-type="string">
            <text:p>int</text:p>
          </table:table-cell>
          <table:table-cell table:style-name="ce9" office:value-type="string" calcext:value-type="string">
            <text:p>Number of revolving trades opened in past 24 months</text:p>
          </table:table-cell>
          <table:table-cell table:number-columns-repeated="1020"/>
        </table:table-row>
        <table:table-row table:style-name="ro1">
          <table:table-cell table:style-name="ce2" office:value-type="string" calcext:value-type="string">
            <text:p>orig_projected_additional_accrued_interest</text:p>
          </table:table-cell>
          <table:table-cell table:style-name="ce49" table:formula="of:=[.B97]+1" office:value-type="float" office:value="97" calcext:value-type="float">
            <text:p>97</text:p>
          </table:table-cell>
          <table:table-cell table:style-name="ce2" office:value-type="string" calcext:value-type="string">
            <text:p>num</text:p>
          </table:table-cell>
          <table:table-cell table:style-name="ce9" office:value-type="string" calcext:value-type="string">
            <text:p>The original projected additional interest amount that will accrue for the given hardship payment plan as of the Hardship Start Date. This field will be null if the borrower has broken their hardship payment plan.</text:p>
          </table:table-cell>
          <table:table-cell table:number-columns-repeated="1020"/>
        </table:table-row>
        <table:table-row table:style-name="ro1">
          <table:table-cell table:style-name="ce3" office:value-type="string" calcext:value-type="string">
            <text:p>out_prncp</text:p>
          </table:table-cell>
          <table:table-cell table:style-name="ce49" table:formula="of:=[.B98]+1" office:value-type="float" office:value="98" calcext:value-type="float">
            <text:p>98</text:p>
          </table:table-cell>
          <table:table-cell table:style-name="ce2" office:value-type="string" calcext:value-type="string">
            <text:p>num</text:p>
          </table:table-cell>
          <table:table-cell table:style-name="ce10" office:value-type="string" calcext:value-type="string">
            <text:p>Remaining outstanding principal for total amount funded</text:p>
          </table:table-cell>
          <table:table-cell table:number-columns-repeated="1020"/>
        </table:table-row>
        <table:table-row table:style-name="ro1">
          <table:table-cell table:style-name="ce3" office:value-type="string" calcext:value-type="string">
            <text:p>out_prncp_inv</text:p>
          </table:table-cell>
          <table:table-cell table:style-name="ce49" table:formula="of:=[.B99]+1" office:value-type="float" office:value="99" calcext:value-type="float">
            <text:p>99</text:p>
          </table:table-cell>
          <table:table-cell table:style-name="ce2" office:value-type="string" calcext:value-type="string">
            <text:p>num</text:p>
          </table:table-cell>
          <table:table-cell table:style-name="ce10" office:value-type="string" calcext:value-type="string">
            <text:p>Remaining outstanding principal for portion of total amount funded by investors</text:p>
          </table:table-cell>
          <table:table-cell table:number-columns-repeated="1020"/>
        </table:table-row>
        <table:table-row table:style-name="ro1">
          <table:table-cell table:style-name="ce2" office:value-type="string" calcext:value-type="string">
            <text:p>payment_plan_start_date</text:p>
          </table:table-cell>
          <table:table-cell table:style-name="ce49" table:formula="of:=[.B100]+1" office:value-type="float" office:value="100" calcext:value-type="float">
            <text:p>100</text:p>
          </table:table-cell>
          <table:table-cell table:style-name="ce2" office:value-type="string" calcext:value-type="string">
            <text:p>dte</text:p>
          </table:table-cell>
          <table:table-cell table:style-name="ce9" office:value-type="string" calcext:value-type="string">
            <text:p>The day the first hardship plan payment is due. For example, if a borrower has a hardship plan period of 3 months, the start date is the start of the three-month period in which the borrower is allowed to make interest-only payments.</text:p>
          </table:table-cell>
          <table:table-cell table:number-columns-repeated="1020"/>
        </table:table-row>
        <table:table-row table:style-name="ro1">
          <table:table-cell table:style-name="ce2" office:value-type="string" calcext:value-type="string">
            <text:p>pct_tl_nvr_dlq</text:p>
          </table:table-cell>
          <table:table-cell table:style-name="ce49" table:formula="of:=[.B101]+1" office:value-type="float" office:value="101" calcext:value-type="float">
            <text:p>101</text:p>
          </table:table-cell>
          <table:table-cell table:style-name="ce2" office:value-type="string" calcext:value-type="string">
            <text:p>num</text:p>
          </table:table-cell>
          <table:table-cell table:style-name="ce10" office:value-type="string" calcext:value-type="string">
            <text:p>Percent of trades never delinquent</text:p>
          </table:table-cell>
          <table:table-cell table:number-columns-repeated="1020"/>
        </table:table-row>
        <table:table-row table:style-name="ro1">
          <table:table-cell table:style-name="ce2" office:value-type="string" calcext:value-type="string">
            <text:p>percent_bc_gt_75</text:p>
          </table:table-cell>
          <table:table-cell table:style-name="ce49" table:formula="of:=[.B102]+1" office:value-type="float" office:value="102" calcext:value-type="float">
            <text:p>102</text:p>
          </table:table-cell>
          <table:table-cell table:style-name="ce2" office:value-type="string" calcext:value-type="string">
            <text:p>num</text:p>
          </table:table-cell>
          <table:table-cell table:style-name="ce10" office:value-type="string" calcext:value-type="string">
            <text:p>Percentage of all bankcard accounts &gt; 75% of limit.</text:p>
          </table:table-cell>
          <table:table-cell table:number-columns-repeated="1020"/>
        </table:table-row>
        <table:table-row table:style-name="ro1">
          <table:table-cell table:style-name="ce3" office:value-type="string" calcext:value-type="string">
            <text:p>policy_code</text:p>
          </table:table-cell>
          <table:table-cell table:style-name="ce49" table:formula="of:=[.B103]+1" office:value-type="float" office:value="103" calcext:value-type="float">
            <text:p>103</text:p>
          </table:table-cell>
          <table:table-cell table:style-name="ce3" office:value-type="string" calcext:value-type="string">
            <text:p>fct</text:p>
          </table:table-cell>
          <table:table-cell table:style-name="ce10" office:value-type="string" calcext:value-type="string">
            <text:p>Publicly available policy_code=1 / New products not publicly available policy_code=2</text:p>
          </table:table-cell>
          <table:table-cell table:number-columns-repeated="1020"/>
        </table:table-row>
        <table:table-row table:style-name="ro1">
          <table:table-cell table:style-name="ce3" office:value-type="string" calcext:value-type="string">
            <text:p>pub_rec</text:p>
          </table:table-cell>
          <table:table-cell table:style-name="ce49" table:formula="of:=[.B104]+1" office:value-type="float" office:value="104" calcext:value-type="float">
            <text:p>104</text:p>
          </table:table-cell>
          <table:table-cell table:style-name="ce2" office:value-type="string" calcext:value-type="string">
            <text:p>num</text:p>
          </table:table-cell>
          <table:table-cell table:style-name="ce10" office:value-type="string" calcext:value-type="string">
            <text:p>Number of derogatory public records</text:p>
          </table:table-cell>
          <table:table-cell table:number-columns-repeated="1020"/>
        </table:table-row>
        <table:table-row table:style-name="ro1">
          <table:table-cell table:style-name="ce2" office:value-type="string" calcext:value-type="string">
            <text:p>pub_rec_bankruptcies</text:p>
          </table:table-cell>
          <table:table-cell table:style-name="ce49" table:formula="of:=[.B105]+1" office:value-type="float" office:value="105" calcext:value-type="float">
            <text:p>105</text:p>
          </table:table-cell>
          <table:table-cell table:style-name="ce2" office:value-type="string" calcext:value-type="string">
            <text:p>num</text:p>
          </table:table-cell>
          <table:table-cell table:style-name="ce10" office:value-type="string" calcext:value-type="string">
            <text:p>Number of public record bankruptcies</text:p>
          </table:table-cell>
          <table:table-cell table:number-columns-repeated="1020"/>
        </table:table-row>
        <table:table-row table:style-name="ro1">
          <table:table-cell table:style-name="ce3" office:value-type="string" calcext:value-type="string">
            <text:p>purpose</text:p>
          </table:table-cell>
          <table:table-cell table:style-name="ce49" table:formula="of:=[.B106]+1" office:value-type="float" office:value="106" calcext:value-type="float">
            <text:p>106</text:p>
          </table:table-cell>
          <table:table-cell table:style-name="ce3" office:value-type="string" calcext:value-type="string">
            <text:p>fct</text:p>
          </table:table-cell>
          <table:table-cell table:style-name="ce10" office:value-type="string" calcext:value-type="string">
            <text:p>A category provided by the borrower for the loan request. </text:p>
          </table:table-cell>
          <table:table-cell table:number-columns-repeated="1020"/>
        </table:table-row>
        <table:table-row table:style-name="ro1">
          <table:table-cell table:style-name="ce3" office:value-type="string" calcext:value-type="string">
            <text:p>pymnt_plan</text:p>
          </table:table-cell>
          <table:table-cell table:style-name="ce49" table:formula="of:=[.B107]+1" office:value-type="float" office:value="107" calcext:value-type="float">
            <text:p>107</text:p>
          </table:table-cell>
          <table:table-cell table:style-name="ce3" office:value-type="string" calcext:value-type="string">
            <text:p>fct</text:p>
          </table:table-cell>
          <table:table-cell table:style-name="ce11" office:value-type="string" calcext:value-type="string">
            <text:p>Indicates if a payment plan has been put in place for the loan</text:p>
          </table:table-cell>
          <table:table-cell table:number-columns-repeated="1020"/>
        </table:table-row>
        <table:table-row table:style-name="ro1">
          <table:table-cell table:style-name="ce4" office:value-type="string" calcext:value-type="string">
            <text:p>recoveries</text:p>
          </table:table-cell>
          <table:table-cell table:style-name="ce49" table:formula="of:=[.B108]+1" office:value-type="float" office:value="108" calcext:value-type="float">
            <text:p>108</text:p>
          </table:table-cell>
          <table:table-cell table:style-name="ce2" office:value-type="string" calcext:value-type="string">
            <text:p>num</text:p>
          </table:table-cell>
          <table:table-cell table:style-name="ce11" office:value-type="string" calcext:value-type="string">
            <text:p>Post charge off gross recovery</text:p>
          </table:table-cell>
          <table:table-cell table:number-columns-repeated="1020"/>
        </table:table-row>
        <table:table-row table:style-name="ro1">
          <table:table-cell table:style-name="ce3" office:value-type="string" calcext:value-type="string">
            <text:p>revol_bal</text:p>
          </table:table-cell>
          <table:table-cell table:style-name="ce49" table:formula="of:=[.B109]+1" office:value-type="float" office:value="109" calcext:value-type="float">
            <text:p>109</text:p>
          </table:table-cell>
          <table:table-cell table:style-name="ce2" office:value-type="string" calcext:value-type="string">
            <text:p>num</text:p>
          </table:table-cell>
          <table:table-cell table:style-name="ce10" office:value-type="string" calcext:value-type="string">
            <text:p>Total credit revolving balance</text:p>
          </table:table-cell>
          <table:table-cell table:number-columns-repeated="1020"/>
        </table:table-row>
        <table:table-row table:style-name="ro1">
          <table:table-cell table:style-name="ce6" office:value-type="string" calcext:value-type="string">
            <text:p>revol_bal_joint </text:p>
          </table:table-cell>
          <table:table-cell table:style-name="ce49" table:formula="of:=[.B110]+1" office:value-type="float" office:value="110" calcext:value-type="float">
            <text:p>110</text:p>
          </table:table-cell>
          <table:table-cell table:style-name="ce2" office:value-type="string" calcext:value-type="string">
            <text:p>num</text:p>
          </table:table-cell>
          <table:table-cell table:style-name="ce13" office:value-type="string" calcext:value-type="string">
            <text:p>Sum of revolving credit balance of the coborrowers, net of duplicate balances</text:p>
          </table:table-cell>
          <table:table-cell table:number-columns-repeated="1020"/>
        </table:table-row>
        <table:table-row table:style-name="ro1">
          <table:table-cell table:style-name="ce3" office:value-type="string" calcext:value-type="string">
            <text:p>revol_util</text:p>
          </table:table-cell>
          <table:table-cell table:style-name="ce49" table:formula="of:=[.B111]+1" office:value-type="float" office:value="111" calcext:value-type="float">
            <text:p>111</text:p>
          </table:table-cell>
          <table:table-cell table:style-name="ce2" office:value-type="string" calcext:value-type="string">
            <text:p>num</text:p>
          </table:table-cell>
          <table:table-cell table:style-name="ce10" office:value-type="string" calcext:value-type="string">
            <text:p>Revolving line utilization rate, or the amount of credit the borrower is using relative to all available revolving credit.</text:p>
          </table:table-cell>
          <table:table-cell table:number-columns-repeated="1020"/>
        </table:table-row>
        <table:table-row table:style-name="ro1">
          <table:table-cell table:style-name="ce6" office:value-type="string" calcext:value-type="string">
            <text:p>sec_app_chargeoff_within_12_mths </text:p>
          </table:table-cell>
          <table:table-cell table:style-name="ce49" table:formula="of:=[.B112]+1" office:value-type="float" office:value="112" calcext:value-type="float">
            <text:p>112</text:p>
          </table:table-cell>
          <table:table-cell table:style-name="ce2" office:value-type="string" calcext:value-type="string">
            <text:p>int</text:p>
          </table:table-cell>
          <table:table-cell table:style-name="ce13" office:value-type="string" calcext:value-type="string">
            <text:p>Number of charge-offs within last 12 months at time of application for the secondary applicant. VARIABLE NOT USED. WE RELY ON THE MAIN BORROWER IN THE FIRST INSTANCE.</text:p>
          </table:table-cell>
          <table:table-cell table:number-columns-repeated="1020"/>
        </table:table-row>
        <table:table-row table:style-name="ro1">
          <table:table-cell table:style-name="ce6" office:value-type="string" calcext:value-type="string">
            <text:p>sec_app_collections_12_mths_ex_med </text:p>
          </table:table-cell>
          <table:table-cell table:style-name="ce49" table:formula="of:=[.B113]+1" office:value-type="float" office:value="113" calcext:value-type="float">
            <text:p>113</text:p>
          </table:table-cell>
          <table:table-cell table:style-name="ce2" office:value-type="string" calcext:value-type="string">
            <text:p>int</text:p>
          </table:table-cell>
          <table:table-cell table:style-name="ce13" office:value-type="string" calcext:value-type="string">
            <text:p>Number of collections within last 12 months excluding medical collections at time of application for the secondary applicant. VARIABLE NOT USED. WE RELY ON THE MAIN BORROWER IN THE FIRST INSTANCE.</text:p>
          </table:table-cell>
          <table:table-cell table:number-columns-repeated="1020"/>
        </table:table-row>
        <table:table-row table:style-name="ro1">
          <table:table-cell table:style-name="ce6" office:value-type="string" calcext:value-type="string">
            <text:p>sec_app_earliest_cr_line </text:p>
          </table:table-cell>
          <table:table-cell table:style-name="ce49" table:formula="of:=[.B114]+1" office:value-type="float" office:value="114" calcext:value-type="float">
            <text:p>114</text:p>
          </table:table-cell>
          <table:table-cell table:style-name="ce6"/>
          <table:table-cell table:style-name="ce13" office:value-type="string" calcext:value-type="string">
            <text:p>Earliest credit line at time of application for the secondary applicant. VARIABLE NOT USED. WE RELY ON THE MAIN BORROWER IN THE FIRST INSTANCE.</text:p>
          </table:table-cell>
          <table:table-cell table:number-columns-repeated="1020"/>
        </table:table-row>
        <table:table-row table:style-name="ro1">
          <table:table-cell table:style-name="ce6" office:value-type="string" calcext:value-type="string">
            <text:p>sec_app_fico_range_high </text:p>
          </table:table-cell>
          <table:table-cell table:style-name="ce49" table:formula="of:=[.B115]+1" office:value-type="float" office:value="115" calcext:value-type="float">
            <text:p>115</text:p>
          </table:table-cell>
          <table:table-cell table:style-name="ce6"/>
          <table:table-cell table:style-name="ce13" office:value-type="string" calcext:value-type="string">
            <text:p>FICO range (low) for the secondary applicant. VARIABLE NOT USED. WE RELY ON THE MAIN BORROWER IN THE FIRST INSTANCE.</text:p>
          </table:table-cell>
          <table:table-cell table:number-columns-repeated="1020"/>
        </table:table-row>
        <table:table-row table:style-name="ro1">
          <table:table-cell table:style-name="ce6" office:value-type="string" calcext:value-type="string">
            <text:p>sec_app_fico_range_low </text:p>
          </table:table-cell>
          <table:table-cell table:style-name="ce49" table:formula="of:=[.B116]+1" office:value-type="float" office:value="116" calcext:value-type="float">
            <text:p>116</text:p>
          </table:table-cell>
          <table:table-cell table:style-name="ce6"/>
          <table:table-cell table:style-name="ce13" office:value-type="string" calcext:value-type="string">
            <text:p>FICO range (high) for the secondary applicant. VARIABLE NOT USED. WE RELY ON THE MAIN BORROWER IN THE FIRST INSTANCE.</text:p>
          </table:table-cell>
          <table:table-cell table:number-columns-repeated="1020"/>
        </table:table-row>
        <table:table-row table:style-name="ro1">
          <table:table-cell table:style-name="ce6" office:value-type="string" calcext:value-type="string">
            <text:p>sec_app_inq_last_6mths </text:p>
          </table:table-cell>
          <table:table-cell table:style-name="ce49" table:formula="of:=[.B117]+1" office:value-type="float" office:value="117" calcext:value-type="float">
            <text:p>117</text:p>
          </table:table-cell>
          <table:table-cell table:style-name="ce2" office:value-type="string" calcext:value-type="string">
            <text:p>int</text:p>
          </table:table-cell>
          <table:table-cell table:style-name="ce13" office:value-type="string" calcext:value-type="string">
            <text:p>Credit inquiries in the last 6 months at time of application for the secondary applicant. VARIABLE NOT USED. WE RELY ON THE MAIN BORROWER IN THE FIRST INSTANCE.</text:p>
          </table:table-cell>
          <table:table-cell table:number-columns-repeated="1020"/>
        </table:table-row>
        <table:table-row table:style-name="ro1">
          <table:table-cell table:style-name="ce6" office:value-type="string" calcext:value-type="string">
            <text:p>sec_app_mort_acc </text:p>
          </table:table-cell>
          <table:table-cell table:style-name="ce49" table:formula="of:=[.B118]+1" office:value-type="float" office:value="118" calcext:value-type="float">
            <text:p>118</text:p>
          </table:table-cell>
          <table:table-cell table:style-name="ce2" office:value-type="string" calcext:value-type="string">
            <text:p>int</text:p>
          </table:table-cell>
          <table:table-cell table:style-name="ce13" office:value-type="string" calcext:value-type="string">
            <text:p>Number of mortgage accounts at time of application for the secondary applicant. VARIABLE NOT USED. WE RELY ON THE MAIN BORROWER IN THE FIRST INSTANCE.</text:p>
          </table:table-cell>
          <table:table-cell table:number-columns-repeated="1020"/>
        </table:table-row>
        <table:table-row table:style-name="ro1">
          <table:table-cell table:style-name="ce6" office:value-type="string" calcext:value-type="string">
            <text:p>sec_app_mths_since_last_major_derog </text:p>
          </table:table-cell>
          <table:table-cell table:style-name="ce49" table:formula="of:=[.B119]+1" office:value-type="float" office:value="119" calcext:value-type="float">
            <text:p>119</text:p>
          </table:table-cell>
          <table:table-cell table:style-name="ce2" office:value-type="string" calcext:value-type="string">
            <text:p>int</text:p>
          </table:table-cell>
          <table:table-cell table:style-name="ce13" office:value-type="string" calcext:value-type="string">
            <text:p>Months since most recent 90-day or worse rating at time of application for the secondary applicant. VARIABLE NOT USED. WE RELY ON THE MAIN BORROWER IN THE FIRST INSTANCE.</text:p>
          </table:table-cell>
          <table:table-cell table:number-columns-repeated="1020"/>
        </table:table-row>
        <table:table-row table:style-name="ro1">
          <table:table-cell table:style-name="ce6" office:value-type="string" calcext:value-type="string">
            <text:p>sec_app_num_rev_accts </text:p>
          </table:table-cell>
          <table:table-cell table:style-name="ce49" table:formula="of:=[.B120]+1" office:value-type="float" office:value="120" calcext:value-type="float">
            <text:p>120</text:p>
          </table:table-cell>
          <table:table-cell table:style-name="ce2" office:value-type="string" calcext:value-type="string">
            <text:p>int</text:p>
          </table:table-cell>
          <table:table-cell table:style-name="ce13" office:value-type="string" calcext:value-type="string">
            <text:p>Number of revolving accounts at time of application for the secondary applicant. VARIABLE NOT USED. WE RELY ON THE MAIN BORROWER IN THE FIRST INSTANCE.</text:p>
          </table:table-cell>
          <table:table-cell table:number-columns-repeated="1020"/>
        </table:table-row>
        <table:table-row table:style-name="ro1">
          <table:table-cell table:style-name="ce6" office:value-type="string" calcext:value-type="string">
            <text:p>sec_app_open_acc </text:p>
          </table:table-cell>
          <table:table-cell table:style-name="ce49" table:formula="of:=[.B121]+1" office:value-type="float" office:value="121" calcext:value-type="float">
            <text:p>121</text:p>
          </table:table-cell>
          <table:table-cell table:style-name="ce2" office:value-type="string" calcext:value-type="string">
            <text:p>int</text:p>
          </table:table-cell>
          <table:table-cell table:style-name="ce13" office:value-type="string" calcext:value-type="string">
            <text:p>Number of open trades at time of application for the secondary applicant. VARIABLE NOT USED. WE RELY ON THE MAIN BORROWER IN THE FIRST INSTANCE.</text:p>
          </table:table-cell>
          <table:table-cell table:number-columns-repeated="1020"/>
        </table:table-row>
        <table:table-row table:style-name="ro1">
          <table:table-cell table:style-name="ce6" office:value-type="string" calcext:value-type="string">
            <text:p>sec_app_open_act_il</text:p>
          </table:table-cell>
          <table:table-cell table:style-name="ce49" table:formula="of:=[.B122]+1" office:value-type="float" office:value="122" calcext:value-type="float">
            <text:p>122</text:p>
          </table:table-cell>
          <table:table-cell table:style-name="ce2" office:value-type="string" calcext:value-type="string">
            <text:p>int</text:p>
          </table:table-cell>
          <table:table-cell table:style-name="ce13" office:value-type="string" calcext:value-type="string">
            <text:p>Number of currently active installment trades at time of application for the secondary applicant. VARIABLE NOT USED. WE RELY ON THE MAIN BORROWER IN THE FIRST INSTANCE.</text:p>
          </table:table-cell>
          <table:table-cell table:number-columns-repeated="1020"/>
        </table:table-row>
        <table:table-row table:style-name="ro1">
          <table:table-cell table:style-name="ce6" office:value-type="string" calcext:value-type="string">
            <text:p>sec_app_revol_util </text:p>
          </table:table-cell>
          <table:table-cell table:style-name="ce49" table:formula="of:=[.B123]+1" office:value-type="float" office:value="123" calcext:value-type="float">
            <text:p>123</text:p>
          </table:table-cell>
          <table:table-cell table:style-name="ce2" office:value-type="string" calcext:value-type="string">
            <text:p>num</text:p>
          </table:table-cell>
          <table:table-cell table:style-name="ce13" office:value-type="string" calcext:value-type="string">
            <text:p>Ratio of total current balance to high credit/credit limit for all revolving accounts. VARIABLE NOT USED. WE RELY ON THE MAIN BORROWER IN THE FIRST INSTANCE.</text:p>
          </table:table-cell>
          <table:table-cell table:number-columns-repeated="1020"/>
        </table:table-row>
        <table:table-row table:style-name="ro1">
          <table:table-cell table:style-name="ce2" office:value-type="string" calcext:value-type="string">
            <text:p>settlement_amount</text:p>
          </table:table-cell>
          <table:table-cell table:style-name="ce49" table:formula="of:=[.B124]+1" office:value-type="float" office:value="124" calcext:value-type="float">
            <text:p>124</text:p>
          </table:table-cell>
          <table:table-cell table:style-name="ce2" office:value-type="string" calcext:value-type="string">
            <text:p>num</text:p>
          </table:table-cell>
          <table:table-cell table:style-name="ce9" office:value-type="string" calcext:value-type="string">
            <text:p>The loan amount that the borrower has agreed to settle for</text:p>
          </table:table-cell>
          <table:table-cell table:number-columns-repeated="1020"/>
        </table:table-row>
        <table:table-row table:style-name="ro1">
          <table:table-cell table:style-name="ce2" office:value-type="string" calcext:value-type="string">
            <text:p>settlement_date</text:p>
          </table:table-cell>
          <table:table-cell table:style-name="ce49" table:formula="of:=[.B125]+1" office:value-type="float" office:value="125" calcext:value-type="float">
            <text:p>125</text:p>
          </table:table-cell>
          <table:table-cell table:style-name="ce2" office:value-type="string" calcext:value-type="string">
            <text:p>dte</text:p>
          </table:table-cell>
          <table:table-cell table:style-name="ce9" office:value-type="string" calcext:value-type="string">
            <text:p>The date that the borrower agrees to the settlement plan</text:p>
          </table:table-cell>
          <table:table-cell table:number-columns-repeated="1020"/>
        </table:table-row>
        <table:table-row table:style-name="ro1">
          <table:table-cell table:style-name="ce2" office:value-type="string" calcext:value-type="string">
            <text:p>settlement_percentage</text:p>
          </table:table-cell>
          <table:table-cell table:style-name="ce49" table:formula="of:=[.B126]+1" office:value-type="float" office:value="126" calcext:value-type="float">
            <text:p>126</text:p>
          </table:table-cell>
          <table:table-cell table:style-name="ce2" office:value-type="string" calcext:value-type="string">
            <text:p>num</text:p>
          </table:table-cell>
          <table:table-cell table:style-name="ce9" office:value-type="string" calcext:value-type="string">
            <text:p>The settlement amount as a percentage of the payoff balance amount on the loan</text:p>
          </table:table-cell>
          <table:table-cell table:number-columns-repeated="1020"/>
        </table:table-row>
        <table:table-row table:style-name="ro1">
          <table:table-cell table:style-name="ce2" office:value-type="string" calcext:value-type="string">
            <text:p>settlement_status</text:p>
          </table:table-cell>
          <table:table-cell table:style-name="ce49" table:formula="of:=[.B127]+1" office:value-type="float" office:value="127" calcext:value-type="float">
            <text:p>127</text:p>
          </table:table-cell>
          <table:table-cell table:style-name="ce3" office:value-type="string" calcext:value-type="string">
            <text:p>fct</text:p>
          </table:table-cell>
          <table:table-cell table:style-name="ce9" office:value-type="string" calcext:value-type="string">
            <text:p>The status of the borrower’s settlement plan. Possible values are: COMPLETE, ACTIVE, BROKEN, CANCELLED, DENIED, DRAFT</text:p>
          </table:table-cell>
          <table:table-cell table:number-columns-repeated="1020"/>
        </table:table-row>
        <table:table-row table:style-name="ro1">
          <table:table-cell table:style-name="ce2" office:value-type="string" calcext:value-type="string">
            <text:p>settlement_term</text:p>
          </table:table-cell>
          <table:table-cell table:style-name="ce49" table:formula="of:=[.B128]+1" office:value-type="float" office:value="128" calcext:value-type="float">
            <text:p>128</text:p>
          </table:table-cell>
          <table:table-cell table:style-name="ce2" office:value-type="string" calcext:value-type="string">
            <text:p>int</text:p>
          </table:table-cell>
          <table:table-cell table:style-name="ce9" office:value-type="string" calcext:value-type="string">
            <text:p>The number of months that the borrower will be on the settlement plan</text:p>
          </table:table-cell>
          <table:table-cell table:number-columns-repeated="1020"/>
        </table:table-row>
        <table:table-row table:style-name="ro1">
          <table:table-cell table:style-name="ce3" office:value-type="string" calcext:value-type="string">
            <text:p>sub_grade</text:p>
          </table:table-cell>
          <table:table-cell table:style-name="ce49" table:formula="of:=[.B129]+1" office:value-type="float" office:value="129" calcext:value-type="float">
            <text:p>129</text:p>
          </table:table-cell>
          <table:table-cell table:style-name="ce3" office:value-type="string" calcext:value-type="string">
            <text:p>fct</text:p>
          </table:table-cell>
          <table:table-cell table:style-name="ce10" office:value-type="string" calcext:value-type="string">
            <text:p>LC assigned loan subgrade</text:p>
          </table:table-cell>
          <table:table-cell table:number-columns-repeated="1020"/>
        </table:table-row>
        <table:table-row table:style-name="ro1">
          <table:table-cell table:style-name="ce2" office:value-type="string" calcext:value-type="string">
            <text:p>tax_liens</text:p>
          </table:table-cell>
          <table:table-cell table:style-name="ce49" table:formula="of:=[.B130]+1" office:value-type="float" office:value="130" calcext:value-type="float">
            <text:p>130</text:p>
          </table:table-cell>
          <table:table-cell table:style-name="ce2" office:value-type="string" calcext:value-type="string">
            <text:p>num</text:p>
          </table:table-cell>
          <table:table-cell table:style-name="ce10" office:value-type="string" calcext:value-type="string">
            <text:p>Number of tax liens</text:p>
          </table:table-cell>
          <table:table-cell table:number-columns-repeated="1020"/>
        </table:table-row>
        <table:table-row table:style-name="ro1">
          <table:table-cell table:style-name="ce3" office:value-type="string" calcext:value-type="string">
            <text:p>term</text:p>
          </table:table-cell>
          <table:table-cell table:style-name="ce49" table:formula="of:=[.B131]+1" office:value-type="float" office:value="131" calcext:value-type="float">
            <text:p>131</text:p>
          </table:table-cell>
          <table:table-cell table:style-name="ce2" office:value-type="string" calcext:value-type="string">
            <text:p>num</text:p>
          </table:table-cell>
          <table:table-cell table:style-name="ce10" office:value-type="string" calcext:value-type="string">
            <text:p>The number of payments on the loan. Values are in months and can be either 36 or 60.</text:p>
          </table:table-cell>
          <table:table-cell table:number-columns-repeated="1020"/>
        </table:table-row>
        <table:table-row table:style-name="ro1">
          <table:table-cell table:style-name="ce3" office:value-type="string" calcext:value-type="string">
            <text:p>title</text:p>
          </table:table-cell>
          <table:table-cell table:style-name="ce49" table:formula="of:=[.B132]+1" office:value-type="float" office:value="132" calcext:value-type="float">
            <text:p>132</text:p>
          </table:table-cell>
          <table:table-cell table:style-name="ce3" office:value-type="string" calcext:value-type="string">
            <text:p>chr</text:p>
          </table:table-cell>
          <table:table-cell table:style-name="ce10" office:value-type="string" calcext:value-type="string">
            <text:p>The loan title provided by the borrower</text:p>
          </table:table-cell>
          <table:table-cell table:number-columns-repeated="1020"/>
        </table:table-row>
        <table:table-row table:style-name="ro1">
          <table:table-cell table:style-name="ce2" office:value-type="string" calcext:value-type="string">
            <text:p>tot_coll_amt</text:p>
          </table:table-cell>
          <table:table-cell table:style-name="ce49" table:formula="of:=[.B133]+1" office:value-type="float" office:value="133" calcext:value-type="float">
            <text:p>133</text:p>
          </table:table-cell>
          <table:table-cell table:style-name="ce2" office:value-type="string" calcext:value-type="string">
            <text:p>num</text:p>
          </table:table-cell>
          <table:table-cell table:style-name="ce9" office:value-type="string" calcext:value-type="string">
            <text:p>Total collection amounts ever owed</text:p>
          </table:table-cell>
          <table:table-cell table:number-columns-repeated="1020"/>
        </table:table-row>
        <table:table-row table:style-name="ro1">
          <table:table-cell table:style-name="ce2" office:value-type="string" calcext:value-type="string">
            <text:p>tot_cur_bal</text:p>
          </table:table-cell>
          <table:table-cell table:style-name="ce49" table:formula="of:=[.B134]+1" office:value-type="float" office:value="134" calcext:value-type="float">
            <text:p>134</text:p>
          </table:table-cell>
          <table:table-cell table:style-name="ce2" office:value-type="string" calcext:value-type="string">
            <text:p>num</text:p>
          </table:table-cell>
          <table:table-cell table:style-name="ce9" office:value-type="string" calcext:value-type="string">
            <text:p>Total current balance of all accounts</text:p>
          </table:table-cell>
          <table:table-cell table:number-columns-repeated="1020"/>
        </table:table-row>
        <table:table-row table:style-name="ro1">
          <table:table-cell table:style-name="ce2" office:value-type="string" calcext:value-type="string">
            <text:p>tot_hi_cred_lim</text:p>
          </table:table-cell>
          <table:table-cell table:style-name="ce49" table:formula="of:=[.B135]+1" office:value-type="float" office:value="135" calcext:value-type="float">
            <text:p>135</text:p>
          </table:table-cell>
          <table:table-cell table:style-name="ce2" office:value-type="string" calcext:value-type="string">
            <text:p>num</text:p>
          </table:table-cell>
          <table:table-cell table:style-name="ce10" office:value-type="string" calcext:value-type="string">
            <text:p>Total high credit/credit limit</text:p>
          </table:table-cell>
          <table:table-cell table:number-columns-repeated="1020"/>
        </table:table-row>
        <table:table-row table:style-name="ro1">
          <table:table-cell table:style-name="ce3" office:value-type="string" calcext:value-type="string">
            <text:p>total_acc</text:p>
          </table:table-cell>
          <table:table-cell table:style-name="ce49" table:formula="of:=[.B136]+1" office:value-type="float" office:value="136" calcext:value-type="float">
            <text:p>136</text:p>
          </table:table-cell>
          <table:table-cell table:style-name="ce2" office:value-type="string" calcext:value-type="string">
            <text:p>num</text:p>
          </table:table-cell>
          <table:table-cell table:style-name="ce10" office:value-type="string" calcext:value-type="string">
            <text:p>The total number of credit lines currently in the borrower s credit file</text:p>
          </table:table-cell>
          <table:table-cell table:number-columns-repeated="1020"/>
        </table:table-row>
        <table:table-row table:style-name="ro1">
          <table:table-cell table:style-name="ce2" office:value-type="string" calcext:value-type="string">
            <text:p>total_bal_ex_mort</text:p>
          </table:table-cell>
          <table:table-cell table:style-name="ce49" table:formula="of:=[.B137]+1" office:value-type="float" office:value="137" calcext:value-type="float">
            <text:p>137</text:p>
          </table:table-cell>
          <table:table-cell table:style-name="ce2" office:value-type="string" calcext:value-type="string">
            <text:p>num</text:p>
          </table:table-cell>
          <table:table-cell table:style-name="ce10" office:value-type="string" calcext:value-type="string">
            <text:p>Total credit balance excluding mortgage</text:p>
          </table:table-cell>
          <table:table-cell table:number-columns-repeated="1020"/>
        </table:table-row>
        <table:table-row table:style-name="ro1">
          <table:table-cell table:style-name="ce2" office:value-type="string" calcext:value-type="string">
            <text:p>total_bal_il</text:p>
          </table:table-cell>
          <table:table-cell table:style-name="ce49" table:formula="of:=[.B138]+1" office:value-type="float" office:value="138" calcext:value-type="float">
            <text:p>138</text:p>
          </table:table-cell>
          <table:table-cell table:style-name="ce2" office:value-type="string" calcext:value-type="string">
            <text:p>num</text:p>
          </table:table-cell>
          <table:table-cell table:style-name="ce9" office:value-type="string" calcext:value-type="string">
            <text:p>Total current balance of all installment accounts</text:p>
          </table:table-cell>
          <table:table-cell table:number-columns-repeated="1020"/>
        </table:table-row>
        <table:table-row table:style-name="ro1">
          <table:table-cell table:style-name="ce2" office:value-type="string" calcext:value-type="string">
            <text:p>total_bc_limit</text:p>
          </table:table-cell>
          <table:table-cell table:style-name="ce49" table:formula="of:=[.B139]+1" office:value-type="float" office:value="139" calcext:value-type="float">
            <text:p>139</text:p>
          </table:table-cell>
          <table:table-cell table:style-name="ce2" office:value-type="string" calcext:value-type="string">
            <text:p>num</text:p>
          </table:table-cell>
          <table:table-cell table:style-name="ce10" office:value-type="string" calcext:value-type="string">
            <text:p>Total bankcard high credit/credit limit</text:p>
          </table:table-cell>
          <table:table-cell table:number-columns-repeated="1020"/>
        </table:table-row>
        <table:table-row table:style-name="ro1">
          <table:table-cell table:style-name="ce2" office:value-type="string" calcext:value-type="string">
            <text:p>total_cu_tl</text:p>
          </table:table-cell>
          <table:table-cell table:style-name="ce49" table:formula="of:=[.B140]+1" office:value-type="float" office:value="140" calcext:value-type="float">
            <text:p>140</text:p>
          </table:table-cell>
          <table:table-cell table:style-name="ce2" office:value-type="string" calcext:value-type="string">
            <text:p>num</text:p>
          </table:table-cell>
          <table:table-cell table:style-name="ce9" office:value-type="string" calcext:value-type="string">
            <text:p>Number of finance trades</text:p>
          </table:table-cell>
          <table:table-cell table:number-columns-repeated="1020"/>
        </table:table-row>
        <table:table-row table:style-name="ro1">
          <table:table-cell table:style-name="ce2" office:value-type="string" calcext:value-type="string">
            <text:p>total_il_high_credit_limit</text:p>
          </table:table-cell>
          <table:table-cell table:style-name="ce49" table:formula="of:=[.B141]+1" office:value-type="float" office:value="141" calcext:value-type="float">
            <text:p>141</text:p>
          </table:table-cell>
          <table:table-cell table:style-name="ce2" office:value-type="string" calcext:value-type="string">
            <text:p>num</text:p>
          </table:table-cell>
          <table:table-cell table:style-name="ce10" office:value-type="string" calcext:value-type="string">
            <text:p>Total installment high credit/credit limit</text:p>
          </table:table-cell>
          <table:table-cell table:number-columns-repeated="1020"/>
        </table:table-row>
        <table:table-row table:style-name="ro1">
          <table:table-cell table:style-name="ce3" office:value-type="string" calcext:value-type="string">
            <text:p>total_pymnt</text:p>
          </table:table-cell>
          <table:table-cell table:style-name="ce49" table:formula="of:=[.B142]+1" office:value-type="float" office:value="142" calcext:value-type="float">
            <text:p>142</text:p>
          </table:table-cell>
          <table:table-cell table:style-name="ce2" office:value-type="string" calcext:value-type="string">
            <text:p>num</text:p>
          </table:table-cell>
          <table:table-cell table:style-name="ce10" office:value-type="string" calcext:value-type="string">
            <text:p>Payments received to date for total amount funded</text:p>
          </table:table-cell>
          <table:table-cell table:number-columns-repeated="1020"/>
        </table:table-row>
        <table:table-row table:style-name="ro1">
          <table:table-cell table:style-name="ce3" office:value-type="string" calcext:value-type="string">
            <text:p>total_pymnt_inv</text:p>
          </table:table-cell>
          <table:table-cell table:style-name="ce49" table:formula="of:=[.B143]+1" office:value-type="float" office:value="143" calcext:value-type="float">
            <text:p>143</text:p>
          </table:table-cell>
          <table:table-cell table:style-name="ce2" office:value-type="string" calcext:value-type="string">
            <text:p>num</text:p>
          </table:table-cell>
          <table:table-cell table:style-name="ce10" office:value-type="string" calcext:value-type="string">
            <text:p>Payments received to date for portion of total amount funded by investors</text:p>
          </table:table-cell>
          <table:table-cell table:number-columns-repeated="1020"/>
        </table:table-row>
        <table:table-row table:style-name="ro1">
          <table:table-cell table:style-name="ce3" office:value-type="string" calcext:value-type="string">
            <text:p>total_rec_int</text:p>
          </table:table-cell>
          <table:table-cell table:style-name="ce49" table:formula="of:=[.B144]+1" office:value-type="float" office:value="144" calcext:value-type="float">
            <text:p>144</text:p>
          </table:table-cell>
          <table:table-cell table:style-name="ce2" office:value-type="string" calcext:value-type="string">
            <text:p>num</text:p>
          </table:table-cell>
          <table:table-cell table:style-name="ce11" office:value-type="string" calcext:value-type="string">
            <text:p>Interest received to date</text:p>
          </table:table-cell>
          <table:table-cell table:number-columns-repeated="1020"/>
        </table:table-row>
        <table:table-row table:style-name="ro1">
          <table:table-cell table:style-name="ce3" office:value-type="string" calcext:value-type="string">
            <text:p>total_rec_late_fee</text:p>
          </table:table-cell>
          <table:table-cell table:style-name="ce49" table:formula="of:=[.B145]+1" office:value-type="float" office:value="145" calcext:value-type="float">
            <text:p>145</text:p>
          </table:table-cell>
          <table:table-cell table:style-name="ce2" office:value-type="string" calcext:value-type="string">
            <text:p>num</text:p>
          </table:table-cell>
          <table:table-cell table:style-name="ce11" office:value-type="string" calcext:value-type="string">
            <text:p>Late fees received to date</text:p>
          </table:table-cell>
          <table:table-cell table:number-columns-repeated="1020"/>
        </table:table-row>
        <table:table-row table:style-name="ro1">
          <table:table-cell table:style-name="ce3" office:value-type="string" calcext:value-type="string">
            <text:p>total_rec_prncp</text:p>
          </table:table-cell>
          <table:table-cell table:style-name="ce49" table:formula="of:=[.B146]+1" office:value-type="float" office:value="146" calcext:value-type="float">
            <text:p>146</text:p>
          </table:table-cell>
          <table:table-cell table:style-name="ce2" office:value-type="string" calcext:value-type="string">
            <text:p>num</text:p>
          </table:table-cell>
          <table:table-cell table:style-name="ce11" office:value-type="string" calcext:value-type="string">
            <text:p>Principal received to date</text:p>
          </table:table-cell>
          <table:table-cell table:number-columns-repeated="1020"/>
        </table:table-row>
        <table:table-row table:style-name="ro1">
          <table:table-cell table:style-name="ce2" office:value-type="string" calcext:value-type="string">
            <text:p>total_rev_hi_lim  </text:p>
          </table:table-cell>
          <table:table-cell table:style-name="ce49" table:formula="of:=[.B147]+1" office:value-type="float" office:value="147" calcext:value-type="float">
            <text:p>147</text:p>
          </table:table-cell>
          <table:table-cell table:style-name="ce2" office:value-type="string" calcext:value-type="string">
            <text:p>num</text:p>
          </table:table-cell>
          <table:table-cell table:style-name="ce9" office:value-type="string" calcext:value-type="string">
            <text:p>Total revolving high credit/credit limit</text:p>
          </table:table-cell>
          <table:table-cell table:number-columns-repeated="1020"/>
        </table:table-row>
        <table:table-row table:style-name="ro1">
          <table:table-cell table:style-name="ce3" office:value-type="string" calcext:value-type="string">
            <text:p>url</text:p>
          </table:table-cell>
          <table:table-cell table:style-name="ce49" table:formula="of:=[.B148]+1" office:value-type="float" office:value="148" calcext:value-type="float">
            <text:p>148</text:p>
          </table:table-cell>
          <table:table-cell table:style-name="ce3" office:value-type="string" calcext:value-type="string">
            <text:p>chr</text:p>
          </table:table-cell>
          <table:table-cell table:style-name="ce11" office:value-type="string" calcext:value-type="string">
            <text:p>URL for the LC page with listing data.</text:p>
          </table:table-cell>
          <table:table-cell table:number-columns-repeated="1020"/>
        </table:table-row>
        <table:table-row table:style-name="ro1">
          <table:table-cell table:style-name="ce4" office:value-type="string" calcext:value-type="string">
            <text:p>verification_status</text:p>
          </table:table-cell>
          <table:table-cell table:style-name="ce49" table:formula="of:=[.B149]+1" office:value-type="float" office:value="149" calcext:value-type="float">
            <text:p>149</text:p>
          </table:table-cell>
          <table:table-cell table:style-name="ce3" office:value-type="string" calcext:value-type="string">
            <text:p>fct</text:p>
          </table:table-cell>
          <table:table-cell table:style-name="ce11" office:value-type="string" calcext:value-type="string">
            <text:p>Indicates if income was verified by LC, not verified, or if the income source was verified</text:p>
          </table:table-cell>
          <table:table-cell table:number-columns-repeated="1020"/>
        </table:table-row>
        <table:table-row table:style-name="ro1">
          <table:table-cell table:style-name="ce4" office:value-type="string" calcext:value-type="string">
            <text:p>verified_status_joint</text:p>
          </table:table-cell>
          <table:table-cell table:style-name="ce49" table:formula="of:=[.B150]+1" office:value-type="float" office:value="150" calcext:value-type="float">
            <text:p>150</text:p>
          </table:table-cell>
          <table:table-cell table:style-name="ce3" office:value-type="string" calcext:value-type="string">
            <text:p>fct</text:p>
          </table:table-cell>
          <table:table-cell table:style-name="ce11" office:value-type="string" calcext:value-type="string">
            <text:p>Indicates if the coborrowers joint income was verified by LC, not verified, or if the income source was verified</text:p>
          </table:table-cell>
          <table:table-cell table:number-columns-repeated="1020"/>
        </table:table-row>
        <table:table-row table:style-name="ro1">
          <table:table-cell table:style-name="ce6" office:value-type="string" calcext:value-type="string">
            <text:p>zip_code</text:p>
          </table:table-cell>
          <table:table-cell table:style-name="ce49" table:formula="of:=[.B151]+1" office:value-type="float" office:value="151" calcext:value-type="float">
            <text:p>151</text:p>
          </table:table-cell>
          <table:table-cell table:style-name="ce6" office:value-type="string" calcext:value-type="string">
            <text:p>chr</text:p>
          </table:table-cell>
          <table:table-cell table:style-name="ce13" office:value-type="string" calcext:value-type="string">
            <text:p>The first 3 numbers of the zip code provided by the borrower in the loan application.</text:p>
          </table:table-cell>
          <table:table-cell table:number-columns-repeated="1020"/>
        </table:table-row>
        <table:table-row table:style-name="ro1">
          <table:table-cell table:number-columns-repeated="1024"/>
        </table:table-row>
        <table:table-row table:style-name="ro1">
          <table:table-cell table:number-columns-repeated="3"/>
          <table:table-cell table:style-name="ce15"/>
          <table:table-cell table:number-columns-repeated="1020"/>
        </table:table-row>
        <table:table-row table:style-name="ro1" table:number-rows-repeated="1048421">
          <table:table-cell table:number-columns-repeated="1024"/>
        </table:table-row>
        <table:table-row table:style-name="ro1">
          <table:table-cell table:number-columns-repeated="1024"/>
        </table:table-row>
        <table:named-expressions>
          <table:named-range table:name="_xlnm._FilterDatabase" table:base-cell-address="$LoanStats.$A$1" table:cell-range-address="$LoanStats.$A$1:.$D$129"/>
        </table:named-expressions>
      </table:table>
      <table:table table:name="Lookups" table:style-name="ta2">
        <office:forms form:automatic-focus="false" form:apply-design-mode="false"/>
        <table:table-column table:style-name="co7" table:default-cell-style-name="ce62"/>
        <table:table-column table:style-name="co8" table:default-cell-style-name="ce62"/>
        <table:table-column table:style-name="co9" table:default-cell-style-name="ce62"/>
        <table:table-column table:style-name="co10" table:default-cell-style-name="ce76"/>
        <table:table-column table:style-name="co11" table:default-cell-style-name="ce62"/>
        <table:table-column table:style-name="co12" table:default-cell-style-name="ce62"/>
        <table:table-column table:style-name="co13" table:default-cell-style-name="ce62"/>
        <table:table-column table:style-name="co8" table:number-columns-repeated="56" table:default-cell-style-name="ce62"/>
        <table:table-row table:style-name="ro2">
          <table:table-cell table:number-columns-repeated="63"/>
        </table:table-row>
        <table:table-row table:style-name="ro3">
          <table:table-cell table:style-name="ce63"/>
          <table:table-cell table:number-columns-repeated="3"/>
          <table:table-cell table:style-name="ce64" office:value-type="string" calcext:value-type="string">
            <text:p>id member_id loan_amnt funded_amnt funded_amnt_inv term int_rate installment grade sub_grade emp_title emp_length home_ownership annual_inc verification_status issue_d loan_status pymnt_plan url desc purpose title zip_code addr_state dti delinq_2yrs earliest_cr_line inq_last_6mths mths_since_last_delinq mths_since_last_record open_acc pub_rec revol_bal revol_util total_acc initial_list_status out_prncp out_prncp_inv total_pymnt total_pymnt_inv total_rec_prncp total_rec_int total_rec_late_fee recoveries collection_recovery_fee last_pymnt_d last_pymnt_amnt next_pymnt_d last_credit_pull_d collections_12_mths_ex_med mths_since_last_major_derog policy_code application_type annual_inc_joint dti_joint verification_status_joint acc_now_delinq tot_coll_amt tot_cur_bal open_acc_6m open_act_il open_il_12m open_il_24m mths_since_rcnt_il total_bal_il il_util open_rv_12m open_rv_24m max_bal_bc all_util total_rev_hi_lim inq_fi total_cu_tl inq_last_12m acc_open_past_24mths avg_cur_bal bc_open_to_buy bc_util chargeoff_within_12_mths delinq_amnt mo_sin_old_il_acct mo_sin_old_rev_tl_op mo_sin_rcnt_rev_tl_op mo_sin_rcnt_tl mort_acc mths_since_recent_bc mths_since_recent_bc_dlq mths_since_recent_inq mths_since_recent_revol_delinq num_accts_ever_120_pd num_actv_bc_tl num_actv_rev_tl num_bc_sats num_bc_tl num_il_tl num_op_rev_tl num_rev_accts num_rev_tl_bal_gt_0 num_sats num_tl_120dpd_2m num_tl_30dpd num_tl_90g_dpd_24m num_tl_op_past_12m pct_tl_nvr_dlq percent_bc_gt_75 pub_rec_bankruptcies tax_liens tot_hi_cred_lim total_bal_ex_mort total_bc_limit total_il_high_credit_limit revol_bal_joint sec_app_earliest_cr_line sec_app_inq_last_6mths sec_app_mort_acc sec_app_open_acc sec_app_revol_util sec_app_open_act_il sec_app_num_rev_accts sec_app_chargeoff_within_12_mths sec_app_collections_12_mths_ex_med sec_app_mths_since_last_major_derog hardship_flag hardship_type hardship_reason hardship_status deferral_term hardship_amount hardship_start_date hardship_end_date payment_plan_start_date hardship_length hardship_dpd hardship_loan_status orig_projected_additional_accrued_interest hardship_payoff_balance_amount hardship_last_payment_amount disbursement_method debt_settlement_flag debt_settlement_flag_date settlement_status settlement_date settlement_amount settlement_percentage settlement_term</text:p>
          </table:table-cell>
          <table:table-cell table:number-columns-repeated="58"/>
        </table:table-row>
        <table:table-row table:style-name="ro2" table:number-rows-repeated="2">
          <table:table-cell table:style-name="ce64"/>
          <table:table-cell table:number-columns-repeated="62"/>
        </table:table-row>
        <table:table-row table:style-name="ro4">
          <table:table-cell table:style-name="ce66"/>
          <table:table-cell table:style-name="ce75" office:value-type="string" calcext:value-type="string">
            <text:p>COUNT</text:p>
          </table:table-cell>
          <table:table-cell table:style-name="ce75" office:value-type="string" calcext:value-type="string">
            <text:p>DATASET VARIABLES</text:p>
          </table:table-cell>
          <table:table-cell table:style-name="ce75" office:value-type="string" calcext:value-type="string">
            <text:p>ROW IN STATS</text:p>
          </table:table-cell>
          <table:table-cell table:style-name="ce75" office:value-type="string" calcext:value-type="string">
            <text:p>DESCRIPTION IN STATS</text:p>
          </table:table-cell>
          <table:table-cell table:style-name="ce59" office:value-type="string" calcext:value-type="string">
            <text:p>MODEL</text:p>
          </table:table-cell>
          <table:table-cell table:style-name="ce65" office:value-type="string" calcext:value-type="string">
            <text:p>OUTPUT</text:p>
          </table:table-cell>
          <table:table-cell table:style-name="ce71" office:value-type="string" calcext:value-type="string">
            <text:p>PRICING</text:p>
          </table:table-cell>
          <table:table-cell table:number-columns-repeated="55"/>
        </table:table-row>
        <table:table-row table:style-name="ro5">
          <table:table-cell table:style-name="ce67" office:value-type="float" office:value="0" calcext:value-type="float">
            <text:p>0</text:p>
          </table:table-cell>
          <table:table-cell table:style-name="ce76" office:value-type="float" office:value="1" calcext:value-type="float">
            <text:p>1</text:p>
          </table:table-cell>
          <table:table-cell table:style-name="ce77" table:formula="of:=MID([.$E$2]; [.A6]+1; [.A7]-[.A6] - 1)" office:value-type="string" office:string-value="id" calcext:value-type="string">
            <text:p>id</text:p>
          </table:table-cell>
          <table:table-cell table:style-name="ce79" table:formula="of:=VLOOKUP([.C6]; [$LoanStats.$A$2:$LoanStats.$C$152]; 2)" office:value-type="float" office:value="44" calcext:value-type="float">
            <text:p>44</text:p>
          </table:table-cell>
          <table:table-cell table:style-name="ce77" table:formula="of:=INDEX([LoanStats.$D$2:.$D$152]; [.$D6]; 1)" office:value-type="string" office:string-value="A unique LC assigned ID for the loan listing." calcext:value-type="string">
            <text:p>A unique LC assigned ID for the loan listing.</text:p>
          </table:table-cell>
          <table:table-cell table:style-name="ce60"/>
          <table:table-cell table:style-name="ce69"/>
          <table:table-cell table:style-name="ce72"/>
          <table:table-cell table:number-columns-repeated="55"/>
        </table:table-row>
        <table:table-row table:style-name="ro5">
          <table:table-cell table:style-name="ce68" table:formula="of:=FIND(&quot; &quot;; [.$E$2]; [.A5]+1)" office:value-type="float" office:value="3" calcext:value-type="float">
            <text:p>3</text:p>
          </table:table-cell>
          <table:table-cell table:style-name="ce76" table:formula="of:=[.B6]+1" office:value-type="float" office:value="2" calcext:value-type="float">
            <text:p>2</text:p>
          </table:table-cell>
          <table:table-cell table:style-name="ce77" table:formula="of:=MID([.$E$2]; [.A7]+1; [.A8]-[.A7] - 1)" office:value-type="string" office:string-value="member_id" calcext:value-type="string">
            <text:p>member_id</text:p>
          </table:table-cell>
          <table:table-cell table:style-name="ce79" table:formula="of:=VLOOKUP([.C7]; [$LoanStats.$A$2:$LoanStats.$C$152]; 2)" office:value-type="float" office:value="61" calcext:value-type="float">
            <text:p>61</text:p>
          </table:table-cell>
          <table:table-cell table:style-name="ce77" table:formula="of:=INDEX([LoanStats.$D$2:.$D$152]; [.$D7]; 1)" office:value-type="string" office:string-value="A unique LC assigned Id for the borrower member." calcext:value-type="string">
            <text:p>A unique LC assigned Id for the borrower member.</text:p>
          </table:table-cell>
          <table:table-cell table:style-name="ce60"/>
          <table:table-cell table:style-name="ce69"/>
          <table:table-cell table:style-name="ce72"/>
          <table:table-cell table:number-columns-repeated="55"/>
        </table:table-row>
        <table:table-row table:style-name="ro5">
          <table:table-cell table:style-name="ce68" table:formula="of:=FIND(&quot; &quot;; [.$E$2]; [.A7]+1)" office:value-type="float" office:value="13" calcext:value-type="float">
            <text:p>13</text:p>
          </table:table-cell>
          <table:table-cell table:style-name="ce76" table:formula="of:=[.B7]+1" office:value-type="float" office:value="3" calcext:value-type="float">
            <text:p>3</text:p>
          </table:table-cell>
          <table:table-cell table:style-name="ce77" table:formula="of:=MID([.$E$2]; [.A8]+1; [.A9]-[.A8] - 1)" office:value-type="string" office:string-value="loan_amnt" calcext:value-type="string">
            <text:p>loan_amnt</text:p>
          </table:table-cell>
          <table:table-cell table:style-name="ce79" table:formula="of:=VLOOKUP([.C8]; [$LoanStats.$A$2:$LoanStats.$C$152]; 2)" office:value-type="float" office:value="58" calcext:value-type="float">
            <text:p>58</text:p>
          </table:table-cell>
          <table:table-cell table:style-name="ce77" table:formula="of:=INDEX([LoanStats.$D$2:.$D$152]; [.$D8]; 1)" office:value-type="string" office:string-value="The listed amount of the loan applied for by the borrower. If at some point in time, the credit department reduces the loan amount, then it will be reflected in this value." calcext:value-type="string">
            <text:p>The listed amount of the loan applied for by the borrower. If at some point in time, the credit department reduces the loan amount, then it will be reflected in this value.</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8]+1)" office:value-type="float" office:value="23" calcext:value-type="float">
            <text:p>23</text:p>
          </table:table-cell>
          <table:table-cell table:style-name="ce76" table:formula="of:=[.B8]+1" office:value-type="float" office:value="4" calcext:value-type="float">
            <text:p>4</text:p>
          </table:table-cell>
          <table:table-cell table:style-name="ce77" table:formula="of:=MID([.$E$2]; [.A9]+1; [.A10]-[.A9] - 1)" office:value-type="string" office:string-value="funded_amnt" calcext:value-type="string">
            <text:p>funded_amnt</text:p>
          </table:table-cell>
          <table:table-cell table:style-name="ce79" table:formula="of:=VLOOKUP([.C9]; [$LoanStats.$A$2:$LoanStats.$C$152]; 2)" office:value-type="float" office:value="28" calcext:value-type="float">
            <text:p>28</text:p>
          </table:table-cell>
          <table:table-cell table:style-name="ce77" table:formula="of:=INDEX([LoanStats.$D$2:.$D$152]; [.$D9]; 1)" office:value-type="string" office:string-value="The total amount committed to that loan at that point in time." calcext:value-type="string">
            <text:p>The total amount committed to that loan at that point in time.</text:p>
          </table:table-cell>
          <table:table-cell table:style-name="ce60"/>
          <table:table-cell table:style-name="ce69"/>
          <table:table-cell table:style-name="ce72"/>
          <table:table-cell table:number-columns-repeated="55"/>
        </table:table-row>
        <table:table-row table:style-name="ro5">
          <table:table-cell table:style-name="ce68" table:formula="of:=FIND(&quot; &quot;; [.$E$2]; [.A9]+1)" office:value-type="float" office:value="35" calcext:value-type="float">
            <text:p>35</text:p>
          </table:table-cell>
          <table:table-cell table:style-name="ce76" table:formula="of:=[.B9]+1" office:value-type="float" office:value="5" calcext:value-type="float">
            <text:p>5</text:p>
          </table:table-cell>
          <table:table-cell table:style-name="ce77" table:formula="of:=MID([.$E$2]; [.A10]+1; [.A11]-[.A10] - 1)" office:value-type="string" office:string-value="funded_amnt_inv" calcext:value-type="string">
            <text:p>funded_amnt_inv</text:p>
          </table:table-cell>
          <table:table-cell table:style-name="ce79" table:formula="of:=VLOOKUP([.C10]; [$LoanStats.$A$2:$LoanStats.$C$152]; 2)" office:value-type="float" office:value="29" calcext:value-type="float">
            <text:p>29</text:p>
          </table:table-cell>
          <table:table-cell table:style-name="ce77" table:formula="of:=INDEX([LoanStats.$D$2:.$D$152]; [.$D10]; 1)" office:value-type="string" office:string-value="The total amount committed by investors for that loan at that point in time." calcext:value-type="string">
            <text:p>The total amount committed by investors for that loan at that point in time.</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10]+1)" office:value-type="float" office:value="51" calcext:value-type="float">
            <text:p>51</text:p>
          </table:table-cell>
          <table:table-cell table:style-name="ce76" table:formula="of:=[.B10]+1" office:value-type="float" office:value="6" calcext:value-type="float">
            <text:p>6</text:p>
          </table:table-cell>
          <table:table-cell table:style-name="ce77" table:formula="of:=MID([.$E$2]; [.A11]+1; [.A12]-[.A11] - 1)" office:value-type="string" office:string-value="term" calcext:value-type="string">
            <text:p>term</text:p>
          </table:table-cell>
          <table:table-cell table:style-name="ce79" table:formula="of:=VLOOKUP([.C11]; [$LoanStats.$A$2:$LoanStats.$C$152]; 2)" office:value-type="float" office:value="131" calcext:value-type="float">
            <text:p>131</text:p>
          </table:table-cell>
          <table:table-cell table:style-name="ce77" table:formula="of:=INDEX([LoanStats.$D$2:.$D$152]; [.$D11]; 1)" office:value-type="string" office:string-value="The number of payments on the loan. Values are in months and can be either 36 or 60." calcext:value-type="string">
            <text:p>The number of payments on the loan. Values are in months and can be either 36 or 60.</text:p>
          </table:table-cell>
          <table:table-cell table:style-name="ce60" office:value-type="boolean" office:boolean-value="true" calcext:value-type="boolean">
            <text:p>TRUE</text:p>
          </table:table-cell>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11]+1)" office:value-type="float" office:value="56" calcext:value-type="float">
            <text:p>56</text:p>
          </table:table-cell>
          <table:table-cell table:style-name="ce76" table:formula="of:=[.B11]+1" office:value-type="float" office:value="7" calcext:value-type="float">
            <text:p>7</text:p>
          </table:table-cell>
          <table:table-cell table:style-name="ce77" table:formula="of:=MID([.$E$2]; [.A12]+1; [.A13]-[.A12] - 1)" office:value-type="string" office:string-value="int_rate" calcext:value-type="string">
            <text:p>int_rate</text:p>
          </table:table-cell>
          <table:table-cell table:style-name="ce79" table:formula="of:=VLOOKUP([.C12]; [$LoanStats.$A$2:$LoanStats.$C$152]; 2)" office:value-type="float" office:value="51" calcext:value-type="float">
            <text:p>51</text:p>
          </table:table-cell>
          <table:table-cell table:style-name="ce77" table:formula="of:=INDEX([LoanStats.$D$2:.$D$152]; [.$D12]; 1)" office:value-type="string" office:string-value="Interest Rate on the loan" calcext:value-type="string">
            <text:p>Interest Rate on the loan</text:p>
          </table:table-cell>
          <table:table-cell table:style-name="ce60"/>
          <table:table-cell table:style-name="ce69" office:value-type="boolean" office:boolean-value="true" calcext:value-type="boolean">
            <text:p>TRUE</text:p>
          </table:table-cell>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12]+1)" office:value-type="float" office:value="65" calcext:value-type="float">
            <text:p>65</text:p>
          </table:table-cell>
          <table:table-cell table:style-name="ce76" table:formula="of:=[.B12]+1" office:value-type="float" office:value="8" calcext:value-type="float">
            <text:p>8</text:p>
          </table:table-cell>
          <table:table-cell table:style-name="ce77" table:formula="of:=MID([.$E$2]; [.A13]+1; [.A14]-[.A13] - 1)" office:value-type="string" office:string-value="installment" calcext:value-type="string">
            <text:p>installment</text:p>
          </table:table-cell>
          <table:table-cell table:style-name="ce79" table:formula="of:=VLOOKUP([.C13]; [$LoanStats.$A$2:$LoanStats.$C$152]; 2)" office:value-type="float" office:value="50" calcext:value-type="float">
            <text:p>50</text:p>
          </table:table-cell>
          <table:table-cell table:style-name="ce77" table:formula="of:=INDEX([LoanStats.$D$2:.$D$152]; [.$D13]; 1)" office:value-type="string" office:string-value="The monthly payment owed by the borrower if the loan originates." calcext:value-type="string">
            <text:p>The monthly payment owed by the borrower if the loan originates.</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13]+1)" office:value-type="float" office:value="77" calcext:value-type="float">
            <text:p>77</text:p>
          </table:table-cell>
          <table:table-cell table:style-name="ce76" table:formula="of:=[.B13]+1" office:value-type="float" office:value="9" calcext:value-type="float">
            <text:p>9</text:p>
          </table:table-cell>
          <table:table-cell table:style-name="ce77" table:formula="of:=MID([.$E$2]; [.A14]+1; [.A15]-[.A14] - 1)" office:value-type="string" office:string-value="grade" calcext:value-type="string">
            <text:p>grade</text:p>
          </table:table-cell>
          <table:table-cell table:style-name="ce79" table:formula="of:=VLOOKUP([.C14]; [$LoanStats.$A$2:$LoanStats.$C$152]; 2)" office:value-type="float" office:value="30" calcext:value-type="float">
            <text:p>30</text:p>
          </table:table-cell>
          <table:table-cell table:style-name="ce77" table:formula="of:=INDEX([LoanStats.$D$2:.$D$152]; [.$D14]; 1)" office:value-type="string" office:string-value="LC assigned loan grade" calcext:value-type="string">
            <text:p>LC assigned loan grade</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4]+1)" office:value-type="float" office:value="83" calcext:value-type="float">
            <text:p>83</text:p>
          </table:table-cell>
          <table:table-cell table:style-name="ce76" table:formula="of:=[.B14]+1" office:value-type="float" office:value="10" calcext:value-type="float">
            <text:p>10</text:p>
          </table:table-cell>
          <table:table-cell table:style-name="ce77" table:formula="of:=MID([.$E$2]; [.A15]+1; [.A16]-[.A15] - 1)" office:value-type="string" office:string-value="sub_grade" calcext:value-type="string">
            <text:p>sub_grade</text:p>
          </table:table-cell>
          <table:table-cell table:style-name="ce79" table:formula="of:=VLOOKUP([.C15]; [$LoanStats.$A$2:$LoanStats.$C$152]; 2)" office:value-type="float" office:value="129" calcext:value-type="float">
            <text:p>129</text:p>
          </table:table-cell>
          <table:table-cell table:style-name="ce77" table:formula="of:=INDEX([LoanStats.$D$2:.$D$152]; [.$D15]; 1)" office:value-type="string" office:string-value="LC assigned loan subgrade" calcext:value-type="string">
            <text:p>LC assigned loan subgrade</text:p>
          </table:table-cell>
          <table:table-cell table:style-name="ce60"/>
          <table:table-cell table:style-name="ce69" office:value-type="boolean" office:boolean-value="true" calcext:value-type="boolean">
            <text:p>TRUE</text:p>
          </table:table-cell>
          <table:table-cell table:style-name="ce72"/>
          <table:table-cell table:number-columns-repeated="55"/>
        </table:table-row>
        <table:table-row table:style-name="ro5">
          <table:table-cell table:style-name="ce68" table:formula="of:=FIND(&quot; &quot;; [.$E$2]; [.A15]+1)" office:value-type="float" office:value="93" calcext:value-type="float">
            <text:p>93</text:p>
          </table:table-cell>
          <table:table-cell table:style-name="ce76" table:formula="of:=[.B15]+1" office:value-type="float" office:value="11" calcext:value-type="float">
            <text:p>11</text:p>
          </table:table-cell>
          <table:table-cell table:style-name="ce77" table:formula="of:=MID([.$E$2]; [.A16]+1; [.A17]-[.A16] - 1)" office:value-type="string" office:string-value="emp_title" calcext:value-type="string">
            <text:p>emp_title</text:p>
          </table:table-cell>
          <table:table-cell table:style-name="ce79" table:formula="of:=VLOOKUP([.C16]; [$LoanStats.$A$2:$LoanStats.$C$152]; 2)" office:value-type="float" office:value="25" calcext:value-type="float">
            <text:p>25</text:p>
          </table:table-cell>
          <table:table-cell table:style-name="ce77" table:formula="of:=INDEX([LoanStats.$D$2:.$D$152]; [.$D16]; 1)" office:value-type="string" office:string-value="The job title supplied by the Borrower when applying for the loan." calcext:value-type="string">
            <text:p>The job title supplied by the Borrower when applying for the loan.</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6]+1)" office:value-type="float" office:value="103" calcext:value-type="float">
            <text:p>103</text:p>
          </table:table-cell>
          <table:table-cell table:style-name="ce76" table:formula="of:=[.B16]+1" office:value-type="float" office:value="12" calcext:value-type="float">
            <text:p>12</text:p>
          </table:table-cell>
          <table:table-cell table:style-name="ce77" table:formula="of:=MID([.$E$2]; [.A17]+1; [.A18]-[.A17] - 1)" office:value-type="string" office:string-value="emp_length" calcext:value-type="string">
            <text:p>emp_length</text:p>
          </table:table-cell>
          <table:table-cell table:style-name="ce79" table:formula="of:=VLOOKUP([.C17]; [$LoanStats.$A$2:$LoanStats.$C$152]; 2)" office:value-type="float" office:value="24" calcext:value-type="float">
            <text:p>24</text:p>
          </table:table-cell>
          <table:table-cell table:style-name="ce77" table:formula="of:=INDEX([LoanStats.$D$2:.$D$152]; [.$D17]; 1)" office:value-type="string" office:string-value="Employment length in years. Possible values are between 0 and 10 where 0 means less than one year and 10 means ten or more years. " calcext:value-type="string">
            <text:p>Employment length in years. Possible values are between 0 and 10 where 0 means less than one year and 10 means ten or more years. </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7]+1)" office:value-type="float" office:value="114" calcext:value-type="float">
            <text:p>114</text:p>
          </table:table-cell>
          <table:table-cell table:style-name="ce76" table:formula="of:=[.B17]+1" office:value-type="float" office:value="13" calcext:value-type="float">
            <text:p>13</text:p>
          </table:table-cell>
          <table:table-cell table:style-name="ce77" table:formula="of:=MID([.$E$2]; [.A18]+1; [.A19]-[.A18] - 1)" office:value-type="string" office:string-value="home_ownership" calcext:value-type="string">
            <text:p>home_ownership</text:p>
          </table:table-cell>
          <table:table-cell table:style-name="ce79" table:formula="of:=VLOOKUP([.C18]; [$LoanStats.$A$2:$LoanStats.$C$152]; 2)" office:value-type="float" office:value="43" calcext:value-type="float">
            <text:p>43</text:p>
          </table:table-cell>
          <table:table-cell table:style-name="ce77" table:formula="of:=INDEX([LoanStats.$D$2:.$D$152]; [.$D18]; 1)" office:value-type="string" office:string-value="The home ownership status provided by the borrower during registration or obtained from the credit report. Our values are: RENT, OWN, MORTGAGE, OTHER, NONE" calcext:value-type="string">
            <text:p>The home ownership status provided by the borrower during registration or obtained from the credit report. Our values are: RENT, OWN, MORTGAGE, OTHER, NONE</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8]+1)" office:value-type="float" office:value="129" calcext:value-type="float">
            <text:p>129</text:p>
          </table:table-cell>
          <table:table-cell table:style-name="ce76" table:formula="of:=[.B18]+1" office:value-type="float" office:value="14" calcext:value-type="float">
            <text:p>14</text:p>
          </table:table-cell>
          <table:table-cell table:style-name="ce77" table:formula="of:=MID([.$E$2]; [.A19]+1; [.A20]-[.A19] - 1)" office:value-type="string" office:string-value="annual_inc" calcext:value-type="string">
            <text:p>annual_inc</text:p>
          </table:table-cell>
          <table:table-cell table:style-name="ce79" table:formula="of:=VLOOKUP([.C19]; [$LoanStats.$A$2:$LoanStats.$C$152]; 2)" office:value-type="float" office:value="5" calcext:value-type="float">
            <text:p>5</text:p>
          </table:table-cell>
          <table:table-cell table:style-name="ce77" table:formula="of:=INDEX([LoanStats.$D$2:.$D$152]; [.$D19]; 1)" office:value-type="string" office:string-value="The self-reported annual income provided by the borrower during registration. NOT USED AS A VARIABLE SINCE JOINT INCOME ALREADY INCLUDES IT." calcext:value-type="string">
            <text:p>The self-reported annual income provided by the borrower during registration. NOT USED AS A VARIABLE SINCE JOINT INCOME ALREADY INCLUDES IT.</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9]+1)" office:value-type="float" office:value="140" calcext:value-type="float">
            <text:p>140</text:p>
          </table:table-cell>
          <table:table-cell table:style-name="ce76" table:formula="of:=[.B19]+1" office:value-type="float" office:value="15" calcext:value-type="float">
            <text:p>15</text:p>
          </table:table-cell>
          <table:table-cell table:style-name="ce77" table:formula="of:=MID([.$E$2]; [.A20]+1; [.A21]-[.A20] - 1)" office:value-type="string" office:string-value="verification_status" calcext:value-type="string">
            <text:p>verification_status</text:p>
          </table:table-cell>
          <table:table-cell table:style-name="ce79" table:formula="of:=VLOOKUP([.C20]; [$LoanStats.$A$2:$LoanStats.$C$152]; 2)" office:value-type="float" office:value="149" calcext:value-type="float">
            <text:p>149</text:p>
          </table:table-cell>
          <table:table-cell table:style-name="ce77" table:formula="of:=INDEX([LoanStats.$D$2:.$D$152]; [.$D20]; 1)" office:value-type="string" office:string-value="Indicates if income was verified by LC, not verified, or if the income source was verified" calcext:value-type="string">
            <text:p>Indicates if income was verified by LC, not verified, or if the income source was verified</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20]+1)" office:value-type="float" office:value="160" calcext:value-type="float">
            <text:p>160</text:p>
          </table:table-cell>
          <table:table-cell table:style-name="ce76" table:formula="of:=[.B20]+1" office:value-type="float" office:value="16" calcext:value-type="float">
            <text:p>16</text:p>
          </table:table-cell>
          <table:table-cell table:style-name="ce77" table:formula="of:=MID([.$E$2]; [.A21]+1; [.A22]-[.A21] - 1)" office:value-type="string" office:string-value="issue_d" calcext:value-type="string">
            <text:p>issue_d</text:p>
          </table:table-cell>
          <table:table-cell table:style-name="ce79" table:formula="of:=VLOOKUP([.C21]; [$LoanStats.$A$2:$LoanStats.$C$152]; 2)" office:value-type="float" office:value="52" calcext:value-type="float">
            <text:p>52</text:p>
          </table:table-cell>
          <table:table-cell table:style-name="ce77" table:formula="of:=INDEX([LoanStats.$D$2:.$D$152]; [.$D21]; 1)" office:value-type="string" office:string-value="The month which the loan was funded" calcext:value-type="string">
            <text:p>The month which the loan was funded</text:p>
          </table:table-cell>
          <table:table-cell table:style-name="ce60" office:value-type="boolean" office:boolean-value="true" calcext:value-type="boolean">
            <text:p>TRUE</text:p>
          </table:table-cell>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21]+1)" office:value-type="float" office:value="168" calcext:value-type="float">
            <text:p>168</text:p>
          </table:table-cell>
          <table:table-cell table:style-name="ce76" table:formula="of:=[.B21]+1" office:value-type="float" office:value="17" calcext:value-type="float">
            <text:p>17</text:p>
          </table:table-cell>
          <table:table-cell table:style-name="ce77" table:formula="of:=MID([.$E$2]; [.A22]+1; [.A23]-[.A22] - 1)" office:value-type="string" office:string-value="loan_status" calcext:value-type="string">
            <text:p>loan_status</text:p>
          </table:table-cell>
          <table:table-cell table:style-name="ce79" table:formula="of:=VLOOKUP([.C22]; [$LoanStats.$A$2:$LoanStats.$C$152]; 2)" office:value-type="float" office:value="59" calcext:value-type="float">
            <text:p>59</text:p>
          </table:table-cell>
          <table:table-cell table:style-name="ce77" table:formula="of:=INDEX([LoanStats.$D$2:.$D$152]; [.$D22]; 1)" office:value-type="string" office:string-value="Current status of the loan" calcext:value-type="string">
            <text:p>Current status of the loan</text:p>
          </table:table-cell>
          <table:table-cell table:style-name="ce60"/>
          <table:table-cell table:style-name="ce69" office:value-type="boolean" office:boolean-value="true" calcext:value-type="boolean">
            <text:p>TRUE</text:p>
          </table:table-cell>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22]+1)" office:value-type="float" office:value="180" calcext:value-type="float">
            <text:p>180</text:p>
          </table:table-cell>
          <table:table-cell table:style-name="ce76" table:formula="of:=[.B22]+1" office:value-type="float" office:value="18" calcext:value-type="float">
            <text:p>18</text:p>
          </table:table-cell>
          <table:table-cell table:style-name="ce77" table:formula="of:=MID([.$E$2]; [.A23]+1; [.A24]-[.A23] - 1)" office:value-type="string" office:string-value="pymnt_plan" calcext:value-type="string">
            <text:p>pymnt_plan</text:p>
          </table:table-cell>
          <table:table-cell table:style-name="ce79" table:formula="of:=VLOOKUP([.C23]; [$LoanStats.$A$2:$LoanStats.$C$152]; 2)" office:value-type="float" office:value="107" calcext:value-type="float">
            <text:p>107</text:p>
          </table:table-cell>
          <table:table-cell table:style-name="ce77" table:formula="of:=INDEX([LoanStats.$D$2:.$D$152]; [.$D23]; 1)" office:value-type="string" office:string-value="Indicates if a payment plan has been put in place for the loan" calcext:value-type="string">
            <text:p>Indicates if a payment plan has been put in place for the loan</text:p>
          </table:table-cell>
          <table:table-cell table:style-name="ce60"/>
          <table:table-cell table:style-name="ce69"/>
          <table:table-cell table:style-name="ce72"/>
          <table:table-cell table:number-columns-repeated="55"/>
        </table:table-row>
        <table:table-row table:style-name="ro5">
          <table:table-cell table:style-name="ce68" table:formula="of:=FIND(&quot; &quot;; [.$E$2]; [.A23]+1)" office:value-type="float" office:value="191" calcext:value-type="float">
            <text:p>191</text:p>
          </table:table-cell>
          <table:table-cell table:style-name="ce76" table:formula="of:=[.B23]+1" office:value-type="float" office:value="19" calcext:value-type="float">
            <text:p>19</text:p>
          </table:table-cell>
          <table:table-cell table:style-name="ce77" table:formula="of:=MID([.$E$2]; [.A24]+1; [.A25]-[.A24] - 1)" office:value-type="string" office:string-value="url" calcext:value-type="string">
            <text:p>url</text:p>
          </table:table-cell>
          <table:table-cell table:style-name="ce79" table:formula="of:=VLOOKUP([.C24]; [$LoanStats.$A$2:$LoanStats.$C$152]; 2)" office:value-type="float" office:value="148" calcext:value-type="float">
            <text:p>148</text:p>
          </table:table-cell>
          <table:table-cell table:style-name="ce77" table:formula="of:=INDEX([LoanStats.$D$2:.$D$152]; [.$D24]; 1)" office:value-type="string" office:string-value="URL for the LC page with listing data." calcext:value-type="string">
            <text:p>URL for the LC page with listing data.</text:p>
          </table:table-cell>
          <table:table-cell table:style-name="ce60"/>
          <table:table-cell table:style-name="ce69"/>
          <table:table-cell table:style-name="ce72"/>
          <table:table-cell table:number-columns-repeated="55"/>
        </table:table-row>
        <table:table-row table:style-name="ro5">
          <table:table-cell table:style-name="ce68" table:formula="of:=FIND(&quot; &quot;; [.$E$2]; [.A24]+1)" office:value-type="float" office:value="195" calcext:value-type="float">
            <text:p>195</text:p>
          </table:table-cell>
          <table:table-cell table:style-name="ce76" table:formula="of:=[.B24]+1" office:value-type="float" office:value="20" calcext:value-type="float">
            <text:p>20</text:p>
          </table:table-cell>
          <table:table-cell table:style-name="ce77" table:formula="of:=MID([.$E$2]; [.A25]+1; [.A26]-[.A25] - 1)" office:value-type="string" office:string-value="desc" calcext:value-type="string">
            <text:p>desc</text:p>
          </table:table-cell>
          <table:table-cell table:style-name="ce79" table:formula="of:=VLOOKUP([.C25]; [$LoanStats.$A$2:$LoanStats.$C$152]; 2)" office:value-type="float" office:value="19" calcext:value-type="float">
            <text:p>19</text:p>
          </table:table-cell>
          <table:table-cell table:style-name="ce77" table:formula="of:=INDEX([LoanStats.$D$2:.$D$152]; [.$D25]; 1)" office:value-type="string" office:string-value="Loan description provided by the borrower" calcext:value-type="string">
            <text:p>Loan description provided by the borrower</text:p>
          </table:table-cell>
          <table:table-cell table:style-name="ce60"/>
          <table:table-cell table:style-name="ce69"/>
          <table:table-cell table:style-name="ce72"/>
          <table:table-cell table:number-columns-repeated="55"/>
        </table:table-row>
        <table:table-row table:style-name="ro5">
          <table:table-cell table:style-name="ce68" table:formula="of:=FIND(&quot; &quot;; [.$E$2]; [.A25]+1)" office:value-type="float" office:value="200" calcext:value-type="float">
            <text:p>200</text:p>
          </table:table-cell>
          <table:table-cell table:style-name="ce76" table:formula="of:=[.B25]+1" office:value-type="float" office:value="21" calcext:value-type="float">
            <text:p>21</text:p>
          </table:table-cell>
          <table:table-cell table:style-name="ce77" table:formula="of:=MID([.$E$2]; [.A26]+1; [.A27]-[.A26] - 1)" office:value-type="string" office:string-value="purpose" calcext:value-type="string">
            <text:p>purpose</text:p>
          </table:table-cell>
          <table:table-cell table:style-name="ce79" table:formula="of:=VLOOKUP([.C26]; [$LoanStats.$A$2:$LoanStats.$C$152]; 2)" office:value-type="float" office:value="106" calcext:value-type="float">
            <text:p>106</text:p>
          </table:table-cell>
          <table:table-cell table:style-name="ce77" table:formula="of:=INDEX([LoanStats.$D$2:.$D$152]; [.$D26]; 1)" office:value-type="string" office:string-value="A category provided by the borrower for the loan request. " calcext:value-type="string">
            <text:p>A category provided by the borrower for the loan request. </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26]+1)" office:value-type="float" office:value="208" calcext:value-type="float">
            <text:p>208</text:p>
          </table:table-cell>
          <table:table-cell table:style-name="ce76" table:formula="of:=[.B26]+1" office:value-type="float" office:value="22" calcext:value-type="float">
            <text:p>22</text:p>
          </table:table-cell>
          <table:table-cell table:style-name="ce77" table:formula="of:=MID([.$E$2]; [.A27]+1; [.A28]-[.A27] - 1)" office:value-type="string" office:string-value="title" calcext:value-type="string">
            <text:p>title</text:p>
          </table:table-cell>
          <table:table-cell table:style-name="ce79" table:formula="of:=VLOOKUP([.C27]; [$LoanStats.$A$2:$LoanStats.$C$152]; 2)" office:value-type="float" office:value="132" calcext:value-type="float">
            <text:p>132</text:p>
          </table:table-cell>
          <table:table-cell table:style-name="ce77" table:formula="of:=INDEX([LoanStats.$D$2:.$D$152]; [.$D27]; 1)" office:value-type="string" office:string-value="The loan title provided by the borrower" calcext:value-type="string">
            <text:p>The loan title provided by the borrower</text:p>
          </table:table-cell>
          <table:table-cell table:style-name="ce60"/>
          <table:table-cell table:style-name="ce69"/>
          <table:table-cell table:style-name="ce72"/>
          <table:table-cell table:number-columns-repeated="55"/>
        </table:table-row>
        <table:table-row table:style-name="ro5">
          <table:table-cell table:style-name="ce68" table:formula="of:=FIND(&quot; &quot;; [.$E$2]; [.A27]+1)" office:value-type="float" office:value="214" calcext:value-type="float">
            <text:p>214</text:p>
          </table:table-cell>
          <table:table-cell table:style-name="ce76" table:formula="of:=[.B27]+1" office:value-type="float" office:value="23" calcext:value-type="float">
            <text:p>23</text:p>
          </table:table-cell>
          <table:table-cell table:style-name="ce77" table:formula="of:=MID([.$E$2]; [.A28]+1; [.A29]-[.A28] - 1)" office:value-type="string" office:string-value="zip_code" calcext:value-type="string">
            <text:p>zip_code</text:p>
          </table:table-cell>
          <table:table-cell table:style-name="ce79" table:formula="of:=VLOOKUP([.C28]; [$LoanStats.$A$2:$LoanStats.$C$152]; 2)" office:value-type="float" office:value="151" calcext:value-type="float">
            <text:p>151</text:p>
          </table:table-cell>
          <table:table-cell table:style-name="ce77" table:formula="of:=INDEX([LoanStats.$D$2:.$D$152]; [.$D28]; 1)" office:value-type="string" office:string-value="The first 3 numbers of the zip code provided by the borrower in the loan application." calcext:value-type="string">
            <text:p>The first 3 numbers of the zip code provided by the borrower in the loan application.</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28]+1)" office:value-type="float" office:value="223" calcext:value-type="float">
            <text:p>223</text:p>
          </table:table-cell>
          <table:table-cell table:style-name="ce76" table:formula="of:=[.B28]+1" office:value-type="float" office:value="24" calcext:value-type="float">
            <text:p>24</text:p>
          </table:table-cell>
          <table:table-cell table:style-name="ce77" table:formula="of:=MID([.$E$2]; [.A29]+1; [.A30]-[.A29] - 1)" office:value-type="string" office:string-value="addr_state" calcext:value-type="string">
            <text:p>addr_state</text:p>
          </table:table-cell>
          <table:table-cell table:style-name="ce79" table:formula="of:=VLOOKUP([.C29]; [$LoanStats.$A$2:$LoanStats.$C$152]; 2)" office:value-type="float" office:value="3" calcext:value-type="float">
            <text:p>3</text:p>
          </table:table-cell>
          <table:table-cell table:style-name="ce77" table:formula="of:=INDEX([LoanStats.$D$2:.$D$152]; [.$D29]; 1)" office:value-type="string" office:string-value="The state provided by the borrower in the loan application" calcext:value-type="string">
            <text:p>The state provided by the borrower in the loan application</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29]+1)" office:value-type="float" office:value="234" calcext:value-type="float">
            <text:p>234</text:p>
          </table:table-cell>
          <table:table-cell table:style-name="ce76" table:formula="of:=[.B29]+1" office:value-type="float" office:value="25" calcext:value-type="float">
            <text:p>25</text:p>
          </table:table-cell>
          <table:table-cell table:style-name="ce77" table:formula="of:=MID([.$E$2]; [.A30]+1; [.A31]-[.A30] - 1)" office:value-type="string" office:string-value="dti" calcext:value-type="string">
            <text:p>dti</text:p>
          </table:table-cell>
          <table:table-cell table:style-name="ce79" table:formula="of:=VLOOKUP([.C30]; [$LoanStats.$A$2:$LoanStats.$C$152]; 2)" office:value-type="float" office:value="21" calcext:value-type="float">
            <text:p>21</text:p>
          </table:table-cell>
          <table:table-cell table:style-name="ce77" table:formula="of:=INDEX([LoanStats.$D$2:.$D$152]; [.$D30]; 1)" office:value-type="string" office:string-value="A ratio calculated using the borrower s total monthly debt payments on the total debt obligations, excluding mortgage and the requested LC loan, divided by the borrower s self-reported monthly income. NOT USED AS A VARIABLE. ONLY USE JOINT DTI." calcext:value-type="string">
            <text:p>A ratio calculated using the borrower s total monthly debt payments on the total debt obligations, excluding mortgage and the requested LC loan, divided by the borrower s self-reported monthly income. NOT USED AS A VARIABLE. ONLY USE JOINT DTI.</text:p>
          </table:table-cell>
          <table:table-cell table:style-name="ce60"/>
          <table:table-cell table:style-name="ce69"/>
          <table:table-cell table:style-name="ce72"/>
          <table:table-cell table:number-columns-repeated="55"/>
        </table:table-row>
        <table:table-row table:style-name="ro5">
          <table:table-cell table:style-name="ce68" table:formula="of:=FIND(&quot; &quot;; [.$E$2]; [.A30]+1)" office:value-type="float" office:value="238" calcext:value-type="float">
            <text:p>238</text:p>
          </table:table-cell>
          <table:table-cell table:style-name="ce76" table:formula="of:=[.B30]+1" office:value-type="float" office:value="26" calcext:value-type="float">
            <text:p>26</text:p>
          </table:table-cell>
          <table:table-cell table:style-name="ce77" table:formula="of:=MID([.$E$2]; [.A31]+1; [.A32]-[.A31] - 1)" office:value-type="string" office:string-value="delinq_2yrs" calcext:value-type="string">
            <text:p>delinq_2yrs</text:p>
          </table:table-cell>
          <table:table-cell table:style-name="ce79" table:formula="of:=VLOOKUP([.C31]; [$LoanStats.$A$2:$LoanStats.$C$152]; 2)" office:value-type="float" office:value="17" calcext:value-type="float">
            <text:p>17</text:p>
          </table:table-cell>
          <table:table-cell table:style-name="ce77" table:formula="of:=INDEX([LoanStats.$D$2:.$D$152]; [.$D31]; 1)" office:value-type="string" office:string-value="The number of 30+ days past-due incidences of delinquency in the borrower s credit file for the past 2 years" calcext:value-type="string">
            <text:p>The number of 30+ days past-due incidences of delinquency in the borrower s credit file for the past 2 year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31]+1)" office:value-type="float" office:value="250" calcext:value-type="float">
            <text:p>250</text:p>
          </table:table-cell>
          <table:table-cell table:style-name="ce76" table:formula="of:=[.B31]+1" office:value-type="float" office:value="27" calcext:value-type="float">
            <text:p>27</text:p>
          </table:table-cell>
          <table:table-cell table:style-name="ce77" table:formula="of:=MID([.$E$2]; [.A32]+1; [.A33]-[.A32] - 1)" office:value-type="string" office:string-value="earliest_cr_line" calcext:value-type="string">
            <text:p>earliest_cr_line</text:p>
          </table:table-cell>
          <table:table-cell table:style-name="ce79" table:formula="of:=VLOOKUP([.C32]; [$LoanStats.$A$2:$LoanStats.$C$152]; 2)" office:value-type="float" office:value="23" calcext:value-type="float">
            <text:p>23</text:p>
          </table:table-cell>
          <table:table-cell table:style-name="ce77" table:formula="of:=INDEX([LoanStats.$D$2:.$D$152]; [.$D32]; 1)" office:value-type="string" office:string-value="The month the borrower s earliest reported credit line was opened" calcext:value-type="string">
            <text:p>The month the borrower s earliest reported credit line was opened</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32]+1)" office:value-type="float" office:value="267" calcext:value-type="float">
            <text:p>267</text:p>
          </table:table-cell>
          <table:table-cell table:style-name="ce76" table:formula="of:=[.B32]+1" office:value-type="float" office:value="28" calcext:value-type="float">
            <text:p>28</text:p>
          </table:table-cell>
          <table:table-cell table:style-name="ce77" table:formula="of:=MID([.$E$2]; [.A33]+1; [.A34]-[.A33] - 1)" office:value-type="string" office:string-value="inq_last_6mths" calcext:value-type="string">
            <text:p>inq_last_6mths</text:p>
          </table:table-cell>
          <table:table-cell table:style-name="ce79" table:formula="of:=VLOOKUP([.C33]; [$LoanStats.$A$2:$LoanStats.$C$152]; 2)" office:value-type="float" office:value="49" calcext:value-type="float">
            <text:p>49</text:p>
          </table:table-cell>
          <table:table-cell table:style-name="ce77" table:formula="of:=INDEX([LoanStats.$D$2:.$D$152]; [.$D33]; 1)" office:value-type="string" office:string-value="The number of inquiries in past 6 months (excluding auto and mortgage inquiries)" calcext:value-type="string">
            <text:p>The number of inquiries in past 6 months (excluding auto and mortgage inquirie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33]+1)" office:value-type="float" office:value="282" calcext:value-type="float">
            <text:p>282</text:p>
          </table:table-cell>
          <table:table-cell table:style-name="ce76" table:formula="of:=[.B33]+1" office:value-type="float" office:value="29" calcext:value-type="float">
            <text:p>29</text:p>
          </table:table-cell>
          <table:table-cell table:style-name="ce77" table:formula="of:=MID([.$E$2]; [.A34]+1; [.A35]-[.A34] - 1)" office:value-type="string" office:string-value="mths_since_last_delinq" calcext:value-type="string">
            <text:p>mths_since_last_delinq</text:p>
          </table:table-cell>
          <table:table-cell table:style-name="ce79" table:formula="of:=VLOOKUP([.C34]; [$LoanStats.$A$2:$LoanStats.$C$152]; 2)" office:value-type="float" office:value="67" calcext:value-type="float">
            <text:p>67</text:p>
          </table:table-cell>
          <table:table-cell table:style-name="ce77" table:formula="of:=INDEX([LoanStats.$D$2:.$D$152]; [.$D34]; 1)" office:value-type="string" office:string-value="The number of months since the borrower s last delinquency." calcext:value-type="string">
            <text:p>The number of months since the borrower s last delinquency.</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34]+1)" office:value-type="float" office:value="305" calcext:value-type="float">
            <text:p>305</text:p>
          </table:table-cell>
          <table:table-cell table:style-name="ce76" table:formula="of:=[.B34]+1" office:value-type="float" office:value="30" calcext:value-type="float">
            <text:p>30</text:p>
          </table:table-cell>
          <table:table-cell table:style-name="ce77" table:formula="of:=MID([.$E$2]; [.A35]+1; [.A36]-[.A35] - 1)" office:value-type="string" office:string-value="mths_since_last_record" calcext:value-type="string">
            <text:p>mths_since_last_record</text:p>
          </table:table-cell>
          <table:table-cell table:style-name="ce79" table:formula="of:=VLOOKUP([.C35]; [$LoanStats.$A$2:$LoanStats.$C$152]; 2)" office:value-type="float" office:value="69" calcext:value-type="float">
            <text:p>69</text:p>
          </table:table-cell>
          <table:table-cell table:style-name="ce77" table:formula="of:=INDEX([LoanStats.$D$2:.$D$152]; [.$D35]; 1)" office:value-type="string" office:string-value="The number of months since the last public record." calcext:value-type="string">
            <text:p>The number of months since the last public record.</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35]+1)" office:value-type="float" office:value="328" calcext:value-type="float">
            <text:p>328</text:p>
          </table:table-cell>
          <table:table-cell table:style-name="ce76" table:formula="of:=[.B35]+1" office:value-type="float" office:value="31" calcext:value-type="float">
            <text:p>31</text:p>
          </table:table-cell>
          <table:table-cell table:style-name="ce77" table:formula="of:=MID([.$E$2]; [.A36]+1; [.A37]-[.A36] - 1)" office:value-type="string" office:string-value="open_acc" calcext:value-type="string">
            <text:p>open_acc</text:p>
          </table:table-cell>
          <table:table-cell table:style-name="ce79" table:formula="of:=VLOOKUP([.C36]; [$LoanStats.$A$2:$LoanStats.$C$152]; 2)" office:value-type="float" office:value="90" calcext:value-type="float">
            <text:p>90</text:p>
          </table:table-cell>
          <table:table-cell table:style-name="ce77" table:formula="of:=INDEX([LoanStats.$D$2:.$D$152]; [.$D36]; 1)" office:value-type="string" office:string-value="The number of open credit lines in the borrower s credit file." calcext:value-type="string">
            <text:p>The number of open credit lines in the borrower s credit file.</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36]+1)" office:value-type="float" office:value="337" calcext:value-type="float">
            <text:p>337</text:p>
          </table:table-cell>
          <table:table-cell table:style-name="ce76" table:formula="of:=[.B36]+1" office:value-type="float" office:value="32" calcext:value-type="float">
            <text:p>32</text:p>
          </table:table-cell>
          <table:table-cell table:style-name="ce77" table:formula="of:=MID([.$E$2]; [.A37]+1; [.A38]-[.A37] - 1)" office:value-type="string" office:string-value="pub_rec" calcext:value-type="string">
            <text:p>pub_rec</text:p>
          </table:table-cell>
          <table:table-cell table:style-name="ce79" table:formula="of:=VLOOKUP([.C37]; [$LoanStats.$A$2:$LoanStats.$C$152]; 2)" office:value-type="float" office:value="104" calcext:value-type="float">
            <text:p>104</text:p>
          </table:table-cell>
          <table:table-cell table:style-name="ce77" table:formula="of:=INDEX([LoanStats.$D$2:.$D$152]; [.$D37]; 1)" office:value-type="string" office:string-value="Number of derogatory public records" calcext:value-type="string">
            <text:p>Number of derogatory public record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37]+1)" office:value-type="float" office:value="345" calcext:value-type="float">
            <text:p>345</text:p>
          </table:table-cell>
          <table:table-cell table:style-name="ce76" table:formula="of:=[.B37]+1" office:value-type="float" office:value="33" calcext:value-type="float">
            <text:p>33</text:p>
          </table:table-cell>
          <table:table-cell table:style-name="ce77" table:formula="of:=MID([.$E$2]; [.A38]+1; [.A39]-[.A38] - 1)" office:value-type="string" office:string-value="revol_bal" calcext:value-type="string">
            <text:p>revol_bal</text:p>
          </table:table-cell>
          <table:table-cell table:style-name="ce79" table:formula="of:=VLOOKUP([.C38]; [$LoanStats.$A$2:$LoanStats.$C$152]; 2)" office:value-type="float" office:value="109" calcext:value-type="float">
            <text:p>109</text:p>
          </table:table-cell>
          <table:table-cell table:style-name="ce77" table:formula="of:=INDEX([LoanStats.$D$2:.$D$152]; [.$D38]; 1)" office:value-type="string" office:string-value="Total credit revolving balance" calcext:value-type="string">
            <text:p>Total credit revolving balance</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38]+1)" office:value-type="float" office:value="355" calcext:value-type="float">
            <text:p>355</text:p>
          </table:table-cell>
          <table:table-cell table:style-name="ce76" table:formula="of:=[.B38]+1" office:value-type="float" office:value="34" calcext:value-type="float">
            <text:p>34</text:p>
          </table:table-cell>
          <table:table-cell table:style-name="ce77" table:formula="of:=MID([.$E$2]; [.A39]+1; [.A40]-[.A39] - 1)" office:value-type="string" office:string-value="revol_util" calcext:value-type="string">
            <text:p>revol_util</text:p>
          </table:table-cell>
          <table:table-cell table:style-name="ce79" table:formula="of:=VLOOKUP([.C39]; [$LoanStats.$A$2:$LoanStats.$C$152]; 2)" office:value-type="float" office:value="111" calcext:value-type="float">
            <text:p>111</text:p>
          </table:table-cell>
          <table:table-cell table:style-name="ce77" table:formula="of:=INDEX([LoanStats.$D$2:.$D$152]; [.$D39]; 1)" office:value-type="string" office:string-value="Revolving line utilization rate, or the amount of credit the borrower is using relative to all available revolving credit." calcext:value-type="string">
            <text:p>Revolving line utilization rate, or the amount of credit the borrower is using relative to all available revolving credit.</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39]+1)" office:value-type="float" office:value="366" calcext:value-type="float">
            <text:p>366</text:p>
          </table:table-cell>
          <table:table-cell table:style-name="ce76" table:formula="of:=[.B39]+1" office:value-type="float" office:value="35" calcext:value-type="float">
            <text:p>35</text:p>
          </table:table-cell>
          <table:table-cell table:style-name="ce77" table:formula="of:=MID([.$E$2]; [.A40]+1; [.A41]-[.A40] - 1)" office:value-type="string" office:string-value="total_acc" calcext:value-type="string">
            <text:p>total_acc</text:p>
          </table:table-cell>
          <table:table-cell table:style-name="ce79" table:formula="of:=VLOOKUP([.C40]; [$LoanStats.$A$2:$LoanStats.$C$152]; 2)" office:value-type="float" office:value="136" calcext:value-type="float">
            <text:p>136</text:p>
          </table:table-cell>
          <table:table-cell table:style-name="ce77" table:formula="of:=INDEX([LoanStats.$D$2:.$D$152]; [.$D40]; 1)" office:value-type="string" office:string-value="The total number of credit lines currently in the borrower s credit file" calcext:value-type="string">
            <text:p>The total number of credit lines currently in the borrower s credit file</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40]+1)" office:value-type="float" office:value="376" calcext:value-type="float">
            <text:p>376</text:p>
          </table:table-cell>
          <table:table-cell table:style-name="ce76" table:formula="of:=[.B40]+1" office:value-type="float" office:value="36" calcext:value-type="float">
            <text:p>36</text:p>
          </table:table-cell>
          <table:table-cell table:style-name="ce77" table:formula="of:=MID([.$E$2]; [.A41]+1; [.A42]-[.A41] - 1)" office:value-type="string" office:string-value="initial_list_status" calcext:value-type="string">
            <text:p>initial_list_status</text:p>
          </table:table-cell>
          <table:table-cell table:style-name="ce79" table:formula="of:=VLOOKUP([.C41]; [$LoanStats.$A$2:$LoanStats.$C$152]; 2)" office:value-type="float" office:value="46" calcext:value-type="float">
            <text:p>46</text:p>
          </table:table-cell>
          <table:table-cell table:style-name="ce77" table:formula="of:=INDEX([LoanStats.$D$2:.$D$152]; [.$D41]; 1)" office:value-type="string" office:string-value="The initial listing status of the loan. Possible values are – W, F" calcext:value-type="string">
            <text:p>The initial listing status of the loan. Possible values are – W, F</text:p>
          </table:table-cell>
          <table:table-cell table:style-name="ce60"/>
          <table:table-cell table:style-name="ce69"/>
          <table:table-cell table:style-name="ce72"/>
          <table:table-cell table:number-columns-repeated="55"/>
        </table:table-row>
        <table:table-row table:style-name="ro5">
          <table:table-cell table:style-name="ce68" table:formula="of:=FIND(&quot; &quot;; [.$E$2]; [.A41]+1)" office:value-type="float" office:value="396" calcext:value-type="float">
            <text:p>396</text:p>
          </table:table-cell>
          <table:table-cell table:style-name="ce76" table:formula="of:=[.B41]+1" office:value-type="float" office:value="37" calcext:value-type="float">
            <text:p>37</text:p>
          </table:table-cell>
          <table:table-cell table:style-name="ce77" table:formula="of:=MID([.$E$2]; [.A42]+1; [.A43]-[.A42] - 1)" office:value-type="string" office:string-value="out_prncp" calcext:value-type="string">
            <text:p>out_prncp</text:p>
          </table:table-cell>
          <table:table-cell table:style-name="ce79" table:formula="of:=VLOOKUP([.C42]; [$LoanStats.$A$2:$LoanStats.$C$152]; 2)" office:value-type="float" office:value="98" calcext:value-type="float">
            <text:p>98</text:p>
          </table:table-cell>
          <table:table-cell table:style-name="ce77" table:formula="of:=INDEX([LoanStats.$D$2:.$D$152]; [.$D42]; 1)" office:value-type="string" office:string-value="Remaining outstanding principal for total amount funded" calcext:value-type="string">
            <text:p>Remaining outstanding principal for total amount funded</text:p>
          </table:table-cell>
          <table:table-cell table:style-name="ce60"/>
          <table:table-cell table:style-name="ce69" office:value-type="boolean" office:boolean-value="true" calcext:value-type="boolean">
            <text:p>TRUE</text:p>
          </table:table-cell>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42]+1)" office:value-type="float" office:value="406" calcext:value-type="float">
            <text:p>406</text:p>
          </table:table-cell>
          <table:table-cell table:style-name="ce76" table:formula="of:=[.B42]+1" office:value-type="float" office:value="38" calcext:value-type="float">
            <text:p>38</text:p>
          </table:table-cell>
          <table:table-cell table:style-name="ce77" table:formula="of:=MID([.$E$2]; [.A43]+1; [.A44]-[.A43] - 1)" office:value-type="string" office:string-value="out_prncp_inv" calcext:value-type="string">
            <text:p>out_prncp_inv</text:p>
          </table:table-cell>
          <table:table-cell table:style-name="ce79" table:formula="of:=VLOOKUP([.C43]; [$LoanStats.$A$2:$LoanStats.$C$152]; 2)" office:value-type="float" office:value="99" calcext:value-type="float">
            <text:p>99</text:p>
          </table:table-cell>
          <table:table-cell table:style-name="ce77" table:formula="of:=INDEX([LoanStats.$D$2:.$D$152]; [.$D43]; 1)" office:value-type="string" office:string-value="Remaining outstanding principal for portion of total amount funded by investors" calcext:value-type="string">
            <text:p>Remaining outstanding principal for portion of total amount funded by investors</text:p>
          </table:table-cell>
          <table:table-cell table:style-name="ce60"/>
          <table:table-cell table:style-name="ce69" office:value-type="boolean" office:boolean-value="true" calcext:value-type="boolean">
            <text:p>TRUE</text:p>
          </table:table-cell>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43]+1)" office:value-type="float" office:value="420" calcext:value-type="float">
            <text:p>420</text:p>
          </table:table-cell>
          <table:table-cell table:style-name="ce76" table:formula="of:=[.B43]+1" office:value-type="float" office:value="39" calcext:value-type="float">
            <text:p>39</text:p>
          </table:table-cell>
          <table:table-cell table:style-name="ce77" table:formula="of:=MID([.$E$2]; [.A44]+1; [.A45]-[.A44] - 1)" office:value-type="string" office:string-value="total_pymnt" calcext:value-type="string">
            <text:p>total_pymnt</text:p>
          </table:table-cell>
          <table:table-cell table:style-name="ce79" table:formula="of:=VLOOKUP([.C44]; [$LoanStats.$A$2:$LoanStats.$C$152]; 2)" office:value-type="float" office:value="142" calcext:value-type="float">
            <text:p>142</text:p>
          </table:table-cell>
          <table:table-cell table:style-name="ce77" table:formula="of:=INDEX([LoanStats.$D$2:.$D$152]; [.$D44]; 1)" office:value-type="string" office:string-value="Payments received to date for total amount funded" calcext:value-type="string">
            <text:p>Payments received to date for total amount funded</text:p>
          </table:table-cell>
          <table:table-cell table:style-name="ce60"/>
          <table:table-cell table:style-name="ce69" office:value-type="boolean" office:boolean-value="true" calcext:value-type="boolean">
            <text:p>TRUE</text:p>
          </table:table-cell>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44]+1)" office:value-type="float" office:value="432" calcext:value-type="float">
            <text:p>432</text:p>
          </table:table-cell>
          <table:table-cell table:style-name="ce76" table:formula="of:=[.B44]+1" office:value-type="float" office:value="40" calcext:value-type="float">
            <text:p>40</text:p>
          </table:table-cell>
          <table:table-cell table:style-name="ce77" table:formula="of:=MID([.$E$2]; [.A45]+1; [.A46]-[.A45] - 1)" office:value-type="string" office:string-value="total_pymnt_inv" calcext:value-type="string">
            <text:p>total_pymnt_inv</text:p>
          </table:table-cell>
          <table:table-cell table:style-name="ce79" table:formula="of:=VLOOKUP([.C45]; [$LoanStats.$A$2:$LoanStats.$C$152]; 2)" office:value-type="float" office:value="143" calcext:value-type="float">
            <text:p>143</text:p>
          </table:table-cell>
          <table:table-cell table:style-name="ce77" table:formula="of:=INDEX([LoanStats.$D$2:.$D$152]; [.$D45]; 1)" office:value-type="string" office:string-value="Payments received to date for portion of total amount funded by investors" calcext:value-type="string">
            <text:p>Payments received to date for portion of total amount funded by investors</text:p>
          </table:table-cell>
          <table:table-cell table:style-name="ce60"/>
          <table:table-cell table:style-name="ce69" office:value-type="boolean" office:boolean-value="true" calcext:value-type="boolean">
            <text:p>TRUE</text:p>
          </table:table-cell>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45]+1)" office:value-type="float" office:value="448" calcext:value-type="float">
            <text:p>448</text:p>
          </table:table-cell>
          <table:table-cell table:style-name="ce76" table:formula="of:=[.B45]+1" office:value-type="float" office:value="41" calcext:value-type="float">
            <text:p>41</text:p>
          </table:table-cell>
          <table:table-cell table:style-name="ce77" table:formula="of:=MID([.$E$2]; [.A46]+1; [.A47]-[.A46] - 1)" office:value-type="string" office:string-value="total_rec_prncp" calcext:value-type="string">
            <text:p>total_rec_prncp</text:p>
          </table:table-cell>
          <table:table-cell table:style-name="ce79" table:formula="of:=VLOOKUP([.C46]; [$LoanStats.$A$2:$LoanStats.$C$152]; 2)" office:value-type="float" office:value="146" calcext:value-type="float">
            <text:p>146</text:p>
          </table:table-cell>
          <table:table-cell table:style-name="ce77" table:formula="of:=INDEX([LoanStats.$D$2:.$D$152]; [.$D46]; 1)" office:value-type="string" office:string-value="Principal received to date" calcext:value-type="string">
            <text:p>Principal received to date</text:p>
          </table:table-cell>
          <table:table-cell table:style-name="ce60"/>
          <table:table-cell table:style-name="ce69" office:value-type="boolean" office:boolean-value="true" calcext:value-type="boolean">
            <text:p>TRUE</text:p>
          </table:table-cell>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46]+1)" office:value-type="float" office:value="464" calcext:value-type="float">
            <text:p>464</text:p>
          </table:table-cell>
          <table:table-cell table:style-name="ce76" table:formula="of:=[.B46]+1" office:value-type="float" office:value="42" calcext:value-type="float">
            <text:p>42</text:p>
          </table:table-cell>
          <table:table-cell table:style-name="ce77" table:formula="of:=MID([.$E$2]; [.A47]+1; [.A48]-[.A47] - 1)" office:value-type="string" office:string-value="total_rec_int" calcext:value-type="string">
            <text:p>total_rec_int</text:p>
          </table:table-cell>
          <table:table-cell table:style-name="ce79" table:formula="of:=VLOOKUP([.C47]; [$LoanStats.$A$2:$LoanStats.$C$152]; 2)" office:value-type="float" office:value="144" calcext:value-type="float">
            <text:p>144</text:p>
          </table:table-cell>
          <table:table-cell table:style-name="ce77" table:formula="of:=INDEX([LoanStats.$D$2:.$D$152]; [.$D47]; 1)" office:value-type="string" office:string-value="Interest received to date" calcext:value-type="string">
            <text:p>Interest received to date</text:p>
          </table:table-cell>
          <table:table-cell table:style-name="ce60"/>
          <table:table-cell table:style-name="ce69" office:value-type="boolean" office:boolean-value="true" calcext:value-type="boolean">
            <text:p>TRUE</text:p>
          </table:table-cell>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47]+1)" office:value-type="float" office:value="478" calcext:value-type="float">
            <text:p>478</text:p>
          </table:table-cell>
          <table:table-cell table:style-name="ce76" table:formula="of:=[.B47]+1" office:value-type="float" office:value="43" calcext:value-type="float">
            <text:p>43</text:p>
          </table:table-cell>
          <table:table-cell table:style-name="ce77" table:formula="of:=MID([.$E$2]; [.A48]+1; [.A49]-[.A48] - 1)" office:value-type="string" office:string-value="total_rec_late_fee" calcext:value-type="string">
            <text:p>total_rec_late_fee</text:p>
          </table:table-cell>
          <table:table-cell table:style-name="ce79" table:formula="of:=VLOOKUP([.C48]; [$LoanStats.$A$2:$LoanStats.$C$152]; 2)" office:value-type="float" office:value="145" calcext:value-type="float">
            <text:p>145</text:p>
          </table:table-cell>
          <table:table-cell table:style-name="ce77" table:formula="of:=INDEX([LoanStats.$D$2:.$D$152]; [.$D48]; 1)" office:value-type="string" office:string-value="Late fees received to date" calcext:value-type="string">
            <text:p>Late fees received to date</text:p>
          </table:table-cell>
          <table:table-cell table:style-name="ce60"/>
          <table:table-cell table:style-name="ce69" office:value-type="boolean" office:boolean-value="true" calcext:value-type="boolean">
            <text:p>TRUE</text:p>
          </table:table-cell>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48]+1)" office:value-type="float" office:value="497" calcext:value-type="float">
            <text:p>497</text:p>
          </table:table-cell>
          <table:table-cell table:style-name="ce76" table:formula="of:=[.B48]+1" office:value-type="float" office:value="44" calcext:value-type="float">
            <text:p>44</text:p>
          </table:table-cell>
          <table:table-cell table:style-name="ce77" table:formula="of:=MID([.$E$2]; [.A49]+1; [.A50]-[.A49] - 1)" office:value-type="string" office:string-value="recoveries" calcext:value-type="string">
            <text:p>recoveries</text:p>
          </table:table-cell>
          <table:table-cell table:style-name="ce79" table:formula="of:=VLOOKUP([.C49]; [$LoanStats.$A$2:$LoanStats.$C$152]; 2)" office:value-type="float" office:value="108" calcext:value-type="float">
            <text:p>108</text:p>
          </table:table-cell>
          <table:table-cell table:style-name="ce77" table:formula="of:=INDEX([LoanStats.$D$2:.$D$152]; [.$D49]; 1)" office:value-type="string" office:string-value="Post charge off gross recovery" calcext:value-type="string">
            <text:p>Post charge off gross recovery</text:p>
          </table:table-cell>
          <table:table-cell table:style-name="ce60"/>
          <table:table-cell table:style-name="ce69" office:value-type="boolean" office:boolean-value="true" calcext:value-type="boolean">
            <text:p>TRUE</text:p>
          </table:table-cell>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49]+1)" office:value-type="float" office:value="508" calcext:value-type="float">
            <text:p>508</text:p>
          </table:table-cell>
          <table:table-cell table:style-name="ce76" table:formula="of:=[.B49]+1" office:value-type="float" office:value="45" calcext:value-type="float">
            <text:p>45</text:p>
          </table:table-cell>
          <table:table-cell table:style-name="ce77" table:formula="of:=MID([.$E$2]; [.A50]+1; [.A51]-[.A50] - 1)" office:value-type="string" office:string-value="collection_recovery_fee" calcext:value-type="string">
            <text:p>collection_recovery_fee</text:p>
          </table:table-cell>
          <table:table-cell table:style-name="ce79" table:formula="of:=VLOOKUP([.C50]; [$LoanStats.$A$2:$LoanStats.$C$152]; 2)" office:value-type="float" office:value="12" calcext:value-type="float">
            <text:p>12</text:p>
          </table:table-cell>
          <table:table-cell table:style-name="ce77" table:formula="of:=INDEX([LoanStats.$D$2:.$D$152]; [.$D50]; 1)" office:value-type="string" office:string-value="Post charge off collection fee" calcext:value-type="string">
            <text:p>Post charge off collection fee</text:p>
          </table:table-cell>
          <table:table-cell table:style-name="ce60"/>
          <table:table-cell table:style-name="ce69" office:value-type="boolean" office:boolean-value="true" calcext:value-type="boolean">
            <text:p>TRUE</text:p>
          </table:table-cell>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50]+1)" office:value-type="float" office:value="532" calcext:value-type="float">
            <text:p>532</text:p>
          </table:table-cell>
          <table:table-cell table:style-name="ce76" table:formula="of:=[.B50]+1" office:value-type="float" office:value="46" calcext:value-type="float">
            <text:p>46</text:p>
          </table:table-cell>
          <table:table-cell table:style-name="ce77" table:formula="of:=MID([.$E$2]; [.A51]+1; [.A52]-[.A51] - 1)" office:value-type="string" office:string-value="last_pymnt_d" calcext:value-type="string">
            <text:p>last_pymnt_d</text:p>
          </table:table-cell>
          <table:table-cell table:style-name="ce79" table:formula="of:=VLOOKUP([.C51]; [$LoanStats.$A$2:$LoanStats.$C$152]; 2)" office:value-type="float" office:value="57" calcext:value-type="float">
            <text:p>57</text:p>
          </table:table-cell>
          <table:table-cell table:style-name="ce77" table:formula="of:=INDEX([LoanStats.$D$2:.$D$152]; [.$D51]; 1)" office:value-type="string" office:string-value="Last month payment was received" calcext:value-type="string">
            <text:p>Last month payment was received</text:p>
          </table:table-cell>
          <table:table-cell table:style-name="ce60"/>
          <table:table-cell table:style-name="ce69" office:value-type="boolean" office:boolean-value="true" calcext:value-type="boolean">
            <text:p>TRUE</text:p>
          </table:table-cell>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51]+1)" office:value-type="float" office:value="545" calcext:value-type="float">
            <text:p>545</text:p>
          </table:table-cell>
          <table:table-cell table:style-name="ce76" table:formula="of:=[.B51]+1" office:value-type="float" office:value="47" calcext:value-type="float">
            <text:p>47</text:p>
          </table:table-cell>
          <table:table-cell table:style-name="ce77" table:formula="of:=MID([.$E$2]; [.A52]+1; [.A53]-[.A52] - 1)" office:value-type="string" office:string-value="last_pymnt_amnt" calcext:value-type="string">
            <text:p>last_pymnt_amnt</text:p>
          </table:table-cell>
          <table:table-cell table:style-name="ce79" table:formula="of:=VLOOKUP([.C52]; [$LoanStats.$A$2:$LoanStats.$C$152]; 2)" office:value-type="float" office:value="56" calcext:value-type="float">
            <text:p>56</text:p>
          </table:table-cell>
          <table:table-cell table:style-name="ce77" table:formula="of:=INDEX([LoanStats.$D$2:.$D$152]; [.$D52]; 1)" office:value-type="string" office:string-value="Last total payment amount received" calcext:value-type="string">
            <text:p>Last total payment amount received</text:p>
          </table:table-cell>
          <table:table-cell table:style-name="ce60"/>
          <table:table-cell table:style-name="ce69" office:value-type="boolean" office:boolean-value="true" calcext:value-type="boolean">
            <text:p>TRUE</text:p>
          </table:table-cell>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52]+1)" office:value-type="float" office:value="561" calcext:value-type="float">
            <text:p>561</text:p>
          </table:table-cell>
          <table:table-cell table:style-name="ce76" table:formula="of:=[.B52]+1" office:value-type="float" office:value="48" calcext:value-type="float">
            <text:p>48</text:p>
          </table:table-cell>
          <table:table-cell table:style-name="ce77" table:formula="of:=MID([.$E$2]; [.A53]+1; [.A54]-[.A53] - 1)" office:value-type="string" office:string-value="next_pymnt_d" calcext:value-type="string">
            <text:p>next_pymnt_d</text:p>
          </table:table-cell>
          <table:table-cell table:style-name="ce79" table:formula="of:=VLOOKUP([.C53]; [$LoanStats.$A$2:$LoanStats.$C$152]; 2)" office:value-type="float" office:value="75" calcext:value-type="float">
            <text:p>75</text:p>
          </table:table-cell>
          <table:table-cell table:style-name="ce77" table:formula="of:=INDEX([LoanStats.$D$2:.$D$152]; [.$D53]; 1)" office:value-type="string" office:string-value="Next scheduled payment date" calcext:value-type="string">
            <text:p>Next scheduled payment date</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53]+1)" office:value-type="float" office:value="574" calcext:value-type="float">
            <text:p>574</text:p>
          </table:table-cell>
          <table:table-cell table:style-name="ce76" table:formula="of:=[.B53]+1" office:value-type="float" office:value="49" calcext:value-type="float">
            <text:p>49</text:p>
          </table:table-cell>
          <table:table-cell table:style-name="ce77" table:formula="of:=MID([.$E$2]; [.A54]+1; [.A55]-[.A54] - 1)" office:value-type="string" office:string-value="last_credit_pull_d" calcext:value-type="string">
            <text:p>last_credit_pull_d</text:p>
          </table:table-cell>
          <table:table-cell table:style-name="ce79" table:formula="of:=VLOOKUP([.C54]; [$LoanStats.$A$2:$LoanStats.$C$152]; 2)" office:value-type="float" office:value="53" calcext:value-type="float">
            <text:p>53</text:p>
          </table:table-cell>
          <table:table-cell table:style-name="ce77" table:formula="of:=INDEX([LoanStats.$D$2:.$D$152]; [.$D54]; 1)" office:value-type="string" office:string-value="The most recent month LC pulled credit for this loan" calcext:value-type="string">
            <text:p>The most recent month LC pulled credit for this loan</text:p>
          </table:table-cell>
          <table:table-cell table:style-name="ce60"/>
          <table:table-cell table:style-name="ce69"/>
          <table:table-cell table:style-name="ce72"/>
          <table:table-cell table:number-columns-repeated="55"/>
        </table:table-row>
        <table:table-row table:style-name="ro5">
          <table:table-cell table:style-name="ce68" table:formula="of:=FIND(&quot; &quot;; [.$E$2]; [.A54]+1)" office:value-type="float" office:value="593" calcext:value-type="float">
            <text:p>593</text:p>
          </table:table-cell>
          <table:table-cell table:style-name="ce76" table:formula="of:=[.B54]+1" office:value-type="float" office:value="50" calcext:value-type="float">
            <text:p>50</text:p>
          </table:table-cell>
          <table:table-cell table:style-name="ce77" table:formula="of:=MID([.$E$2]; [.A55]+1; [.A56]-[.A55] - 1)" office:value-type="string" office:string-value="collections_12_mths_ex_med" calcext:value-type="string">
            <text:p>collections_12_mths_ex_med</text:p>
          </table:table-cell>
          <table:table-cell table:style-name="ce79" table:formula="of:=VLOOKUP([.C55]; [$LoanStats.$A$2:$LoanStats.$C$152]; 2)" office:value-type="float" office:value="13" calcext:value-type="float">
            <text:p>13</text:p>
          </table:table-cell>
          <table:table-cell table:style-name="ce77" table:formula="of:=INDEX([LoanStats.$D$2:.$D$152]; [.$D55]; 1)" office:value-type="string" office:string-value="Number of collections in 12 months excluding medical collections" calcext:value-type="string">
            <text:p>Number of collections in 12 months excluding medical collections</text:p>
          </table:table-cell>
          <table:table-cell table:style-name="ce60"/>
          <table:table-cell table:style-name="ce69"/>
          <table:table-cell table:style-name="ce72"/>
          <table:table-cell table:number-columns-repeated="55"/>
        </table:table-row>
        <table:table-row table:style-name="ro5">
          <table:table-cell table:style-name="ce68" table:formula="of:=FIND(&quot; &quot;; [.$E$2]; [.A55]+1)" office:value-type="float" office:value="620" calcext:value-type="float">
            <text:p>620</text:p>
          </table:table-cell>
          <table:table-cell table:style-name="ce76" table:formula="of:=[.B55]+1" office:value-type="float" office:value="51" calcext:value-type="float">
            <text:p>51</text:p>
          </table:table-cell>
          <table:table-cell table:style-name="ce77" table:formula="of:=MID([.$E$2]; [.A56]+1; [.A57]-[.A56] - 1)" office:value-type="string" office:string-value="mths_since_last_major_derog" calcext:value-type="string">
            <text:p>mths_since_last_major_derog</text:p>
          </table:table-cell>
          <table:table-cell table:style-name="ce79" table:formula="of:=VLOOKUP([.C56]; [$LoanStats.$A$2:$LoanStats.$C$152]; 2)" office:value-type="float" office:value="68" calcext:value-type="float">
            <text:p>68</text:p>
          </table:table-cell>
          <table:table-cell table:style-name="ce77" table:formula="of:=INDEX([LoanStats.$D$2:.$D$152]; [.$D56]; 1)" office:value-type="string" office:string-value="Months since most recent 90-day or worse rating" calcext:value-type="string">
            <text:p>Months since most recent 90-day or worse rating</text:p>
          </table:table-cell>
          <table:table-cell table:style-name="ce60"/>
          <table:table-cell table:style-name="ce69"/>
          <table:table-cell table:style-name="ce72"/>
          <table:table-cell table:number-columns-repeated="55"/>
        </table:table-row>
        <table:table-row table:style-name="ro5">
          <table:table-cell table:style-name="ce68" table:formula="of:=FIND(&quot; &quot;; [.$E$2]; [.A56]+1)" office:value-type="float" office:value="648" calcext:value-type="float">
            <text:p>648</text:p>
          </table:table-cell>
          <table:table-cell table:style-name="ce76" table:formula="of:=[.B56]+1" office:value-type="float" office:value="52" calcext:value-type="float">
            <text:p>52</text:p>
          </table:table-cell>
          <table:table-cell table:style-name="ce77" table:formula="of:=MID([.$E$2]; [.A57]+1; [.A58]-[.A57] - 1)" office:value-type="string" office:string-value="policy_code" calcext:value-type="string">
            <text:p>policy_code</text:p>
          </table:table-cell>
          <table:table-cell table:style-name="ce79" table:formula="of:=VLOOKUP([.C57]; [$LoanStats.$A$2:$LoanStats.$C$152]; 2)" office:value-type="float" office:value="103" calcext:value-type="float">
            <text:p>103</text:p>
          </table:table-cell>
          <table:table-cell table:style-name="ce77" table:formula="of:=INDEX([LoanStats.$D$2:.$D$152]; [.$D57]; 1)" office:value-type="string" office:string-value="Publicly available policy_code=1 / New products not publicly available policy_code=2" calcext:value-type="string">
            <text:p>Publicly available policy_code=1 / New products not publicly available policy_code=2</text:p>
          </table:table-cell>
          <table:table-cell table:style-name="ce60"/>
          <table:table-cell table:style-name="ce69"/>
          <table:table-cell table:style-name="ce72"/>
          <table:table-cell table:number-columns-repeated="55"/>
        </table:table-row>
        <table:table-row table:style-name="ro5">
          <table:table-cell table:style-name="ce68" table:formula="of:=FIND(&quot; &quot;; [.$E$2]; [.A57]+1)" office:value-type="float" office:value="660" calcext:value-type="float">
            <text:p>660</text:p>
          </table:table-cell>
          <table:table-cell table:style-name="ce76" table:formula="of:=[.B57]+1" office:value-type="float" office:value="53" calcext:value-type="float">
            <text:p>53</text:p>
          </table:table-cell>
          <table:table-cell table:style-name="ce77" table:formula="of:=MID([.$E$2]; [.A58]+1; [.A59]-[.A58] - 1)" office:value-type="string" office:string-value="application_type" calcext:value-type="string">
            <text:p>application_type</text:p>
          </table:table-cell>
          <table:table-cell table:style-name="ce79" table:formula="of:=VLOOKUP([.C58]; [$LoanStats.$A$2:$LoanStats.$C$152]; 2)" office:value-type="float" office:value="7" calcext:value-type="float">
            <text:p>7</text:p>
          </table:table-cell>
          <table:table-cell table:style-name="ce77" table:formula="of:=INDEX([LoanStats.$D$2:.$D$152]; [.$D58]; 1)" office:value-type="string" office:string-value="Indicates whether the loan is an individual application or a joint application with two coborrowers" calcext:value-type="string">
            <text:p>Indicates whether the loan is an individual application or a joint application with two coborrower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58]+1)" office:value-type="float" office:value="677" calcext:value-type="float">
            <text:p>677</text:p>
          </table:table-cell>
          <table:table-cell table:style-name="ce76" table:formula="of:=[.B58]+1" office:value-type="float" office:value="54" calcext:value-type="float">
            <text:p>54</text:p>
          </table:table-cell>
          <table:table-cell table:style-name="ce77" table:formula="of:=MID([.$E$2]; [.A59]+1; [.A60]-[.A59] - 1)" office:value-type="string" office:string-value="annual_inc_joint" calcext:value-type="string">
            <text:p>annual_inc_joint</text:p>
          </table:table-cell>
          <table:table-cell table:style-name="ce79" table:formula="of:=VLOOKUP([.C59]; [$LoanStats.$A$2:$LoanStats.$C$152]; 2)" office:value-type="float" office:value="6" calcext:value-type="float">
            <text:p>6</text:p>
          </table:table-cell>
          <table:table-cell table:style-name="ce77" table:formula="of:=INDEX([LoanStats.$D$2:.$D$152]; [.$D59]; 1)" office:value-type="string" office:string-value="The combined self-reported annual income provided by the coborrowers during registration" calcext:value-type="string">
            <text:p>The combined self-reported annual income provided by the coborrowers during registration</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59]+1)" office:value-type="float" office:value="694" calcext:value-type="float">
            <text:p>694</text:p>
          </table:table-cell>
          <table:table-cell table:style-name="ce76" table:formula="of:=[.B59]+1" office:value-type="float" office:value="55" calcext:value-type="float">
            <text:p>55</text:p>
          </table:table-cell>
          <table:table-cell table:style-name="ce77" table:formula="of:=MID([.$E$2]; [.A60]+1; [.A61]-[.A60] - 1)" office:value-type="string" office:string-value="dti_joint" calcext:value-type="string">
            <text:p>dti_joint</text:p>
          </table:table-cell>
          <table:table-cell table:style-name="ce79" table:formula="of:=VLOOKUP([.C60]; [$LoanStats.$A$2:$LoanStats.$C$152]; 2)" office:value-type="float" office:value="22" calcext:value-type="float">
            <text:p>22</text:p>
          </table:table-cell>
          <table:table-cell table:style-name="ce77" table:formula="of:=INDEX([LoanStats.$D$2:.$D$152]; [.$D60]; 1)" office:value-type="string" office:string-value="A ratio calculated using the coborrowers total monthly payments on the total debt obligations, excluding mortgages and the requested LC loan, divided by the coborrowers combined self-reported monthly income" calcext:value-type="string">
            <text:p>A ratio calculated using the coborrowers total monthly payments on the total debt obligations, excluding mortgages and the requested LC loan, divided by the coborrowers combined self-reported monthly income</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60]+1)" office:value-type="float" office:value="704" calcext:value-type="float">
            <text:p>704</text:p>
          </table:table-cell>
          <table:table-cell table:style-name="ce76" table:formula="of:=[.B60]+1" office:value-type="float" office:value="56" calcext:value-type="float">
            <text:p>56</text:p>
          </table:table-cell>
          <table:table-cell table:style-name="ce77" table:formula="of:=MID([.$E$2]; [.A61]+1; [.A62]-[.A61] - 1)" office:value-type="string" office:string-value="verification_status_joint" calcext:value-type="string">
            <text:p>verification_status_joint</text:p>
          </table:table-cell>
          <table:table-cell table:style-name="ce79" table:formula="of:=VLOOKUP([.C61]; [$LoanStats.$A$2:$LoanStats.$C$152]; 2)" office:value-type="float" office:value="149" calcext:value-type="float">
            <text:p>149</text:p>
          </table:table-cell>
          <table:table-cell table:style-name="ce77" table:formula="of:=INDEX([LoanStats.$D$2:.$D$152]; [.$D61]; 1)" office:value-type="string" office:string-value="Indicates if income was verified by LC, not verified, or if the income source was verified" calcext:value-type="string">
            <text:p>Indicates if income was verified by LC, not verified, or if the income source was verified</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61]+1)" office:value-type="float" office:value="730" calcext:value-type="float">
            <text:p>730</text:p>
          </table:table-cell>
          <table:table-cell table:style-name="ce76" table:formula="of:=[.B61]+1" office:value-type="float" office:value="57" calcext:value-type="float">
            <text:p>57</text:p>
          </table:table-cell>
          <table:table-cell table:style-name="ce77" table:formula="of:=MID([.$E$2]; [.A62]+1; [.A63]-[.A62] - 1)" office:value-type="string" office:string-value="acc_now_delinq" calcext:value-type="string">
            <text:p>acc_now_delinq</text:p>
          </table:table-cell>
          <table:table-cell table:style-name="ce79" table:formula="of:=VLOOKUP([.C62]; [$LoanStats.$A$2:$LoanStats.$C$152]; 2)" office:value-type="float" office:value="1" calcext:value-type="float">
            <text:p>1</text:p>
          </table:table-cell>
          <table:table-cell table:style-name="ce77" table:formula="of:=INDEX([LoanStats.$D$2:.$D$152]; [.$D62]; 1)" office:value-type="string" office:string-value="The number of accounts on which the borrower is now delinquent." calcext:value-type="string">
            <text:p>The number of accounts on which the borrower is now delinquent.</text:p>
          </table:table-cell>
          <table:table-cell table:style-name="ce60" office:value-type="boolean" office:boolean-value="true" calcext:value-type="boolean">
            <text:p>TRUE</text:p>
          </table:table-cell>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62]+1)" office:value-type="float" office:value="745" calcext:value-type="float">
            <text:p>745</text:p>
          </table:table-cell>
          <table:table-cell table:style-name="ce76" table:formula="of:=[.B62]+1" office:value-type="float" office:value="58" calcext:value-type="float">
            <text:p>58</text:p>
          </table:table-cell>
          <table:table-cell table:style-name="ce77" table:formula="of:=MID([.$E$2]; [.A63]+1; [.A64]-[.A63] - 1)" office:value-type="string" office:string-value="tot_coll_amt" calcext:value-type="string">
            <text:p>tot_coll_amt</text:p>
          </table:table-cell>
          <table:table-cell table:style-name="ce79" table:formula="of:=VLOOKUP([.C63]; [$LoanStats.$A$2:$LoanStats.$C$152]; 2)" office:value-type="float" office:value="133" calcext:value-type="float">
            <text:p>133</text:p>
          </table:table-cell>
          <table:table-cell table:style-name="ce77" table:formula="of:=INDEX([LoanStats.$D$2:.$D$152]; [.$D63]; 1)" office:value-type="string" office:string-value="Total collection amounts ever owed" calcext:value-type="string">
            <text:p>Total collection amounts ever owed</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63]+1)" office:value-type="float" office:value="758" calcext:value-type="float">
            <text:p>758</text:p>
          </table:table-cell>
          <table:table-cell table:style-name="ce76" table:formula="of:=[.B63]+1" office:value-type="float" office:value="59" calcext:value-type="float">
            <text:p>59</text:p>
          </table:table-cell>
          <table:table-cell table:style-name="ce77" table:formula="of:=MID([.$E$2]; [.A64]+1; [.A65]-[.A64] - 1)" office:value-type="string" office:string-value="tot_cur_bal" calcext:value-type="string">
            <text:p>tot_cur_bal</text:p>
          </table:table-cell>
          <table:table-cell table:style-name="ce79" table:formula="of:=VLOOKUP([.C64]; [$LoanStats.$A$2:$LoanStats.$C$152]; 2)" office:value-type="float" office:value="134" calcext:value-type="float">
            <text:p>134</text:p>
          </table:table-cell>
          <table:table-cell table:style-name="ce77" table:formula="of:=INDEX([LoanStats.$D$2:.$D$152]; [.$D64]; 1)" office:value-type="string" office:string-value="Total current balance of all accounts" calcext:value-type="string">
            <text:p>Total current balance of all accounts</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64]+1)" office:value-type="float" office:value="770" calcext:value-type="float">
            <text:p>770</text:p>
          </table:table-cell>
          <table:table-cell table:style-name="ce76" table:formula="of:=[.B64]+1" office:value-type="float" office:value="60" calcext:value-type="float">
            <text:p>60</text:p>
          </table:table-cell>
          <table:table-cell table:style-name="ce77" table:formula="of:=MID([.$E$2]; [.A65]+1; [.A66]-[.A65] - 1)" office:value-type="string" office:string-value="open_acc_6m" calcext:value-type="string">
            <text:p>open_acc_6m</text:p>
          </table:table-cell>
          <table:table-cell table:style-name="ce79" table:formula="of:=VLOOKUP([.C65]; [$LoanStats.$A$2:$LoanStats.$C$152]; 2)" office:value-type="float" office:value="91" calcext:value-type="float">
            <text:p>91</text:p>
          </table:table-cell>
          <table:table-cell table:style-name="ce77" table:formula="of:=INDEX([LoanStats.$D$2:.$D$152]; [.$D65]; 1)" office:value-type="string" office:string-value="Number of open trades in last 6 months" calcext:value-type="string">
            <text:p>Number of open trades in last 6 months</text:p>
          </table:table-cell>
          <table:table-cell table:style-name="ce60"/>
          <table:table-cell table:style-name="ce69"/>
          <table:table-cell table:style-name="ce72"/>
          <table:table-cell table:number-columns-repeated="55"/>
        </table:table-row>
        <table:table-row table:style-name="ro5">
          <table:table-cell table:style-name="ce68" table:formula="of:=FIND(&quot; &quot;; [.$E$2]; [.A65]+1)" office:value-type="float" office:value="782" calcext:value-type="float">
            <text:p>782</text:p>
          </table:table-cell>
          <table:table-cell table:style-name="ce76" table:formula="of:=[.B65]+1" office:value-type="float" office:value="61" calcext:value-type="float">
            <text:p>61</text:p>
          </table:table-cell>
          <table:table-cell table:style-name="ce77" table:formula="of:=MID([.$E$2]; [.A66]+1; [.A67]-[.A66] - 1)" office:value-type="string" office:string-value="open_act_il" calcext:value-type="string">
            <text:p>open_act_il</text:p>
          </table:table-cell>
          <table:table-cell table:style-name="ce79" table:formula="of:=VLOOKUP([.C66]; [$LoanStats.$A$2:$LoanStats.$C$152]; 2)" office:value-type="float" office:value="92" calcext:value-type="float">
            <text:p>92</text:p>
          </table:table-cell>
          <table:table-cell table:style-name="ce77" table:formula="of:=INDEX([LoanStats.$D$2:.$D$152]; [.$D66]; 1)" office:value-type="string" office:string-value="Number of currently active installment trades" calcext:value-type="string">
            <text:p>Number of currently active installment trades</text:p>
          </table:table-cell>
          <table:table-cell table:style-name="ce60"/>
          <table:table-cell table:style-name="ce69"/>
          <table:table-cell table:style-name="ce72"/>
          <table:table-cell table:number-columns-repeated="55"/>
        </table:table-row>
        <table:table-row table:style-name="ro5">
          <table:table-cell table:style-name="ce68" table:formula="of:=FIND(&quot; &quot;; [.$E$2]; [.A66]+1)" office:value-type="float" office:value="794" calcext:value-type="float">
            <text:p>794</text:p>
          </table:table-cell>
          <table:table-cell table:style-name="ce76" table:formula="of:=[.B66]+1" office:value-type="float" office:value="62" calcext:value-type="float">
            <text:p>62</text:p>
          </table:table-cell>
          <table:table-cell table:style-name="ce77" table:formula="of:=MID([.$E$2]; [.A67]+1; [.A68]-[.A67] - 1)" office:value-type="string" office:string-value="open_il_12m" calcext:value-type="string">
            <text:p>open_il_12m</text:p>
          </table:table-cell>
          <table:table-cell table:style-name="ce79" table:formula="of:=VLOOKUP([.C67]; [$LoanStats.$A$2:$LoanStats.$C$152]; 2)" office:value-type="float" office:value="93" calcext:value-type="float">
            <text:p>93</text:p>
          </table:table-cell>
          <table:table-cell table:style-name="ce77" table:formula="of:=INDEX([LoanStats.$D$2:.$D$152]; [.$D67]; 1)" office:value-type="string" office:string-value="Number of installment accounts opened in past 12 months" calcext:value-type="string">
            <text:p>Number of installment accounts opened in past 12 months</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67]+1)" office:value-type="float" office:value="806" calcext:value-type="float">
            <text:p>806</text:p>
          </table:table-cell>
          <table:table-cell table:style-name="ce76" table:formula="of:=[.B67]+1" office:value-type="float" office:value="63" calcext:value-type="float">
            <text:p>63</text:p>
          </table:table-cell>
          <table:table-cell table:style-name="ce77" table:formula="of:=MID([.$E$2]; [.A68]+1; [.A69]-[.A68] - 1)" office:value-type="string" office:string-value="open_il_24m" calcext:value-type="string">
            <text:p>open_il_24m</text:p>
          </table:table-cell>
          <table:table-cell table:style-name="ce79" table:formula="of:=VLOOKUP([.C68]; [$LoanStats.$A$2:$LoanStats.$C$152]; 2)" office:value-type="float" office:value="94" calcext:value-type="float">
            <text:p>94</text:p>
          </table:table-cell>
          <table:table-cell table:style-name="ce77" table:formula="of:=INDEX([LoanStats.$D$2:.$D$152]; [.$D68]; 1)" office:value-type="string" office:string-value="Number of installment accounts opened in past 24 months" calcext:value-type="string">
            <text:p>Number of installment accounts opened in past 24 months</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68]+1)" office:value-type="float" office:value="818" calcext:value-type="float">
            <text:p>818</text:p>
          </table:table-cell>
          <table:table-cell table:style-name="ce76" table:formula="of:=[.B68]+1" office:value-type="float" office:value="64" calcext:value-type="float">
            <text:p>64</text:p>
          </table:table-cell>
          <table:table-cell table:style-name="ce77" table:formula="of:=MID([.$E$2]; [.A69]+1; [.A70]-[.A69] - 1)" office:value-type="string" office:string-value="mths_since_rcnt_il" calcext:value-type="string">
            <text:p>mths_since_rcnt_il</text:p>
          </table:table-cell>
          <table:table-cell table:style-name="ce79" table:formula="of:=VLOOKUP([.C69]; [$LoanStats.$A$2:$LoanStats.$C$152]; 2)" office:value-type="float" office:value="70" calcext:value-type="float">
            <text:p>70</text:p>
          </table:table-cell>
          <table:table-cell table:style-name="ce77" table:formula="of:=INDEX([LoanStats.$D$2:.$D$152]; [.$D69]; 1)" office:value-type="string" office:string-value="Months since most recent instalment accounts opened" calcext:value-type="string">
            <text:p>Months since most recent instalment accounts opened</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69]+1)" office:value-type="float" office:value="837" calcext:value-type="float">
            <text:p>837</text:p>
          </table:table-cell>
          <table:table-cell table:style-name="ce76" table:formula="of:=[.B69]+1" office:value-type="float" office:value="65" calcext:value-type="float">
            <text:p>65</text:p>
          </table:table-cell>
          <table:table-cell table:style-name="ce77" table:formula="of:=MID([.$E$2]; [.A70]+1; [.A71]-[.A70] - 1)" office:value-type="string" office:string-value="total_bal_il" calcext:value-type="string">
            <text:p>total_bal_il</text:p>
          </table:table-cell>
          <table:table-cell table:style-name="ce79" table:formula="of:=VLOOKUP([.C70]; [$LoanStats.$A$2:$LoanStats.$C$152]; 2)" office:value-type="float" office:value="138" calcext:value-type="float">
            <text:p>138</text:p>
          </table:table-cell>
          <table:table-cell table:style-name="ce77" table:formula="of:=INDEX([LoanStats.$D$2:.$D$152]; [.$D70]; 1)" office:value-type="string" office:string-value="Total current balance of all installment accounts" calcext:value-type="string">
            <text:p>Total current balance of all installment accounts</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70]+1)" office:value-type="float" office:value="850" calcext:value-type="float">
            <text:p>850</text:p>
          </table:table-cell>
          <table:table-cell table:style-name="ce76" table:formula="of:=[.B70]+1" office:value-type="float" office:value="66" calcext:value-type="float">
            <text:p>66</text:p>
          </table:table-cell>
          <table:table-cell table:style-name="ce77" table:formula="of:=MID([.$E$2]; [.A71]+1; [.A72]-[.A71] - 1)" office:value-type="string" office:string-value="il_util" calcext:value-type="string">
            <text:p>il_util</text:p>
          </table:table-cell>
          <table:table-cell table:style-name="ce79" table:formula="of:=VLOOKUP([.C71]; [$LoanStats.$A$2:$LoanStats.$C$152]; 2)" office:value-type="float" office:value="45" calcext:value-type="float">
            <text:p>45</text:p>
          </table:table-cell>
          <table:table-cell table:style-name="ce77" table:formula="of:=INDEX([LoanStats.$D$2:.$D$152]; [.$D71]; 1)" office:value-type="string" office:string-value="Ratio of total current balance to high credit/credit limit on all install acct" calcext:value-type="string">
            <text:p>Ratio of total current balance to high credit/credit limit on all install acct</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71]+1)" office:value-type="float" office:value="858" calcext:value-type="float">
            <text:p>858</text:p>
          </table:table-cell>
          <table:table-cell table:style-name="ce76" table:formula="of:=[.B71]+1" office:value-type="float" office:value="67" calcext:value-type="float">
            <text:p>67</text:p>
          </table:table-cell>
          <table:table-cell table:style-name="ce77" table:formula="of:=MID([.$E$2]; [.A72]+1; [.A73]-[.A72] - 1)" office:value-type="string" office:string-value="open_rv_12m" calcext:value-type="string">
            <text:p>open_rv_12m</text:p>
          </table:table-cell>
          <table:table-cell table:style-name="ce79" table:formula="of:=VLOOKUP([.C72]; [$LoanStats.$A$2:$LoanStats.$C$152]; 2)" office:value-type="float" office:value="95" calcext:value-type="float">
            <text:p>95</text:p>
          </table:table-cell>
          <table:table-cell table:style-name="ce77" table:formula="of:=INDEX([LoanStats.$D$2:.$D$152]; [.$D72]; 1)" office:value-type="string" office:string-value="Number of revolving trades opened in past 12 months" calcext:value-type="string">
            <text:p>Number of revolving trades opened in past 12 month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72]+1)" office:value-type="float" office:value="870" calcext:value-type="float">
            <text:p>870</text:p>
          </table:table-cell>
          <table:table-cell table:style-name="ce76" table:formula="of:=[.B72]+1" office:value-type="float" office:value="68" calcext:value-type="float">
            <text:p>68</text:p>
          </table:table-cell>
          <table:table-cell table:style-name="ce77" table:formula="of:=MID([.$E$2]; [.A73]+1; [.A74]-[.A73] - 1)" office:value-type="string" office:string-value="open_rv_24m" calcext:value-type="string">
            <text:p>open_rv_24m</text:p>
          </table:table-cell>
          <table:table-cell table:style-name="ce79" table:formula="of:=VLOOKUP([.C73]; [$LoanStats.$A$2:$LoanStats.$C$152]; 2)" office:value-type="float" office:value="96" calcext:value-type="float">
            <text:p>96</text:p>
          </table:table-cell>
          <table:table-cell table:style-name="ce77" table:formula="of:=INDEX([LoanStats.$D$2:.$D$152]; [.$D73]; 1)" office:value-type="string" office:string-value="Number of revolving trades opened in past 24 months" calcext:value-type="string">
            <text:p>Number of revolving trades opened in past 24 month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73]+1)" office:value-type="float" office:value="882" calcext:value-type="float">
            <text:p>882</text:p>
          </table:table-cell>
          <table:table-cell table:style-name="ce76" table:formula="of:=[.B73]+1" office:value-type="float" office:value="69" calcext:value-type="float">
            <text:p>69</text:p>
          </table:table-cell>
          <table:table-cell table:style-name="ce77" table:formula="of:=MID([.$E$2]; [.A74]+1; [.A75]-[.A74] - 1)" office:value-type="string" office:string-value="max_bal_bc" calcext:value-type="string">
            <text:p>max_bal_bc</text:p>
          </table:table-cell>
          <table:table-cell table:style-name="ce79" table:formula="of:=VLOOKUP([.C74]; [$LoanStats.$A$2:$LoanStats.$C$152]; 2)" office:value-type="float" office:value="60" calcext:value-type="float">
            <text:p>60</text:p>
          </table:table-cell>
          <table:table-cell table:style-name="ce77" table:formula="of:=INDEX([LoanStats.$D$2:.$D$152]; [.$D74]; 1)" office:value-type="string" office:string-value="Maximum current balance owed on all revolving accounts" calcext:value-type="string">
            <text:p>Maximum current balance owed on all revolving accounts</text:p>
          </table:table-cell>
          <table:table-cell table:style-name="ce60" office:value-type="boolean" office:boolean-value="true" calcext:value-type="boolean">
            <text:p>TRUE</text:p>
          </table:table-cell>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74]+1)" office:value-type="float" office:value="893" calcext:value-type="float">
            <text:p>893</text:p>
          </table:table-cell>
          <table:table-cell table:style-name="ce76" table:formula="of:=[.B74]+1" office:value-type="float" office:value="70" calcext:value-type="float">
            <text:p>70</text:p>
          </table:table-cell>
          <table:table-cell table:style-name="ce77" table:formula="of:=MID([.$E$2]; [.A75]+1; [.A76]-[.A75] - 1)" office:value-type="string" office:string-value="all_util" calcext:value-type="string">
            <text:p>all_util</text:p>
          </table:table-cell>
          <table:table-cell table:style-name="ce79" table:formula="of:=VLOOKUP([.C75]; [$LoanStats.$A$2:$LoanStats.$C$152]; 2)" office:value-type="float" office:value="4" calcext:value-type="float">
            <text:p>4</text:p>
          </table:table-cell>
          <table:table-cell table:style-name="ce77" table:formula="of:=INDEX([LoanStats.$D$2:.$D$152]; [.$D75]; 1)" office:value-type="string" office:string-value="Balance to credit limit on all trades" calcext:value-type="string">
            <text:p>Balance to credit limit on all trades</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75]+1)" office:value-type="float" office:value="902" calcext:value-type="float">
            <text:p>902</text:p>
          </table:table-cell>
          <table:table-cell table:style-name="ce76" table:formula="of:=[.B75]+1" office:value-type="float" office:value="71" calcext:value-type="float">
            <text:p>71</text:p>
          </table:table-cell>
          <table:table-cell table:style-name="ce77" table:formula="of:=MID([.$E$2]; [.A76]+1; [.A77]-[.A76] - 1)" office:value-type="string" office:string-value="total_rev_hi_lim" calcext:value-type="string">
            <text:p>total_rev_hi_lim</text:p>
          </table:table-cell>
          <table:table-cell table:style-name="ce81" office:value-type="float" office:value="147" calcext:value-type="float">
            <text:p>147</text:p>
          </table:table-cell>
          <table:table-cell table:style-name="ce77" table:formula="of:=INDEX([LoanStats.$D$2:.$D$152]; [.$D76]; 1)" office:value-type="string" office:string-value="Total revolving high credit/credit limit" calcext:value-type="string">
            <text:p>Total revolving high credit/credit limit</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76]+1)" office:value-type="float" office:value="919" calcext:value-type="float">
            <text:p>919</text:p>
          </table:table-cell>
          <table:table-cell table:style-name="ce76" table:formula="of:=[.B76]+1" office:value-type="float" office:value="72" calcext:value-type="float">
            <text:p>72</text:p>
          </table:table-cell>
          <table:table-cell table:style-name="ce77" table:formula="of:=MID([.$E$2]; [.A77]+1; [.A78]-[.A77] - 1)" office:value-type="string" office:string-value="inq_fi" calcext:value-type="string">
            <text:p>inq_fi</text:p>
          </table:table-cell>
          <table:table-cell table:style-name="ce79" table:formula="of:=VLOOKUP([.C77]; [$LoanStats.$A$2:$LoanStats.$C$152]; 2)" office:value-type="float" office:value="47" calcext:value-type="float">
            <text:p>47</text:p>
          </table:table-cell>
          <table:table-cell table:style-name="ce77" table:formula="of:=INDEX([LoanStats.$D$2:.$D$152]; [.$D77]; 1)" office:value-type="string" office:string-value="Number of personal finance inquiries" calcext:value-type="string">
            <text:p>Number of personal finance inquirie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77]+1)" office:value-type="float" office:value="926" calcext:value-type="float">
            <text:p>926</text:p>
          </table:table-cell>
          <table:table-cell table:style-name="ce76" table:formula="of:=[.B77]+1" office:value-type="float" office:value="73" calcext:value-type="float">
            <text:p>73</text:p>
          </table:table-cell>
          <table:table-cell table:style-name="ce77" table:formula="of:=MID([.$E$2]; [.A78]+1; [.A79]-[.A78] - 1)" office:value-type="string" office:string-value="total_cu_tl" calcext:value-type="string">
            <text:p>total_cu_tl</text:p>
          </table:table-cell>
          <table:table-cell table:style-name="ce79" table:formula="of:=VLOOKUP([.C78]; [$LoanStats.$A$2:$LoanStats.$C$152]; 2)" office:value-type="float" office:value="140" calcext:value-type="float">
            <text:p>140</text:p>
          </table:table-cell>
          <table:table-cell table:style-name="ce77" table:formula="of:=INDEX([LoanStats.$D$2:.$D$152]; [.$D78]; 1)" office:value-type="string" office:string-value="Number of finance trades" calcext:value-type="string">
            <text:p>Number of finance trades</text:p>
          </table:table-cell>
          <table:table-cell table:style-name="ce60"/>
          <table:table-cell table:style-name="ce69"/>
          <table:table-cell table:style-name="ce72"/>
          <table:table-cell table:number-columns-repeated="55"/>
        </table:table-row>
        <table:table-row table:style-name="ro5">
          <table:table-cell table:style-name="ce68" table:formula="of:=FIND(&quot; &quot;; [.$E$2]; [.A78]+1)" office:value-type="float" office:value="938" calcext:value-type="float">
            <text:p>938</text:p>
          </table:table-cell>
          <table:table-cell table:style-name="ce76" table:formula="of:=[.B78]+1" office:value-type="float" office:value="74" calcext:value-type="float">
            <text:p>74</text:p>
          </table:table-cell>
          <table:table-cell table:style-name="ce77" table:formula="of:=MID([.$E$2]; [.A79]+1; [.A80]-[.A79] - 1)" office:value-type="string" office:string-value="inq_last_12m" calcext:value-type="string">
            <text:p>inq_last_12m</text:p>
          </table:table-cell>
          <table:table-cell table:style-name="ce79" table:formula="of:=VLOOKUP([.C79]; [$LoanStats.$A$2:$LoanStats.$C$152]; 2)" office:value-type="float" office:value="48" calcext:value-type="float">
            <text:p>48</text:p>
          </table:table-cell>
          <table:table-cell table:style-name="ce77" table:formula="of:=INDEX([LoanStats.$D$2:.$D$152]; [.$D79]; 1)" office:value-type="string" office:string-value="Number of credit inquiries in past 12 months" calcext:value-type="string">
            <text:p>Number of credit inquiries in past 12 months</text:p>
          </table:table-cell>
          <table:table-cell table:style-name="ce60"/>
          <table:table-cell table:style-name="ce69"/>
          <table:table-cell table:style-name="ce72"/>
          <table:table-cell table:number-columns-repeated="55"/>
        </table:table-row>
        <table:table-row table:style-name="ro5">
          <table:table-cell table:style-name="ce68" table:formula="of:=FIND(&quot; &quot;; [.$E$2]; [.A79]+1)" office:value-type="float" office:value="951" calcext:value-type="float">
            <text:p>951</text:p>
          </table:table-cell>
          <table:table-cell table:style-name="ce76" table:formula="of:=[.B79]+1" office:value-type="float" office:value="75" calcext:value-type="float">
            <text:p>75</text:p>
          </table:table-cell>
          <table:table-cell table:style-name="ce77" table:formula="of:=MID([.$E$2]; [.A80]+1; [.A81]-[.A80] - 1)" office:value-type="string" office:string-value="acc_open_past_24mths" calcext:value-type="string">
            <text:p>acc_open_past_24mths</text:p>
          </table:table-cell>
          <table:table-cell table:style-name="ce79" table:formula="of:=VLOOKUP([.C80]; [$LoanStats.$A$2:$LoanStats.$C$152]; 2)" office:value-type="float" office:value="2" calcext:value-type="float">
            <text:p>2</text:p>
          </table:table-cell>
          <table:table-cell table:style-name="ce77" table:formula="of:=INDEX([LoanStats.$D$2:.$D$152]; [.$D80]; 1)" office:value-type="string" office:string-value="Number of trades opened in past 24 months." calcext:value-type="string">
            <text:p>Number of trades opened in past 24 months.</text:p>
          </table:table-cell>
          <table:table-cell table:style-name="ce60"/>
          <table:table-cell table:style-name="ce69"/>
          <table:table-cell table:style-name="ce72"/>
          <table:table-cell table:number-columns-repeated="55"/>
        </table:table-row>
        <table:table-row table:style-name="ro5">
          <table:table-cell table:style-name="ce68" table:formula="of:=FIND(&quot; &quot;; [.$E$2]; [.A80]+1)" office:value-type="float" office:value="972" calcext:value-type="float">
            <text:p>972</text:p>
          </table:table-cell>
          <table:table-cell table:style-name="ce76" table:formula="of:=[.B80]+1" office:value-type="float" office:value="76" calcext:value-type="float">
            <text:p>76</text:p>
          </table:table-cell>
          <table:table-cell table:style-name="ce77" table:formula="of:=MID([.$E$2]; [.A81]+1; [.A82]-[.A81] - 1)" office:value-type="string" office:string-value="avg_cur_bal" calcext:value-type="string">
            <text:p>avg_cur_bal</text:p>
          </table:table-cell>
          <table:table-cell table:style-name="ce79" table:formula="of:=VLOOKUP([.C81]; [$LoanStats.$A$2:$LoanStats.$C$152]; 2)" office:value-type="float" office:value="8" calcext:value-type="float">
            <text:p>8</text:p>
          </table:table-cell>
          <table:table-cell table:style-name="ce77" table:formula="of:=INDEX([LoanStats.$D$2:.$D$152]; [.$D81]; 1)" office:value-type="string" office:string-value="Average current balance of all accounts" calcext:value-type="string">
            <text:p>Average current balance of all accounts</text:p>
          </table:table-cell>
          <table:table-cell table:style-name="ce60" office:value-type="boolean" office:boolean-value="true" calcext:value-type="boolean">
            <text:p>TRUE</text:p>
          </table:table-cell>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81]+1)" office:value-type="float" office:value="984" calcext:value-type="float">
            <text:p>984</text:p>
          </table:table-cell>
          <table:table-cell table:style-name="ce76" table:formula="of:=[.B81]+1" office:value-type="float" office:value="77" calcext:value-type="float">
            <text:p>77</text:p>
          </table:table-cell>
          <table:table-cell table:style-name="ce77" table:formula="of:=MID([.$E$2]; [.A82]+1; [.A83]-[.A82] - 1)" office:value-type="string" office:string-value="bc_open_to_buy" calcext:value-type="string">
            <text:p>bc_open_to_buy</text:p>
          </table:table-cell>
          <table:table-cell table:style-name="ce79" table:formula="of:=VLOOKUP([.C82]; [$LoanStats.$A$2:$LoanStats.$C$152]; 2)" office:value-type="float" office:value="9" calcext:value-type="float">
            <text:p>9</text:p>
          </table:table-cell>
          <table:table-cell table:style-name="ce77" table:formula="of:=INDEX([LoanStats.$D$2:.$D$152]; [.$D82]; 1)" office:value-type="string" office:string-value="Total open to buy on revolving bankcards." calcext:value-type="string">
            <text:p>Total open to buy on revolving bankcard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82]+1)" office:value-type="float" office:value="999" calcext:value-type="float">
            <text:p>999</text:p>
          </table:table-cell>
          <table:table-cell table:style-name="ce76" table:formula="of:=[.B82]+1" office:value-type="float" office:value="78" calcext:value-type="float">
            <text:p>78</text:p>
          </table:table-cell>
          <table:table-cell table:style-name="ce77" table:formula="of:=MID([.$E$2]; [.A83]+1; [.A84]-[.A83] - 1)" office:value-type="string" office:string-value="bc_util" calcext:value-type="string">
            <text:p>bc_util</text:p>
          </table:table-cell>
          <table:table-cell table:style-name="ce79" table:formula="of:=VLOOKUP([.C83]; [$LoanStats.$A$2:$LoanStats.$C$152]; 2)" office:value-type="float" office:value="10" calcext:value-type="float">
            <text:p>10</text:p>
          </table:table-cell>
          <table:table-cell table:style-name="ce77" table:formula="of:=INDEX([LoanStats.$D$2:.$D$152]; [.$D83]; 1)" office:value-type="string" office:string-value="Ratio of total current balance to high credit/credit limit for all bankcard accounts." calcext:value-type="string">
            <text:p>Ratio of total current balance to high credit/credit limit for all bankcard accounts.</text:p>
          </table:table-cell>
          <table:table-cell table:style-name="ce60" office:value-type="boolean" office:boolean-value="true" calcext:value-type="boolean">
            <text:p>TRUE</text:p>
          </table:table-cell>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83]+1)" office:value-type="float" office:value="1007" calcext:value-type="float">
            <text:p>1007</text:p>
          </table:table-cell>
          <table:table-cell table:style-name="ce76" table:formula="of:=[.B83]+1" office:value-type="float" office:value="79" calcext:value-type="float">
            <text:p>79</text:p>
          </table:table-cell>
          <table:table-cell table:style-name="ce77" table:formula="of:=MID([.$E$2]; [.A84]+1; [.A85]-[.A84] - 1)" office:value-type="string" office:string-value="chargeoff_within_12_mths" calcext:value-type="string">
            <text:p>chargeoff_within_12_mths</text:p>
          </table:table-cell>
          <table:table-cell table:style-name="ce79" table:formula="of:=VLOOKUP([.C84]; [$LoanStats.$A$2:$LoanStats.$C$152]; 2)" office:value-type="float" office:value="11" calcext:value-type="float">
            <text:p>11</text:p>
          </table:table-cell>
          <table:table-cell table:style-name="ce77" table:formula="of:=INDEX([LoanStats.$D$2:.$D$152]; [.$D84]; 1)" office:value-type="string" office:string-value="Number of charge-offs within 12 months" calcext:value-type="string">
            <text:p>Number of charge-offs within 12 months</text:p>
          </table:table-cell>
          <table:table-cell table:style-name="ce60"/>
          <table:table-cell table:style-name="ce69" office:value-type="boolean" office:boolean-value="true" calcext:value-type="boolean">
            <text:p>TRUE</text:p>
          </table:table-cell>
          <table:table-cell table:style-name="ce72"/>
          <table:table-cell table:number-columns-repeated="55"/>
        </table:table-row>
        <table:table-row table:style-name="ro5">
          <table:table-cell table:style-name="ce68" table:formula="of:=FIND(&quot; &quot;; [.$E$2]; [.A84]+1)" office:value-type="float" office:value="1032" calcext:value-type="float">
            <text:p>1032</text:p>
          </table:table-cell>
          <table:table-cell table:style-name="ce76" table:formula="of:=[.B84]+1" office:value-type="float" office:value="80" calcext:value-type="float">
            <text:p>80</text:p>
          </table:table-cell>
          <table:table-cell table:style-name="ce77" table:formula="of:=MID([.$E$2]; [.A85]+1; [.A86]-[.A85] - 1)" office:value-type="string" office:string-value="delinq_amnt" calcext:value-type="string">
            <text:p>delinq_amnt</text:p>
          </table:table-cell>
          <table:table-cell table:style-name="ce79" table:formula="of:=VLOOKUP([.C85]; [$LoanStats.$A$2:$LoanStats.$C$152]; 2)" office:value-type="float" office:value="18" calcext:value-type="float">
            <text:p>18</text:p>
          </table:table-cell>
          <table:table-cell table:style-name="ce77" table:formula="of:=INDEX([LoanStats.$D$2:.$D$152]; [.$D85]; 1)" office:value-type="string" office:string-value="The past-due amount owed for the accounts on which the borrower is now delinquent." calcext:value-type="string">
            <text:p>The past-due amount owed for the accounts on which the borrower is now delinquent.</text:p>
          </table:table-cell>
          <table:table-cell table:style-name="ce60"/>
          <table:table-cell table:style-name="ce69" office:value-type="boolean" office:boolean-value="true" calcext:value-type="boolean">
            <text:p>TRUE</text:p>
          </table:table-cell>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85]+1)" office:value-type="float" office:value="1044" calcext:value-type="float">
            <text:p>1044</text:p>
          </table:table-cell>
          <table:table-cell table:style-name="ce76" table:formula="of:=[.B85]+1" office:value-type="float" office:value="81" calcext:value-type="float">
            <text:p>81</text:p>
          </table:table-cell>
          <table:table-cell table:style-name="ce77" table:formula="of:=MID([.$E$2]; [.A86]+1; [.A87]-[.A86] - 1)" office:value-type="string" office:string-value="mo_sin_old_il_acct" calcext:value-type="string">
            <text:p>mo_sin_old_il_acct</text:p>
          </table:table-cell>
          <table:table-cell table:style-name="ce79" table:formula="of:=VLOOKUP([.C86]; [$LoanStats.$A$2:$LoanStats.$C$152]; 2)" office:value-type="float" office:value="62" calcext:value-type="float">
            <text:p>62</text:p>
          </table:table-cell>
          <table:table-cell table:style-name="ce77" table:formula="of:=INDEX([LoanStats.$D$2:.$D$152]; [.$D86]; 1)" office:value-type="string" office:string-value="Months since oldest bank instalment account opened" calcext:value-type="string">
            <text:p>Months since oldest bank instalment account opened</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86]+1)" office:value-type="float" office:value="1063" calcext:value-type="float">
            <text:p>1063</text:p>
          </table:table-cell>
          <table:table-cell table:style-name="ce76" table:formula="of:=[.B86]+1" office:value-type="float" office:value="82" calcext:value-type="float">
            <text:p>82</text:p>
          </table:table-cell>
          <table:table-cell table:style-name="ce77" table:formula="of:=MID([.$E$2]; [.A87]+1; [.A88]-[.A87] - 1)" office:value-type="string" office:string-value="mo_sin_old_rev_tl_op" calcext:value-type="string">
            <text:p>mo_sin_old_rev_tl_op</text:p>
          </table:table-cell>
          <table:table-cell table:style-name="ce79" table:formula="of:=VLOOKUP([.C87]; [$LoanStats.$A$2:$LoanStats.$C$152]; 2)" office:value-type="float" office:value="63" calcext:value-type="float">
            <text:p>63</text:p>
          </table:table-cell>
          <table:table-cell table:style-name="ce77" table:formula="of:=INDEX([LoanStats.$D$2:.$D$152]; [.$D87]; 1)" office:value-type="string" office:string-value="Months since oldest revolving account opened" calcext:value-type="string">
            <text:p>Months since oldest revolving account opened</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87]+1)" office:value-type="float" office:value="1084" calcext:value-type="float">
            <text:p>1084</text:p>
          </table:table-cell>
          <table:table-cell table:style-name="ce76" table:formula="of:=[.B87]+1" office:value-type="float" office:value="83" calcext:value-type="float">
            <text:p>83</text:p>
          </table:table-cell>
          <table:table-cell table:style-name="ce77" table:formula="of:=MID([.$E$2]; [.A88]+1; [.A89]-[.A88] - 1)" office:value-type="string" office:string-value="mo_sin_rcnt_rev_tl_op" calcext:value-type="string">
            <text:p>mo_sin_rcnt_rev_tl_op</text:p>
          </table:table-cell>
          <table:table-cell table:style-name="ce79" table:formula="of:=VLOOKUP([.C88]; [$LoanStats.$A$2:$LoanStats.$C$152]; 2)" office:value-type="float" office:value="64" calcext:value-type="float">
            <text:p>64</text:p>
          </table:table-cell>
          <table:table-cell table:style-name="ce77" table:formula="of:=INDEX([LoanStats.$D$2:.$D$152]; [.$D88]; 1)" office:value-type="string" office:string-value="Months since most recent revolving account opened" calcext:value-type="string">
            <text:p>Months since most recent revolving account opened</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88]+1)" office:value-type="float" office:value="1106" calcext:value-type="float">
            <text:p>1106</text:p>
          </table:table-cell>
          <table:table-cell table:style-name="ce76" table:formula="of:=[.B88]+1" office:value-type="float" office:value="84" calcext:value-type="float">
            <text:p>84</text:p>
          </table:table-cell>
          <table:table-cell table:style-name="ce77" table:formula="of:=MID([.$E$2]; [.A89]+1; [.A90]-[.A89] - 1)" office:value-type="string" office:string-value="mo_sin_rcnt_tl" calcext:value-type="string">
            <text:p>mo_sin_rcnt_tl</text:p>
          </table:table-cell>
          <table:table-cell table:style-name="ce79" table:formula="of:=VLOOKUP([.C89]; [$LoanStats.$A$2:$LoanStats.$C$152]; 2)" office:value-type="float" office:value="65" calcext:value-type="float">
            <text:p>65</text:p>
          </table:table-cell>
          <table:table-cell table:style-name="ce77" table:formula="of:=INDEX([LoanStats.$D$2:.$D$152]; [.$D89]; 1)" office:value-type="string" office:string-value="Months since most recent account opened" calcext:value-type="string">
            <text:p>Months since most recent account opened</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89]+1)" office:value-type="float" office:value="1121" calcext:value-type="float">
            <text:p>1121</text:p>
          </table:table-cell>
          <table:table-cell table:style-name="ce76" table:formula="of:=[.B89]+1" office:value-type="float" office:value="85" calcext:value-type="float">
            <text:p>85</text:p>
          </table:table-cell>
          <table:table-cell table:style-name="ce77" table:formula="of:=MID([.$E$2]; [.A90]+1; [.A91]-[.A90] - 1)" office:value-type="string" office:string-value="mort_acc" calcext:value-type="string">
            <text:p>mort_acc</text:p>
          </table:table-cell>
          <table:table-cell table:style-name="ce79" table:formula="of:=VLOOKUP([.C90]; [$LoanStats.$A$2:$LoanStats.$C$152]; 2)" office:value-type="float" office:value="66" calcext:value-type="float">
            <text:p>66</text:p>
          </table:table-cell>
          <table:table-cell table:style-name="ce77" table:formula="of:=INDEX([LoanStats.$D$2:.$D$152]; [.$D90]; 1)" office:value-type="string" office:string-value="Number of mortgage accounts." calcext:value-type="string">
            <text:p>Number of mortgage account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90]+1)" office:value-type="float" office:value="1130" calcext:value-type="float">
            <text:p>1130</text:p>
          </table:table-cell>
          <table:table-cell table:style-name="ce76" table:formula="of:=[.B90]+1" office:value-type="float" office:value="86" calcext:value-type="float">
            <text:p>86</text:p>
          </table:table-cell>
          <table:table-cell table:style-name="ce77" table:formula="of:=MID([.$E$2]; [.A91]+1; [.A92]-[.A91] - 1)" office:value-type="string" office:string-value="mths_since_recent_bc" calcext:value-type="string">
            <text:p>mths_since_recent_bc</text:p>
          </table:table-cell>
          <table:table-cell table:style-name="ce79" table:formula="of:=VLOOKUP([.C91]; [$LoanStats.$A$2:$LoanStats.$C$152]; 2)" office:value-type="float" office:value="71" calcext:value-type="float">
            <text:p>71</text:p>
          </table:table-cell>
          <table:table-cell table:style-name="ce77" table:formula="of:=INDEX([LoanStats.$D$2:.$D$152]; [.$D91]; 1)" office:value-type="string" office:string-value="Months since most recent bankcard account opened." calcext:value-type="string">
            <text:p>Months since most recent bankcard account opened.</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91]+1)" office:value-type="float" office:value="1151" calcext:value-type="float">
            <text:p>1151</text:p>
          </table:table-cell>
          <table:table-cell table:style-name="ce76" table:formula="of:=[.B91]+1" office:value-type="float" office:value="87" calcext:value-type="float">
            <text:p>87</text:p>
          </table:table-cell>
          <table:table-cell table:style-name="ce77" table:formula="of:=MID([.$E$2]; [.A92]+1; [.A93]-[.A92] - 1)" office:value-type="string" office:string-value="mths_since_recent_bc_dlq" calcext:value-type="string">
            <text:p>mths_since_recent_bc_dlq</text:p>
          </table:table-cell>
          <table:table-cell table:style-name="ce79" table:formula="of:=VLOOKUP([.C92]; [$LoanStats.$A$2:$LoanStats.$C$152]; 2)" office:value-type="float" office:value="72" calcext:value-type="float">
            <text:p>72</text:p>
          </table:table-cell>
          <table:table-cell table:style-name="ce77" table:formula="of:=INDEX([LoanStats.$D$2:.$D$152]; [.$D92]; 1)" office:value-type="string" office:string-value="Months since most recent bankcard delinquency" calcext:value-type="string">
            <text:p>Months since most recent bankcard delinquency</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92]+1)" office:value-type="float" office:value="1176" calcext:value-type="float">
            <text:p>1176</text:p>
          </table:table-cell>
          <table:table-cell table:style-name="ce76" table:formula="of:=[.B92]+1" office:value-type="float" office:value="88" calcext:value-type="float">
            <text:p>88</text:p>
          </table:table-cell>
          <table:table-cell table:style-name="ce77" table:formula="of:=MID([.$E$2]; [.A93]+1; [.A94]-[.A93] - 1)" office:value-type="string" office:string-value="mths_since_recent_inq" calcext:value-type="string">
            <text:p>mths_since_recent_inq</text:p>
          </table:table-cell>
          <table:table-cell table:style-name="ce79" table:formula="of:=VLOOKUP([.C93]; [$LoanStats.$A$2:$LoanStats.$C$152]; 2)" office:value-type="float" office:value="73" calcext:value-type="float">
            <text:p>73</text:p>
          </table:table-cell>
          <table:table-cell table:style-name="ce77" table:formula="of:=INDEX([LoanStats.$D$2:.$D$152]; [.$D93]; 1)" office:value-type="string" office:string-value="Months since most recent inquiry." calcext:value-type="string">
            <text:p>Months since most recent inquiry.</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93]+1)" office:value-type="float" office:value="1198" calcext:value-type="float">
            <text:p>1198</text:p>
          </table:table-cell>
          <table:table-cell table:style-name="ce76" table:formula="of:=[.B93]+1" office:value-type="float" office:value="89" calcext:value-type="float">
            <text:p>89</text:p>
          </table:table-cell>
          <table:table-cell table:style-name="ce77" table:formula="of:=MID([.$E$2]; [.A94]+1; [.A95]-[.A94] - 1)" office:value-type="string" office:string-value="mths_since_recent_revol_delinq" calcext:value-type="string">
            <text:p>mths_since_recent_revol_delinq</text:p>
          </table:table-cell>
          <table:table-cell table:style-name="ce79" table:formula="of:=VLOOKUP([.C94]; [$LoanStats.$A$2:$LoanStats.$C$152]; 2)" office:value-type="float" office:value="74" calcext:value-type="float">
            <text:p>74</text:p>
          </table:table-cell>
          <table:table-cell table:style-name="ce77" table:formula="of:=INDEX([LoanStats.$D$2:.$D$152]; [.$D94]; 1)" office:value-type="string" office:string-value="Months since most recent revolving delinquency." calcext:value-type="string">
            <text:p>Months since most recent revolving delinquency.</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94]+1)" office:value-type="float" office:value="1229" calcext:value-type="float">
            <text:p>1229</text:p>
          </table:table-cell>
          <table:table-cell table:style-name="ce76" table:formula="of:=[.B94]+1" office:value-type="float" office:value="90" calcext:value-type="float">
            <text:p>90</text:p>
          </table:table-cell>
          <table:table-cell table:style-name="ce77" table:formula="of:=MID([.$E$2]; [.A95]+1; [.A96]-[.A95] - 1)" office:value-type="string" office:string-value="num_accts_ever_120_pd" calcext:value-type="string">
            <text:p>num_accts_ever_120_pd</text:p>
          </table:table-cell>
          <table:table-cell table:style-name="ce79" table:formula="of:=VLOOKUP([.C95]; [$LoanStats.$A$2:$LoanStats.$C$152]; 2)" office:value-type="float" office:value="76" calcext:value-type="float">
            <text:p>76</text:p>
          </table:table-cell>
          <table:table-cell table:style-name="ce77" table:formula="of:=INDEX([LoanStats.$D$2:.$D$152]; [.$D95]; 1)" office:value-type="string" office:string-value="Number of accounts ever 120 or more days past due" calcext:value-type="string">
            <text:p>Number of accounts ever 120 or more days past due</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95]+1)" office:value-type="float" office:value="1251" calcext:value-type="float">
            <text:p>1251</text:p>
          </table:table-cell>
          <table:table-cell table:style-name="ce76" table:formula="of:=[.B95]+1" office:value-type="float" office:value="91" calcext:value-type="float">
            <text:p>91</text:p>
          </table:table-cell>
          <table:table-cell table:style-name="ce77" table:formula="of:=MID([.$E$2]; [.A96]+1; [.A97]-[.A96] - 1)" office:value-type="string" office:string-value="num_actv_bc_tl" calcext:value-type="string">
            <text:p>num_actv_bc_tl</text:p>
          </table:table-cell>
          <table:table-cell table:style-name="ce79" table:formula="of:=VLOOKUP([.C96]; [$LoanStats.$A$2:$LoanStats.$C$152]; 2)" office:value-type="float" office:value="77" calcext:value-type="float">
            <text:p>77</text:p>
          </table:table-cell>
          <table:table-cell table:style-name="ce77" table:formula="of:=INDEX([LoanStats.$D$2:.$D$152]; [.$D96]; 1)" office:value-type="string" office:string-value="Number of currently active bankcard accounts" calcext:value-type="string">
            <text:p>Number of currently active bankcard account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96]+1)" office:value-type="float" office:value="1266" calcext:value-type="float">
            <text:p>1266</text:p>
          </table:table-cell>
          <table:table-cell table:style-name="ce76" table:formula="of:=[.B96]+1" office:value-type="float" office:value="92" calcext:value-type="float">
            <text:p>92</text:p>
          </table:table-cell>
          <table:table-cell table:style-name="ce77" table:formula="of:=MID([.$E$2]; [.A97]+1; [.A98]-[.A97] - 1)" office:value-type="string" office:string-value="num_actv_rev_tl" calcext:value-type="string">
            <text:p>num_actv_rev_tl</text:p>
          </table:table-cell>
          <table:table-cell table:style-name="ce79" table:formula="of:=VLOOKUP([.C97]; [$LoanStats.$A$2:$LoanStats.$C$152]; 2)" office:value-type="float" office:value="78" calcext:value-type="float">
            <text:p>78</text:p>
          </table:table-cell>
          <table:table-cell table:style-name="ce77" table:formula="of:=INDEX([LoanStats.$D$2:.$D$152]; [.$D97]; 1)" office:value-type="string" office:string-value="Number of currently active revolving trades" calcext:value-type="string">
            <text:p>Number of currently active revolving trade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97]+1)" office:value-type="float" office:value="1282" calcext:value-type="float">
            <text:p>1282</text:p>
          </table:table-cell>
          <table:table-cell table:style-name="ce76" table:formula="of:=[.B97]+1" office:value-type="float" office:value="93" calcext:value-type="float">
            <text:p>93</text:p>
          </table:table-cell>
          <table:table-cell table:style-name="ce77" table:formula="of:=MID([.$E$2]; [.A98]+1; [.A99]-[.A98] - 1)" office:value-type="string" office:string-value="num_bc_sats" calcext:value-type="string">
            <text:p>num_bc_sats</text:p>
          </table:table-cell>
          <table:table-cell table:style-name="ce79" table:formula="of:=VLOOKUP([.C98]; [$LoanStats.$A$2:$LoanStats.$C$152]; 2)" office:value-type="float" office:value="79" calcext:value-type="float">
            <text:p>79</text:p>
          </table:table-cell>
          <table:table-cell table:style-name="ce77" table:formula="of:=INDEX([LoanStats.$D$2:.$D$152]; [.$D98]; 1)" office:value-type="string" office:string-value="Number of satisfactory bankcard accounts" calcext:value-type="string">
            <text:p>Number of satisfactory bankcard account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98]+1)" office:value-type="float" office:value="1294" calcext:value-type="float">
            <text:p>1294</text:p>
          </table:table-cell>
          <table:table-cell table:style-name="ce76" table:formula="of:=[.B98]+1" office:value-type="float" office:value="94" calcext:value-type="float">
            <text:p>94</text:p>
          </table:table-cell>
          <table:table-cell table:style-name="ce77" table:formula="of:=MID([.$E$2]; [.A99]+1; [.A100]-[.A99] - 1)" office:value-type="string" office:string-value="num_bc_tl" calcext:value-type="string">
            <text:p>num_bc_tl</text:p>
          </table:table-cell>
          <table:table-cell table:style-name="ce79" table:formula="of:=VLOOKUP([.C99]; [$LoanStats.$A$2:$LoanStats.$C$152]; 2)" office:value-type="float" office:value="80" calcext:value-type="float">
            <text:p>80</text:p>
          </table:table-cell>
          <table:table-cell table:style-name="ce77" table:formula="of:=INDEX([LoanStats.$D$2:.$D$152]; [.$D99]; 1)" office:value-type="string" office:string-value="Number of bankcard accounts" calcext:value-type="string">
            <text:p>Number of bankcard account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99]+1)" office:value-type="float" office:value="1304" calcext:value-type="float">
            <text:p>1304</text:p>
          </table:table-cell>
          <table:table-cell table:style-name="ce76" table:formula="of:=[.B99]+1" office:value-type="float" office:value="95" calcext:value-type="float">
            <text:p>95</text:p>
          </table:table-cell>
          <table:table-cell table:style-name="ce77" table:formula="of:=MID([.$E$2]; [.A100]+1; [.A101]-[.A100] - 1)" office:value-type="string" office:string-value="num_il_tl" calcext:value-type="string">
            <text:p>num_il_tl</text:p>
          </table:table-cell>
          <table:table-cell table:style-name="ce79" table:formula="of:=VLOOKUP([.C100]; [$LoanStats.$A$2:$LoanStats.$C$152]; 2)" office:value-type="float" office:value="81" calcext:value-type="float">
            <text:p>81</text:p>
          </table:table-cell>
          <table:table-cell table:style-name="ce77" table:formula="of:=INDEX([LoanStats.$D$2:.$D$152]; [.$D100]; 1)" office:value-type="string" office:string-value="Number of installment accounts" calcext:value-type="string">
            <text:p>Number of installment account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00]+1)" office:value-type="float" office:value="1314" calcext:value-type="float">
            <text:p>1314</text:p>
          </table:table-cell>
          <table:table-cell table:style-name="ce76" table:formula="of:=[.B100]+1" office:value-type="float" office:value="96" calcext:value-type="float">
            <text:p>96</text:p>
          </table:table-cell>
          <table:table-cell table:style-name="ce77" table:formula="of:=MID([.$E$2]; [.A101]+1; [.A102]-[.A101] - 1)" office:value-type="string" office:string-value="num_op_rev_tl" calcext:value-type="string">
            <text:p>num_op_rev_tl</text:p>
          </table:table-cell>
          <table:table-cell table:style-name="ce79" table:formula="of:=VLOOKUP([.C101]; [$LoanStats.$A$2:$LoanStats.$C$152]; 2)" office:value-type="float" office:value="82" calcext:value-type="float">
            <text:p>82</text:p>
          </table:table-cell>
          <table:table-cell table:style-name="ce77" table:formula="of:=INDEX([LoanStats.$D$2:.$D$152]; [.$D101]; 1)" office:value-type="string" office:string-value="Number of open revolving accounts" calcext:value-type="string">
            <text:p>Number of open revolving account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01]+1)" office:value-type="float" office:value="1328" calcext:value-type="float">
            <text:p>1328</text:p>
          </table:table-cell>
          <table:table-cell table:style-name="ce76" table:formula="of:=[.B101]+1" office:value-type="float" office:value="97" calcext:value-type="float">
            <text:p>97</text:p>
          </table:table-cell>
          <table:table-cell table:style-name="ce77" table:formula="of:=MID([.$E$2]; [.A102]+1; [.A103]-[.A102] - 1)" office:value-type="string" office:string-value="num_rev_accts" calcext:value-type="string">
            <text:p>num_rev_accts</text:p>
          </table:table-cell>
          <table:table-cell table:style-name="ce79" table:formula="of:=VLOOKUP([.C102]; [$LoanStats.$A$2:$LoanStats.$C$152]; 2)" office:value-type="float" office:value="83" calcext:value-type="float">
            <text:p>83</text:p>
          </table:table-cell>
          <table:table-cell table:style-name="ce77" table:formula="of:=INDEX([LoanStats.$D$2:.$D$152]; [.$D102]; 1)" office:value-type="string" office:string-value="Number of revolving accounts" calcext:value-type="string">
            <text:p>Number of revolving account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02]+1)" office:value-type="float" office:value="1342" calcext:value-type="float">
            <text:p>1342</text:p>
          </table:table-cell>
          <table:table-cell table:style-name="ce76" table:formula="of:=[.B102]+1" office:value-type="float" office:value="98" calcext:value-type="float">
            <text:p>98</text:p>
          </table:table-cell>
          <table:table-cell table:style-name="ce77" table:formula="of:=MID([.$E$2]; [.A103]+1; [.A104]-[.A103] - 1)" office:value-type="string" office:string-value="num_rev_tl_bal_gt_0" calcext:value-type="string">
            <text:p>num_rev_tl_bal_gt_0</text:p>
          </table:table-cell>
          <table:table-cell table:style-name="ce79" table:formula="of:=VLOOKUP([.C103]; [$LoanStats.$A$2:$LoanStats.$C$152]; 2)" office:value-type="float" office:value="84" calcext:value-type="float">
            <text:p>84</text:p>
          </table:table-cell>
          <table:table-cell table:style-name="ce77" table:formula="of:=INDEX([LoanStats.$D$2:.$D$152]; [.$D103]; 1)" office:value-type="string" office:string-value="Number of revolving trades with balance &gt;0" calcext:value-type="string">
            <text:p>Number of revolving trades with balance &gt;0</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03]+1)" office:value-type="float" office:value="1362" calcext:value-type="float">
            <text:p>1362</text:p>
          </table:table-cell>
          <table:table-cell table:style-name="ce76" table:formula="of:=[.B103]+1" office:value-type="float" office:value="99" calcext:value-type="float">
            <text:p>99</text:p>
          </table:table-cell>
          <table:table-cell table:style-name="ce77" table:formula="of:=MID([.$E$2]; [.A104]+1; [.A105]-[.A104] - 1)" office:value-type="string" office:string-value="num_sats" calcext:value-type="string">
            <text:p>num_sats</text:p>
          </table:table-cell>
          <table:table-cell table:style-name="ce79" table:formula="of:=VLOOKUP([.C104]; [$LoanStats.$A$2:$LoanStats.$C$152]; 2)" office:value-type="float" office:value="85" calcext:value-type="float">
            <text:p>85</text:p>
          </table:table-cell>
          <table:table-cell table:style-name="ce77" table:formula="of:=INDEX([LoanStats.$D$2:.$D$152]; [.$D104]; 1)" office:value-type="string" office:string-value="Number of satisfactory accounts" calcext:value-type="string">
            <text:p>Number of satisfactory account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04]+1)" office:value-type="float" office:value="1371" calcext:value-type="float">
            <text:p>1371</text:p>
          </table:table-cell>
          <table:table-cell table:style-name="ce76" table:formula="of:=[.B104]+1" office:value-type="float" office:value="100" calcext:value-type="float">
            <text:p>100</text:p>
          </table:table-cell>
          <table:table-cell table:style-name="ce77" table:formula="of:=MID([.$E$2]; [.A105]+1; [.A106]-[.A105] - 1)" office:value-type="string" office:string-value="num_tl_120dpd_2m" calcext:value-type="string">
            <text:p>num_tl_120dpd_2m</text:p>
          </table:table-cell>
          <table:table-cell table:style-name="ce79" table:formula="of:=VLOOKUP([.C105]; [$LoanStats.$A$2:$LoanStats.$C$152]; 2)" office:value-type="float" office:value="86" calcext:value-type="float">
            <text:p>86</text:p>
          </table:table-cell>
          <table:table-cell table:style-name="ce77" table:formula="of:=INDEX([LoanStats.$D$2:.$D$152]; [.$D105]; 1)" office:value-type="string" office:string-value="Number of accounts currently 120 days past due (updated in past 2 months)" calcext:value-type="string">
            <text:p>Number of accounts currently 120 days past due (updated in past 2 month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05]+1)" office:value-type="float" office:value="1388" calcext:value-type="float">
            <text:p>1388</text:p>
          </table:table-cell>
          <table:table-cell table:style-name="ce76" table:formula="of:=[.B105]+1" office:value-type="float" office:value="101" calcext:value-type="float">
            <text:p>101</text:p>
          </table:table-cell>
          <table:table-cell table:style-name="ce77" table:formula="of:=MID([.$E$2]; [.A106]+1; [.A107]-[.A106] - 1)" office:value-type="string" office:string-value="num_tl_30dpd" calcext:value-type="string">
            <text:p>num_tl_30dpd</text:p>
          </table:table-cell>
          <table:table-cell table:style-name="ce79" table:formula="of:=VLOOKUP([.C106]; [$LoanStats.$A$2:$LoanStats.$C$152]; 2)" office:value-type="float" office:value="87" calcext:value-type="float">
            <text:p>87</text:p>
          </table:table-cell>
          <table:table-cell table:style-name="ce77" table:formula="of:=INDEX([LoanStats.$D$2:.$D$152]; [.$D106]; 1)" office:value-type="string" office:string-value="Number of accounts currently 30 days past due (updated in past 2 months)" calcext:value-type="string">
            <text:p>Number of accounts currently 30 days past due (updated in past 2 month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06]+1)" office:value-type="float" office:value="1401" calcext:value-type="float">
            <text:p>1401</text:p>
          </table:table-cell>
          <table:table-cell table:style-name="ce76" table:formula="of:=[.B106]+1" office:value-type="float" office:value="102" calcext:value-type="float">
            <text:p>102</text:p>
          </table:table-cell>
          <table:table-cell table:style-name="ce77" table:formula="of:=MID([.$E$2]; [.A107]+1; [.A108]-[.A107] - 1)" office:value-type="string" office:string-value="num_tl_90g_dpd_24m" calcext:value-type="string">
            <text:p>num_tl_90g_dpd_24m</text:p>
          </table:table-cell>
          <table:table-cell table:style-name="ce79" table:formula="of:=VLOOKUP([.C107]; [$LoanStats.$A$2:$LoanStats.$C$152]; 2)" office:value-type="float" office:value="88" calcext:value-type="float">
            <text:p>88</text:p>
          </table:table-cell>
          <table:table-cell table:style-name="ce77" table:formula="of:=INDEX([LoanStats.$D$2:.$D$152]; [.$D107]; 1)" office:value-type="string" office:string-value="Number of accounts 90 or more days past due in last 24 months" calcext:value-type="string">
            <text:p>Number of accounts 90 or more days past due in last 24 month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07]+1)" office:value-type="float" office:value="1420" calcext:value-type="float">
            <text:p>1420</text:p>
          </table:table-cell>
          <table:table-cell table:style-name="ce76" table:formula="of:=[.B107]+1" office:value-type="float" office:value="103" calcext:value-type="float">
            <text:p>103</text:p>
          </table:table-cell>
          <table:table-cell table:style-name="ce77" table:formula="of:=MID([.$E$2]; [.A108]+1; [.A109]-[.A108] - 1)" office:value-type="string" office:string-value="num_tl_op_past_12m" calcext:value-type="string">
            <text:p>num_tl_op_past_12m</text:p>
          </table:table-cell>
          <table:table-cell table:style-name="ce79" table:formula="of:=VLOOKUP([.C108]; [$LoanStats.$A$2:$LoanStats.$C$152]; 2)" office:value-type="float" office:value="89" calcext:value-type="float">
            <text:p>89</text:p>
          </table:table-cell>
          <table:table-cell table:style-name="ce77" table:formula="of:=INDEX([LoanStats.$D$2:.$D$152]; [.$D108]; 1)" office:value-type="string" office:string-value="Number of accounts opened in past 12 months" calcext:value-type="string">
            <text:p>Number of accounts opened in past 12 month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08]+1)" office:value-type="float" office:value="1439" calcext:value-type="float">
            <text:p>1439</text:p>
          </table:table-cell>
          <table:table-cell table:style-name="ce76" table:formula="of:=[.B108]+1" office:value-type="float" office:value="104" calcext:value-type="float">
            <text:p>104</text:p>
          </table:table-cell>
          <table:table-cell table:style-name="ce77" table:formula="of:=MID([.$E$2]; [.A109]+1; [.A110]-[.A109] - 1)" office:value-type="string" office:string-value="pct_tl_nvr_dlq" calcext:value-type="string">
            <text:p>pct_tl_nvr_dlq</text:p>
          </table:table-cell>
          <table:table-cell table:style-name="ce79" table:formula="of:=VLOOKUP([.C109]; [$LoanStats.$A$2:$LoanStats.$C$152]; 2)" office:value-type="float" office:value="101" calcext:value-type="float">
            <text:p>101</text:p>
          </table:table-cell>
          <table:table-cell table:style-name="ce77" table:formula="of:=INDEX([LoanStats.$D$2:.$D$152]; [.$D109]; 1)" office:value-type="string" office:string-value="Percent of trades never delinquent" calcext:value-type="string">
            <text:p>Percent of trades never delinquent</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09]+1)" office:value-type="float" office:value="1454" calcext:value-type="float">
            <text:p>1454</text:p>
          </table:table-cell>
          <table:table-cell table:style-name="ce76" table:formula="of:=[.B109]+1" office:value-type="float" office:value="105" calcext:value-type="float">
            <text:p>105</text:p>
          </table:table-cell>
          <table:table-cell table:style-name="ce77" table:formula="of:=MID([.$E$2]; [.A110]+1; [.A111]-[.A110] - 1)" office:value-type="string" office:string-value="percent_bc_gt_75" calcext:value-type="string">
            <text:p>percent_bc_gt_75</text:p>
          </table:table-cell>
          <table:table-cell table:style-name="ce79" table:formula="of:=VLOOKUP([.C110]; [$LoanStats.$A$2:$LoanStats.$C$152]; 2)" office:value-type="float" office:value="102" calcext:value-type="float">
            <text:p>102</text:p>
          </table:table-cell>
          <table:table-cell table:style-name="ce77" table:formula="of:=INDEX([LoanStats.$D$2:.$D$152]; [.$D110]; 1)" office:value-type="string" office:string-value="Percentage of all bankcard accounts &gt; 75% of limit." calcext:value-type="string">
            <text:p>Percentage of all bankcard accounts &gt; 75% of limit.</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10]+1)" office:value-type="float" office:value="1471" calcext:value-type="float">
            <text:p>1471</text:p>
          </table:table-cell>
          <table:table-cell table:style-name="ce76" table:formula="of:=[.B110]+1" office:value-type="float" office:value="106" calcext:value-type="float">
            <text:p>106</text:p>
          </table:table-cell>
          <table:table-cell table:style-name="ce77" table:formula="of:=MID([.$E$2]; [.A111]+1; [.A112]-[.A111] - 1)" office:value-type="string" office:string-value="pub_rec_bankruptcies" calcext:value-type="string">
            <text:p>pub_rec_bankruptcies</text:p>
          </table:table-cell>
          <table:table-cell table:style-name="ce79" table:formula="of:=VLOOKUP([.C111]; [$LoanStats.$A$2:$LoanStats.$C$152]; 2)" office:value-type="float" office:value="105" calcext:value-type="float">
            <text:p>105</text:p>
          </table:table-cell>
          <table:table-cell table:style-name="ce77" table:formula="of:=INDEX([LoanStats.$D$2:.$D$152]; [.$D111]; 1)" office:value-type="string" office:string-value="Number of public record bankruptcies" calcext:value-type="string">
            <text:p>Number of public record bankruptcie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11]+1)" office:value-type="float" office:value="1492" calcext:value-type="float">
            <text:p>1492</text:p>
          </table:table-cell>
          <table:table-cell table:style-name="ce76" table:formula="of:=[.B111]+1" office:value-type="float" office:value="107" calcext:value-type="float">
            <text:p>107</text:p>
          </table:table-cell>
          <table:table-cell table:style-name="ce77" table:formula="of:=MID([.$E$2]; [.A112]+1; [.A113]-[.A112] - 1)" office:value-type="string" office:string-value="tax_liens" calcext:value-type="string">
            <text:p>tax_liens</text:p>
          </table:table-cell>
          <table:table-cell table:style-name="ce79" table:formula="of:=VLOOKUP([.C112]; [$LoanStats.$A$2:$LoanStats.$C$152]; 2)" office:value-type="float" office:value="130" calcext:value-type="float">
            <text:p>130</text:p>
          </table:table-cell>
          <table:table-cell table:style-name="ce77" table:formula="of:=INDEX([LoanStats.$D$2:.$D$152]; [.$D112]; 1)" office:value-type="string" office:string-value="Number of tax liens" calcext:value-type="string">
            <text:p>Number of tax liens</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12]+1)" office:value-type="float" office:value="1502" calcext:value-type="float">
            <text:p>1502</text:p>
          </table:table-cell>
          <table:table-cell table:style-name="ce76" table:formula="of:=[.B112]+1" office:value-type="float" office:value="108" calcext:value-type="float">
            <text:p>108</text:p>
          </table:table-cell>
          <table:table-cell table:style-name="ce77" table:formula="of:=MID([.$E$2]; [.A113]+1; [.A114]-[.A113] - 1)" office:value-type="string" office:string-value="tot_hi_cred_lim" calcext:value-type="string">
            <text:p>tot_hi_cred_lim</text:p>
          </table:table-cell>
          <table:table-cell table:style-name="ce79" table:formula="of:=VLOOKUP([.C113]; [$LoanStats.$A$2:$LoanStats.$C$152]; 2)" office:value-type="float" office:value="135" calcext:value-type="float">
            <text:p>135</text:p>
          </table:table-cell>
          <table:table-cell table:style-name="ce77" table:formula="of:=INDEX([LoanStats.$D$2:.$D$152]; [.$D113]; 1)" office:value-type="string" office:string-value="Total high credit/credit limit" calcext:value-type="string">
            <text:p>Total high credit/credit limit</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13]+1)" office:value-type="float" office:value="1518" calcext:value-type="float">
            <text:p>1518</text:p>
          </table:table-cell>
          <table:table-cell table:style-name="ce76" table:formula="of:=[.B113]+1" office:value-type="float" office:value="109" calcext:value-type="float">
            <text:p>109</text:p>
          </table:table-cell>
          <table:table-cell table:style-name="ce77" table:formula="of:=MID([.$E$2]; [.A114]+1; [.A115]-[.A114] - 1)" office:value-type="string" office:string-value="total_bal_ex_mort" calcext:value-type="string">
            <text:p>total_bal_ex_mort</text:p>
          </table:table-cell>
          <table:table-cell table:style-name="ce79" table:formula="of:=VLOOKUP([.C114]; [$LoanStats.$A$2:$LoanStats.$C$152]; 2)" office:value-type="float" office:value="137" calcext:value-type="float">
            <text:p>137</text:p>
          </table:table-cell>
          <table:table-cell table:style-name="ce77" table:formula="of:=INDEX([LoanStats.$D$2:.$D$152]; [.$D114]; 1)" office:value-type="string" office:string-value="Total credit balance excluding mortgage" calcext:value-type="string">
            <text:p>Total credit balance excluding mortgage</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14]+1)" office:value-type="float" office:value="1536" calcext:value-type="float">
            <text:p>1536</text:p>
          </table:table-cell>
          <table:table-cell table:style-name="ce76" table:formula="of:=[.B114]+1" office:value-type="float" office:value="110" calcext:value-type="float">
            <text:p>110</text:p>
          </table:table-cell>
          <table:table-cell table:style-name="ce77" table:formula="of:=MID([.$E$2]; [.A115]+1; [.A116]-[.A115] - 1)" office:value-type="string" office:string-value="total_bc_limit" calcext:value-type="string">
            <text:p>total_bc_limit</text:p>
          </table:table-cell>
          <table:table-cell table:style-name="ce79" table:formula="of:=VLOOKUP([.C115]; [$LoanStats.$A$2:$LoanStats.$C$152]; 2)" office:value-type="float" office:value="139" calcext:value-type="float">
            <text:p>139</text:p>
          </table:table-cell>
          <table:table-cell table:style-name="ce77" table:formula="of:=INDEX([LoanStats.$D$2:.$D$152]; [.$D115]; 1)" office:value-type="string" office:string-value="Total bankcard high credit/credit limit" calcext:value-type="string">
            <text:p>Total bankcard high credit/credit limit</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15]+1)" office:value-type="float" office:value="1551" calcext:value-type="float">
            <text:p>1551</text:p>
          </table:table-cell>
          <table:table-cell table:style-name="ce76" table:formula="of:=[.B115]+1" office:value-type="float" office:value="111" calcext:value-type="float">
            <text:p>111</text:p>
          </table:table-cell>
          <table:table-cell table:style-name="ce77" table:formula="of:=MID([.$E$2]; [.A116]+1; [.A117]-[.A116] - 1)" office:value-type="string" office:string-value="total_il_high_credit_limit" calcext:value-type="string">
            <text:p>total_il_high_credit_limit</text:p>
          </table:table-cell>
          <table:table-cell table:style-name="ce79" table:formula="of:=VLOOKUP([.C116]; [$LoanStats.$A$2:$LoanStats.$C$152]; 2)" office:value-type="float" office:value="141" calcext:value-type="float">
            <text:p>141</text:p>
          </table:table-cell>
          <table:table-cell table:style-name="ce77" table:formula="of:=INDEX([LoanStats.$D$2:.$D$152]; [.$D116]; 1)" office:value-type="string" office:string-value="Total installment high credit/credit limit" calcext:value-type="string">
            <text:p>Total installment high credit/credit limit</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16]+1)" office:value-type="float" office:value="1578" calcext:value-type="float">
            <text:p>1578</text:p>
          </table:table-cell>
          <table:table-cell table:style-name="ce76" table:formula="of:=[.B116]+1" office:value-type="float" office:value="112" calcext:value-type="float">
            <text:p>112</text:p>
          </table:table-cell>
          <table:table-cell table:style-name="ce77" table:formula="of:=MID([.$E$2]; [.A117]+1; [.A118]-[.A117] - 1)" office:value-type="string" office:string-value="revol_bal_joint" calcext:value-type="string">
            <text:p>revol_bal_joint</text:p>
          </table:table-cell>
          <table:table-cell table:style-name="ce79" table:formula="of:=VLOOKUP([.C117]; [$LoanStats.$A$2:$LoanStats.$C$152]; 2)" office:value-type="float" office:value="109" calcext:value-type="float">
            <text:p>109</text:p>
          </table:table-cell>
          <table:table-cell table:style-name="ce77" table:formula="of:=INDEX([LoanStats.$D$2:.$D$152]; [.$D117]; 1)" office:value-type="string" office:string-value="Total credit revolving balance" calcext:value-type="string">
            <text:p>Total credit revolving balance</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17]+1)" office:value-type="float" office:value="1594" calcext:value-type="float">
            <text:p>1594</text:p>
          </table:table-cell>
          <table:table-cell table:style-name="ce76" table:formula="of:=[.B117]+1" office:value-type="float" office:value="113" calcext:value-type="float">
            <text:p>113</text:p>
          </table:table-cell>
          <table:table-cell table:style-name="ce77" table:formula="of:=MID([.$E$2]; [.A118]+1; [.A119]-[.A118] - 1)" office:value-type="string" office:string-value="sec_app_earliest_cr_line" calcext:value-type="string">
            <text:p>sec_app_earliest_cr_line</text:p>
          </table:table-cell>
          <table:table-cell table:style-name="ce81" office:value-type="float" office:value="114" calcext:value-type="float">
            <text:p>114</text:p>
          </table:table-cell>
          <table:table-cell table:style-name="ce77" table:formula="of:=INDEX([LoanStats.$D$2:.$D$152]; [.$D118]; 1)" office:value-type="string" office:string-value="Earliest credit line at time of application for the secondary applicant. VARIABLE NOT USED. WE RELY ON THE MAIN BORROWER IN THE FIRST INSTANCE." calcext:value-type="string">
            <text:p>Earliest credit line at time of application for the secondary applicant. VARIABLE NOT USED. WE RELY ON THE MAIN BORROWER IN THE FIRST INSTANCE.</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18]+1)" office:value-type="float" office:value="1619" calcext:value-type="float">
            <text:p>1619</text:p>
          </table:table-cell>
          <table:table-cell table:style-name="ce76" table:formula="of:=[.B118]+1" office:value-type="float" office:value="114" calcext:value-type="float">
            <text:p>114</text:p>
          </table:table-cell>
          <table:table-cell table:style-name="ce77" table:formula="of:=MID([.$E$2]; [.A119]+1; [.A120]-[.A119] - 1)" office:value-type="string" office:string-value="sec_app_inq_last_6mths" calcext:value-type="string">
            <text:p>sec_app_inq_last_6mths</text:p>
          </table:table-cell>
          <table:table-cell table:style-name="ce81" office:value-type="float" office:value="117" calcext:value-type="float">
            <text:p>117</text:p>
          </table:table-cell>
          <table:table-cell table:style-name="ce77" table:formula="of:=INDEX([LoanStats.$D$2:.$D$152]; [.$D119]; 1)" office:value-type="string" office:string-value="Credit inquiries in the last 6 months at time of application for the secondary applicant. VARIABLE NOT USED. WE RELY ON THE MAIN BORROWER IN THE FIRST INSTANCE." calcext:value-type="string">
            <text:p>Credit inquiries in the last 6 months at time of application for the secondary applicant. VARIABLE NOT USED. WE RELY ON THE MAIN BORROWER IN THE FIRST INSTANCE.</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19]+1)" office:value-type="float" office:value="1642" calcext:value-type="float">
            <text:p>1642</text:p>
          </table:table-cell>
          <table:table-cell table:style-name="ce76" table:formula="of:=[.B119]+1" office:value-type="float" office:value="115" calcext:value-type="float">
            <text:p>115</text:p>
          </table:table-cell>
          <table:table-cell table:style-name="ce77" table:formula="of:=MID([.$E$2]; [.A120]+1; [.A121]-[.A120] - 1)" office:value-type="string" office:string-value="sec_app_mort_acc" calcext:value-type="string">
            <text:p>sec_app_mort_acc</text:p>
          </table:table-cell>
          <table:table-cell table:style-name="ce81" office:value-type="float" office:value="118" calcext:value-type="float">
            <text:p>118</text:p>
          </table:table-cell>
          <table:table-cell table:style-name="ce77" table:formula="of:=INDEX([LoanStats.$D$2:.$D$152]; [.$D120]; 1)" office:value-type="string" office:string-value="Number of mortgage accounts at time of application for the secondary applicant. VARIABLE NOT USED. WE RELY ON THE MAIN BORROWER IN THE FIRST INSTANCE." calcext:value-type="string">
            <text:p>Number of mortgage accounts at time of application for the secondary applicant. VARIABLE NOT USED. WE RELY ON THE MAIN BORROWER IN THE FIRST INSTANCE.</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20]+1)" office:value-type="float" office:value="1659" calcext:value-type="float">
            <text:p>1659</text:p>
          </table:table-cell>
          <table:table-cell table:style-name="ce76" table:formula="of:=[.B120]+1" office:value-type="float" office:value="116" calcext:value-type="float">
            <text:p>116</text:p>
          </table:table-cell>
          <table:table-cell table:style-name="ce77" table:formula="of:=MID([.$E$2]; [.A121]+1; [.A122]-[.A121] - 1)" office:value-type="string" office:string-value="sec_app_open_acc" calcext:value-type="string">
            <text:p>sec_app_open_acc</text:p>
          </table:table-cell>
          <table:table-cell table:style-name="ce81" office:value-type="float" office:value="121" calcext:value-type="float">
            <text:p>121</text:p>
          </table:table-cell>
          <table:table-cell table:style-name="ce77" table:formula="of:=INDEX([LoanStats.$D$2:.$D$152]; [.$D121]; 1)" office:value-type="string" office:string-value="Number of open trades at time of application for the secondary applicant. VARIABLE NOT USED. WE RELY ON THE MAIN BORROWER IN THE FIRST INSTANCE." calcext:value-type="string">
            <text:p>Number of open trades at time of application for the secondary applicant. VARIABLE NOT USED. WE RELY ON THE MAIN BORROWER IN THE FIRST INSTANCE.</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21]+1)" office:value-type="float" office:value="1676" calcext:value-type="float">
            <text:p>1676</text:p>
          </table:table-cell>
          <table:table-cell table:style-name="ce76" table:formula="of:=[.B121]+1" office:value-type="float" office:value="117" calcext:value-type="float">
            <text:p>117</text:p>
          </table:table-cell>
          <table:table-cell table:style-name="ce77" table:formula="of:=MID([.$E$2]; [.A122]+1; [.A123]-[.A122] - 1)" office:value-type="string" office:string-value="sec_app_revol_util" calcext:value-type="string">
            <text:p>sec_app_revol_util</text:p>
          </table:table-cell>
          <table:table-cell table:style-name="ce81" office:value-type="float" office:value="123" calcext:value-type="float">
            <text:p>123</text:p>
          </table:table-cell>
          <table:table-cell table:style-name="ce77" table:formula="of:=INDEX([LoanStats.$D$2:.$D$152]; [.$D122]; 1)" office:value-type="string" office:string-value="Ratio of total current balance to high credit/credit limit for all revolving accounts. VARIABLE NOT USED. WE RELY ON THE MAIN BORROWER IN THE FIRST INSTANCE." calcext:value-type="string">
            <text:p>Ratio of total current balance to high credit/credit limit for all revolving accounts. VARIABLE NOT USED. WE RELY ON THE MAIN BORROWER IN THE FIRST INSTANCE.</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22]+1)" office:value-type="float" office:value="1695" calcext:value-type="float">
            <text:p>1695</text:p>
          </table:table-cell>
          <table:table-cell table:style-name="ce76" table:formula="of:=[.B122]+1" office:value-type="float" office:value="118" calcext:value-type="float">
            <text:p>118</text:p>
          </table:table-cell>
          <table:table-cell table:style-name="ce77" table:formula="of:=MID([.$E$2]; [.A123]+1; [.A124]-[.A123] - 1)" office:value-type="string" office:string-value="sec_app_open_act_il" calcext:value-type="string">
            <text:p>sec_app_open_act_il</text:p>
          </table:table-cell>
          <table:table-cell table:style-name="ce79" table:formula="of:=VLOOKUP([.C123]; [$LoanStats.$A$2:$LoanStats.$C$152]; 2)" office:value-type="float" office:value="122" calcext:value-type="float">
            <text:p>122</text:p>
          </table:table-cell>
          <table:table-cell table:style-name="ce77" table:formula="of:=INDEX([LoanStats.$D$2:.$D$152]; [.$D123]; 1)" office:value-type="string" office:string-value="Number of currently active installment trades at time of application for the secondary applicant. VARIABLE NOT USED. WE RELY ON THE MAIN BORROWER IN THE FIRST INSTANCE." calcext:value-type="string">
            <text:p>Number of currently active installment trades at time of application for the secondary applicant. VARIABLE NOT USED. WE RELY ON THE MAIN BORROWER IN THE FIRST INSTANCE.</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23]+1)" office:value-type="float" office:value="1715" calcext:value-type="float">
            <text:p>1715</text:p>
          </table:table-cell>
          <table:table-cell table:style-name="ce76" table:formula="of:=[.B123]+1" office:value-type="float" office:value="119" calcext:value-type="float">
            <text:p>119</text:p>
          </table:table-cell>
          <table:table-cell table:style-name="ce77" table:formula="of:=MID([.$E$2]; [.A124]+1; [.A125]-[.A124] - 1)" office:value-type="string" office:string-value="sec_app_num_rev_accts" calcext:value-type="string">
            <text:p>sec_app_num_rev_accts</text:p>
          </table:table-cell>
          <table:table-cell table:style-name="ce81" office:value-type="float" office:value="120" calcext:value-type="float">
            <text:p>120</text:p>
          </table:table-cell>
          <table:table-cell table:style-name="ce77" table:formula="of:=INDEX([LoanStats.$D$2:.$D$152]; [.$D124]; 1)" office:value-type="string" office:string-value="Number of revolving accounts at time of application for the secondary applicant. VARIABLE NOT USED. WE RELY ON THE MAIN BORROWER IN THE FIRST INSTANCE." calcext:value-type="string">
            <text:p>Number of revolving accounts at time of application for the secondary applicant. VARIABLE NOT USED. WE RELY ON THE MAIN BORROWER IN THE FIRST INSTANCE.</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24]+1)" office:value-type="float" office:value="1737" calcext:value-type="float">
            <text:p>1737</text:p>
          </table:table-cell>
          <table:table-cell table:style-name="ce76" table:formula="of:=[.B124]+1" office:value-type="float" office:value="120" calcext:value-type="float">
            <text:p>120</text:p>
          </table:table-cell>
          <table:table-cell table:style-name="ce77" table:formula="of:=MID([.$E$2]; [.A125]+1; [.A126]-[.A125] - 1)" office:value-type="string" office:string-value="sec_app_chargeoff_within_12_mths" calcext:value-type="string">
            <text:p>sec_app_chargeoff_within_12_mths</text:p>
          </table:table-cell>
          <table:table-cell table:style-name="ce81" office:value-type="float" office:value="112" calcext:value-type="float">
            <text:p>112</text:p>
          </table:table-cell>
          <table:table-cell table:style-name="ce77" table:formula="of:=INDEX([LoanStats.$D$2:.$D$152]; [.$D125]; 1)" office:value-type="string" office:string-value="Number of charge-offs within last 12 months at time of application for the secondary applicant. VARIABLE NOT USED. WE RELY ON THE MAIN BORROWER IN THE FIRST INSTANCE." calcext:value-type="string">
            <text:p>Number of charge-offs within last 12 months at time of application for the secondary applicant. VARIABLE NOT USED. WE RELY ON THE MAIN BORROWER IN THE FIRST INSTANCE.</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25]+1)" office:value-type="float" office:value="1770" calcext:value-type="float">
            <text:p>1770</text:p>
          </table:table-cell>
          <table:table-cell table:style-name="ce76" table:formula="of:=[.B125]+1" office:value-type="float" office:value="121" calcext:value-type="float">
            <text:p>121</text:p>
          </table:table-cell>
          <table:table-cell table:style-name="ce77" table:formula="of:=MID([.$E$2]; [.A126]+1; [.A127]-[.A126] - 1)" office:value-type="string" office:string-value="sec_app_collections_12_mths_ex_med" calcext:value-type="string">
            <text:p>sec_app_collections_12_mths_ex_med</text:p>
          </table:table-cell>
          <table:table-cell table:style-name="ce81" office:value-type="float" office:value="113" calcext:value-type="float">
            <text:p>113</text:p>
          </table:table-cell>
          <table:table-cell table:style-name="ce77" table:formula="of:=INDEX([LoanStats.$D$2:.$D$152]; [.$D126]; 1)" office:value-type="string" office:string-value="Number of collections within last 12 months excluding medical collections at time of application for the secondary applicant. VARIABLE NOT USED. WE RELY ON THE MAIN BORROWER IN THE FIRST INSTANCE." calcext:value-type="string">
            <text:p>Number of collections within last 12 months excluding medical collections at time of application for the secondary applicant. VARIABLE NOT USED. WE RELY ON THE MAIN BORROWER IN THE FIRST INSTANCE.</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26]+1)" office:value-type="float" office:value="1805" calcext:value-type="float">
            <text:p>1805</text:p>
          </table:table-cell>
          <table:table-cell table:style-name="ce76" table:formula="of:=[.B126]+1" office:value-type="float" office:value="122" calcext:value-type="float">
            <text:p>122</text:p>
          </table:table-cell>
          <table:table-cell table:style-name="ce77" table:formula="of:=MID([.$E$2]; [.A127]+1; [.A128]-[.A127] - 1)" office:value-type="string" office:string-value="sec_app_mths_since_last_major_derog" calcext:value-type="string">
            <text:p>sec_app_mths_since_last_major_derog</text:p>
          </table:table-cell>
          <table:table-cell table:style-name="ce81" office:value-type="float" office:value="119" calcext:value-type="float">
            <text:p>119</text:p>
          </table:table-cell>
          <table:table-cell table:style-name="ce77" table:formula="of:=INDEX([LoanStats.$D$2:.$D$152]; [.$D127]; 1)" office:value-type="string" office:string-value="Months since most recent 90-day or worse rating at time of application for the secondary applicant. VARIABLE NOT USED. WE RELY ON THE MAIN BORROWER IN THE FIRST INSTANCE." calcext:value-type="string">
            <text:p>Months since most recent 90-day or worse rating at time of application for the secondary applicant. VARIABLE NOT USED. WE RELY ON THE MAIN BORROWER IN THE FIRST INSTANCE.</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27]+1)" office:value-type="float" office:value="1841" calcext:value-type="float">
            <text:p>1841</text:p>
          </table:table-cell>
          <table:table-cell table:style-name="ce76" table:formula="of:=[.B127]+1" office:value-type="float" office:value="123" calcext:value-type="float">
            <text:p>123</text:p>
          </table:table-cell>
          <table:table-cell table:style-name="ce77" table:formula="of:=MID([.$E$2]; [.A128]+1; [.A129]-[.A128] - 1)" office:value-type="string" office:string-value="hardship_flag" calcext:value-type="string">
            <text:p>hardship_flag</text:p>
          </table:table-cell>
          <table:table-cell table:style-name="ce79" table:formula="of:=VLOOKUP([.C128]; [$LoanStats.$A$2:$LoanStats.$C$152]; 2)" office:value-type="float" office:value="34" calcext:value-type="float">
            <text:p>34</text:p>
          </table:table-cell>
          <table:table-cell table:style-name="ce77" table:formula="of:=INDEX([LoanStats.$D$2:.$D$152]; [.$D128]; 1)" office:value-type="string" office:string-value="Flags whether or not the borrower is on a hardship plan" calcext:value-type="string">
            <text:p>Flags whether or not the borrower is on a hardship plan</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128]+1)" office:value-type="float" office:value="1855" calcext:value-type="float">
            <text:p>1855</text:p>
          </table:table-cell>
          <table:table-cell table:style-name="ce76" table:formula="of:=[.B128]+1" office:value-type="float" office:value="124" calcext:value-type="float">
            <text:p>124</text:p>
          </table:table-cell>
          <table:table-cell table:style-name="ce77" table:formula="of:=MID([.$E$2]; [.A129]+1; [.A130]-[.A129] - 1)" office:value-type="string" office:string-value="hardship_type" calcext:value-type="string">
            <text:p>hardship_type</text:p>
          </table:table-cell>
          <table:table-cell table:style-name="ce79" table:formula="of:=VLOOKUP([.C129]; [$LoanStats.$A$2:$LoanStats.$C$152]; 2)" office:value-type="float" office:value="42" calcext:value-type="float">
            <text:p>42</text:p>
          </table:table-cell>
          <table:table-cell table:style-name="ce77" table:formula="of:=INDEX([LoanStats.$D$2:.$D$152]; [.$D129]; 1)" office:value-type="string" office:string-value="Describes the hardship plan offering" calcext:value-type="string">
            <text:p>Describes the hardship plan offering</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29]+1)" office:value-type="float" office:value="1869" calcext:value-type="float">
            <text:p>1869</text:p>
          </table:table-cell>
          <table:table-cell table:style-name="ce76" table:formula="of:=[.B129]+1" office:value-type="float" office:value="125" calcext:value-type="float">
            <text:p>125</text:p>
          </table:table-cell>
          <table:table-cell table:style-name="ce77" table:formula="of:=MID([.$E$2]; [.A130]+1; [.A131]-[.A130] - 1)" office:value-type="string" office:string-value="hardship_reason" calcext:value-type="string">
            <text:p>hardship_reason</text:p>
          </table:table-cell>
          <table:table-cell table:style-name="ce79" table:formula="of:=VLOOKUP([.C130]; [$LoanStats.$A$2:$LoanStats.$C$152]; 2)" office:value-type="float" office:value="39" calcext:value-type="float">
            <text:p>39</text:p>
          </table:table-cell>
          <table:table-cell table:style-name="ce77" table:formula="of:=INDEX([LoanStats.$D$2:.$D$152]; [.$D130]; 1)" office:value-type="string" office:string-value="Describes the reason the hardship plan was offered" calcext:value-type="string">
            <text:p>Describes the reason the hardship plan was offered</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30]+1)" office:value-type="float" office:value="1885" calcext:value-type="float">
            <text:p>1885</text:p>
          </table:table-cell>
          <table:table-cell table:style-name="ce76" table:formula="of:=[.B130]+1" office:value-type="float" office:value="126" calcext:value-type="float">
            <text:p>126</text:p>
          </table:table-cell>
          <table:table-cell table:style-name="ce77" table:formula="of:=MID([.$E$2]; [.A131]+1; [.A132]-[.A131] - 1)" office:value-type="string" office:string-value="hardship_status" calcext:value-type="string">
            <text:p>hardship_status</text:p>
          </table:table-cell>
          <table:table-cell table:style-name="ce79" table:formula="of:=VLOOKUP([.C131]; [$LoanStats.$A$2:$LoanStats.$C$152]; 2)" office:value-type="float" office:value="41" calcext:value-type="float">
            <text:p>41</text:p>
          </table:table-cell>
          <table:table-cell table:style-name="ce77" table:formula="of:=INDEX([LoanStats.$D$2:.$D$152]; [.$D131]; 1)" office:value-type="string" office:string-value="Describes if the hardship plan is active, pending, cancelled, completed, or broken" calcext:value-type="string">
            <text:p>Describes if the hardship plan is active, pending, cancelled, completed, or broken</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31]+1)" office:value-type="float" office:value="1901" calcext:value-type="float">
            <text:p>1901</text:p>
          </table:table-cell>
          <table:table-cell table:style-name="ce76" table:formula="of:=[.B131]+1" office:value-type="float" office:value="127" calcext:value-type="float">
            <text:p>127</text:p>
          </table:table-cell>
          <table:table-cell table:style-name="ce77" table:formula="of:=MID([.$E$2]; [.A132]+1; [.A133]-[.A132] - 1)" office:value-type="string" office:string-value="deferral_term" calcext:value-type="string">
            <text:p>deferral_term</text:p>
          </table:table-cell>
          <table:table-cell table:style-name="ce79" table:formula="of:=VLOOKUP([.C132]; [$LoanStats.$A$2:$LoanStats.$C$152]; 2)" office:value-type="float" office:value="16" calcext:value-type="float">
            <text:p>16</text:p>
          </table:table-cell>
          <table:table-cell table:style-name="ce77" table:formula="of:=INDEX([LoanStats.$D$2:.$D$152]; [.$D132]; 1)" office:value-type="string" office:string-value="Amount of months that the borrower is expected to pay less than the contractual monthly payment amount due to a hardship plan" calcext:value-type="string">
            <text:p>Amount of months that the borrower is expected to pay less than the contractual monthly payment amount due to a hardship plan</text:p>
          </table:table-cell>
          <table:table-cell table:style-name="ce60"/>
          <table:table-cell table:style-name="ce69" office:value-type="boolean" office:boolean-value="true" calcext:value-type="boolean">
            <text:p>TRUE</text:p>
          </table:table-cell>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132]+1)" office:value-type="float" office:value="1915" calcext:value-type="float">
            <text:p>1915</text:p>
          </table:table-cell>
          <table:table-cell table:style-name="ce76" table:formula="of:=[.B132]+1" office:value-type="float" office:value="128" calcext:value-type="float">
            <text:p>128</text:p>
          </table:table-cell>
          <table:table-cell table:style-name="ce77" table:formula="of:=MID([.$E$2]; [.A133]+1; [.A134]-[.A133] - 1)" office:value-type="string" office:string-value="hardship_amount" calcext:value-type="string">
            <text:p>hardship_amount</text:p>
          </table:table-cell>
          <table:table-cell table:style-name="ce79" table:formula="of:=VLOOKUP([.C133]; [$LoanStats.$A$2:$LoanStats.$C$152]; 2)" office:value-type="float" office:value="31" calcext:value-type="float">
            <text:p>31</text:p>
          </table:table-cell>
          <table:table-cell table:style-name="ce77" table:formula="of:=INDEX([LoanStats.$D$2:.$D$152]; [.$D133]; 1)" office:value-type="string" office:string-value="The interest payment that the borrower has committed to make each month while they are on a hardship plan" calcext:value-type="string">
            <text:p>The interest payment that the borrower has committed to make each month while they are on a hardship plan</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133]+1)" office:value-type="float" office:value="1931" calcext:value-type="float">
            <text:p>1931</text:p>
          </table:table-cell>
          <table:table-cell table:style-name="ce76" table:formula="of:=[.B133]+1" office:value-type="float" office:value="129" calcext:value-type="float">
            <text:p>129</text:p>
          </table:table-cell>
          <table:table-cell table:style-name="ce77" table:formula="of:=MID([.$E$2]; [.A134]+1; [.A135]-[.A134] - 1)" office:value-type="string" office:string-value="hardship_start_date" calcext:value-type="string">
            <text:p>hardship_start_date</text:p>
          </table:table-cell>
          <table:table-cell table:style-name="ce79" table:formula="of:=VLOOKUP([.C134]; [$LoanStats.$A$2:$LoanStats.$C$152]; 2)" office:value-type="float" office:value="40" calcext:value-type="float">
            <text:p>40</text:p>
          </table:table-cell>
          <table:table-cell table:style-name="ce77" table:formula="of:=INDEX([LoanStats.$D$2:.$D$152]; [.$D134]; 1)" office:value-type="string" office:string-value="The start date of the hardship plan period" calcext:value-type="string">
            <text:p>The start date of the hardship plan period</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134]+1)" office:value-type="float" office:value="1951" calcext:value-type="float">
            <text:p>1951</text:p>
          </table:table-cell>
          <table:table-cell table:style-name="ce76" table:formula="of:=[.B134]+1" office:value-type="float" office:value="130" calcext:value-type="float">
            <text:p>130</text:p>
          </table:table-cell>
          <table:table-cell table:style-name="ce77" table:formula="of:=MID([.$E$2]; [.A135]+1; [.A136]-[.A135] - 1)" office:value-type="string" office:string-value="hardship_end_date" calcext:value-type="string">
            <text:p>hardship_end_date</text:p>
          </table:table-cell>
          <table:table-cell table:style-name="ce79" table:formula="of:=VLOOKUP([.C135]; [$LoanStats.$A$2:$LoanStats.$C$152]; 2)" office:value-type="float" office:value="33" calcext:value-type="float">
            <text:p>33</text:p>
          </table:table-cell>
          <table:table-cell table:style-name="ce77" table:formula="of:=INDEX([LoanStats.$D$2:.$D$152]; [.$D135]; 1)" office:value-type="string" office:string-value="The end date of the hardship plan period" calcext:value-type="string">
            <text:p>The end date of the hardship plan period</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135]+1)" office:value-type="float" office:value="1969" calcext:value-type="float">
            <text:p>1969</text:p>
          </table:table-cell>
          <table:table-cell table:style-name="ce76" table:formula="of:=[.B135]+1" office:value-type="float" office:value="131" calcext:value-type="float">
            <text:p>131</text:p>
          </table:table-cell>
          <table:table-cell table:style-name="ce77" table:formula="of:=MID([.$E$2]; [.A136]+1; [.A137]-[.A136] - 1)" office:value-type="string" office:string-value="payment_plan_start_date" calcext:value-type="string">
            <text:p>payment_plan_start_date</text:p>
          </table:table-cell>
          <table:table-cell table:style-name="ce79" table:formula="of:=VLOOKUP([.C136]; [$LoanStats.$A$2:$LoanStats.$C$152]; 2)" office:value-type="float" office:value="100" calcext:value-type="float">
            <text:p>100</text:p>
          </table:table-cell>
          <table:table-cell table:style-name="ce77" table:formula="of:=INDEX([LoanStats.$D$2:.$D$152]; [.$D136]; 1)" office:value-type="string" office:string-value="The day the first hardship plan payment is due. For example, if a borrower has a hardship plan period of 3 months, the start date is the start of the three-month period in which the borrower is allowed to make interest-only payments." calcext:value-type="string">
            <text:p>The day the first hardship plan payment is due. For example, if a borrower has a hardship plan period of 3 months, the start date is the start of the three-month period in which the borrower is allowed to make interest-only payments.</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136]+1)" office:value-type="float" office:value="1993" calcext:value-type="float">
            <text:p>1993</text:p>
          </table:table-cell>
          <table:table-cell table:style-name="ce76" table:formula="of:=[.B136]+1" office:value-type="float" office:value="132" calcext:value-type="float">
            <text:p>132</text:p>
          </table:table-cell>
          <table:table-cell table:style-name="ce77" table:formula="of:=MID([.$E$2]; [.A137]+1; [.A138]-[.A137] - 1)" office:value-type="string" office:string-value="hardship_length" calcext:value-type="string">
            <text:p>hardship_length</text:p>
          </table:table-cell>
          <table:table-cell table:style-name="ce79" table:formula="of:=VLOOKUP([.C137]; [$LoanStats.$A$2:$LoanStats.$C$152]; 2)" office:value-type="float" office:value="36" calcext:value-type="float">
            <text:p>36</text:p>
          </table:table-cell>
          <table:table-cell table:style-name="ce77" table:formula="of:=INDEX([LoanStats.$D$2:.$D$152]; [.$D137]; 1)" office:value-type="string" office:string-value="The number of months the borrower will make smaller payments than normally obligated due to a hardship plan" calcext:value-type="string">
            <text:p>The number of months the borrower will make smaller payments than normally obligated due to a hardship plan</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137]+1)" office:value-type="float" office:value="2009" calcext:value-type="float">
            <text:p>2009</text:p>
          </table:table-cell>
          <table:table-cell table:style-name="ce76" table:formula="of:=[.B137]+1" office:value-type="float" office:value="133" calcext:value-type="float">
            <text:p>133</text:p>
          </table:table-cell>
          <table:table-cell table:style-name="ce77" table:formula="of:=MID([.$E$2]; [.A138]+1; [.A139]-[.A138] - 1)" office:value-type="string" office:string-value="hardship_dpd" calcext:value-type="string">
            <text:p>hardship_dpd</text:p>
          </table:table-cell>
          <table:table-cell table:style-name="ce79" table:formula="of:=VLOOKUP([.C138]; [$LoanStats.$A$2:$LoanStats.$C$152]; 2)" office:value-type="float" office:value="32" calcext:value-type="float">
            <text:p>32</text:p>
          </table:table-cell>
          <table:table-cell table:style-name="ce77" table:formula="of:=INDEX([LoanStats.$D$2:.$D$152]; [.$D138]; 1)" office:value-type="string" office:string-value="Account days past due as of the hardship plan start date" calcext:value-type="string">
            <text:p>Account days past due as of the hardship plan start date</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138]+1)" office:value-type="float" office:value="2022" calcext:value-type="float">
            <text:p>2022</text:p>
          </table:table-cell>
          <table:table-cell table:style-name="ce76" table:formula="of:=[.B138]+1" office:value-type="float" office:value="134" calcext:value-type="float">
            <text:p>134</text:p>
          </table:table-cell>
          <table:table-cell table:style-name="ce77" table:formula="of:=MID([.$E$2]; [.A139]+1; [.A140]-[.A139] - 1)" office:value-type="string" office:string-value="hardship_loan_status" calcext:value-type="string">
            <text:p>hardship_loan_status</text:p>
          </table:table-cell>
          <table:table-cell table:style-name="ce79" table:formula="of:=VLOOKUP([.C139]; [$LoanStats.$A$2:$LoanStats.$C$152]; 2)" office:value-type="float" office:value="37" calcext:value-type="float">
            <text:p>37</text:p>
          </table:table-cell>
          <table:table-cell table:style-name="ce77" table:formula="of:=INDEX([LoanStats.$D$2:.$D$152]; [.$D139]; 1)" office:value-type="string" office:string-value="Loan Status as of the hardship plan start date" calcext:value-type="string">
            <text:p>Loan Status as of the hardship plan start date</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139]+1)" office:value-type="float" office:value="2043" calcext:value-type="float">
            <text:p>2043</text:p>
          </table:table-cell>
          <table:table-cell table:style-name="ce76" table:formula="of:=[.B139]+1" office:value-type="float" office:value="135" calcext:value-type="float">
            <text:p>135</text:p>
          </table:table-cell>
          <table:table-cell table:style-name="ce77" table:formula="of:=MID([.$E$2]; [.A140]+1; [.A141]-[.A140] - 1)" office:value-type="string" office:string-value="orig_projected_additional_accrued_interest" calcext:value-type="string">
            <text:p>orig_projected_additional_accrued_interest</text:p>
          </table:table-cell>
          <table:table-cell table:style-name="ce79" table:formula="of:=VLOOKUP([.C140]; [$LoanStats.$A$2:$LoanStats.$C$152]; 2)" office:value-type="float" office:value="97" calcext:value-type="float">
            <text:p>97</text:p>
          </table:table-cell>
          <table:table-cell table:style-name="ce77" table:formula="of:=INDEX([LoanStats.$D$2:.$D$152]; [.$D140]; 1)" office:value-type="string" office:string-value="The original projected additional interest amount that will accrue for the given hardship payment plan as of the Hardship Start Date. This field will be null if the borrower has broken their hardship payment plan." calcext:value-type="string">
            <text:p>The original projected additional interest amount that will accrue for the given hardship payment plan as of the Hardship Start Date. This field will be null if the borrower has broken their hardship payment plan.</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140]+1)" office:value-type="float" office:value="2086" calcext:value-type="float">
            <text:p>2086</text:p>
          </table:table-cell>
          <table:table-cell table:style-name="ce76" table:formula="of:=[.B140]+1" office:value-type="float" office:value="136" calcext:value-type="float">
            <text:p>136</text:p>
          </table:table-cell>
          <table:table-cell table:style-name="ce77" table:formula="of:=MID([.$E$2]; [.A141]+1; [.A142]-[.A141] - 1)" office:value-type="string" office:string-value="hardship_payoff_balance_amount" calcext:value-type="string">
            <text:p>hardship_payoff_balance_amount</text:p>
          </table:table-cell>
          <table:table-cell table:style-name="ce79" table:formula="of:=VLOOKUP([.C141]; [$LoanStats.$A$2:$LoanStats.$C$152]; 2)" office:value-type="float" office:value="38" calcext:value-type="float">
            <text:p>38</text:p>
          </table:table-cell>
          <table:table-cell table:style-name="ce77" table:formula="of:=INDEX([LoanStats.$D$2:.$D$152]; [.$D141]; 1)" office:value-type="string" office:string-value="The payoff balance amount as of the hardship plan start date" calcext:value-type="string">
            <text:p>The payoff balance amount as of the hardship plan start date</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141]+1)" office:value-type="float" office:value="2117" calcext:value-type="float">
            <text:p>2117</text:p>
          </table:table-cell>
          <table:table-cell table:style-name="ce76" table:formula="of:=[.B141]+1" office:value-type="float" office:value="137" calcext:value-type="float">
            <text:p>137</text:p>
          </table:table-cell>
          <table:table-cell table:style-name="ce77" table:formula="of:=MID([.$E$2]; [.A142]+1; [.A143]-[.A142] - 1)" office:value-type="string" office:string-value="hardship_last_payment_amount" calcext:value-type="string">
            <text:p>hardship_last_payment_amount</text:p>
          </table:table-cell>
          <table:table-cell table:style-name="ce79" table:formula="of:=VLOOKUP([.C142]; [$LoanStats.$A$2:$LoanStats.$C$152]; 2)" office:value-type="float" office:value="35" calcext:value-type="float">
            <text:p>35</text:p>
          </table:table-cell>
          <table:table-cell table:style-name="ce77" table:formula="of:=INDEX([LoanStats.$D$2:.$D$152]; [.$D142]; 1)" office:value-type="string" office:string-value="The last payment amount as of the hardship plan start date" calcext:value-type="string">
            <text:p>The last payment amount as of the hardship plan start date</text:p>
          </table:table-cell>
          <table:table-cell table:style-name="ce60"/>
          <table:table-cell table:style-name="ce69"/>
          <table:table-cell table:style-name="ce72" office:value-type="boolean" office:boolean-value="true" calcext:value-type="boolean">
            <text:p>TRUE</text:p>
          </table:table-cell>
          <table:table-cell table:number-columns-repeated="55"/>
        </table:table-row>
        <table:table-row table:style-name="ro5">
          <table:table-cell table:style-name="ce68" table:formula="of:=FIND(&quot; &quot;; [.$E$2]; [.A142]+1)" office:value-type="float" office:value="2146" calcext:value-type="float">
            <text:p>2146</text:p>
          </table:table-cell>
          <table:table-cell table:style-name="ce76" table:formula="of:=[.B142]+1" office:value-type="float" office:value="138" calcext:value-type="float">
            <text:p>138</text:p>
          </table:table-cell>
          <table:table-cell table:style-name="ce77" table:formula="of:=MID([.$E$2]; [.A143]+1; [.A144]-[.A143] - 1)" office:value-type="string" office:string-value="disbursement_method" calcext:value-type="string">
            <text:p>disbursement_method</text:p>
          </table:table-cell>
          <table:table-cell table:style-name="ce79" table:formula="of:=VLOOKUP([.C143]; [$LoanStats.$A$2:$LoanStats.$C$152]; 2)" office:value-type="float" office:value="20" calcext:value-type="float">
            <text:p>20</text:p>
          </table:table-cell>
          <table:table-cell table:style-name="ce77" table:formula="of:=INDEX([LoanStats.$D$2:.$D$152]; [.$D143]; 1)" office:value-type="string" office:string-value="The method by which the borrower receives their loan. Possible values are: CASH, DIRECT_PAY" calcext:value-type="string">
            <text:p>The method by which the borrower receives their loan. Possible values are: CASH, DIRECT_PAY</text:p>
          </table:table-cell>
          <table:table-cell table:style-name="ce60" office:value-type="boolean" office:boolean-value="true" calcext:value-type="boolean">
            <text:p>TRUE</text:p>
          </table:table-cell>
          <table:table-cell table:style-name="ce69"/>
          <table:table-cell table:style-name="ce72"/>
          <table:table-cell table:number-columns-repeated="55"/>
        </table:table-row>
        <table:table-row table:style-name="ro5">
          <table:table-cell table:style-name="ce68" table:formula="of:=FIND(&quot; &quot;; [.$E$2]; [.A143]+1)" office:value-type="float" office:value="2166" calcext:value-type="float">
            <text:p>2166</text:p>
          </table:table-cell>
          <table:table-cell table:style-name="ce76" table:formula="of:=[.B143]+1" office:value-type="float" office:value="139" calcext:value-type="float">
            <text:p>139</text:p>
          </table:table-cell>
          <table:table-cell table:style-name="ce77" table:formula="of:=MID([.$E$2]; [.A144]+1; [.A145]-[.A144] - 1)" office:value-type="string" office:string-value="debt_settlement_flag" calcext:value-type="string">
            <text:p>debt_settlement_flag</text:p>
          </table:table-cell>
          <table:table-cell table:style-name="ce79" table:formula="of:=VLOOKUP([.C144]; [$LoanStats.$A$2:$LoanStats.$C$152]; 2)" office:value-type="float" office:value="14" calcext:value-type="float">
            <text:p>14</text:p>
          </table:table-cell>
          <table:table-cell table:style-name="ce77" table:formula="of:=INDEX([LoanStats.$D$2:.$D$152]; [.$D144]; 1)" office:value-type="string" office:string-value="Flags whether or not the borrower, who has charged-off, is working with a debt-settlement company." calcext:value-type="string">
            <text:p>Flags whether or not the borrower, who has charged-off, is working with a debt-settlement company.</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44]+1)" office:value-type="float" office:value="2187" calcext:value-type="float">
            <text:p>2187</text:p>
          </table:table-cell>
          <table:table-cell table:style-name="ce76" table:formula="of:=[.B144]+1" office:value-type="float" office:value="140" calcext:value-type="float">
            <text:p>140</text:p>
          </table:table-cell>
          <table:table-cell table:style-name="ce77" table:formula="of:=MID([.$E$2]; [.A145]+1; [.A146]-[.A145] - 1)" office:value-type="string" office:string-value="debt_settlement_flag_date" calcext:value-type="string">
            <text:p>debt_settlement_flag_date</text:p>
          </table:table-cell>
          <table:table-cell table:style-name="ce79" table:formula="of:=VLOOKUP([.C145]; [$LoanStats.$A$2:$LoanStats.$C$152]; 2)" office:value-type="float" office:value="15" calcext:value-type="float">
            <text:p>15</text:p>
          </table:table-cell>
          <table:table-cell table:style-name="ce77" table:formula="of:=INDEX([LoanStats.$D$2:.$D$152]; [.$D145]; 1)" office:value-type="string" office:string-value="The most recent date that the Debt_Settlement_Flag has been set  " calcext:value-type="string">
            <text:p>The most recent date that the Debt_Settlement_Flag has been set  </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45]+1)" office:value-type="float" office:value="2213" calcext:value-type="float">
            <text:p>2213</text:p>
          </table:table-cell>
          <table:table-cell table:style-name="ce76" table:formula="of:=[.B145]+1" office:value-type="float" office:value="141" calcext:value-type="float">
            <text:p>141</text:p>
          </table:table-cell>
          <table:table-cell table:style-name="ce77" table:formula="of:=MID([.$E$2]; [.A146]+1; [.A147]-[.A146] - 1)" office:value-type="string" office:string-value="settlement_status" calcext:value-type="string">
            <text:p>settlement_status</text:p>
          </table:table-cell>
          <table:table-cell table:style-name="ce79" table:formula="of:=VLOOKUP([.C146]; [$LoanStats.$A$2:$LoanStats.$C$152]; 2)" office:value-type="float" office:value="127" calcext:value-type="float">
            <text:p>127</text:p>
          </table:table-cell>
          <table:table-cell table:style-name="ce77" table:formula="of:=INDEX([LoanStats.$D$2:.$D$152]; [.$D146]; 1)" office:value-type="string" office:string-value="The status of the borrower’s settlement plan. Possible values are: COMPLETE, ACTIVE, BROKEN, CANCELLED, DENIED, DRAFT" calcext:value-type="string">
            <text:p>The status of the borrower’s settlement plan. Possible values are: COMPLETE, ACTIVE, BROKEN, CANCELLED, DENIED, DRAFT</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46]+1)" office:value-type="float" office:value="2231" calcext:value-type="float">
            <text:p>2231</text:p>
          </table:table-cell>
          <table:table-cell table:style-name="ce76" table:formula="of:=[.B146]+1" office:value-type="float" office:value="142" calcext:value-type="float">
            <text:p>142</text:p>
          </table:table-cell>
          <table:table-cell table:style-name="ce77" table:formula="of:=MID([.$E$2]; [.A147]+1; [.A148]-[.A147] - 1)" office:value-type="string" office:string-value="settlement_date" calcext:value-type="string">
            <text:p>settlement_date</text:p>
          </table:table-cell>
          <table:table-cell table:style-name="ce79" table:formula="of:=VLOOKUP([.C147]; [$LoanStats.$A$2:$LoanStats.$C$152]; 2)" office:value-type="float" office:value="125" calcext:value-type="float">
            <text:p>125</text:p>
          </table:table-cell>
          <table:table-cell table:style-name="ce77" table:formula="of:=INDEX([LoanStats.$D$2:.$D$152]; [.$D147]; 1)" office:value-type="string" office:string-value="The date that the borrower agrees to the settlement plan" calcext:value-type="string">
            <text:p>The date that the borrower agrees to the settlement plan</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47]+1)" office:value-type="float" office:value="2247" calcext:value-type="float">
            <text:p>2247</text:p>
          </table:table-cell>
          <table:table-cell table:style-name="ce76" table:formula="of:=[.B147]+1" office:value-type="float" office:value="143" calcext:value-type="float">
            <text:p>143</text:p>
          </table:table-cell>
          <table:table-cell table:style-name="ce77" table:formula="of:=MID([.$E$2]; [.A148]+1; [.A149]-[.A148] - 1)" office:value-type="string" office:string-value="settlement_amount" calcext:value-type="string">
            <text:p>settlement_amount</text:p>
          </table:table-cell>
          <table:table-cell table:style-name="ce79" table:formula="of:=VLOOKUP([.C148]; [$LoanStats.$A$2:$LoanStats.$C$152]; 2)" office:value-type="float" office:value="124" calcext:value-type="float">
            <text:p>124</text:p>
          </table:table-cell>
          <table:table-cell table:style-name="ce77" table:formula="of:=INDEX([LoanStats.$D$2:.$D$152]; [.$D148]; 1)" office:value-type="string" office:string-value="The loan amount that the borrower has agreed to settle for" calcext:value-type="string">
            <text:p>The loan amount that the borrower has agreed to settle for</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48]+1)" office:value-type="float" office:value="2265" calcext:value-type="float">
            <text:p>2265</text:p>
          </table:table-cell>
          <table:table-cell table:style-name="ce76" table:formula="of:=[.B148]+1" office:value-type="float" office:value="144" calcext:value-type="float">
            <text:p>144</text:p>
          </table:table-cell>
          <table:table-cell table:style-name="ce77" table:formula="of:=MID([.$E$2]; [.A149]+1; [.A150]-[.A149] - 1)" office:value-type="string" office:string-value="settlement_percentage" calcext:value-type="string">
            <text:p>settlement_percentage</text:p>
          </table:table-cell>
          <table:table-cell table:style-name="ce79" table:formula="of:=VLOOKUP([.C149]; [$LoanStats.$A$2:$LoanStats.$C$152]; 2)" office:value-type="float" office:value="126" calcext:value-type="float">
            <text:p>126</text:p>
          </table:table-cell>
          <table:table-cell table:style-name="ce77" table:formula="of:=INDEX([LoanStats.$D$2:.$D$152]; [.$D149]; 1)" office:value-type="string" office:string-value="The settlement amount as a percentage of the payoff balance amount on the loan" calcext:value-type="string">
            <text:p>The settlement amount as a percentage of the payoff balance amount on the loan</text:p>
          </table:table-cell>
          <table:table-cell table:style-name="ce60"/>
          <table:table-cell table:style-name="ce69"/>
          <table:table-cell table:style-name="ce72"/>
          <table:table-cell table:number-columns-repeated="55"/>
        </table:table-row>
        <table:table-row table:style-name="ro5">
          <table:table-cell table:style-name="ce68" table:formula="of:=FIND(&quot; &quot;; [.$E$2]; [.A149]+1)" office:value-type="float" office:value="2287" calcext:value-type="float">
            <text:p>2287</text:p>
          </table:table-cell>
          <table:table-cell table:style-name="ce76" table:formula="of:=[.B149]+1" office:value-type="float" office:value="145" calcext:value-type="float">
            <text:p>145</text:p>
          </table:table-cell>
          <table:table-cell table:style-name="ce78" office:value-type="string" calcext:value-type="string">
            <text:p>settlement_term</text:p>
          </table:table-cell>
          <table:table-cell table:style-name="ce79" table:formula="of:=VLOOKUP([.C150]; [$LoanStats.$A$2:$LoanStats.$C$152]; 2)" office:value-type="float" office:value="128" calcext:value-type="float">
            <text:p>128</text:p>
          </table:table-cell>
          <table:table-cell table:style-name="ce77" table:formula="of:=INDEX([LoanStats.$D$2:.$D$152]; [.$D150]; 1)" office:value-type="string" office:string-value="The number of months that the borrower will be on the settlement plan" calcext:value-type="string">
            <text:p>The number of months that the borrower will be on the settlement plan</text:p>
          </table:table-cell>
          <table:table-cell table:style-name="ce61"/>
          <table:table-cell table:style-name="ce70"/>
          <table:table-cell table:style-name="ce73"/>
          <table:table-cell table:number-columns-repeated="55"/>
        </table:table-row>
        <table:table-row table:style-name="ro2" table:number-rows-repeated="30">
          <table:table-cell table:style-name="ce68"/>
          <table:table-cell/>
          <table:table-cell table:style-name="ce77"/>
          <table:table-cell table:style-name="ce79"/>
          <table:table-cell table:style-name="ce77" table:number-columns-repeated="3"/>
          <table:table-cell table:number-columns-repeated="56"/>
        </table:table-row>
        <table:table-row table:style-name="ro2" table:number-rows-repeated="2">
          <table:table-cell table:style-name="ce68"/>
          <table:table-cell table:number-columns-repeated="62"/>
        </table:table-row>
        <table:table-row table:style-name="ro2" table:number-rows-repeated="1048393">
          <table:table-cell table:number-columns-repeated="63"/>
        </table:table-row>
        <table:table-row table:style-name="ro2">
          <table:table-cell table:number-columns-repeated="63"/>
        </table:table-row>
      </table:table>
      <table:table table:name="CodeGen" table:style-name="ta2">
        <office:forms form:automatic-focus="false" form:apply-design-mode="false"/>
        <table:table-column table:style-name="co8" table:default-cell-style-name="ce83"/>
        <table:table-column table:style-name="co14" table:default-cell-style-name="ce83"/>
        <table:table-column table:style-name="co15" table:default-cell-style-name="ce83"/>
        <table:table-column table:style-name="co16" table:number-columns-repeated="2" table:default-cell-style-name="ce83"/>
        <table:table-column table:style-name="co17" table:default-cell-style-name="ce84"/>
        <table:table-column table:style-name="co8" table:default-cell-style-name="ce84"/>
        <table:table-column table:style-name="co8" table:number-columns-repeated="61" table:default-cell-style-name="ce83"/>
        <table:table-row table:style-name="ro6">
          <table:table-cell/>
          <table:table-cell table:style-name="ce80"/>
          <table:table-cell table:number-columns-repeated="66"/>
        </table:table-row>
        <table:table-row table:style-name="ro6">
          <table:table-cell/>
          <table:table-cell table:style-name="ce80" office:value-type="string" calcext:value-type="string">
            <text:p>variable_name</text:p>
          </table:table-cell>
          <table:table-cell table:style-name="ce80" office:value-type="string" calcext:value-type="string">
            <text:p>inModel</text:p>
          </table:table-cell>
          <table:table-cell table:style-name="ce80" office:value-type="string" calcext:value-type="string">
            <text:p>inPrediction</text:p>
          </table:table-cell>
          <table:table-cell table:style-name="ce80" office:value-type="string" calcext:value-type="string">
            <text:p>inPricing</text:p>
          </table:table-cell>
          <table:table-cell table:style-name="ce110" office:value-type="string" calcext:value-type="string">
            <text:p>description</text:p>
          </table:table-cell>
          <table:table-cell table:style-name="ce80"/>
          <table:table-cell table:number-columns-repeated="61"/>
        </table:table-row>
        <table:table-row table:style-name="ro6">
          <table:table-cell/>
          <table:table-cell table:formula="of:=[$Lookups.C8]" office:value-type="string" office:string-value="loan_amnt" calcext:value-type="string">
            <text:p>loan_amnt</text:p>
          </table:table-cell>
          <table:table-cell table:style-name="ce91" table:formula="of:=IF([$Lookups.F8]; &quot;TRUE&quot;; &quot;FALSE&quot;)" office:value-type="string" office:string-value="TRUE" calcext:value-type="string">
            <text:p>TRUE</text:p>
          </table:table-cell>
          <table:table-cell table:style-name="ce91" table:formula="of:=IF([$Lookups.G8]; &quot;TRUE&quot;; &quot;FALSE&quot;)" office:value-type="string" office:string-value="FALSE" calcext:value-type="string">
            <text:p>FALSE</text:p>
          </table:table-cell>
          <table:table-cell table:style-name="ce91" table:formula="of:=IF([$Lookups.H8]; &quot;TRUE&quot;; &quot;FALSE&quot;)" office:value-type="string" office:string-value="FALSE" calcext:value-type="string">
            <text:p>FALSE</text:p>
          </table:table-cell>
          <table:table-cell table:formula="of:=[$Lookups.E8]" office:value-type="string" office:string-value="The listed amount of the loan applied for by the borrower. If at some point in time, the credit department reduces the loan amount, then it will be reflected in this value." calcext:value-type="string">
            <text:p>The listed amount of the loan applied for by the borrower. If at some point in time, the credit department reduces the loan amount, then it will be reflected in this value.</text:p>
          </table:table-cell>
          <table:table-cell table:style-name="ce83"/>
          <table:table-cell table:formula="of:=&quot;LC_variable &lt;-  tibble( variable_name = '&quot; &amp; [.B3] &amp; &quot;' ,description = '&quot; &amp; [.F3] &amp; &quot;', inModel = &quot; &amp; [.C3]  &amp; &quot;, inPrediction = &quot; &amp; [.D3]  &amp; &quot;, inPricing = &quot; &amp; [.E3] &amp; &quot;) %&gt;%&quot;" office:value-type="string" office:string-value="LC_variable &lt;-  tibble( variable_name = 'loan_amnt' ,description = 'The listed amount of the loan applied for by the borrower. If at some point in time, the credit department reduces the loan amount, then it will be reflected in this value.', inModel = TRUE, inPrediction = FALSE, inPricing = FALSE) %&gt;%" calcext:value-type="string">
            <text:p>LC_variable &lt;- <text:s/>tibble( variable_name = 'loan_amnt' ,description = 'The listed amount of the loan applied for by the borrower. If at some point in time, the credit department reduces the loan amount, then it will be reflected in this value.', inModel = TRUE, inPrediction = FALSE, inPricing = FALSE) %&gt;%</text:p>
          </table:table-cell>
          <table:table-cell table:number-columns-repeated="60"/>
        </table:table-row>
        <table:table-row table:style-name="ro6">
          <table:table-cell/>
          <table:table-cell table:formula="of:=[$Lookups.C9]" office:value-type="string" office:string-value="funded_amnt" calcext:value-type="string">
            <text:p>funded_amnt</text:p>
          </table:table-cell>
          <table:table-cell table:style-name="ce91" table:formula="of:=IF([$Lookups.F9]; &quot;TRUE&quot;; &quot;FALSE&quot;)" office:value-type="string" office:string-value="FALSE" calcext:value-type="string">
            <text:p>FALSE</text:p>
          </table:table-cell>
          <table:table-cell table:style-name="ce91" table:formula="of:=IF([$Lookups.G9]; &quot;TRUE&quot;; &quot;FALSE&quot;)" office:value-type="string" office:string-value="FALSE" calcext:value-type="string">
            <text:p>FALSE</text:p>
          </table:table-cell>
          <table:table-cell table:style-name="ce91" table:formula="of:=IF([$Lookups.H9]; &quot;TRUE&quot;; &quot;FALSE&quot;)" office:value-type="string" office:string-value="FALSE" calcext:value-type="string">
            <text:p>FALSE</text:p>
          </table:table-cell>
          <table:table-cell table:formula="of:=[$Lookups.E9]" office:value-type="string" office:string-value="The total amount committed to that loan at that point in time." calcext:value-type="string">
            <text:p>The total amount committed to that loan at that point in time.</text:p>
          </table:table-cell>
          <table:table-cell table:style-name="ce83"/>
          <table:table-cell table:formula="of:=&quot;  add_row( variable_name = '&quot; &amp; [.B4] &amp; &quot;' ,description = '&quot; &amp; [.F4] &amp; &quot;', inModel = &quot; &amp; [.C4]  &amp; &quot;, inPrediction = &quot; &amp; [.D4]  &amp; &quot;, inPricing = &quot; &amp; [.E4] &amp; &quot;) %&gt;%&quot;" office:value-type="string" office:string-value="  add_row( variable_name = 'funded_amnt' ,description = 'The total amount committed to that loan at that point in time.', inModel = FALSE, inPrediction = FALSE, inPricing = FALSE) %&gt;%" calcext:value-type="string">
            <text:p><text:s text:c="2"/>add_row( variable_name = 'funded_amnt' ,description = 'The total amount committed to that loan at that point in time.', inModel = FALSE, inPrediction = FALSE, inPricing = FALSE) %&gt;%</text:p>
          </table:table-cell>
          <table:table-cell table:number-columns-repeated="60"/>
        </table:table-row>
        <table:table-row table:style-name="ro6">
          <table:table-cell/>
          <table:table-cell table:formula="of:=[$Lookups.C10]" office:value-type="string" office:string-value="funded_amnt_inv" calcext:value-type="string">
            <text:p>funded_amnt_inv</text:p>
          </table:table-cell>
          <table:table-cell table:style-name="ce91" table:formula="of:=IF([$Lookups.F10]; &quot;TRUE&quot;; &quot;FALSE&quot;)" office:value-type="string" office:string-value="FALSE" calcext:value-type="string">
            <text:p>FALSE</text:p>
          </table:table-cell>
          <table:table-cell table:style-name="ce91" table:formula="of:=IF([$Lookups.G10]; &quot;TRUE&quot;; &quot;FALSE&quot;)" office:value-type="string" office:string-value="FALSE" calcext:value-type="string">
            <text:p>FALSE</text:p>
          </table:table-cell>
          <table:table-cell table:style-name="ce91" table:formula="of:=IF([$Lookups.H10]; &quot;TRUE&quot;; &quot;FALSE&quot;)" office:value-type="string" office:string-value="TRUE" calcext:value-type="string">
            <text:p>TRUE</text:p>
          </table:table-cell>
          <table:table-cell table:formula="of:=[$Lookups.E10]" office:value-type="string" office:string-value="The total amount committed by investors for that loan at that point in time." calcext:value-type="string">
            <text:p>The total amount committed by investors for that loan at that point in time.</text:p>
          </table:table-cell>
          <table:table-cell table:style-name="ce83"/>
          <table:table-cell table:formula="of:=&quot;  add_row( variable_name = '&quot; &amp; [.B5] &amp; &quot;' ,description = '&quot; &amp; [.F5] &amp; &quot;', inModel = &quot; &amp; [.C5]  &amp; &quot;, inPrediction = &quot; &amp; [.D5]  &amp; &quot;, inPricing = &quot; &amp; [.E5] &amp; &quot;) %&gt;%&quot;" office:value-type="string" office:string-value="  add_row( variable_name = 'funded_amnt_inv' ,description = 'The total amount committed by investors for that loan at that point in time.', inModel = FALSE, inPrediction = FALSE, inPricing = TRUE) %&gt;%" calcext:value-type="string">
            <text:p><text:s text:c="2"/>add_row( variable_name = 'funded_amnt_inv' ,description = 'The total amount committed by investors for that loan at that point in time.', inModel = FALSE, inPrediction = FALSE, inPricing = TRUE) %&gt;%</text:p>
          </table:table-cell>
          <table:table-cell table:number-columns-repeated="60"/>
        </table:table-row>
        <table:table-row table:style-name="ro6">
          <table:table-cell/>
          <table:table-cell table:formula="of:=[$Lookups.C11]" office:value-type="string" office:string-value="term" calcext:value-type="string">
            <text:p>term</text:p>
          </table:table-cell>
          <table:table-cell table:style-name="ce91" table:formula="of:=IF([$Lookups.F11]; &quot;TRUE&quot;; &quot;FALSE&quot;)" office:value-type="string" office:string-value="TRUE" calcext:value-type="string">
            <text:p>TRUE</text:p>
          </table:table-cell>
          <table:table-cell table:style-name="ce91" table:formula="of:=IF([$Lookups.G11]; &quot;TRUE&quot;; &quot;FALSE&quot;)" office:value-type="string" office:string-value="FALSE" calcext:value-type="string">
            <text:p>FALSE</text:p>
          </table:table-cell>
          <table:table-cell table:style-name="ce91" table:formula="of:=IF([$Lookups.H11]; &quot;TRUE&quot;; &quot;FALSE&quot;)" office:value-type="string" office:string-value="TRUE" calcext:value-type="string">
            <text:p>TRUE</text:p>
          </table:table-cell>
          <table:table-cell table:formula="of:=[$Lookups.E11]" office:value-type="string" office:string-value="The number of payments on the loan. Values are in months and can be either 36 or 60." calcext:value-type="string">
            <text:p>The number of payments on the loan. Values are in months and can be either 36 or 60.</text:p>
          </table:table-cell>
          <table:table-cell table:style-name="ce83"/>
          <table:table-cell table:formula="of:=&quot;  add_row( variable_name = '&quot; &amp; [.B6] &amp; &quot;' ,description = '&quot; &amp; [.F6] &amp; &quot;', inModel = &quot; &amp; [.C6]  &amp; &quot;, inPrediction = &quot; &amp; [.D6]  &amp; &quot;, inPricing = &quot; &amp; [.E6] &amp; &quot;) %&gt;%&quot;" office:value-type="string" office:string-value="  add_row( variable_name = 'term' ,description = 'The number of payments on the loan. Values are in months and can be either 36 or 60.', inModel = TRUE, inPrediction = FALSE, inPricing = TRUE) %&gt;%" calcext:value-type="string">
            <text:p><text:s text:c="2"/>add_row( variable_name = 'term' ,description = 'The number of payments on the loan. Values are in months and can be either 36 or 60.', inModel = TRUE, inPrediction = FALSE, inPricing = TRUE) %&gt;%</text:p>
          </table:table-cell>
          <table:table-cell table:number-columns-repeated="60"/>
        </table:table-row>
        <table:table-row table:style-name="ro6">
          <table:table-cell/>
          <table:table-cell table:formula="of:=[$Lookups.C12]" office:value-type="string" office:string-value="int_rate" calcext:value-type="string">
            <text:p>int_rate</text:p>
          </table:table-cell>
          <table:table-cell table:style-name="ce91" table:formula="of:=IF([$Lookups.F12]; &quot;TRUE&quot;; &quot;FALSE&quot;)" office:value-type="string" office:string-value="FALSE" calcext:value-type="string">
            <text:p>FALSE</text:p>
          </table:table-cell>
          <table:table-cell table:style-name="ce91" table:formula="of:=IF([$Lookups.G12]; &quot;TRUE&quot;; &quot;FALSE&quot;)" office:value-type="string" office:string-value="TRUE" calcext:value-type="string">
            <text:p>TRUE</text:p>
          </table:table-cell>
          <table:table-cell table:style-name="ce91" table:formula="of:=IF([$Lookups.H12]; &quot;TRUE&quot;; &quot;FALSE&quot;)" office:value-type="string" office:string-value="TRUE" calcext:value-type="string">
            <text:p>TRUE</text:p>
          </table:table-cell>
          <table:table-cell table:formula="of:=[$Lookups.E12]" office:value-type="string" office:string-value="Interest Rate on the loan" calcext:value-type="string">
            <text:p>Interest Rate on the loan</text:p>
          </table:table-cell>
          <table:table-cell table:style-name="ce83"/>
          <table:table-cell table:formula="of:=&quot;  add_row( variable_name = '&quot; &amp; [.B7] &amp; &quot;' ,description = '&quot; &amp; [.F7] &amp; &quot;', inModel = &quot; &amp; [.C7]  &amp; &quot;, inPrediction = &quot; &amp; [.D7]  &amp; &quot;, inPricing = &quot; &amp; [.E7] &amp; &quot;) %&gt;%&quot;" office:value-type="string" office:string-value="  add_row( variable_name = 'int_rate' ,description = 'Interest Rate on the loan', inModel = FALSE, inPrediction = TRUE, inPricing = TRUE) %&gt;%" calcext:value-type="string">
            <text:p><text:s text:c="2"/>add_row( variable_name = 'int_rate' ,description = 'Interest Rate on the loan', inModel = FALSE, inPrediction = TRUE, inPricing = TRUE) %&gt;%</text:p>
          </table:table-cell>
          <table:table-cell table:number-columns-repeated="60"/>
        </table:table-row>
        <table:table-row table:style-name="ro6">
          <table:table-cell/>
          <table:table-cell table:formula="of:=[$Lookups.C13]" office:value-type="string" office:string-value="installment" calcext:value-type="string">
            <text:p>installment</text:p>
          </table:table-cell>
          <table:table-cell table:style-name="ce91" table:formula="of:=IF([$Lookups.F13]; &quot;TRUE&quot;; &quot;FALSE&quot;)" office:value-type="string" office:string-value="FALSE" calcext:value-type="string">
            <text:p>FALSE</text:p>
          </table:table-cell>
          <table:table-cell table:style-name="ce91" table:formula="of:=IF([$Lookups.G13]; &quot;TRUE&quot;; &quot;FALSE&quot;)" office:value-type="string" office:string-value="FALSE" calcext:value-type="string">
            <text:p>FALSE</text:p>
          </table:table-cell>
          <table:table-cell table:style-name="ce91" table:formula="of:=IF([$Lookups.H13]; &quot;TRUE&quot;; &quot;FALSE&quot;)" office:value-type="string" office:string-value="TRUE" calcext:value-type="string">
            <text:p>TRUE</text:p>
          </table:table-cell>
          <table:table-cell table:formula="of:=[$Lookups.E13]" office:value-type="string" office:string-value="The monthly payment owed by the borrower if the loan originates." calcext:value-type="string">
            <text:p>The monthly payment owed by the borrower if the loan originates.</text:p>
          </table:table-cell>
          <table:table-cell table:style-name="ce83"/>
          <table:table-cell table:formula="of:=&quot;  add_row( variable_name = '&quot; &amp; [.B8] &amp; &quot;' ,description = '&quot; &amp; [.F8] &amp; &quot;', inModel = &quot; &amp; [.C8]  &amp; &quot;, inPrediction = &quot; &amp; [.D8]  &amp; &quot;, inPricing = &quot; &amp; [.E8] &amp; &quot;) %&gt;%&quot;" office:value-type="string" office:string-value="  add_row( variable_name = 'installment' ,description = 'The monthly payment owed by the borrower if the loan originates.', inModel = FALSE, inPrediction = FALSE, inPricing = TRUE) %&gt;%" calcext:value-type="string">
            <text:p><text:s text:c="2"/>add_row( variable_name = 'installment' ,description = 'The monthly payment owed by the borrower if the loan originates.', inModel = FALSE, inPrediction = FALSE, inPricing = TRUE) %&gt;%</text:p>
          </table:table-cell>
          <table:table-cell table:number-columns-repeated="60"/>
        </table:table-row>
        <table:table-row table:style-name="ro6">
          <table:table-cell/>
          <table:table-cell table:formula="of:=[$Lookups.C14]" office:value-type="string" office:string-value="grade" calcext:value-type="string">
            <text:p>grade</text:p>
          </table:table-cell>
          <table:table-cell table:style-name="ce91" table:formula="of:=IF([$Lookups.F14]; &quot;TRUE&quot;; &quot;FALSE&quot;)" office:value-type="string" office:string-value="FALSE" calcext:value-type="string">
            <text:p>FALSE</text:p>
          </table:table-cell>
          <table:table-cell table:style-name="ce91" table:formula="of:=IF([$Lookups.G14]; &quot;TRUE&quot;; &quot;FALSE&quot;)" office:value-type="string" office:string-value="FALSE" calcext:value-type="string">
            <text:p>FALSE</text:p>
          </table:table-cell>
          <table:table-cell table:style-name="ce91" table:formula="of:=IF([$Lookups.H14]; &quot;TRUE&quot;; &quot;FALSE&quot;)" office:value-type="string" office:string-value="FALSE" calcext:value-type="string">
            <text:p>FALSE</text:p>
          </table:table-cell>
          <table:table-cell table:formula="of:=[$Lookups.E14]" office:value-type="string" office:string-value="LC assigned loan grade" calcext:value-type="string">
            <text:p>LC assigned loan grade</text:p>
          </table:table-cell>
          <table:table-cell table:style-name="ce83"/>
          <table:table-cell table:formula="of:=&quot;  add_row( variable_name = '&quot; &amp; [.B9] &amp; &quot;' ,description = '&quot; &amp; [.F9] &amp; &quot;', inModel = &quot; &amp; [.C9]  &amp; &quot;, inPrediction = &quot; &amp; [.D9]  &amp; &quot;, inPricing = &quot; &amp; [.E9] &amp; &quot;) %&gt;%&quot;" office:value-type="string" office:string-value="  add_row( variable_name = 'grade' ,description = 'LC assigned loan grade', inModel = FALSE, inPrediction = FALSE, inPricing = FALSE) %&gt;%" calcext:value-type="string">
            <text:p><text:s text:c="2"/>add_row( variable_name = 'grade' ,description = 'LC assigned loan grade', inModel = FALSE, inPrediction = FALSE, inPricing = FALSE) %&gt;%</text:p>
          </table:table-cell>
          <table:table-cell table:number-columns-repeated="60"/>
        </table:table-row>
        <table:table-row table:style-name="ro6">
          <table:table-cell/>
          <table:table-cell table:formula="of:=[$Lookups.C15]" office:value-type="string" office:string-value="sub_grade" calcext:value-type="string">
            <text:p>sub_grade</text:p>
          </table:table-cell>
          <table:table-cell table:style-name="ce91" table:formula="of:=IF([$Lookups.F15]; &quot;TRUE&quot;; &quot;FALSE&quot;)" office:value-type="string" office:string-value="FALSE" calcext:value-type="string">
            <text:p>FALSE</text:p>
          </table:table-cell>
          <table:table-cell table:style-name="ce91" table:formula="of:=IF([$Lookups.G15]; &quot;TRUE&quot;; &quot;FALSE&quot;)" office:value-type="string" office:string-value="TRUE" calcext:value-type="string">
            <text:p>TRUE</text:p>
          </table:table-cell>
          <table:table-cell table:style-name="ce91" table:formula="of:=IF([$Lookups.H15]; &quot;TRUE&quot;; &quot;FALSE&quot;)" office:value-type="string" office:string-value="FALSE" calcext:value-type="string">
            <text:p>FALSE</text:p>
          </table:table-cell>
          <table:table-cell table:formula="of:=[$Lookups.E15]" office:value-type="string" office:string-value="LC assigned loan subgrade" calcext:value-type="string">
            <text:p>LC assigned loan subgrade</text:p>
          </table:table-cell>
          <table:table-cell table:style-name="ce83"/>
          <table:table-cell table:formula="of:=&quot;  add_row( variable_name = '&quot; &amp; [.B10] &amp; &quot;' ,description = '&quot; &amp; [.F10] &amp; &quot;', inModel = &quot; &amp; [.C10]  &amp; &quot;, inPrediction = &quot; &amp; [.D10]  &amp; &quot;, inPricing = &quot; &amp; [.E10] &amp; &quot;) %&gt;%&quot;" office:value-type="string" office:string-value="  add_row( variable_name = 'sub_grade' ,description = 'LC assigned loan subgrade', inModel = FALSE, inPrediction = TRUE, inPricing = FALSE) %&gt;%" calcext:value-type="string">
            <text:p><text:s text:c="2"/>add_row( variable_name = 'sub_grade' ,description = 'LC assigned loan subgrade', inModel = FALSE, inPrediction = TRUE, inPricing = FALSE) %&gt;%</text:p>
          </table:table-cell>
          <table:table-cell table:number-columns-repeated="60"/>
        </table:table-row>
        <table:table-row table:style-name="ro6">
          <table:table-cell/>
          <table:table-cell table:formula="of:=[$Lookups.C16]" office:value-type="string" office:string-value="emp_title" calcext:value-type="string">
            <text:p>emp_title</text:p>
          </table:table-cell>
          <table:table-cell table:style-name="ce91" table:formula="of:=IF([$Lookups.F16]; &quot;TRUE&quot;; &quot;FALSE&quot;)" office:value-type="string" office:string-value="FALSE" calcext:value-type="string">
            <text:p>FALSE</text:p>
          </table:table-cell>
          <table:table-cell table:style-name="ce91" table:formula="of:=IF([$Lookups.G16]; &quot;TRUE&quot;; &quot;FALSE&quot;)" office:value-type="string" office:string-value="FALSE" calcext:value-type="string">
            <text:p>FALSE</text:p>
          </table:table-cell>
          <table:table-cell table:style-name="ce91" table:formula="of:=IF([$Lookups.H16]; &quot;TRUE&quot;; &quot;FALSE&quot;)" office:value-type="string" office:string-value="FALSE" calcext:value-type="string">
            <text:p>FALSE</text:p>
          </table:table-cell>
          <table:table-cell table:formula="of:=[$Lookups.E16]" office:value-type="string" office:string-value="The job title supplied by the Borrower when applying for the loan." calcext:value-type="string">
            <text:p>The job title supplied by the Borrower when applying for the loan.</text:p>
          </table:table-cell>
          <table:table-cell table:style-name="ce83"/>
          <table:table-cell table:formula="of:=&quot;  add_row( variable_name = '&quot; &amp; [.B11] &amp; &quot;' ,description = '&quot; &amp; [.F11] &amp; &quot;', inModel = &quot; &amp; [.C11]  &amp; &quot;, inPrediction = &quot; &amp; [.D11]  &amp; &quot;, inPricing = &quot; &amp; [.E11] &amp; &quot;) %&gt;%&quot;" office:value-type="string" office:string-value="  add_row( variable_name = 'emp_title' ,description = 'The job title supplied by the Borrower when applying for the loan.', inModel = FALSE, inPrediction = FALSE, inPricing = FALSE) %&gt;%" calcext:value-type="string">
            <text:p><text:s text:c="2"/>add_row( variable_name = 'emp_title' ,description = 'The job title supplied by the Borrower when applying for the loan.', inModel = FALSE, inPrediction = FALSE, inPricing = FALSE) %&gt;%</text:p>
          </table:table-cell>
          <table:table-cell table:number-columns-repeated="60"/>
        </table:table-row>
        <table:table-row table:style-name="ro6">
          <table:table-cell/>
          <table:table-cell table:formula="of:=[$Lookups.C17]" office:value-type="string" office:string-value="emp_length" calcext:value-type="string">
            <text:p>emp_length</text:p>
          </table:table-cell>
          <table:table-cell table:style-name="ce91" table:formula="of:=IF([$Lookups.F17]; &quot;TRUE&quot;; &quot;FALSE&quot;)" office:value-type="string" office:string-value="TRUE" calcext:value-type="string">
            <text:p>TRUE</text:p>
          </table:table-cell>
          <table:table-cell table:style-name="ce91" table:formula="of:=IF([$Lookups.G17]; &quot;TRUE&quot;; &quot;FALSE&quot;)" office:value-type="string" office:string-value="FALSE" calcext:value-type="string">
            <text:p>FALSE</text:p>
          </table:table-cell>
          <table:table-cell table:style-name="ce91" table:formula="of:=IF([$Lookups.H17]; &quot;TRUE&quot;; &quot;FALSE&quot;)" office:value-type="string" office:string-value="FALSE" calcext:value-type="string">
            <text:p>FALSE</text:p>
          </table:table-cell>
          <table:table-cell table:formula="of:=[$Lookups.E17]" office:value-type="string" office:string-value="Employment length in years. Possible values are between 0 and 10 where 0 means less than one year and 10 means ten or more years. " calcext:value-type="string">
            <text:p>Employment length in years. Possible values are between 0 and 10 where 0 means less than one year and 10 means ten or more years. </text:p>
          </table:table-cell>
          <table:table-cell table:style-name="ce83"/>
          <table:table-cell table:formula="of:=&quot;  add_row( variable_name = '&quot; &amp; [.B12] &amp; &quot;' ,description = '&quot; &amp; [.F12] &amp; &quot;', inModel = &quot; &amp; [.C12]  &amp; &quot;, inPrediction = &quot; &amp; [.D12]  &amp; &quot;, inPricing = &quot; &amp; [.E12] &amp; &quot;) %&gt;%&quot;" office:value-type="string" office:string-value="  add_row( variable_name = 'emp_length' ,description = 'Employment length in years. Possible values are between 0 and 10 where 0 means less than one year and 10 means ten or more years. ', inModel = TRUE, inPrediction = FALSE, inPricing = FALSE) %&gt;%" calcext:value-type="string">
            <text:p><text:s text:c="2"/>add_row( variable_name = 'emp_length' ,description = 'Employment length in years. Possible values are between 0 and 10 where 0 means less than one year and 10 means ten or more years. ', inModel = TRUE, inPrediction = FALSE, inPricing = FALSE) %&gt;%</text:p>
          </table:table-cell>
          <table:table-cell table:number-columns-repeated="60"/>
        </table:table-row>
        <table:table-row table:style-name="ro6">
          <table:table-cell/>
          <table:table-cell table:formula="of:=[$Lookups.C18]" office:value-type="string" office:string-value="home_ownership" calcext:value-type="string">
            <text:p>home_ownership</text:p>
          </table:table-cell>
          <table:table-cell table:style-name="ce91" table:formula="of:=IF([$Lookups.F18]; &quot;TRUE&quot;; &quot;FALSE&quot;)" office:value-type="string" office:string-value="TRUE" calcext:value-type="string">
            <text:p>TRUE</text:p>
          </table:table-cell>
          <table:table-cell table:style-name="ce91" table:formula="of:=IF([$Lookups.G18]; &quot;TRUE&quot;; &quot;FALSE&quot;)" office:value-type="string" office:string-value="FALSE" calcext:value-type="string">
            <text:p>FALSE</text:p>
          </table:table-cell>
          <table:table-cell table:style-name="ce91" table:formula="of:=IF([$Lookups.H18]; &quot;TRUE&quot;; &quot;FALSE&quot;)" office:value-type="string" office:string-value="FALSE" calcext:value-type="string">
            <text:p>FALSE</text:p>
          </table:table-cell>
          <table:table-cell table:formula="of:=[$Lookups.E18]" office:value-type="string" office:string-value="The home ownership status provided by the borrower during registration or obtained from the credit report. Our values are: RENT, OWN, MORTGAGE, OTHER, NONE" calcext:value-type="string">
            <text:p>The home ownership status provided by the borrower during registration or obtained from the credit report. Our values are: RENT, OWN, MORTGAGE, OTHER, NONE</text:p>
          </table:table-cell>
          <table:table-cell table:style-name="ce83"/>
          <table:table-cell table:formula="of:=&quot;  add_row( variable_name = '&quot; &amp; [.B13] &amp; &quot;' ,description = '&quot; &amp; [.F13] &amp; &quot;', inModel = &quot; &amp; [.C13]  &amp; &quot;, inPrediction = &quot; &amp; [.D13]  &amp; &quot;, inPricing = &quot; &amp; [.E13] &amp; &quot;) %&gt;%&quot;" office:value-type="string" office:string-value="  add_row( variable_name = 'home_ownership' ,description = 'The home ownership status provided by the borrower during registration or obtained from the credit report. Our values are: RENT, OWN, MORTGAGE, OTHER, NONE', inModel = TRUE, inPrediction = FALSE, inPricing = FALSE) %&gt;%" calcext:value-type="string">
            <text:p><text:s text:c="2"/>add_row( variable_name = 'home_ownership' ,description = 'The home ownership status provided by the borrower during registration or obtained from the credit report. Our values are: RENT, OWN, MORTGAGE, OTHER, NONE', inModel = TRUE, inPrediction = FALSE, inPricing = FALSE) %&gt;%</text:p>
          </table:table-cell>
          <table:table-cell table:number-columns-repeated="60"/>
        </table:table-row>
        <table:table-row table:style-name="ro6">
          <table:table-cell/>
          <table:table-cell table:formula="of:=[$Lookups.C19]" office:value-type="string" office:string-value="annual_inc" calcext:value-type="string">
            <text:p>annual_inc</text:p>
          </table:table-cell>
          <table:table-cell table:style-name="ce91" table:formula="of:=IF([$Lookups.F19]; &quot;TRUE&quot;; &quot;FALSE&quot;)" office:value-type="string" office:string-value="FALSE" calcext:value-type="string">
            <text:p>FALSE</text:p>
          </table:table-cell>
          <table:table-cell table:style-name="ce91" table:formula="of:=IF([$Lookups.G19]; &quot;TRUE&quot;; &quot;FALSE&quot;)" office:value-type="string" office:string-value="FALSE" calcext:value-type="string">
            <text:p>FALSE</text:p>
          </table:table-cell>
          <table:table-cell table:style-name="ce91" table:formula="of:=IF([$Lookups.H19]; &quot;TRUE&quot;; &quot;FALSE&quot;)" office:value-type="string" office:string-value="FALSE" calcext:value-type="string">
            <text:p>FALSE</text:p>
          </table:table-cell>
          <table:table-cell table:formula="of:=[$Lookups.E19]" office:value-type="string" office:string-value="The self-reported annual income provided by the borrower during registration. NOT USED AS A VARIABLE SINCE JOINT INCOME ALREADY INCLUDES IT." calcext:value-type="string">
            <text:p>The self-reported annual income provided by the borrower during registration. NOT USED AS A VARIABLE SINCE JOINT INCOME ALREADY INCLUDES IT.</text:p>
          </table:table-cell>
          <table:table-cell table:style-name="ce83"/>
          <table:table-cell table:formula="of:=&quot;  add_row( variable_name = '&quot; &amp; [.B14] &amp; &quot;' ,description = '&quot; &amp; [.F14] &amp; &quot;', inModel = &quot; &amp; [.C14]  &amp; &quot;, inPrediction = &quot; &amp; [.D14]  &amp; &quot;, inPricing = &quot; &amp; [.E14] &amp; &quot;) %&gt;%&quot;" office:value-type="string" office:string-value="  add_row( variable_name = 'annual_inc' ,description = 'The self-reported annual income provided by the borrower during registration. NOT USED AS A VARIABLE SINCE JOINT INCOME ALREADY INCLUDES IT.', inModel = FALSE, inPrediction = FALSE, inPricing = FALSE) %&gt;%" calcext:value-type="string">
            <text:p><text:s text:c="2"/>add_row( variable_name = 'annual_inc' ,description = 'The self-reported annual income provided by the borrower during registration. NOT USED AS A VARIABLE SINCE JOINT INCOME ALREADY INCLUDES IT.', inModel = FALSE, inPrediction = FALSE, inPricing = FALSE) %&gt;%</text:p>
          </table:table-cell>
          <table:table-cell table:number-columns-repeated="60"/>
        </table:table-row>
        <table:table-row table:style-name="ro6">
          <table:table-cell/>
          <table:table-cell table:formula="of:=[$Lookups.C20]" office:value-type="string" office:string-value="verification_status" calcext:value-type="string">
            <text:p>verification_status</text:p>
          </table:table-cell>
          <table:table-cell table:style-name="ce91" table:formula="of:=IF([$Lookups.F20]; &quot;TRUE&quot;; &quot;FALSE&quot;)" office:value-type="string" office:string-value="TRUE" calcext:value-type="string">
            <text:p>TRUE</text:p>
          </table:table-cell>
          <table:table-cell table:style-name="ce91" table:formula="of:=IF([$Lookups.G20]; &quot;TRUE&quot;; &quot;FALSE&quot;)" office:value-type="string" office:string-value="FALSE" calcext:value-type="string">
            <text:p>FALSE</text:p>
          </table:table-cell>
          <table:table-cell table:style-name="ce91" table:formula="of:=IF([$Lookups.H20]; &quot;TRUE&quot;; &quot;FALSE&quot;)" office:value-type="string" office:string-value="FALSE" calcext:value-type="string">
            <text:p>FALSE</text:p>
          </table:table-cell>
          <table:table-cell table:formula="of:=[$Lookups.E20]" office:value-type="string" office:string-value="Indicates if income was verified by LC, not verified, or if the income source was verified" calcext:value-type="string">
            <text:p>Indicates if income was verified by LC, not verified, or if the income source was verified</text:p>
          </table:table-cell>
          <table:table-cell table:style-name="ce83"/>
          <table:table-cell table:formula="of:=&quot;  add_row( variable_name = '&quot; &amp; [.B15] &amp; &quot;' ,description = '&quot; &amp; [.F15] &amp; &quot;', inModel = &quot; &amp; [.C15]  &amp; &quot;, inPrediction = &quot; &amp; [.D15]  &amp; &quot;, inPricing = &quot; &amp; [.E15] &amp; &quot;) %&gt;%&quot;" office:value-type="string" office:string-value="  add_row( variable_name = 'verification_status' ,description = 'Indicates if income was verified by LC, not verified, or if the income source was verified', inModel = TRUE, inPrediction = FALSE, inPricing = FALSE) %&gt;%" calcext:value-type="string">
            <text:p><text:s text:c="2"/>add_row( variable_name = 'verification_status' ,description = 'Indicates if income was verified by LC, not verified, or if the income source was verified', inModel = TRUE, inPrediction = FALSE, inPricing = FALSE) %&gt;%</text:p>
          </table:table-cell>
          <table:table-cell table:number-columns-repeated="60"/>
        </table:table-row>
        <table:table-row table:style-name="ro6">
          <table:table-cell/>
          <table:table-cell table:formula="of:=[$Lookups.C21]" office:value-type="string" office:string-value="issue_d" calcext:value-type="string">
            <text:p>issue_d</text:p>
          </table:table-cell>
          <table:table-cell table:style-name="ce91" table:formula="of:=IF([$Lookups.F21]; &quot;TRUE&quot;; &quot;FALSE&quot;)" office:value-type="string" office:string-value="TRUE" calcext:value-type="string">
            <text:p>TRUE</text:p>
          </table:table-cell>
          <table:table-cell table:style-name="ce91" table:formula="of:=IF([$Lookups.G21]; &quot;TRUE&quot;; &quot;FALSE&quot;)" office:value-type="string" office:string-value="FALSE" calcext:value-type="string">
            <text:p>FALSE</text:p>
          </table:table-cell>
          <table:table-cell table:style-name="ce91" table:formula="of:=IF([$Lookups.H21]; &quot;TRUE&quot;; &quot;FALSE&quot;)" office:value-type="string" office:string-value="TRUE" calcext:value-type="string">
            <text:p>TRUE</text:p>
          </table:table-cell>
          <table:table-cell table:formula="of:=[$Lookups.E21]" office:value-type="string" office:string-value="The month which the loan was funded" calcext:value-type="string">
            <text:p>The month which the loan was funded</text:p>
          </table:table-cell>
          <table:table-cell table:style-name="ce83"/>
          <table:table-cell table:formula="of:=&quot;  add_row( variable_name = '&quot; &amp; [.B16] &amp; &quot;' ,description = '&quot; &amp; [.F16] &amp; &quot;', inModel = &quot; &amp; [.C16]  &amp; &quot;, inPrediction = &quot; &amp; [.D16]  &amp; &quot;, inPricing = &quot; &amp; [.E16] &amp; &quot;) %&gt;%&quot;" office:value-type="string" office:string-value="  add_row( variable_name = 'issue_d' ,description = 'The month which the loan was funded', inModel = TRUE, inPrediction = FALSE, inPricing = TRUE) %&gt;%" calcext:value-type="string">
            <text:p><text:s text:c="2"/>add_row( variable_name = 'issue_d' ,description = 'The month which the loan was funded', inModel = TRUE, inPrediction = FALSE, inPricing = TRUE) %&gt;%</text:p>
          </table:table-cell>
          <table:table-cell table:number-columns-repeated="60"/>
        </table:table-row>
        <table:table-row table:style-name="ro6">
          <table:table-cell/>
          <table:table-cell table:formula="of:=[$Lookups.C22]" office:value-type="string" office:string-value="loan_status" calcext:value-type="string">
            <text:p>loan_status</text:p>
          </table:table-cell>
          <table:table-cell table:style-name="ce91" table:formula="of:=IF([$Lookups.F22]; &quot;TRUE&quot;; &quot;FALSE&quot;)" office:value-type="string" office:string-value="FALSE" calcext:value-type="string">
            <text:p>FALSE</text:p>
          </table:table-cell>
          <table:table-cell table:style-name="ce91" table:formula="of:=IF([$Lookups.G22]; &quot;TRUE&quot;; &quot;FALSE&quot;)" office:value-type="string" office:string-value="TRUE" calcext:value-type="string">
            <text:p>TRUE</text:p>
          </table:table-cell>
          <table:table-cell table:style-name="ce91" table:formula="of:=IF([$Lookups.H22]; &quot;TRUE&quot;; &quot;FALSE&quot;)" office:value-type="string" office:string-value="TRUE" calcext:value-type="string">
            <text:p>TRUE</text:p>
          </table:table-cell>
          <table:table-cell table:formula="of:=[$Lookups.E22]" office:value-type="string" office:string-value="Current status of the loan" calcext:value-type="string">
            <text:p>Current status of the loan</text:p>
          </table:table-cell>
          <table:table-cell table:style-name="ce83"/>
          <table:table-cell table:formula="of:=&quot;  add_row( variable_name = '&quot; &amp; [.B17] &amp; &quot;' ,description = '&quot; &amp; [.F17] &amp; &quot;', inModel = &quot; &amp; [.C17]  &amp; &quot;, inPrediction = &quot; &amp; [.D17]  &amp; &quot;, inPricing = &quot; &amp; [.E17] &amp; &quot;) %&gt;%&quot;" office:value-type="string" office:string-value="  add_row( variable_name = 'loan_status' ,description = 'Current status of the loan', inModel = FALSE, inPrediction = TRUE, inPricing = TRUE) %&gt;%" calcext:value-type="string">
            <text:p><text:s text:c="2"/>add_row( variable_name = 'loan_status' ,description = 'Current status of the loan', inModel = FALSE, inPrediction = TRUE, inPricing = TRUE) %&gt;%</text:p>
          </table:table-cell>
          <table:table-cell table:number-columns-repeated="60"/>
        </table:table-row>
        <table:table-row table:style-name="ro6">
          <table:table-cell/>
          <table:table-cell table:formula="of:=[$Lookups.C23]" office:value-type="string" office:string-value="pymnt_plan" calcext:value-type="string">
            <text:p>pymnt_plan</text:p>
          </table:table-cell>
          <table:table-cell table:style-name="ce91" table:formula="of:=IF([$Lookups.F23]; &quot;TRUE&quot;; &quot;FALSE&quot;)" office:value-type="string" office:string-value="FALSE" calcext:value-type="string">
            <text:p>FALSE</text:p>
          </table:table-cell>
          <table:table-cell table:style-name="ce91" table:formula="of:=IF([$Lookups.G23]; &quot;TRUE&quot;; &quot;FALSE&quot;)" office:value-type="string" office:string-value="FALSE" calcext:value-type="string">
            <text:p>FALSE</text:p>
          </table:table-cell>
          <table:table-cell table:style-name="ce91" table:formula="of:=IF([$Lookups.H23]; &quot;TRUE&quot;; &quot;FALSE&quot;)" office:value-type="string" office:string-value="FALSE" calcext:value-type="string">
            <text:p>FALSE</text:p>
          </table:table-cell>
          <table:table-cell table:formula="of:=[$Lookups.E23]" office:value-type="string" office:string-value="Indicates if a payment plan has been put in place for the loan" calcext:value-type="string">
            <text:p>Indicates if a payment plan has been put in place for the loan</text:p>
          </table:table-cell>
          <table:table-cell table:style-name="ce83"/>
          <table:table-cell table:formula="of:=&quot;  add_row( variable_name = '&quot; &amp; [.B18] &amp; &quot;' ,description = '&quot; &amp; [.F18] &amp; &quot;', inModel = &quot; &amp; [.C18]  &amp; &quot;, inPrediction = &quot; &amp; [.D18]  &amp; &quot;, inPricing = &quot; &amp; [.E18] &amp; &quot;) %&gt;%&quot;" office:value-type="string" office:string-value="  add_row( variable_name = 'pymnt_plan' ,description = 'Indicates if a payment plan has been put in place for the loan', inModel = FALSE, inPrediction = FALSE, inPricing = FALSE) %&gt;%" calcext:value-type="string">
            <text:p><text:s text:c="2"/>add_row( variable_name = 'pymnt_plan' ,description = 'Indicates if a payment plan has been put in place for the loan', inModel = FALSE, inPrediction = FALSE, inPricing = FALSE) %&gt;%</text:p>
          </table:table-cell>
          <table:table-cell table:number-columns-repeated="60"/>
        </table:table-row>
        <table:table-row table:style-name="ro6">
          <table:table-cell/>
          <table:table-cell table:formula="of:=[$Lookups.C24]" office:value-type="string" office:string-value="url" calcext:value-type="string">
            <text:p>url</text:p>
          </table:table-cell>
          <table:table-cell table:style-name="ce91" table:formula="of:=IF([$Lookups.F24]; &quot;TRUE&quot;; &quot;FALSE&quot;)" office:value-type="string" office:string-value="FALSE" calcext:value-type="string">
            <text:p>FALSE</text:p>
          </table:table-cell>
          <table:table-cell table:style-name="ce91" table:formula="of:=IF([$Lookups.G24]; &quot;TRUE&quot;; &quot;FALSE&quot;)" office:value-type="string" office:string-value="FALSE" calcext:value-type="string">
            <text:p>FALSE</text:p>
          </table:table-cell>
          <table:table-cell table:style-name="ce91" table:formula="of:=IF([$Lookups.H24]; &quot;TRUE&quot;; &quot;FALSE&quot;)" office:value-type="string" office:string-value="FALSE" calcext:value-type="string">
            <text:p>FALSE</text:p>
          </table:table-cell>
          <table:table-cell table:formula="of:=[$Lookups.E24]" office:value-type="string" office:string-value="URL for the LC page with listing data." calcext:value-type="string">
            <text:p>URL for the LC page with listing data.</text:p>
          </table:table-cell>
          <table:table-cell table:style-name="ce83"/>
          <table:table-cell table:formula="of:=&quot;  add_row( variable_name = '&quot; &amp; [.B19] &amp; &quot;' ,description = '&quot; &amp; [.F19] &amp; &quot;', inModel = &quot; &amp; [.C19]  &amp; &quot;, inPrediction = &quot; &amp; [.D19]  &amp; &quot;, inPricing = &quot; &amp; [.E19] &amp; &quot;) %&gt;%&quot;" office:value-type="string" office:string-value="  add_row( variable_name = 'url' ,description = 'URL for the LC page with listing data.', inModel = FALSE, inPrediction = FALSE, inPricing = FALSE) %&gt;%" calcext:value-type="string">
            <text:p><text:s text:c="2"/>add_row( variable_name = 'url' ,description = 'URL for the LC page with listing data.', inModel = FALSE, inPrediction = FALSE, inPricing = FALSE) %&gt;%</text:p>
          </table:table-cell>
          <table:table-cell table:number-columns-repeated="60"/>
        </table:table-row>
        <table:table-row table:style-name="ro6">
          <table:table-cell/>
          <table:table-cell table:formula="of:=[$Lookups.C25]" office:value-type="string" office:string-value="desc" calcext:value-type="string">
            <text:p>desc</text:p>
          </table:table-cell>
          <table:table-cell table:style-name="ce91" table:formula="of:=IF([$Lookups.F25]; &quot;TRUE&quot;; &quot;FALSE&quot;)" office:value-type="string" office:string-value="FALSE" calcext:value-type="string">
            <text:p>FALSE</text:p>
          </table:table-cell>
          <table:table-cell table:style-name="ce91" table:formula="of:=IF([$Lookups.G25]; &quot;TRUE&quot;; &quot;FALSE&quot;)" office:value-type="string" office:string-value="FALSE" calcext:value-type="string">
            <text:p>FALSE</text:p>
          </table:table-cell>
          <table:table-cell table:style-name="ce91" table:formula="of:=IF([$Lookups.H25]; &quot;TRUE&quot;; &quot;FALSE&quot;)" office:value-type="string" office:string-value="FALSE" calcext:value-type="string">
            <text:p>FALSE</text:p>
          </table:table-cell>
          <table:table-cell table:formula="of:=[$Lookups.E25]" office:value-type="string" office:string-value="Loan description provided by the borrower" calcext:value-type="string">
            <text:p>Loan description provided by the borrower</text:p>
          </table:table-cell>
          <table:table-cell table:style-name="ce83"/>
          <table:table-cell table:formula="of:=&quot;  add_row( variable_name = '&quot; &amp; [.B20] &amp; &quot;' ,description = '&quot; &amp; [.F20] &amp; &quot;', inModel = &quot; &amp; [.C20]  &amp; &quot;, inPrediction = &quot; &amp; [.D20]  &amp; &quot;, inPricing = &quot; &amp; [.E20] &amp; &quot;) %&gt;%&quot;" office:value-type="string" office:string-value="  add_row( variable_name = 'desc' ,description = 'Loan description provided by the borrower', inModel = FALSE, inPrediction = FALSE, inPricing = FALSE) %&gt;%" calcext:value-type="string">
            <text:p><text:s text:c="2"/>add_row( variable_name = 'desc' ,description = 'Loan description provided by the borrower', inModel = FALSE, inPrediction = FALSE, inPricing = FALSE) %&gt;%</text:p>
          </table:table-cell>
          <table:table-cell table:number-columns-repeated="60"/>
        </table:table-row>
        <table:table-row table:style-name="ro6">
          <table:table-cell/>
          <table:table-cell table:formula="of:=[$Lookups.C26]" office:value-type="string" office:string-value="purpose" calcext:value-type="string">
            <text:p>purpose</text:p>
          </table:table-cell>
          <table:table-cell table:style-name="ce91" table:formula="of:=IF([$Lookups.F26]; &quot;TRUE&quot;; &quot;FALSE&quot;)" office:value-type="string" office:string-value="TRUE" calcext:value-type="string">
            <text:p>TRUE</text:p>
          </table:table-cell>
          <table:table-cell table:style-name="ce91" table:formula="of:=IF([$Lookups.G26]; &quot;TRUE&quot;; &quot;FALSE&quot;)" office:value-type="string" office:string-value="FALSE" calcext:value-type="string">
            <text:p>FALSE</text:p>
          </table:table-cell>
          <table:table-cell table:style-name="ce91" table:formula="of:=IF([$Lookups.H26]; &quot;TRUE&quot;; &quot;FALSE&quot;)" office:value-type="string" office:string-value="FALSE" calcext:value-type="string">
            <text:p>FALSE</text:p>
          </table:table-cell>
          <table:table-cell table:formula="of:=[$Lookups.E26]" office:value-type="string" office:string-value="A category provided by the borrower for the loan request. " calcext:value-type="string">
            <text:p>A category provided by the borrower for the loan request. </text:p>
          </table:table-cell>
          <table:table-cell table:style-name="ce83"/>
          <table:table-cell table:formula="of:=&quot;  add_row( variable_name = '&quot; &amp; [.B21] &amp; &quot;' ,description = '&quot; &amp; [.F21] &amp; &quot;', inModel = &quot; &amp; [.C21]  &amp; &quot;, inPrediction = &quot; &amp; [.D21]  &amp; &quot;, inPricing = &quot; &amp; [.E21] &amp; &quot;) %&gt;%&quot;" office:value-type="string" office:string-value="  add_row( variable_name = 'purpose' ,description = 'A category provided by the borrower for the loan request. ', inModel = TRUE, inPrediction = FALSE, inPricing = FALSE) %&gt;%" calcext:value-type="string">
            <text:p><text:s text:c="2"/>add_row( variable_name = 'purpose' ,description = 'A category provided by the borrower for the loan request. ', inModel = TRUE, inPrediction = FALSE, inPricing = FALSE) %&gt;%</text:p>
          </table:table-cell>
          <table:table-cell table:number-columns-repeated="60"/>
        </table:table-row>
        <table:table-row table:style-name="ro6">
          <table:table-cell/>
          <table:table-cell table:formula="of:=[$Lookups.C27]" office:value-type="string" office:string-value="title" calcext:value-type="string">
            <text:p>title</text:p>
          </table:table-cell>
          <table:table-cell table:style-name="ce91" table:formula="of:=IF([$Lookups.F27]; &quot;TRUE&quot;; &quot;FALSE&quot;)" office:value-type="string" office:string-value="FALSE" calcext:value-type="string">
            <text:p>FALSE</text:p>
          </table:table-cell>
          <table:table-cell table:style-name="ce91" table:formula="of:=IF([$Lookups.G27]; &quot;TRUE&quot;; &quot;FALSE&quot;)" office:value-type="string" office:string-value="FALSE" calcext:value-type="string">
            <text:p>FALSE</text:p>
          </table:table-cell>
          <table:table-cell table:style-name="ce91" table:formula="of:=IF([$Lookups.H27]; &quot;TRUE&quot;; &quot;FALSE&quot;)" office:value-type="string" office:string-value="FALSE" calcext:value-type="string">
            <text:p>FALSE</text:p>
          </table:table-cell>
          <table:table-cell table:formula="of:=[$Lookups.E27]" office:value-type="string" office:string-value="The loan title provided by the borrower" calcext:value-type="string">
            <text:p>The loan title provided by the borrower</text:p>
          </table:table-cell>
          <table:table-cell table:style-name="ce83"/>
          <table:table-cell table:formula="of:=&quot;  add_row( variable_name = '&quot; &amp; [.B22] &amp; &quot;' ,description = '&quot; &amp; [.F22] &amp; &quot;', inModel = &quot; &amp; [.C22]  &amp; &quot;, inPrediction = &quot; &amp; [.D22]  &amp; &quot;, inPricing = &quot; &amp; [.E22] &amp; &quot;) %&gt;%&quot;" office:value-type="string" office:string-value="  add_row( variable_name = 'title' ,description = 'The loan title provided by the borrower', inModel = FALSE, inPrediction = FALSE, inPricing = FALSE) %&gt;%" calcext:value-type="string">
            <text:p><text:s text:c="2"/>add_row( variable_name = 'title' ,description = 'The loan title provided by the borrower', inModel = FALSE, inPrediction = FALSE, inPricing = FALSE) %&gt;%</text:p>
          </table:table-cell>
          <table:table-cell table:number-columns-repeated="60"/>
        </table:table-row>
        <table:table-row table:style-name="ro6">
          <table:table-cell/>
          <table:table-cell table:formula="of:=[$Lookups.C28]" office:value-type="string" office:string-value="zip_code" calcext:value-type="string">
            <text:p>zip_code</text:p>
          </table:table-cell>
          <table:table-cell table:style-name="ce91" table:formula="of:=IF([$Lookups.F28]; &quot;TRUE&quot;; &quot;FALSE&quot;)" office:value-type="string" office:string-value="TRUE" calcext:value-type="string">
            <text:p>TRUE</text:p>
          </table:table-cell>
          <table:table-cell table:style-name="ce91" table:formula="of:=IF([$Lookups.G28]; &quot;TRUE&quot;; &quot;FALSE&quot;)" office:value-type="string" office:string-value="FALSE" calcext:value-type="string">
            <text:p>FALSE</text:p>
          </table:table-cell>
          <table:table-cell table:style-name="ce91" table:formula="of:=IF([$Lookups.H28]; &quot;TRUE&quot;; &quot;FALSE&quot;)" office:value-type="string" office:string-value="FALSE" calcext:value-type="string">
            <text:p>FALSE</text:p>
          </table:table-cell>
          <table:table-cell table:formula="of:=[$Lookups.E28]" office:value-type="string" office:string-value="The first 3 numbers of the zip code provided by the borrower in the loan application." calcext:value-type="string">
            <text:p>The first 3 numbers of the zip code provided by the borrower in the loan application.</text:p>
          </table:table-cell>
          <table:table-cell table:style-name="ce83"/>
          <table:table-cell table:formula="of:=&quot;  add_row( variable_name = '&quot; &amp; [.B23] &amp; &quot;' ,description = '&quot; &amp; [.F23] &amp; &quot;', inModel = &quot; &amp; [.C23]  &amp; &quot;, inPrediction = &quot; &amp; [.D23]  &amp; &quot;, inPricing = &quot; &amp; [.E23] &amp; &quot;) %&gt;%&quot;" office:value-type="string" office:string-value="  add_row( variable_name = 'zip_code' ,description = 'The first 3 numbers of the zip code provided by the borrower in the loan application.', inModel = TRUE, inPrediction = FALSE, inPricing = FALSE) %&gt;%" calcext:value-type="string">
            <text:p><text:s text:c="2"/>add_row( variable_name = 'zip_code' ,description = 'The first 3 numbers of the zip code provided by the borrower in the loan application.', inModel = TRUE, inPrediction = FALSE, inPricing = FALSE) %&gt;%</text:p>
          </table:table-cell>
          <table:table-cell table:number-columns-repeated="60"/>
        </table:table-row>
        <table:table-row table:style-name="ro6">
          <table:table-cell/>
          <table:table-cell table:formula="of:=[$Lookups.C29]" office:value-type="string" office:string-value="addr_state" calcext:value-type="string">
            <text:p>addr_state</text:p>
          </table:table-cell>
          <table:table-cell table:style-name="ce91" table:formula="of:=IF([$Lookups.F29]; &quot;TRUE&quot;; &quot;FALSE&quot;)" office:value-type="string" office:string-value="TRUE" calcext:value-type="string">
            <text:p>TRUE</text:p>
          </table:table-cell>
          <table:table-cell table:style-name="ce91" table:formula="of:=IF([$Lookups.G29]; &quot;TRUE&quot;; &quot;FALSE&quot;)" office:value-type="string" office:string-value="FALSE" calcext:value-type="string">
            <text:p>FALSE</text:p>
          </table:table-cell>
          <table:table-cell table:style-name="ce91" table:formula="of:=IF([$Lookups.H29]; &quot;TRUE&quot;; &quot;FALSE&quot;)" office:value-type="string" office:string-value="FALSE" calcext:value-type="string">
            <text:p>FALSE</text:p>
          </table:table-cell>
          <table:table-cell table:formula="of:=[$Lookups.E29]" office:value-type="string" office:string-value="The state provided by the borrower in the loan application" calcext:value-type="string">
            <text:p>The state provided by the borrower in the loan application</text:p>
          </table:table-cell>
          <table:table-cell table:style-name="ce83"/>
          <table:table-cell table:formula="of:=&quot;  add_row( variable_name = '&quot; &amp; [.B24] &amp; &quot;' ,description = '&quot; &amp; [.F24] &amp; &quot;', inModel = &quot; &amp; [.C24]  &amp; &quot;, inPrediction = &quot; &amp; [.D24]  &amp; &quot;, inPricing = &quot; &amp; [.E24] &amp; &quot;) %&gt;%&quot;" office:value-type="string" office:string-value="  add_row( variable_name = 'addr_state' ,description = 'The state provided by the borrower in the loan application', inModel = TRUE, inPrediction = FALSE, inPricing = FALSE) %&gt;%" calcext:value-type="string">
            <text:p><text:s text:c="2"/>add_row( variable_name = 'addr_state' ,description = 'The state provided by the borrower in the loan application', inModel = TRUE, inPrediction = FALSE, inPricing = FALSE) %&gt;%</text:p>
          </table:table-cell>
          <table:table-cell table:number-columns-repeated="60"/>
        </table:table-row>
        <table:table-row table:style-name="ro6">
          <table:table-cell/>
          <table:table-cell table:formula="of:=[$Lookups.C30]" office:value-type="string" office:string-value="dti" calcext:value-type="string">
            <text:p>dti</text:p>
          </table:table-cell>
          <table:table-cell table:style-name="ce91" table:formula="of:=IF([$Lookups.F30]; &quot;TRUE&quot;; &quot;FALSE&quot;)" office:value-type="string" office:string-value="FALSE" calcext:value-type="string">
            <text:p>FALSE</text:p>
          </table:table-cell>
          <table:table-cell table:style-name="ce91" table:formula="of:=IF([$Lookups.G30]; &quot;TRUE&quot;; &quot;FALSE&quot;)" office:value-type="string" office:string-value="FALSE" calcext:value-type="string">
            <text:p>FALSE</text:p>
          </table:table-cell>
          <table:table-cell table:style-name="ce91" table:formula="of:=IF([$Lookups.H30]; &quot;TRUE&quot;; &quot;FALSE&quot;)" office:value-type="string" office:string-value="FALSE" calcext:value-type="string">
            <text:p>FALSE</text:p>
          </table:table-cell>
          <table:table-cell table:formula="of:=[$Lookups.E30]" office:value-type="string" office:string-value="A ratio calculated using the borrower s total monthly debt payments on the total debt obligations, excluding mortgage and the requested LC loan, divided by the borrower s self-reported monthly income. NOT USED AS A VARIABLE. ONLY USE JOINT DTI." calcext:value-type="string">
            <text:p>A ratio calculated using the borrower s total monthly debt payments on the total debt obligations, excluding mortgage and the requested LC loan, divided by the borrower s self-reported monthly income. NOT USED AS A VARIABLE. ONLY USE JOINT DTI.</text:p>
          </table:table-cell>
          <table:table-cell table:style-name="ce83"/>
          <table:table-cell table:formula="of:=&quot;  add_row( variable_name = '&quot; &amp; [.B25] &amp; &quot;' ,description = '&quot; &amp; [.F25] &amp; &quot;', inModel = &quot; &amp; [.C25]  &amp; &quot;, inPrediction = &quot; &amp; [.D25]  &amp; &quot;, inPricing = &quot; &amp; [.E25] &amp; &quot;) %&gt;%&quot;" office:value-type="string" office:string-value="  add_row( variable_name = 'dti' ,description = 'A ratio calculated using the borrower s total monthly debt payments on the total debt obligations, excluding mortgage and the requested LC loan, divided by the borrower s self-reported monthly income. NOT USED AS A VARIABLE. ONLY USE JOINT DTI.', inModel = FALSE, inPrediction = FALSE, inPricing = FALSE) %&gt;%" calcext:value-type="string">
            <text:p><text:s text:c="2"/>add_row( variable_name = 'dti' ,description = 'A ratio calculated using the borrower s total monthly debt payments on the total debt obligations, excluding mortgage and the requested LC loan, divided by the borrower s self-reported monthly income. NOT USED AS A VARIABLE. ONLY USE JOINT DTI.', inModel = FALSE, inPrediction = FALSE, inPricing = FALSE) %&gt;%</text:p>
          </table:table-cell>
          <table:table-cell table:number-columns-repeated="60"/>
        </table:table-row>
        <table:table-row table:style-name="ro6">
          <table:table-cell/>
          <table:table-cell table:formula="of:=[$Lookups.C31]" office:value-type="string" office:string-value="delinq_2yrs" calcext:value-type="string">
            <text:p>delinq_2yrs</text:p>
          </table:table-cell>
          <table:table-cell table:style-name="ce91" table:formula="of:=IF([$Lookups.F31]; &quot;TRUE&quot;; &quot;FALSE&quot;)" office:value-type="string" office:string-value="TRUE" calcext:value-type="string">
            <text:p>TRUE</text:p>
          </table:table-cell>
          <table:table-cell table:style-name="ce91" table:formula="of:=IF([$Lookups.G31]; &quot;TRUE&quot;; &quot;FALSE&quot;)" office:value-type="string" office:string-value="FALSE" calcext:value-type="string">
            <text:p>FALSE</text:p>
          </table:table-cell>
          <table:table-cell table:style-name="ce91" table:formula="of:=IF([$Lookups.H31]; &quot;TRUE&quot;; &quot;FALSE&quot;)" office:value-type="string" office:string-value="FALSE" calcext:value-type="string">
            <text:p>FALSE</text:p>
          </table:table-cell>
          <table:table-cell table:formula="of:=[$Lookups.E31]" office:value-type="string" office:string-value="The number of 30+ days past-due incidences of delinquency in the borrower s credit file for the past 2 years" calcext:value-type="string">
            <text:p>The number of 30+ days past-due incidences of delinquency in the borrower s credit file for the past 2 years</text:p>
          </table:table-cell>
          <table:table-cell table:style-name="ce83"/>
          <table:table-cell table:formula="of:=&quot;  add_row( variable_name = '&quot; &amp; [.B26] &amp; &quot;' ,description = '&quot; &amp; [.F26] &amp; &quot;', inModel = &quot; &amp; [.C26]  &amp; &quot;, inPrediction = &quot; &amp; [.D26]  &amp; &quot;, inPricing = &quot; &amp; [.E26] &amp; &quot;) %&gt;%&quot;" office:value-type="string" office:string-value="  add_row( variable_name = 'delinq_2yrs' ,description = 'The number of 30+ days past-due incidences of delinquency in the borrower s credit file for the past 2 years', inModel = TRUE, inPrediction = FALSE, inPricing = FALSE) %&gt;%" calcext:value-type="string">
            <text:p><text:s text:c="2"/>add_row( variable_name = 'delinq_2yrs' ,description = 'The number of 30+ days past-due incidences of delinquency in the borrower s credit file for the past 2 years', inModel = TRUE, inPrediction = FALSE, inPricing = FALSE) %&gt;%</text:p>
          </table:table-cell>
          <table:table-cell table:number-columns-repeated="60"/>
        </table:table-row>
        <table:table-row table:style-name="ro6">
          <table:table-cell/>
          <table:table-cell table:formula="of:=[$Lookups.C32]" office:value-type="string" office:string-value="earliest_cr_line" calcext:value-type="string">
            <text:p>earliest_cr_line</text:p>
          </table:table-cell>
          <table:table-cell table:style-name="ce91" table:formula="of:=IF([$Lookups.F32]; &quot;TRUE&quot;; &quot;FALSE&quot;)" office:value-type="string" office:string-value="TRUE" calcext:value-type="string">
            <text:p>TRUE</text:p>
          </table:table-cell>
          <table:table-cell table:style-name="ce91" table:formula="of:=IF([$Lookups.G32]; &quot;TRUE&quot;; &quot;FALSE&quot;)" office:value-type="string" office:string-value="FALSE" calcext:value-type="string">
            <text:p>FALSE</text:p>
          </table:table-cell>
          <table:table-cell table:style-name="ce91" table:formula="of:=IF([$Lookups.H32]; &quot;TRUE&quot;; &quot;FALSE&quot;)" office:value-type="string" office:string-value="FALSE" calcext:value-type="string">
            <text:p>FALSE</text:p>
          </table:table-cell>
          <table:table-cell table:formula="of:=[$Lookups.E32]" office:value-type="string" office:string-value="The month the borrower s earliest reported credit line was opened" calcext:value-type="string">
            <text:p>The month the borrower s earliest reported credit line was opened</text:p>
          </table:table-cell>
          <table:table-cell table:style-name="ce83"/>
          <table:table-cell table:formula="of:=&quot;  add_row( variable_name = '&quot; &amp; [.B27] &amp; &quot;' ,description = '&quot; &amp; [.F27] &amp; &quot;', inModel = &quot; &amp; [.C27]  &amp; &quot;, inPrediction = &quot; &amp; [.D27]  &amp; &quot;, inPricing = &quot; &amp; [.E27] &amp; &quot;) %&gt;%&quot;" office:value-type="string" office:string-value="  add_row( variable_name = 'earliest_cr_line' ,description = 'The month the borrower s earliest reported credit line was opened', inModel = TRUE, inPrediction = FALSE, inPricing = FALSE) %&gt;%" calcext:value-type="string">
            <text:p><text:s text:c="2"/>add_row( variable_name = 'earliest_cr_line' ,description = 'The month the borrower s earliest reported credit line was opened', inModel = TRUE, inPrediction = FALSE, inPricing = FALSE) %&gt;%</text:p>
          </table:table-cell>
          <table:table-cell table:number-columns-repeated="60"/>
        </table:table-row>
        <table:table-row table:style-name="ro6">
          <table:table-cell/>
          <table:table-cell table:formula="of:=[$Lookups.C33]" office:value-type="string" office:string-value="inq_last_6mths" calcext:value-type="string">
            <text:p>inq_last_6mths</text:p>
          </table:table-cell>
          <table:table-cell table:style-name="ce91" table:formula="of:=IF([$Lookups.F33]; &quot;TRUE&quot;; &quot;FALSE&quot;)" office:value-type="string" office:string-value="TRUE" calcext:value-type="string">
            <text:p>TRUE</text:p>
          </table:table-cell>
          <table:table-cell table:style-name="ce91" table:formula="of:=IF([$Lookups.G33]; &quot;TRUE&quot;; &quot;FALSE&quot;)" office:value-type="string" office:string-value="FALSE" calcext:value-type="string">
            <text:p>FALSE</text:p>
          </table:table-cell>
          <table:table-cell table:style-name="ce91" table:formula="of:=IF([$Lookups.H33]; &quot;TRUE&quot;; &quot;FALSE&quot;)" office:value-type="string" office:string-value="FALSE" calcext:value-type="string">
            <text:p>FALSE</text:p>
          </table:table-cell>
          <table:table-cell table:formula="of:=[$Lookups.E33]" office:value-type="string" office:string-value="The number of inquiries in past 6 months (excluding auto and mortgage inquiries)" calcext:value-type="string">
            <text:p>The number of inquiries in past 6 months (excluding auto and mortgage inquiries)</text:p>
          </table:table-cell>
          <table:table-cell table:style-name="ce83"/>
          <table:table-cell table:formula="of:=&quot;  add_row( variable_name = '&quot; &amp; [.B28] &amp; &quot;' ,description = '&quot; &amp; [.F28] &amp; &quot;', inModel = &quot; &amp; [.C28]  &amp; &quot;, inPrediction = &quot; &amp; [.D28]  &amp; &quot;, inPricing = &quot; &amp; [.E28] &amp; &quot;) %&gt;%&quot;" office:value-type="string" office:string-value="  add_row( variable_name = 'inq_last_6mths' ,description = 'The number of inquiries in past 6 months (excluding auto and mortgage inquiries)', inModel = TRUE, inPrediction = FALSE, inPricing = FALSE) %&gt;%" calcext:value-type="string">
            <text:p><text:s text:c="2"/>add_row( variable_name = 'inq_last_6mths' ,description = 'The number of inquiries in past 6 months (excluding auto and mortgage inquiries)', inModel = TRUE, inPrediction = FALSE, inPricing = FALSE) %&gt;%</text:p>
          </table:table-cell>
          <table:table-cell table:number-columns-repeated="60"/>
        </table:table-row>
        <table:table-row table:style-name="ro6">
          <table:table-cell/>
          <table:table-cell table:formula="of:=[$Lookups.C34]" office:value-type="string" office:string-value="mths_since_last_delinq" calcext:value-type="string">
            <text:p>mths_since_last_delinq</text:p>
          </table:table-cell>
          <table:table-cell table:style-name="ce91" table:formula="of:=IF([$Lookups.F34]; &quot;TRUE&quot;; &quot;FALSE&quot;)" office:value-type="string" office:string-value="TRUE" calcext:value-type="string">
            <text:p>TRUE</text:p>
          </table:table-cell>
          <table:table-cell table:style-name="ce91" table:formula="of:=IF([$Lookups.G34]; &quot;TRUE&quot;; &quot;FALSE&quot;)" office:value-type="string" office:string-value="FALSE" calcext:value-type="string">
            <text:p>FALSE</text:p>
          </table:table-cell>
          <table:table-cell table:style-name="ce91" table:formula="of:=IF([$Lookups.H34]; &quot;TRUE&quot;; &quot;FALSE&quot;)" office:value-type="string" office:string-value="FALSE" calcext:value-type="string">
            <text:p>FALSE</text:p>
          </table:table-cell>
          <table:table-cell table:formula="of:=[$Lookups.E34]" office:value-type="string" office:string-value="The number of months since the borrower s last delinquency." calcext:value-type="string">
            <text:p>The number of months since the borrower s last delinquency.</text:p>
          </table:table-cell>
          <table:table-cell table:style-name="ce83"/>
          <table:table-cell table:formula="of:=&quot;  add_row( variable_name = '&quot; &amp; [.B29] &amp; &quot;' ,description = '&quot; &amp; [.F29] &amp; &quot;', inModel = &quot; &amp; [.C29]  &amp; &quot;, inPrediction = &quot; &amp; [.D29]  &amp; &quot;, inPricing = &quot; &amp; [.E29] &amp; &quot;) %&gt;%&quot;" office:value-type="string" office:string-value="  add_row( variable_name = 'mths_since_last_delinq' ,description = 'The number of months since the borrower s last delinquency.', inModel = TRUE, inPrediction = FALSE, inPricing = FALSE) %&gt;%" calcext:value-type="string">
            <text:p><text:s text:c="2"/>add_row( variable_name = 'mths_since_last_delinq' ,description = 'The number of months since the borrower s last delinquency.', inModel = TRUE, inPrediction = FALSE, inPricing = FALSE) %&gt;%</text:p>
          </table:table-cell>
          <table:table-cell table:number-columns-repeated="60"/>
        </table:table-row>
        <table:table-row table:style-name="ro6">
          <table:table-cell/>
          <table:table-cell table:formula="of:=[$Lookups.C35]" office:value-type="string" office:string-value="mths_since_last_record" calcext:value-type="string">
            <text:p>mths_since_last_record</text:p>
          </table:table-cell>
          <table:table-cell table:style-name="ce91" table:formula="of:=IF([$Lookups.F35]; &quot;TRUE&quot;; &quot;FALSE&quot;)" office:value-type="string" office:string-value="TRUE" calcext:value-type="string">
            <text:p>TRUE</text:p>
          </table:table-cell>
          <table:table-cell table:style-name="ce91" table:formula="of:=IF([$Lookups.G35]; &quot;TRUE&quot;; &quot;FALSE&quot;)" office:value-type="string" office:string-value="FALSE" calcext:value-type="string">
            <text:p>FALSE</text:p>
          </table:table-cell>
          <table:table-cell table:style-name="ce91" table:formula="of:=IF([$Lookups.H35]; &quot;TRUE&quot;; &quot;FALSE&quot;)" office:value-type="string" office:string-value="FALSE" calcext:value-type="string">
            <text:p>FALSE</text:p>
          </table:table-cell>
          <table:table-cell table:formula="of:=[$Lookups.E35]" office:value-type="string" office:string-value="The number of months since the last public record." calcext:value-type="string">
            <text:p>The number of months since the last public record.</text:p>
          </table:table-cell>
          <table:table-cell table:style-name="ce83"/>
          <table:table-cell table:formula="of:=&quot;  add_row( variable_name = '&quot; &amp; [.B30] &amp; &quot;' ,description = '&quot; &amp; [.F30] &amp; &quot;', inModel = &quot; &amp; [.C30]  &amp; &quot;, inPrediction = &quot; &amp; [.D30]  &amp; &quot;, inPricing = &quot; &amp; [.E30] &amp; &quot;) %&gt;%&quot;" office:value-type="string" office:string-value="  add_row( variable_name = 'mths_since_last_record' ,description = 'The number of months since the last public record.', inModel = TRUE, inPrediction = FALSE, inPricing = FALSE) %&gt;%" calcext:value-type="string">
            <text:p><text:s text:c="2"/>add_row( variable_name = 'mths_since_last_record' ,description = 'The number of months since the last public record.', inModel = TRUE, inPrediction = FALSE, inPricing = FALSE) %&gt;%</text:p>
          </table:table-cell>
          <table:table-cell table:number-columns-repeated="60"/>
        </table:table-row>
        <table:table-row table:style-name="ro6">
          <table:table-cell/>
          <table:table-cell table:formula="of:=[$Lookups.C36]" office:value-type="string" office:string-value="open_acc" calcext:value-type="string">
            <text:p>open_acc</text:p>
          </table:table-cell>
          <table:table-cell table:style-name="ce91" table:formula="of:=IF([$Lookups.F36]; &quot;TRUE&quot;; &quot;FALSE&quot;)" office:value-type="string" office:string-value="TRUE" calcext:value-type="string">
            <text:p>TRUE</text:p>
          </table:table-cell>
          <table:table-cell table:style-name="ce91" table:formula="of:=IF([$Lookups.G36]; &quot;TRUE&quot;; &quot;FALSE&quot;)" office:value-type="string" office:string-value="FALSE" calcext:value-type="string">
            <text:p>FALSE</text:p>
          </table:table-cell>
          <table:table-cell table:style-name="ce91" table:formula="of:=IF([$Lookups.H36]; &quot;TRUE&quot;; &quot;FALSE&quot;)" office:value-type="string" office:string-value="FALSE" calcext:value-type="string">
            <text:p>FALSE</text:p>
          </table:table-cell>
          <table:table-cell table:formula="of:=[$Lookups.E36]" office:value-type="string" office:string-value="The number of open credit lines in the borrower s credit file." calcext:value-type="string">
            <text:p>The number of open credit lines in the borrower s credit file.</text:p>
          </table:table-cell>
          <table:table-cell table:style-name="ce83"/>
          <table:table-cell table:formula="of:=&quot;  add_row( variable_name = '&quot; &amp; [.B31] &amp; &quot;' ,description = '&quot; &amp; [.F31] &amp; &quot;', inModel = &quot; &amp; [.C31]  &amp; &quot;, inPrediction = &quot; &amp; [.D31]  &amp; &quot;, inPricing = &quot; &amp; [.E31] &amp; &quot;) %&gt;%&quot;" office:value-type="string" office:string-value="  add_row( variable_name = 'open_acc' ,description = 'The number of open credit lines in the borrower s credit file.', inModel = TRUE, inPrediction = FALSE, inPricing = FALSE) %&gt;%" calcext:value-type="string">
            <text:p><text:s text:c="2"/>add_row( variable_name = 'open_acc' ,description = 'The number of open credit lines in the borrower s credit file.', inModel = TRUE, inPrediction = FALSE, inPricing = FALSE) %&gt;%</text:p>
          </table:table-cell>
          <table:table-cell table:number-columns-repeated="60"/>
        </table:table-row>
        <table:table-row table:style-name="ro6">
          <table:table-cell/>
          <table:table-cell table:formula="of:=[$Lookups.C37]" office:value-type="string" office:string-value="pub_rec" calcext:value-type="string">
            <text:p>pub_rec</text:p>
          </table:table-cell>
          <table:table-cell table:style-name="ce91" table:formula="of:=IF([$Lookups.F37]; &quot;TRUE&quot;; &quot;FALSE&quot;)" office:value-type="string" office:string-value="TRUE" calcext:value-type="string">
            <text:p>TRUE</text:p>
          </table:table-cell>
          <table:table-cell table:style-name="ce91" table:formula="of:=IF([$Lookups.G37]; &quot;TRUE&quot;; &quot;FALSE&quot;)" office:value-type="string" office:string-value="FALSE" calcext:value-type="string">
            <text:p>FALSE</text:p>
          </table:table-cell>
          <table:table-cell table:style-name="ce91" table:formula="of:=IF([$Lookups.H37]; &quot;TRUE&quot;; &quot;FALSE&quot;)" office:value-type="string" office:string-value="FALSE" calcext:value-type="string">
            <text:p>FALSE</text:p>
          </table:table-cell>
          <table:table-cell table:formula="of:=[$Lookups.E37]" office:value-type="string" office:string-value="Number of derogatory public records" calcext:value-type="string">
            <text:p>Number of derogatory public records</text:p>
          </table:table-cell>
          <table:table-cell table:style-name="ce83"/>
          <table:table-cell table:formula="of:=&quot;  add_row( variable_name = '&quot; &amp; [.B32] &amp; &quot;' ,description = '&quot; &amp; [.F32] &amp; &quot;', inModel = &quot; &amp; [.C32]  &amp; &quot;, inPrediction = &quot; &amp; [.D32]  &amp; &quot;, inPricing = &quot; &amp; [.E32] &amp; &quot;) %&gt;%&quot;" office:value-type="string" office:string-value="  add_row( variable_name = 'pub_rec' ,description = 'Number of derogatory public records', inModel = TRUE, inPrediction = FALSE, inPricing = FALSE) %&gt;%" calcext:value-type="string">
            <text:p><text:s text:c="2"/>add_row( variable_name = 'pub_rec' ,description = 'Number of derogatory public records', inModel = TRUE, inPrediction = FALSE, inPricing = FALSE) %&gt;%</text:p>
          </table:table-cell>
          <table:table-cell table:number-columns-repeated="60"/>
        </table:table-row>
        <table:table-row table:style-name="ro6">
          <table:table-cell/>
          <table:table-cell table:formula="of:=[$Lookups.C38]" office:value-type="string" office:string-value="revol_bal" calcext:value-type="string">
            <text:p>revol_bal</text:p>
          </table:table-cell>
          <table:table-cell table:style-name="ce91" table:formula="of:=IF([$Lookups.F38]; &quot;TRUE&quot;; &quot;FALSE&quot;)" office:value-type="string" office:string-value="TRUE" calcext:value-type="string">
            <text:p>TRUE</text:p>
          </table:table-cell>
          <table:table-cell table:style-name="ce91" table:formula="of:=IF([$Lookups.G38]; &quot;TRUE&quot;; &quot;FALSE&quot;)" office:value-type="string" office:string-value="FALSE" calcext:value-type="string">
            <text:p>FALSE</text:p>
          </table:table-cell>
          <table:table-cell table:style-name="ce91" table:formula="of:=IF([$Lookups.H38]; &quot;TRUE&quot;; &quot;FALSE&quot;)" office:value-type="string" office:string-value="FALSE" calcext:value-type="string">
            <text:p>FALSE</text:p>
          </table:table-cell>
          <table:table-cell table:formula="of:=[$Lookups.E38]" office:value-type="string" office:string-value="Total credit revolving balance" calcext:value-type="string">
            <text:p>Total credit revolving balance</text:p>
          </table:table-cell>
          <table:table-cell table:style-name="ce83"/>
          <table:table-cell table:formula="of:=&quot;  add_row( variable_name = '&quot; &amp; [.B33] &amp; &quot;' ,description = '&quot; &amp; [.F33] &amp; &quot;', inModel = &quot; &amp; [.C33]  &amp; &quot;, inPrediction = &quot; &amp; [.D33]  &amp; &quot;, inPricing = &quot; &amp; [.E33] &amp; &quot;) %&gt;%&quot;" office:value-type="string" office:string-value="  add_row( variable_name = 'revol_bal' ,description = 'Total credit revolving balance', inModel = TRUE, inPrediction = FALSE, inPricing = FALSE) %&gt;%" calcext:value-type="string">
            <text:p><text:s text:c="2"/>add_row( variable_name = 'revol_bal' ,description = 'Total credit revolving balance', inModel = TRUE, inPrediction = FALSE, inPricing = FALSE) %&gt;%</text:p>
          </table:table-cell>
          <table:table-cell table:number-columns-repeated="60"/>
        </table:table-row>
        <table:table-row table:style-name="ro6">
          <table:table-cell/>
          <table:table-cell table:formula="of:=[$Lookups.C39]" office:value-type="string" office:string-value="revol_util" calcext:value-type="string">
            <text:p>revol_util</text:p>
          </table:table-cell>
          <table:table-cell table:style-name="ce91" table:formula="of:=IF([$Lookups.F39]; &quot;TRUE&quot;; &quot;FALSE&quot;)" office:value-type="string" office:string-value="TRUE" calcext:value-type="string">
            <text:p>TRUE</text:p>
          </table:table-cell>
          <table:table-cell table:style-name="ce91" table:formula="of:=IF([$Lookups.G39]; &quot;TRUE&quot;; &quot;FALSE&quot;)" office:value-type="string" office:string-value="FALSE" calcext:value-type="string">
            <text:p>FALSE</text:p>
          </table:table-cell>
          <table:table-cell table:style-name="ce91" table:formula="of:=IF([$Lookups.H39]; &quot;TRUE&quot;; &quot;FALSE&quot;)" office:value-type="string" office:string-value="FALSE" calcext:value-type="string">
            <text:p>FALSE</text:p>
          </table:table-cell>
          <table:table-cell table:formula="of:=[$Lookups.E39]" office:value-type="string" office:string-value="Revolving line utilization rate, or the amount of credit the borrower is using relative to all available revolving credit." calcext:value-type="string">
            <text:p>Revolving line utilization rate, or the amount of credit the borrower is using relative to all available revolving credit.</text:p>
          </table:table-cell>
          <table:table-cell table:style-name="ce83"/>
          <table:table-cell table:formula="of:=&quot;  add_row( variable_name = '&quot; &amp; [.B34] &amp; &quot;' ,description = '&quot; &amp; [.F34] &amp; &quot;', inModel = &quot; &amp; [.C34]  &amp; &quot;, inPrediction = &quot; &amp; [.D34]  &amp; &quot;, inPricing = &quot; &amp; [.E34] &amp; &quot;) %&gt;%&quot;" office:value-type="string" office:string-value="  add_row( variable_name = 'revol_util' ,description = 'Revolving line utilization rate, or the amount of credit the borrower is using relative to all available revolving credit.', inModel = TRUE, inPrediction = FALSE, inPricing = FALSE) %&gt;%" calcext:value-type="string">
            <text:p><text:s text:c="2"/>add_row( variable_name = 'revol_util' ,description = 'Revolving line utilization rate, or the amount of credit the borrower is using relative to all available revolving credit.', inModel = TRUE, inPrediction = FALSE, inPricing = FALSE) %&gt;%</text:p>
          </table:table-cell>
          <table:table-cell table:number-columns-repeated="60"/>
        </table:table-row>
        <table:table-row table:style-name="ro6">
          <table:table-cell/>
          <table:table-cell table:formula="of:=[$Lookups.C40]" office:value-type="string" office:string-value="total_acc" calcext:value-type="string">
            <text:p>total_acc</text:p>
          </table:table-cell>
          <table:table-cell table:style-name="ce91" table:formula="of:=IF([$Lookups.F40]; &quot;TRUE&quot;; &quot;FALSE&quot;)" office:value-type="string" office:string-value="TRUE" calcext:value-type="string">
            <text:p>TRUE</text:p>
          </table:table-cell>
          <table:table-cell table:style-name="ce91" table:formula="of:=IF([$Lookups.G40]; &quot;TRUE&quot;; &quot;FALSE&quot;)" office:value-type="string" office:string-value="FALSE" calcext:value-type="string">
            <text:p>FALSE</text:p>
          </table:table-cell>
          <table:table-cell table:style-name="ce91" table:formula="of:=IF([$Lookups.H40]; &quot;TRUE&quot;; &quot;FALSE&quot;)" office:value-type="string" office:string-value="FALSE" calcext:value-type="string">
            <text:p>FALSE</text:p>
          </table:table-cell>
          <table:table-cell table:formula="of:=[$Lookups.E40]" office:value-type="string" office:string-value="The total number of credit lines currently in the borrower s credit file" calcext:value-type="string">
            <text:p>The total number of credit lines currently in the borrower s credit file</text:p>
          </table:table-cell>
          <table:table-cell table:style-name="ce83"/>
          <table:table-cell table:formula="of:=&quot;  add_row( variable_name = '&quot; &amp; [.B35] &amp; &quot;' ,description = '&quot; &amp; [.F35] &amp; &quot;', inModel = &quot; &amp; [.C35]  &amp; &quot;, inPrediction = &quot; &amp; [.D35]  &amp; &quot;, inPricing = &quot; &amp; [.E35] &amp; &quot;) %&gt;%&quot;" office:value-type="string" office:string-value="  add_row( variable_name = 'total_acc' ,description = 'The total number of credit lines currently in the borrower s credit file', inModel = TRUE, inPrediction = FALSE, inPricing = FALSE) %&gt;%" calcext:value-type="string">
            <text:p><text:s text:c="2"/>add_row( variable_name = 'total_acc' ,description = 'The total number of credit lines currently in the borrower s credit file', inModel = TRUE, inPrediction = FALSE, inPricing = FALSE) %&gt;%</text:p>
          </table:table-cell>
          <table:table-cell table:number-columns-repeated="60"/>
        </table:table-row>
        <table:table-row table:style-name="ro6">
          <table:table-cell/>
          <table:table-cell table:formula="of:=[$Lookups.C41]" office:value-type="string" office:string-value="initial_list_status" calcext:value-type="string">
            <text:p>initial_list_status</text:p>
          </table:table-cell>
          <table:table-cell table:style-name="ce91" table:formula="of:=IF([$Lookups.F41]; &quot;TRUE&quot;; &quot;FALSE&quot;)" office:value-type="string" office:string-value="FALSE" calcext:value-type="string">
            <text:p>FALSE</text:p>
          </table:table-cell>
          <table:table-cell table:style-name="ce91" table:formula="of:=IF([$Lookups.G41]; &quot;TRUE&quot;; &quot;FALSE&quot;)" office:value-type="string" office:string-value="FALSE" calcext:value-type="string">
            <text:p>FALSE</text:p>
          </table:table-cell>
          <table:table-cell table:style-name="ce91" table:formula="of:=IF([$Lookups.H41]; &quot;TRUE&quot;; &quot;FALSE&quot;)" office:value-type="string" office:string-value="FALSE" calcext:value-type="string">
            <text:p>FALSE</text:p>
          </table:table-cell>
          <table:table-cell table:formula="of:=[$Lookups.E41]" office:value-type="string" office:string-value="The initial listing status of the loan. Possible values are – W, F" calcext:value-type="string">
            <text:p>The initial listing status of the loan. Possible values are – W, F</text:p>
          </table:table-cell>
          <table:table-cell table:style-name="ce83"/>
          <table:table-cell table:formula="of:=&quot;  add_row( variable_name = '&quot; &amp; [.B36] &amp; &quot;' ,description = '&quot; &amp; [.F36] &amp; &quot;', inModel = &quot; &amp; [.C36]  &amp; &quot;, inPrediction = &quot; &amp; [.D36]  &amp; &quot;, inPricing = &quot; &amp; [.E36] &amp; &quot;) %&gt;%&quot;" office:value-type="string" office:string-value="  add_row( variable_name = 'initial_list_status' ,description = 'The initial listing status of the loan. Possible values are – W, F', inModel = FALSE, inPrediction = FALSE, inPricing = FALSE) %&gt;%" calcext:value-type="string">
            <text:p><text:s text:c="2"/>add_row( variable_name = 'initial_list_status' ,description = 'The initial listing status of the loan. Possible values are – W, F', inModel = FALSE, inPrediction = FALSE, inPricing = FALSE) %&gt;%</text:p>
          </table:table-cell>
          <table:table-cell table:number-columns-repeated="60"/>
        </table:table-row>
        <table:table-row table:style-name="ro6">
          <table:table-cell/>
          <table:table-cell table:formula="of:=[$Lookups.C42]" office:value-type="string" office:string-value="out_prncp" calcext:value-type="string">
            <text:p>out_prncp</text:p>
          </table:table-cell>
          <table:table-cell table:style-name="ce91" table:formula="of:=IF([$Lookups.F42]; &quot;TRUE&quot;; &quot;FALSE&quot;)" office:value-type="string" office:string-value="FALSE" calcext:value-type="string">
            <text:p>FALSE</text:p>
          </table:table-cell>
          <table:table-cell table:style-name="ce91" table:formula="of:=IF([$Lookups.G42]; &quot;TRUE&quot;; &quot;FALSE&quot;)" office:value-type="string" office:string-value="TRUE" calcext:value-type="string">
            <text:p>TRUE</text:p>
          </table:table-cell>
          <table:table-cell table:style-name="ce91" table:formula="of:=IF([$Lookups.H42]; &quot;TRUE&quot;; &quot;FALSE&quot;)" office:value-type="string" office:string-value="TRUE" calcext:value-type="string">
            <text:p>TRUE</text:p>
          </table:table-cell>
          <table:table-cell table:formula="of:=[$Lookups.E42]" office:value-type="string" office:string-value="Remaining outstanding principal for total amount funded" calcext:value-type="string">
            <text:p>Remaining outstanding principal for total amount funded</text:p>
          </table:table-cell>
          <table:table-cell table:style-name="ce83"/>
          <table:table-cell table:formula="of:=&quot;  add_row( variable_name = '&quot; &amp; [.B37] &amp; &quot;' ,description = '&quot; &amp; [.F37] &amp; &quot;', inModel = &quot; &amp; [.C37]  &amp; &quot;, inPrediction = &quot; &amp; [.D37]  &amp; &quot;, inPricing = &quot; &amp; [.E37] &amp; &quot;) %&gt;%&quot;" office:value-type="string" office:string-value="  add_row( variable_name = 'out_prncp' ,description = 'Remaining outstanding principal for total amount funded', inModel = FALSE, inPrediction = TRUE, inPricing = TRUE) %&gt;%" calcext:value-type="string">
            <text:p><text:s text:c="2"/>add_row( variable_name = 'out_prncp' ,description = 'Remaining outstanding principal for total amount funded', inModel = FALSE, inPrediction = TRUE, inPricing = TRUE) %&gt;%</text:p>
          </table:table-cell>
          <table:table-cell table:number-columns-repeated="60"/>
        </table:table-row>
        <table:table-row table:style-name="ro6">
          <table:table-cell/>
          <table:table-cell table:formula="of:=[$Lookups.C43]" office:value-type="string" office:string-value="out_prncp_inv" calcext:value-type="string">
            <text:p>out_prncp_inv</text:p>
          </table:table-cell>
          <table:table-cell table:style-name="ce91" table:formula="of:=IF([$Lookups.F43]; &quot;TRUE&quot;; &quot;FALSE&quot;)" office:value-type="string" office:string-value="FALSE" calcext:value-type="string">
            <text:p>FALSE</text:p>
          </table:table-cell>
          <table:table-cell table:style-name="ce91" table:formula="of:=IF([$Lookups.G43]; &quot;TRUE&quot;; &quot;FALSE&quot;)" office:value-type="string" office:string-value="TRUE" calcext:value-type="string">
            <text:p>TRUE</text:p>
          </table:table-cell>
          <table:table-cell table:style-name="ce91" table:formula="of:=IF([$Lookups.H43]; &quot;TRUE&quot;; &quot;FALSE&quot;)" office:value-type="string" office:string-value="TRUE" calcext:value-type="string">
            <text:p>TRUE</text:p>
          </table:table-cell>
          <table:table-cell table:formula="of:=[$Lookups.E43]" office:value-type="string" office:string-value="Remaining outstanding principal for portion of total amount funded by investors" calcext:value-type="string">
            <text:p>Remaining outstanding principal for portion of total amount funded by investors</text:p>
          </table:table-cell>
          <table:table-cell table:style-name="ce83"/>
          <table:table-cell table:formula="of:=&quot;  add_row( variable_name = '&quot; &amp; [.B38] &amp; &quot;' ,description = '&quot; &amp; [.F38] &amp; &quot;', inModel = &quot; &amp; [.C38]  &amp; &quot;, inPrediction = &quot; &amp; [.D38]  &amp; &quot;, inPricing = &quot; &amp; [.E38] &amp; &quot;) %&gt;%&quot;" office:value-type="string" office:string-value="  add_row( variable_name = 'out_prncp_inv' ,description = 'Remaining outstanding principal for portion of total amount funded by investors', inModel = FALSE, inPrediction = TRUE, inPricing = TRUE) %&gt;%" calcext:value-type="string">
            <text:p><text:s text:c="2"/>add_row( variable_name = 'out_prncp_inv' ,description = 'Remaining outstanding principal for portion of total amount funded by investors', inModel = FALSE, inPrediction = TRUE, inPricing = TRUE) %&gt;%</text:p>
          </table:table-cell>
          <table:table-cell table:number-columns-repeated="60"/>
        </table:table-row>
        <table:table-row table:style-name="ro6">
          <table:table-cell/>
          <table:table-cell table:formula="of:=[$Lookups.C44]" office:value-type="string" office:string-value="total_pymnt" calcext:value-type="string">
            <text:p>total_pymnt</text:p>
          </table:table-cell>
          <table:table-cell table:style-name="ce91" table:formula="of:=IF([$Lookups.F44]; &quot;TRUE&quot;; &quot;FALSE&quot;)" office:value-type="string" office:string-value="FALSE" calcext:value-type="string">
            <text:p>FALSE</text:p>
          </table:table-cell>
          <table:table-cell table:style-name="ce91" table:formula="of:=IF([$Lookups.G44]; &quot;TRUE&quot;; &quot;FALSE&quot;)" office:value-type="string" office:string-value="TRUE" calcext:value-type="string">
            <text:p>TRUE</text:p>
          </table:table-cell>
          <table:table-cell table:style-name="ce91" table:formula="of:=IF([$Lookups.H44]; &quot;TRUE&quot;; &quot;FALSE&quot;)" office:value-type="string" office:string-value="TRUE" calcext:value-type="string">
            <text:p>TRUE</text:p>
          </table:table-cell>
          <table:table-cell table:formula="of:=[$Lookups.E44]" office:value-type="string" office:string-value="Payments received to date for total amount funded" calcext:value-type="string">
            <text:p>Payments received to date for total amount funded</text:p>
          </table:table-cell>
          <table:table-cell table:style-name="ce83"/>
          <table:table-cell table:formula="of:=&quot;  add_row( variable_name = '&quot; &amp; [.B39] &amp; &quot;' ,description = '&quot; &amp; [.F39] &amp; &quot;', inModel = &quot; &amp; [.C39]  &amp; &quot;, inPrediction = &quot; &amp; [.D39]  &amp; &quot;, inPricing = &quot; &amp; [.E39] &amp; &quot;) %&gt;%&quot;" office:value-type="string" office:string-value="  add_row( variable_name = 'total_pymnt' ,description = 'Payments received to date for total amount funded', inModel = FALSE, inPrediction = TRUE, inPricing = TRUE) %&gt;%" calcext:value-type="string">
            <text:p><text:s text:c="2"/>add_row( variable_name = 'total_pymnt' ,description = 'Payments received to date for total amount funded', inModel = FALSE, inPrediction = TRUE, inPricing = TRUE) %&gt;%</text:p>
          </table:table-cell>
          <table:table-cell table:number-columns-repeated="60"/>
        </table:table-row>
        <table:table-row table:style-name="ro6">
          <table:table-cell/>
          <table:table-cell table:formula="of:=[$Lookups.C45]" office:value-type="string" office:string-value="total_pymnt_inv" calcext:value-type="string">
            <text:p>total_pymnt_inv</text:p>
          </table:table-cell>
          <table:table-cell table:style-name="ce91" table:formula="of:=IF([$Lookups.F45]; &quot;TRUE&quot;; &quot;FALSE&quot;)" office:value-type="string" office:string-value="FALSE" calcext:value-type="string">
            <text:p>FALSE</text:p>
          </table:table-cell>
          <table:table-cell table:style-name="ce91" table:formula="of:=IF([$Lookups.G45]; &quot;TRUE&quot;; &quot;FALSE&quot;)" office:value-type="string" office:string-value="TRUE" calcext:value-type="string">
            <text:p>TRUE</text:p>
          </table:table-cell>
          <table:table-cell table:style-name="ce91" table:formula="of:=IF([$Lookups.H45]; &quot;TRUE&quot;; &quot;FALSE&quot;)" office:value-type="string" office:string-value="TRUE" calcext:value-type="string">
            <text:p>TRUE</text:p>
          </table:table-cell>
          <table:table-cell table:formula="of:=[$Lookups.E45]" office:value-type="string" office:string-value="Payments received to date for portion of total amount funded by investors" calcext:value-type="string">
            <text:p>Payments received to date for portion of total amount funded by investors</text:p>
          </table:table-cell>
          <table:table-cell table:style-name="ce83"/>
          <table:table-cell table:formula="of:=&quot;  add_row( variable_name = '&quot; &amp; [.B40] &amp; &quot;' ,description = '&quot; &amp; [.F40] &amp; &quot;', inModel = &quot; &amp; [.C40]  &amp; &quot;, inPrediction = &quot; &amp; [.D40]  &amp; &quot;, inPricing = &quot; &amp; [.E40] &amp; &quot;) %&gt;%&quot;" office:value-type="string" office:string-value="  add_row( variable_name = 'total_pymnt_inv' ,description = 'Payments received to date for portion of total amount funded by investors', inModel = FALSE, inPrediction = TRUE, inPricing = TRUE) %&gt;%" calcext:value-type="string">
            <text:p><text:s text:c="2"/>add_row( variable_name = 'total_pymnt_inv' ,description = 'Payments received to date for portion of total amount funded by investors', inModel = FALSE, inPrediction = TRUE, inPricing = TRUE) %&gt;%</text:p>
          </table:table-cell>
          <table:table-cell table:number-columns-repeated="60"/>
        </table:table-row>
        <table:table-row table:style-name="ro6">
          <table:table-cell/>
          <table:table-cell table:formula="of:=[$Lookups.C46]" office:value-type="string" office:string-value="total_rec_prncp" calcext:value-type="string">
            <text:p>total_rec_prncp</text:p>
          </table:table-cell>
          <table:table-cell table:style-name="ce91" table:formula="of:=IF([$Lookups.F46]; &quot;TRUE&quot;; &quot;FALSE&quot;)" office:value-type="string" office:string-value="FALSE" calcext:value-type="string">
            <text:p>FALSE</text:p>
          </table:table-cell>
          <table:table-cell table:style-name="ce91" table:formula="of:=IF([$Lookups.G46]; &quot;TRUE&quot;; &quot;FALSE&quot;)" office:value-type="string" office:string-value="TRUE" calcext:value-type="string">
            <text:p>TRUE</text:p>
          </table:table-cell>
          <table:table-cell table:style-name="ce91" table:formula="of:=IF([$Lookups.H46]; &quot;TRUE&quot;; &quot;FALSE&quot;)" office:value-type="string" office:string-value="TRUE" calcext:value-type="string">
            <text:p>TRUE</text:p>
          </table:table-cell>
          <table:table-cell table:formula="of:=[$Lookups.E46]" office:value-type="string" office:string-value="Principal received to date" calcext:value-type="string">
            <text:p>Principal received to date</text:p>
          </table:table-cell>
          <table:table-cell table:style-name="ce83"/>
          <table:table-cell table:formula="of:=&quot;  add_row( variable_name = '&quot; &amp; [.B41] &amp; &quot;' ,description = '&quot; &amp; [.F41] &amp; &quot;', inModel = &quot; &amp; [.C41]  &amp; &quot;, inPrediction = &quot; &amp; [.D41]  &amp; &quot;, inPricing = &quot; &amp; [.E41] &amp; &quot;) %&gt;%&quot;" office:value-type="string" office:string-value="  add_row( variable_name = 'total_rec_prncp' ,description = 'Principal received to date', inModel = FALSE, inPrediction = TRUE, inPricing = TRUE) %&gt;%" calcext:value-type="string">
            <text:p><text:s text:c="2"/>add_row( variable_name = 'total_rec_prncp' ,description = 'Principal received to date', inModel = FALSE, inPrediction = TRUE, inPricing = TRUE) %&gt;%</text:p>
          </table:table-cell>
          <table:table-cell table:number-columns-repeated="60"/>
        </table:table-row>
        <table:table-row table:style-name="ro6">
          <table:table-cell/>
          <table:table-cell table:formula="of:=[$Lookups.C47]" office:value-type="string" office:string-value="total_rec_int" calcext:value-type="string">
            <text:p>total_rec_int</text:p>
          </table:table-cell>
          <table:table-cell table:style-name="ce91" table:formula="of:=IF([$Lookups.F47]; &quot;TRUE&quot;; &quot;FALSE&quot;)" office:value-type="string" office:string-value="FALSE" calcext:value-type="string">
            <text:p>FALSE</text:p>
          </table:table-cell>
          <table:table-cell table:style-name="ce91" table:formula="of:=IF([$Lookups.G47]; &quot;TRUE&quot;; &quot;FALSE&quot;)" office:value-type="string" office:string-value="TRUE" calcext:value-type="string">
            <text:p>TRUE</text:p>
          </table:table-cell>
          <table:table-cell table:style-name="ce91" table:formula="of:=IF([$Lookups.H47]; &quot;TRUE&quot;; &quot;FALSE&quot;)" office:value-type="string" office:string-value="TRUE" calcext:value-type="string">
            <text:p>TRUE</text:p>
          </table:table-cell>
          <table:table-cell table:formula="of:=[$Lookups.E47]" office:value-type="string" office:string-value="Interest received to date" calcext:value-type="string">
            <text:p>Interest received to date</text:p>
          </table:table-cell>
          <table:table-cell table:style-name="ce83"/>
          <table:table-cell table:formula="of:=&quot;  add_row( variable_name = '&quot; &amp; [.B42] &amp; &quot;' ,description = '&quot; &amp; [.F42] &amp; &quot;', inModel = &quot; &amp; [.C42]  &amp; &quot;, inPrediction = &quot; &amp; [.D42]  &amp; &quot;, inPricing = &quot; &amp; [.E42] &amp; &quot;) %&gt;%&quot;" office:value-type="string" office:string-value="  add_row( variable_name = 'total_rec_int' ,description = 'Interest received to date', inModel = FALSE, inPrediction = TRUE, inPricing = TRUE) %&gt;%" calcext:value-type="string">
            <text:p><text:s text:c="2"/>add_row( variable_name = 'total_rec_int' ,description = 'Interest received to date', inModel = FALSE, inPrediction = TRUE, inPricing = TRUE) %&gt;%</text:p>
          </table:table-cell>
          <table:table-cell table:number-columns-repeated="60"/>
        </table:table-row>
        <table:table-row table:style-name="ro6">
          <table:table-cell/>
          <table:table-cell table:formula="of:=[$Lookups.C48]" office:value-type="string" office:string-value="total_rec_late_fee" calcext:value-type="string">
            <text:p>total_rec_late_fee</text:p>
          </table:table-cell>
          <table:table-cell table:style-name="ce91" table:formula="of:=IF([$Lookups.F48]; &quot;TRUE&quot;; &quot;FALSE&quot;)" office:value-type="string" office:string-value="FALSE" calcext:value-type="string">
            <text:p>FALSE</text:p>
          </table:table-cell>
          <table:table-cell table:style-name="ce91" table:formula="of:=IF([$Lookups.G48]; &quot;TRUE&quot;; &quot;FALSE&quot;)" office:value-type="string" office:string-value="TRUE" calcext:value-type="string">
            <text:p>TRUE</text:p>
          </table:table-cell>
          <table:table-cell table:style-name="ce91" table:formula="of:=IF([$Lookups.H48]; &quot;TRUE&quot;; &quot;FALSE&quot;)" office:value-type="string" office:string-value="TRUE" calcext:value-type="string">
            <text:p>TRUE</text:p>
          </table:table-cell>
          <table:table-cell table:formula="of:=[$Lookups.E48]" office:value-type="string" office:string-value="Late fees received to date" calcext:value-type="string">
            <text:p>Late fees received to date</text:p>
          </table:table-cell>
          <table:table-cell table:style-name="ce83"/>
          <table:table-cell table:formula="of:=&quot;  add_row( variable_name = '&quot; &amp; [.B43] &amp; &quot;' ,description = '&quot; &amp; [.F43] &amp; &quot;', inModel = &quot; &amp; [.C43]  &amp; &quot;, inPrediction = &quot; &amp; [.D43]  &amp; &quot;, inPricing = &quot; &amp; [.E43] &amp; &quot;) %&gt;%&quot;" office:value-type="string" office:string-value="  add_row( variable_name = 'total_rec_late_fee' ,description = 'Late fees received to date', inModel = FALSE, inPrediction = TRUE, inPricing = TRUE) %&gt;%" calcext:value-type="string">
            <text:p><text:s text:c="2"/>add_row( variable_name = 'total_rec_late_fee' ,description = 'Late fees received to date', inModel = FALSE, inPrediction = TRUE, inPricing = TRUE) %&gt;%</text:p>
          </table:table-cell>
          <table:table-cell table:number-columns-repeated="60"/>
        </table:table-row>
        <table:table-row table:style-name="ro6">
          <table:table-cell/>
          <table:table-cell table:formula="of:=[$Lookups.C49]" office:value-type="string" office:string-value="recoveries" calcext:value-type="string">
            <text:p>recoveries</text:p>
          </table:table-cell>
          <table:table-cell table:style-name="ce91" table:formula="of:=IF([$Lookups.F49]; &quot;TRUE&quot;; &quot;FALSE&quot;)" office:value-type="string" office:string-value="FALSE" calcext:value-type="string">
            <text:p>FALSE</text:p>
          </table:table-cell>
          <table:table-cell table:style-name="ce91" table:formula="of:=IF([$Lookups.G49]; &quot;TRUE&quot;; &quot;FALSE&quot;)" office:value-type="string" office:string-value="TRUE" calcext:value-type="string">
            <text:p>TRUE</text:p>
          </table:table-cell>
          <table:table-cell table:style-name="ce91" table:formula="of:=IF([$Lookups.H49]; &quot;TRUE&quot;; &quot;FALSE&quot;)" office:value-type="string" office:string-value="TRUE" calcext:value-type="string">
            <text:p>TRUE</text:p>
          </table:table-cell>
          <table:table-cell table:formula="of:=[$Lookups.E49]" office:value-type="string" office:string-value="Post charge off gross recovery" calcext:value-type="string">
            <text:p>Post charge off gross recovery</text:p>
          </table:table-cell>
          <table:table-cell table:style-name="ce83"/>
          <table:table-cell table:formula="of:=&quot;  add_row( variable_name = '&quot; &amp; [.B44] &amp; &quot;' ,description = '&quot; &amp; [.F44] &amp; &quot;', inModel = &quot; &amp; [.C44]  &amp; &quot;, inPrediction = &quot; &amp; [.D44]  &amp; &quot;, inPricing = &quot; &amp; [.E44] &amp; &quot;) %&gt;%&quot;" office:value-type="string" office:string-value="  add_row( variable_name = 'recoveries' ,description = 'Post charge off gross recovery', inModel = FALSE, inPrediction = TRUE, inPricing = TRUE) %&gt;%" calcext:value-type="string">
            <text:p><text:s text:c="2"/>add_row( variable_name = 'recoveries' ,description = 'Post charge off gross recovery', inModel = FALSE, inPrediction = TRUE, inPricing = TRUE) %&gt;%</text:p>
          </table:table-cell>
          <table:table-cell table:number-columns-repeated="60"/>
        </table:table-row>
        <table:table-row table:style-name="ro6">
          <table:table-cell/>
          <table:table-cell table:formula="of:=[$Lookups.C50]" office:value-type="string" office:string-value="collection_recovery_fee" calcext:value-type="string">
            <text:p>collection_recovery_fee</text:p>
          </table:table-cell>
          <table:table-cell table:style-name="ce91" table:formula="of:=IF([$Lookups.F50]; &quot;TRUE&quot;; &quot;FALSE&quot;)" office:value-type="string" office:string-value="FALSE" calcext:value-type="string">
            <text:p>FALSE</text:p>
          </table:table-cell>
          <table:table-cell table:style-name="ce91" table:formula="of:=IF([$Lookups.G50]; &quot;TRUE&quot;; &quot;FALSE&quot;)" office:value-type="string" office:string-value="TRUE" calcext:value-type="string">
            <text:p>TRUE</text:p>
          </table:table-cell>
          <table:table-cell table:style-name="ce91" table:formula="of:=IF([$Lookups.H50]; &quot;TRUE&quot;; &quot;FALSE&quot;)" office:value-type="string" office:string-value="TRUE" calcext:value-type="string">
            <text:p>TRUE</text:p>
          </table:table-cell>
          <table:table-cell table:formula="of:=[$Lookups.E50]" office:value-type="string" office:string-value="Post charge off collection fee" calcext:value-type="string">
            <text:p>Post charge off collection fee</text:p>
          </table:table-cell>
          <table:table-cell table:style-name="ce83"/>
          <table:table-cell table:formula="of:=&quot;  add_row( variable_name = '&quot; &amp; [.B45] &amp; &quot;' ,description = '&quot; &amp; [.F45] &amp; &quot;', inModel = &quot; &amp; [.C45]  &amp; &quot;, inPrediction = &quot; &amp; [.D45]  &amp; &quot;, inPricing = &quot; &amp; [.E45] &amp; &quot;) %&gt;%&quot;" office:value-type="string" office:string-value="  add_row( variable_name = 'collection_recovery_fee' ,description = 'Post charge off collection fee', inModel = FALSE, inPrediction = TRUE, inPricing = TRUE) %&gt;%" calcext:value-type="string">
            <text:p><text:s text:c="2"/>add_row( variable_name = 'collection_recovery_fee' ,description = 'Post charge off collection fee', inModel = FALSE, inPrediction = TRUE, inPricing = TRUE) %&gt;%</text:p>
          </table:table-cell>
          <table:table-cell table:number-columns-repeated="60"/>
        </table:table-row>
        <table:table-row table:style-name="ro6">
          <table:table-cell/>
          <table:table-cell table:formula="of:=[$Lookups.C51]" office:value-type="string" office:string-value="last_pymnt_d" calcext:value-type="string">
            <text:p>last_pymnt_d</text:p>
          </table:table-cell>
          <table:table-cell table:style-name="ce91" table:formula="of:=IF([$Lookups.F51]; &quot;TRUE&quot;; &quot;FALSE&quot;)" office:value-type="string" office:string-value="FALSE" calcext:value-type="string">
            <text:p>FALSE</text:p>
          </table:table-cell>
          <table:table-cell table:style-name="ce91" table:formula="of:=IF([$Lookups.G51]; &quot;TRUE&quot;; &quot;FALSE&quot;)" office:value-type="string" office:string-value="TRUE" calcext:value-type="string">
            <text:p>TRUE</text:p>
          </table:table-cell>
          <table:table-cell table:style-name="ce91" table:formula="of:=IF([$Lookups.H51]; &quot;TRUE&quot;; &quot;FALSE&quot;)" office:value-type="string" office:string-value="TRUE" calcext:value-type="string">
            <text:p>TRUE</text:p>
          </table:table-cell>
          <table:table-cell table:formula="of:=[$Lookups.E51]" office:value-type="string" office:string-value="Last month payment was received" calcext:value-type="string">
            <text:p>Last month payment was received</text:p>
          </table:table-cell>
          <table:table-cell table:style-name="ce83"/>
          <table:table-cell table:formula="of:=&quot;  add_row( variable_name = '&quot; &amp; [.B46] &amp; &quot;' ,description = '&quot; &amp; [.F46] &amp; &quot;', inModel = &quot; &amp; [.C46]  &amp; &quot;, inPrediction = &quot; &amp; [.D46]  &amp; &quot;, inPricing = &quot; &amp; [.E46] &amp; &quot;) %&gt;%&quot;" office:value-type="string" office:string-value="  add_row( variable_name = 'last_pymnt_d' ,description = 'Last month payment was received', inModel = FALSE, inPrediction = TRUE, inPricing = TRUE) %&gt;%" calcext:value-type="string">
            <text:p><text:s text:c="2"/>add_row( variable_name = 'last_pymnt_d' ,description = 'Last month payment was received', inModel = FALSE, inPrediction = TRUE, inPricing = TRUE) %&gt;%</text:p>
          </table:table-cell>
          <table:table-cell table:number-columns-repeated="60"/>
        </table:table-row>
        <table:table-row table:style-name="ro6">
          <table:table-cell/>
          <table:table-cell table:formula="of:=[$Lookups.C52]" office:value-type="string" office:string-value="last_pymnt_amnt" calcext:value-type="string">
            <text:p>last_pymnt_amnt</text:p>
          </table:table-cell>
          <table:table-cell table:style-name="ce91" table:formula="of:=IF([$Lookups.F52]; &quot;TRUE&quot;; &quot;FALSE&quot;)" office:value-type="string" office:string-value="FALSE" calcext:value-type="string">
            <text:p>FALSE</text:p>
          </table:table-cell>
          <table:table-cell table:style-name="ce91" table:formula="of:=IF([$Lookups.G52]; &quot;TRUE&quot;; &quot;FALSE&quot;)" office:value-type="string" office:string-value="TRUE" calcext:value-type="string">
            <text:p>TRUE</text:p>
          </table:table-cell>
          <table:table-cell table:style-name="ce91" table:formula="of:=IF([$Lookups.H52]; &quot;TRUE&quot;; &quot;FALSE&quot;)" office:value-type="string" office:string-value="TRUE" calcext:value-type="string">
            <text:p>TRUE</text:p>
          </table:table-cell>
          <table:table-cell table:formula="of:=[$Lookups.E52]" office:value-type="string" office:string-value="Last total payment amount received" calcext:value-type="string">
            <text:p>Last total payment amount received</text:p>
          </table:table-cell>
          <table:table-cell table:style-name="ce83"/>
          <table:table-cell table:formula="of:=&quot;  add_row( variable_name = '&quot; &amp; [.B47] &amp; &quot;' ,description = '&quot; &amp; [.F47] &amp; &quot;', inModel = &quot; &amp; [.C47]  &amp; &quot;, inPrediction = &quot; &amp; [.D47]  &amp; &quot;, inPricing = &quot; &amp; [.E47] &amp; &quot;) %&gt;%&quot;" office:value-type="string" office:string-value="  add_row( variable_name = 'last_pymnt_amnt' ,description = 'Last total payment amount received', inModel = FALSE, inPrediction = TRUE, inPricing = TRUE) %&gt;%" calcext:value-type="string">
            <text:p><text:s text:c="2"/>add_row( variable_name = 'last_pymnt_amnt' ,description = 'Last total payment amount received', inModel = FALSE, inPrediction = TRUE, inPricing = TRUE) %&gt;%</text:p>
          </table:table-cell>
          <table:table-cell table:number-columns-repeated="60"/>
        </table:table-row>
        <table:table-row table:style-name="ro6">
          <table:table-cell/>
          <table:table-cell table:formula="of:=[$Lookups.C53]" office:value-type="string" office:string-value="next_pymnt_d" calcext:value-type="string">
            <text:p>next_pymnt_d</text:p>
          </table:table-cell>
          <table:table-cell table:style-name="ce91" table:formula="of:=IF([$Lookups.F53]; &quot;TRUE&quot;; &quot;FALSE&quot;)" office:value-type="string" office:string-value="FALSE" calcext:value-type="string">
            <text:p>FALSE</text:p>
          </table:table-cell>
          <table:table-cell table:style-name="ce91" table:formula="of:=IF([$Lookups.G53]; &quot;TRUE&quot;; &quot;FALSE&quot;)" office:value-type="string" office:string-value="FALSE" calcext:value-type="string">
            <text:p>FALSE</text:p>
          </table:table-cell>
          <table:table-cell table:style-name="ce91" table:formula="of:=IF([$Lookups.H53]; &quot;TRUE&quot;; &quot;FALSE&quot;)" office:value-type="string" office:string-value="TRUE" calcext:value-type="string">
            <text:p>TRUE</text:p>
          </table:table-cell>
          <table:table-cell table:formula="of:=[$Lookups.E53]" office:value-type="string" office:string-value="Next scheduled payment date" calcext:value-type="string">
            <text:p>Next scheduled payment date</text:p>
          </table:table-cell>
          <table:table-cell table:style-name="ce83"/>
          <table:table-cell table:formula="of:=&quot;  add_row( variable_name = '&quot; &amp; [.B48] &amp; &quot;' ,description = '&quot; &amp; [.F48] &amp; &quot;', inModel = &quot; &amp; [.C48]  &amp; &quot;, inPrediction = &quot; &amp; [.D48]  &amp; &quot;, inPricing = &quot; &amp; [.E48] &amp; &quot;) %&gt;%&quot;" office:value-type="string" office:string-value="  add_row( variable_name = 'next_pymnt_d' ,description = 'Next scheduled payment date', inModel = FALSE, inPrediction = FALSE, inPricing = TRUE) %&gt;%" calcext:value-type="string">
            <text:p><text:s text:c="2"/>add_row( variable_name = 'next_pymnt_d' ,description = 'Next scheduled payment date', inModel = FALSE, inPrediction = FALSE, inPricing = TRUE) %&gt;%</text:p>
          </table:table-cell>
          <table:table-cell table:number-columns-repeated="60"/>
        </table:table-row>
        <table:table-row table:style-name="ro6">
          <table:table-cell/>
          <table:table-cell table:formula="of:=[$Lookups.C54]" office:value-type="string" office:string-value="last_credit_pull_d" calcext:value-type="string">
            <text:p>last_credit_pull_d</text:p>
          </table:table-cell>
          <table:table-cell table:style-name="ce91" table:formula="of:=IF([$Lookups.F54]; &quot;TRUE&quot;; &quot;FALSE&quot;)" office:value-type="string" office:string-value="FALSE" calcext:value-type="string">
            <text:p>FALSE</text:p>
          </table:table-cell>
          <table:table-cell table:style-name="ce91" table:formula="of:=IF([$Lookups.G54]; &quot;TRUE&quot;; &quot;FALSE&quot;)" office:value-type="string" office:string-value="FALSE" calcext:value-type="string">
            <text:p>FALSE</text:p>
          </table:table-cell>
          <table:table-cell table:style-name="ce91" table:formula="of:=IF([$Lookups.H54]; &quot;TRUE&quot;; &quot;FALSE&quot;)" office:value-type="string" office:string-value="FALSE" calcext:value-type="string">
            <text:p>FALSE</text:p>
          </table:table-cell>
          <table:table-cell table:formula="of:=[$Lookups.E54]" office:value-type="string" office:string-value="The most recent month LC pulled credit for this loan" calcext:value-type="string">
            <text:p>The most recent month LC pulled credit for this loan</text:p>
          </table:table-cell>
          <table:table-cell table:style-name="ce83"/>
          <table:table-cell table:formula="of:=&quot;  add_row( variable_name = '&quot; &amp; [.B49] &amp; &quot;' ,description = '&quot; &amp; [.F49] &amp; &quot;', inModel = &quot; &amp; [.C49]  &amp; &quot;, inPrediction = &quot; &amp; [.D49]  &amp; &quot;, inPricing = &quot; &amp; [.E49] &amp; &quot;) %&gt;%&quot;" office:value-type="string" office:string-value="  add_row( variable_name = 'last_credit_pull_d' ,description = 'The most recent month LC pulled credit for this loan', inModel = FALSE, inPrediction = FALSE, inPricing = FALSE) %&gt;%" calcext:value-type="string">
            <text:p><text:s text:c="2"/>add_row( variable_name = 'last_credit_pull_d' ,description = 'The most recent month LC pulled credit for this loan', inModel = FALSE, inPrediction = FALSE, inPricing = FALSE) %&gt;%</text:p>
          </table:table-cell>
          <table:table-cell table:number-columns-repeated="60"/>
        </table:table-row>
        <table:table-row table:style-name="ro6">
          <table:table-cell/>
          <table:table-cell table:formula="of:=[$Lookups.C55]" office:value-type="string" office:string-value="collections_12_mths_ex_med" calcext:value-type="string">
            <text:p>collections_12_mths_ex_med</text:p>
          </table:table-cell>
          <table:table-cell table:style-name="ce91" table:formula="of:=IF([$Lookups.F55]; &quot;TRUE&quot;; &quot;FALSE&quot;)" office:value-type="string" office:string-value="FALSE" calcext:value-type="string">
            <text:p>FALSE</text:p>
          </table:table-cell>
          <table:table-cell table:style-name="ce91" table:formula="of:=IF([$Lookups.G55]; &quot;TRUE&quot;; &quot;FALSE&quot;)" office:value-type="string" office:string-value="FALSE" calcext:value-type="string">
            <text:p>FALSE</text:p>
          </table:table-cell>
          <table:table-cell table:style-name="ce91" table:formula="of:=IF([$Lookups.H55]; &quot;TRUE&quot;; &quot;FALSE&quot;)" office:value-type="string" office:string-value="FALSE" calcext:value-type="string">
            <text:p>FALSE</text:p>
          </table:table-cell>
          <table:table-cell table:formula="of:=[$Lookups.E55]" office:value-type="string" office:string-value="Number of collections in 12 months excluding medical collections" calcext:value-type="string">
            <text:p>Number of collections in 12 months excluding medical collections</text:p>
          </table:table-cell>
          <table:table-cell table:style-name="ce83"/>
          <table:table-cell table:formula="of:=&quot;  add_row( variable_name = '&quot; &amp; [.B50] &amp; &quot;' ,description = '&quot; &amp; [.F50] &amp; &quot;', inModel = &quot; &amp; [.C50]  &amp; &quot;, inPrediction = &quot; &amp; [.D50]  &amp; &quot;, inPricing = &quot; &amp; [.E50] &amp; &quot;) %&gt;%&quot;" office:value-type="string" office:string-value="  add_row( variable_name = 'collections_12_mths_ex_med' ,description = 'Number of collections in 12 months excluding medical collections', inModel = FALSE, inPrediction = FALSE, inPricing = FALSE) %&gt;%" calcext:value-type="string">
            <text:p><text:s text:c="2"/>add_row( variable_name = 'collections_12_mths_ex_med' ,description = 'Number of collections in 12 months excluding medical collections', inModel = FALSE, inPrediction = FALSE, inPricing = FALSE) %&gt;%</text:p>
          </table:table-cell>
          <table:table-cell table:number-columns-repeated="60"/>
        </table:table-row>
        <table:table-row table:style-name="ro6">
          <table:table-cell/>
          <table:table-cell table:formula="of:=[$Lookups.C56]" office:value-type="string" office:string-value="mths_since_last_major_derog" calcext:value-type="string">
            <text:p>mths_since_last_major_derog</text:p>
          </table:table-cell>
          <table:table-cell table:style-name="ce91" table:formula="of:=IF([$Lookups.F56]; &quot;TRUE&quot;; &quot;FALSE&quot;)" office:value-type="string" office:string-value="FALSE" calcext:value-type="string">
            <text:p>FALSE</text:p>
          </table:table-cell>
          <table:table-cell table:style-name="ce91" table:formula="of:=IF([$Lookups.G56]; &quot;TRUE&quot;; &quot;FALSE&quot;)" office:value-type="string" office:string-value="FALSE" calcext:value-type="string">
            <text:p>FALSE</text:p>
          </table:table-cell>
          <table:table-cell table:style-name="ce91" table:formula="of:=IF([$Lookups.H56]; &quot;TRUE&quot;; &quot;FALSE&quot;)" office:value-type="string" office:string-value="FALSE" calcext:value-type="string">
            <text:p>FALSE</text:p>
          </table:table-cell>
          <table:table-cell table:formula="of:=[$Lookups.E56]" office:value-type="string" office:string-value="Months since most recent 90-day or worse rating" calcext:value-type="string">
            <text:p>Months since most recent 90-day or worse rating</text:p>
          </table:table-cell>
          <table:table-cell table:style-name="ce83"/>
          <table:table-cell table:formula="of:=&quot;  add_row( variable_name = '&quot; &amp; [.B51] &amp; &quot;' ,description = '&quot; &amp; [.F51] &amp; &quot;', inModel = &quot; &amp; [.C51]  &amp; &quot;, inPrediction = &quot; &amp; [.D51]  &amp; &quot;, inPricing = &quot; &amp; [.E51] &amp; &quot;) %&gt;%&quot;" office:value-type="string" office:string-value="  add_row( variable_name = 'mths_since_last_major_derog' ,description = 'Months since most recent 90-day or worse rating', inModel = FALSE, inPrediction = FALSE, inPricing = FALSE) %&gt;%" calcext:value-type="string">
            <text:p><text:s text:c="2"/>add_row( variable_name = 'mths_since_last_major_derog' ,description = 'Months since most recent 90-day or worse rating', inModel = FALSE, inPrediction = FALSE, inPricing = FALSE) %&gt;%</text:p>
          </table:table-cell>
          <table:table-cell table:number-columns-repeated="60"/>
        </table:table-row>
        <table:table-row table:style-name="ro6">
          <table:table-cell/>
          <table:table-cell table:formula="of:=[$Lookups.C57]" office:value-type="string" office:string-value="policy_code" calcext:value-type="string">
            <text:p>policy_code</text:p>
          </table:table-cell>
          <table:table-cell table:style-name="ce91" table:formula="of:=IF([$Lookups.F57]; &quot;TRUE&quot;; &quot;FALSE&quot;)" office:value-type="string" office:string-value="FALSE" calcext:value-type="string">
            <text:p>FALSE</text:p>
          </table:table-cell>
          <table:table-cell table:style-name="ce91" table:formula="of:=IF([$Lookups.G57]; &quot;TRUE&quot;; &quot;FALSE&quot;)" office:value-type="string" office:string-value="FALSE" calcext:value-type="string">
            <text:p>FALSE</text:p>
          </table:table-cell>
          <table:table-cell table:style-name="ce91" table:formula="of:=IF([$Lookups.H57]; &quot;TRUE&quot;; &quot;FALSE&quot;)" office:value-type="string" office:string-value="FALSE" calcext:value-type="string">
            <text:p>FALSE</text:p>
          </table:table-cell>
          <table:table-cell table:formula="of:=[$Lookups.E57]" office:value-type="string" office:string-value="Publicly available policy_code=1 / New products not publicly available policy_code=2" calcext:value-type="string">
            <text:p>Publicly available policy_code=1 / New products not publicly available policy_code=2</text:p>
          </table:table-cell>
          <table:table-cell table:style-name="ce83"/>
          <table:table-cell table:formula="of:=&quot;  add_row( variable_name = '&quot; &amp; [.B52] &amp; &quot;' ,description = '&quot; &amp; [.F52] &amp; &quot;', inModel = &quot; &amp; [.C52]  &amp; &quot;, inPrediction = &quot; &amp; [.D52]  &amp; &quot;, inPricing = &quot; &amp; [.E52] &amp; &quot;) %&gt;%&quot;" office:value-type="string" office:string-value="  add_row( variable_name = 'policy_code' ,description = 'Publicly available policy_code=1 / New products not publicly available policy_code=2', inModel = FALSE, inPrediction = FALSE, inPricing = FALSE) %&gt;%" calcext:value-type="string">
            <text:p><text:s text:c="2"/>add_row( variable_name = 'policy_code' ,description = 'Publicly available policy_code=1 / New products not publicly available policy_code=2', inModel = FALSE, inPrediction = FALSE, inPricing = FALSE) %&gt;%</text:p>
          </table:table-cell>
          <table:table-cell table:number-columns-repeated="60"/>
        </table:table-row>
        <table:table-row table:style-name="ro6">
          <table:table-cell/>
          <table:table-cell table:formula="of:=[$Lookups.C58]" office:value-type="string" office:string-value="application_type" calcext:value-type="string">
            <text:p>application_type</text:p>
          </table:table-cell>
          <table:table-cell table:style-name="ce91" table:formula="of:=IF([$Lookups.F58]; &quot;TRUE&quot;; &quot;FALSE&quot;)" office:value-type="string" office:string-value="TRUE" calcext:value-type="string">
            <text:p>TRUE</text:p>
          </table:table-cell>
          <table:table-cell table:style-name="ce91" table:formula="of:=IF([$Lookups.G58]; &quot;TRUE&quot;; &quot;FALSE&quot;)" office:value-type="string" office:string-value="FALSE" calcext:value-type="string">
            <text:p>FALSE</text:p>
          </table:table-cell>
          <table:table-cell table:style-name="ce91" table:formula="of:=IF([$Lookups.H58]; &quot;TRUE&quot;; &quot;FALSE&quot;)" office:value-type="string" office:string-value="FALSE" calcext:value-type="string">
            <text:p>FALSE</text:p>
          </table:table-cell>
          <table:table-cell table:formula="of:=[$Lookups.E58]" office:value-type="string" office:string-value="Indicates whether the loan is an individual application or a joint application with two coborrowers" calcext:value-type="string">
            <text:p>Indicates whether the loan is an individual application or a joint application with two coborrowers</text:p>
          </table:table-cell>
          <table:table-cell table:style-name="ce83"/>
          <table:table-cell table:formula="of:=&quot;  add_row( variable_name = '&quot; &amp; [.B53] &amp; &quot;' ,description = '&quot; &amp; [.F53] &amp; &quot;', inModel = &quot; &amp; [.C53]  &amp; &quot;, inPrediction = &quot; &amp; [.D53]  &amp; &quot;, inPricing = &quot; &amp; [.E53] &amp; &quot;) %&gt;%&quot;" office:value-type="string" office:string-value="  add_row( variable_name = 'application_type' ,description = 'Indicates whether the loan is an individual application or a joint application with two coborrowers', inModel = TRUE, inPrediction = FALSE, inPricing = FALSE) %&gt;%" calcext:value-type="string">
            <text:p><text:s text:c="2"/>add_row( variable_name = 'application_type' ,description = 'Indicates whether the loan is an individual application or a joint application with two coborrowers', inModel = TRUE, inPrediction = FALSE, inPricing = FALSE) %&gt;%</text:p>
          </table:table-cell>
          <table:table-cell table:number-columns-repeated="60"/>
        </table:table-row>
        <table:table-row table:style-name="ro6">
          <table:table-cell/>
          <table:table-cell table:formula="of:=[$Lookups.C59]" office:value-type="string" office:string-value="annual_inc_joint" calcext:value-type="string">
            <text:p>annual_inc_joint</text:p>
          </table:table-cell>
          <table:table-cell table:style-name="ce91" table:formula="of:=IF([$Lookups.F59]; &quot;TRUE&quot;; &quot;FALSE&quot;)" office:value-type="string" office:string-value="TRUE" calcext:value-type="string">
            <text:p>TRUE</text:p>
          </table:table-cell>
          <table:table-cell table:style-name="ce91" table:formula="of:=IF([$Lookups.G59]; &quot;TRUE&quot;; &quot;FALSE&quot;)" office:value-type="string" office:string-value="FALSE" calcext:value-type="string">
            <text:p>FALSE</text:p>
          </table:table-cell>
          <table:table-cell table:style-name="ce91" table:formula="of:=IF([$Lookups.H59]; &quot;TRUE&quot;; &quot;FALSE&quot;)" office:value-type="string" office:string-value="FALSE" calcext:value-type="string">
            <text:p>FALSE</text:p>
          </table:table-cell>
          <table:table-cell table:formula="of:=[$Lookups.E59]" office:value-type="string" office:string-value="The combined self-reported annual income provided by the coborrowers during registration" calcext:value-type="string">
            <text:p>The combined self-reported annual income provided by the coborrowers during registration</text:p>
          </table:table-cell>
          <table:table-cell table:style-name="ce83"/>
          <table:table-cell table:formula="of:=&quot;  add_row( variable_name = '&quot; &amp; [.B54] &amp; &quot;' ,description = '&quot; &amp; [.F54] &amp; &quot;', inModel = &quot; &amp; [.C54]  &amp; &quot;, inPrediction = &quot; &amp; [.D54]  &amp; &quot;, inPricing = &quot; &amp; [.E54] &amp; &quot;) %&gt;%&quot;" office:value-type="string" office:string-value="  add_row( variable_name = 'annual_inc_joint' ,description = 'The combined self-reported annual income provided by the coborrowers during registration', inModel = TRUE, inPrediction = FALSE, inPricing = FALSE) %&gt;%" calcext:value-type="string">
            <text:p><text:s text:c="2"/>add_row( variable_name = 'annual_inc_joint' ,description = 'The combined self-reported annual income provided by the coborrowers during registration', inModel = TRUE, inPrediction = FALSE, inPricing = FALSE) %&gt;%</text:p>
          </table:table-cell>
          <table:table-cell table:number-columns-repeated="60"/>
        </table:table-row>
        <table:table-row table:style-name="ro6">
          <table:table-cell/>
          <table:table-cell table:formula="of:=[$Lookups.C60]" office:value-type="string" office:string-value="dti_joint" calcext:value-type="string">
            <text:p>dti_joint</text:p>
          </table:table-cell>
          <table:table-cell table:style-name="ce91" table:formula="of:=IF([$Lookups.F60]; &quot;TRUE&quot;; &quot;FALSE&quot;)" office:value-type="string" office:string-value="TRUE" calcext:value-type="string">
            <text:p>TRUE</text:p>
          </table:table-cell>
          <table:table-cell table:style-name="ce91" table:formula="of:=IF([$Lookups.G60]; &quot;TRUE&quot;; &quot;FALSE&quot;)" office:value-type="string" office:string-value="FALSE" calcext:value-type="string">
            <text:p>FALSE</text:p>
          </table:table-cell>
          <table:table-cell table:style-name="ce91" table:formula="of:=IF([$Lookups.H60]; &quot;TRUE&quot;; &quot;FALSE&quot;)" office:value-type="string" office:string-value="FALSE" calcext:value-type="string">
            <text:p>FALSE</text:p>
          </table:table-cell>
          <table:table-cell table:formula="of:=[$Lookups.E60]" office:value-type="string" office:string-value="A ratio calculated using the coborrowers total monthly payments on the total debt obligations, excluding mortgages and the requested LC loan, divided by the coborrowers combined self-reported monthly income" calcext:value-type="string">
            <text:p>A ratio calculated using the coborrowers total monthly payments on the total debt obligations, excluding mortgages and the requested LC loan, divided by the coborrowers combined self-reported monthly income</text:p>
          </table:table-cell>
          <table:table-cell table:style-name="ce83"/>
          <table:table-cell table:formula="of:=&quot;  add_row( variable_name = '&quot; &amp; [.B55] &amp; &quot;' ,description = '&quot; &amp; [.F55] &amp; &quot;', inModel = &quot; &amp; [.C55]  &amp; &quot;, inPrediction = &quot; &amp; [.D55]  &amp; &quot;, inPricing = &quot; &amp; [.E55] &amp; &quot;) %&gt;%&quot;" office:value-type="string" office:string-value="  add_row( variable_name = 'dti_joint' ,description = 'A ratio calculated using the coborrowers total monthly payments on the total debt obligations, excluding mortgages and the requested LC loan, divided by the coborrowers combined self-reported monthly income', inModel = TRUE, inPrediction = FALSE, inPricing = FALSE) %&gt;%" calcext:value-type="string">
            <text:p><text:s text:c="2"/>add_row( variable_name = 'dti_joint' ,description = 'A ratio calculated using the coborrowers total monthly payments on the total debt obligations, excluding mortgages and the requested LC loan, divided by the coborrowers combined self-reported monthly income', inModel = TRUE, inPrediction = FALSE, inPricing = FALSE) %&gt;%</text:p>
          </table:table-cell>
          <table:table-cell table:number-columns-repeated="60"/>
        </table:table-row>
        <table:table-row table:style-name="ro6">
          <table:table-cell/>
          <table:table-cell table:formula="of:=[$Lookups.C61]" office:value-type="string" office:string-value="verification_status_joint" calcext:value-type="string">
            <text:p>verification_status_joint</text:p>
          </table:table-cell>
          <table:table-cell table:style-name="ce91" table:formula="of:=IF([$Lookups.F61]; &quot;TRUE&quot;; &quot;FALSE&quot;)" office:value-type="string" office:string-value="TRUE" calcext:value-type="string">
            <text:p>TRUE</text:p>
          </table:table-cell>
          <table:table-cell table:style-name="ce91" table:formula="of:=IF([$Lookups.G61]; &quot;TRUE&quot;; &quot;FALSE&quot;)" office:value-type="string" office:string-value="FALSE" calcext:value-type="string">
            <text:p>FALSE</text:p>
          </table:table-cell>
          <table:table-cell table:style-name="ce91" table:formula="of:=IF([$Lookups.H61]; &quot;TRUE&quot;; &quot;FALSE&quot;)" office:value-type="string" office:string-value="FALSE" calcext:value-type="string">
            <text:p>FALSE</text:p>
          </table:table-cell>
          <table:table-cell table:formula="of:=[$Lookups.E61]" office:value-type="string" office:string-value="Indicates if income was verified by LC, not verified, or if the income source was verified" calcext:value-type="string">
            <text:p>Indicates if income was verified by LC, not verified, or if the income source was verified</text:p>
          </table:table-cell>
          <table:table-cell table:style-name="ce83"/>
          <table:table-cell table:formula="of:=&quot;  add_row( variable_name = '&quot; &amp; [.B56] &amp; &quot;' ,description = '&quot; &amp; [.F56] &amp; &quot;', inModel = &quot; &amp; [.C56]  &amp; &quot;, inPrediction = &quot; &amp; [.D56]  &amp; &quot;, inPricing = &quot; &amp; [.E56] &amp; &quot;) %&gt;%&quot;" office:value-type="string" office:string-value="  add_row( variable_name = 'verification_status_joint' ,description = 'Indicates if income was verified by LC, not verified, or if the income source was verified', inModel = TRUE, inPrediction = FALSE, inPricing = FALSE) %&gt;%" calcext:value-type="string">
            <text:p><text:s text:c="2"/>add_row( variable_name = 'verification_status_joint' ,description = 'Indicates if income was verified by LC, not verified, or if the income source was verified', inModel = TRUE, inPrediction = FALSE, inPricing = FALSE) %&gt;%</text:p>
          </table:table-cell>
          <table:table-cell table:number-columns-repeated="60"/>
        </table:table-row>
        <table:table-row table:style-name="ro6">
          <table:table-cell/>
          <table:table-cell table:formula="of:=[$Lookups.C62]" office:value-type="string" office:string-value="acc_now_delinq" calcext:value-type="string">
            <text:p>acc_now_delinq</text:p>
          </table:table-cell>
          <table:table-cell table:style-name="ce91" table:formula="of:=IF([$Lookups.F62]; &quot;TRUE&quot;; &quot;FALSE&quot;)" office:value-type="string" office:string-value="TRUE" calcext:value-type="string">
            <text:p>TRUE</text:p>
          </table:table-cell>
          <table:table-cell table:style-name="ce91" table:formula="of:=IF([$Lookups.G62]; &quot;TRUE&quot;; &quot;FALSE&quot;)" office:value-type="string" office:string-value="FALSE" calcext:value-type="string">
            <text:p>FALSE</text:p>
          </table:table-cell>
          <table:table-cell table:style-name="ce91" table:formula="of:=IF([$Lookups.H62]; &quot;TRUE&quot;; &quot;FALSE&quot;)" office:value-type="string" office:string-value="TRUE" calcext:value-type="string">
            <text:p>TRUE</text:p>
          </table:table-cell>
          <table:table-cell table:formula="of:=[$Lookups.E62]" office:value-type="string" office:string-value="The number of accounts on which the borrower is now delinquent." calcext:value-type="string">
            <text:p>The number of accounts on which the borrower is now delinquent.</text:p>
          </table:table-cell>
          <table:table-cell table:style-name="ce83"/>
          <table:table-cell table:formula="of:=&quot;  add_row( variable_name = '&quot; &amp; [.B57] &amp; &quot;' ,description = '&quot; &amp; [.F57] &amp; &quot;', inModel = &quot; &amp; [.C57]  &amp; &quot;, inPrediction = &quot; &amp; [.D57]  &amp; &quot;, inPricing = &quot; &amp; [.E57] &amp; &quot;) %&gt;%&quot;" office:value-type="string" office:string-value="  add_row( variable_name = 'acc_now_delinq' ,description = 'The number of accounts on which the borrower is now delinquent.', inModel = TRUE, inPrediction = FALSE, inPricing = TRUE) %&gt;%" calcext:value-type="string">
            <text:p><text:s text:c="2"/>add_row( variable_name = 'acc_now_delinq' ,description = 'The number of accounts on which the borrower is now delinquent.', inModel = TRUE, inPrediction = FALSE, inPricing = TRUE) %&gt;%</text:p>
          </table:table-cell>
          <table:table-cell table:number-columns-repeated="60"/>
        </table:table-row>
        <table:table-row table:style-name="ro6">
          <table:table-cell/>
          <table:table-cell table:formula="of:=[$Lookups.C63]" office:value-type="string" office:string-value="tot_coll_amt" calcext:value-type="string">
            <text:p>tot_coll_amt</text:p>
          </table:table-cell>
          <table:table-cell table:style-name="ce91" table:formula="of:=IF([$Lookups.F63]; &quot;TRUE&quot;; &quot;FALSE&quot;)" office:value-type="string" office:string-value="FALSE" calcext:value-type="string">
            <text:p>FALSE</text:p>
          </table:table-cell>
          <table:table-cell table:style-name="ce91" table:formula="of:=IF([$Lookups.G63]; &quot;TRUE&quot;; &quot;FALSE&quot;)" office:value-type="string" office:string-value="FALSE" calcext:value-type="string">
            <text:p>FALSE</text:p>
          </table:table-cell>
          <table:table-cell table:style-name="ce91" table:formula="of:=IF([$Lookups.H63]; &quot;TRUE&quot;; &quot;FALSE&quot;)" office:value-type="string" office:string-value="TRUE" calcext:value-type="string">
            <text:p>TRUE</text:p>
          </table:table-cell>
          <table:table-cell table:formula="of:=[$Lookups.E63]" office:value-type="string" office:string-value="Total collection amounts ever owed" calcext:value-type="string">
            <text:p>Total collection amounts ever owed</text:p>
          </table:table-cell>
          <table:table-cell table:style-name="ce83"/>
          <table:table-cell table:formula="of:=&quot;  add_row( variable_name = '&quot; &amp; [.B58] &amp; &quot;' ,description = '&quot; &amp; [.F58] &amp; &quot;', inModel = &quot; &amp; [.C58]  &amp; &quot;, inPrediction = &quot; &amp; [.D58]  &amp; &quot;, inPricing = &quot; &amp; [.E58] &amp; &quot;) %&gt;%&quot;" office:value-type="string" office:string-value="  add_row( variable_name = 'tot_coll_amt' ,description = 'Total collection amounts ever owed', inModel = FALSE, inPrediction = FALSE, inPricing = TRUE) %&gt;%" calcext:value-type="string">
            <text:p><text:s text:c="2"/>add_row( variable_name = 'tot_coll_amt' ,description = 'Total collection amounts ever owed', inModel = FALSE, inPrediction = FALSE, inPricing = TRUE) %&gt;%</text:p>
          </table:table-cell>
          <table:table-cell table:number-columns-repeated="60"/>
        </table:table-row>
        <table:table-row table:style-name="ro6">
          <table:table-cell/>
          <table:table-cell table:formula="of:=[$Lookups.C64]" office:value-type="string" office:string-value="tot_cur_bal" calcext:value-type="string">
            <text:p>tot_cur_bal</text:p>
          </table:table-cell>
          <table:table-cell table:style-name="ce91" table:formula="of:=IF([$Lookups.F64]; &quot;TRUE&quot;; &quot;FALSE&quot;)" office:value-type="string" office:string-value="FALSE" calcext:value-type="string">
            <text:p>FALSE</text:p>
          </table:table-cell>
          <table:table-cell table:style-name="ce91" table:formula="of:=IF([$Lookups.G64]; &quot;TRUE&quot;; &quot;FALSE&quot;)" office:value-type="string" office:string-value="FALSE" calcext:value-type="string">
            <text:p>FALSE</text:p>
          </table:table-cell>
          <table:table-cell table:style-name="ce91" table:formula="of:=IF([$Lookups.H64]; &quot;TRUE&quot;; &quot;FALSE&quot;)" office:value-type="string" office:string-value="TRUE" calcext:value-type="string">
            <text:p>TRUE</text:p>
          </table:table-cell>
          <table:table-cell table:formula="of:=[$Lookups.E64]" office:value-type="string" office:string-value="Total current balance of all accounts" calcext:value-type="string">
            <text:p>Total current balance of all accounts</text:p>
          </table:table-cell>
          <table:table-cell table:style-name="ce83"/>
          <table:table-cell table:formula="of:=&quot;  add_row( variable_name = '&quot; &amp; [.B59] &amp; &quot;' ,description = '&quot; &amp; [.F59] &amp; &quot;', inModel = &quot; &amp; [.C59]  &amp; &quot;, inPrediction = &quot; &amp; [.D59]  &amp; &quot;, inPricing = &quot; &amp; [.E59] &amp; &quot;) %&gt;%&quot;" office:value-type="string" office:string-value="  add_row( variable_name = 'tot_cur_bal' ,description = 'Total current balance of all accounts', inModel = FALSE, inPrediction = FALSE, inPricing = TRUE) %&gt;%" calcext:value-type="string">
            <text:p><text:s text:c="2"/>add_row( variable_name = 'tot_cur_bal' ,description = 'Total current balance of all accounts', inModel = FALSE, inPrediction = FALSE, inPricing = TRUE) %&gt;%</text:p>
          </table:table-cell>
          <table:table-cell table:number-columns-repeated="60"/>
        </table:table-row>
        <table:table-row table:style-name="ro6">
          <table:table-cell/>
          <table:table-cell table:formula="of:=[$Lookups.C65]" office:value-type="string" office:string-value="open_acc_6m" calcext:value-type="string">
            <text:p>open_acc_6m</text:p>
          </table:table-cell>
          <table:table-cell table:style-name="ce91" table:formula="of:=IF([$Lookups.F65]; &quot;TRUE&quot;; &quot;FALSE&quot;)" office:value-type="string" office:string-value="FALSE" calcext:value-type="string">
            <text:p>FALSE</text:p>
          </table:table-cell>
          <table:table-cell table:style-name="ce91" table:formula="of:=IF([$Lookups.G65]; &quot;TRUE&quot;; &quot;FALSE&quot;)" office:value-type="string" office:string-value="FALSE" calcext:value-type="string">
            <text:p>FALSE</text:p>
          </table:table-cell>
          <table:table-cell table:style-name="ce91" table:formula="of:=IF([$Lookups.H65]; &quot;TRUE&quot;; &quot;FALSE&quot;)" office:value-type="string" office:string-value="FALSE" calcext:value-type="string">
            <text:p>FALSE</text:p>
          </table:table-cell>
          <table:table-cell table:formula="of:=[$Lookups.E65]" office:value-type="string" office:string-value="Number of open trades in last 6 months" calcext:value-type="string">
            <text:p>Number of open trades in last 6 months</text:p>
          </table:table-cell>
          <table:table-cell table:style-name="ce83"/>
          <table:table-cell table:formula="of:=&quot;  add_row( variable_name = '&quot; &amp; [.B60] &amp; &quot;' ,description = '&quot; &amp; [.F60] &amp; &quot;', inModel = &quot; &amp; [.C60]  &amp; &quot;, inPrediction = &quot; &amp; [.D60]  &amp; &quot;, inPricing = &quot; &amp; [.E60] &amp; &quot;) %&gt;%&quot;" office:value-type="string" office:string-value="  add_row( variable_name = 'open_acc_6m' ,description = 'Number of open trades in last 6 months', inModel = FALSE, inPrediction = FALSE, inPricing = FALSE) %&gt;%" calcext:value-type="string">
            <text:p><text:s text:c="2"/>add_row( variable_name = 'open_acc_6m' ,description = 'Number of open trades in last 6 months', inModel = FALSE, inPrediction = FALSE, inPricing = FALSE) %&gt;%</text:p>
          </table:table-cell>
          <table:table-cell table:number-columns-repeated="60"/>
        </table:table-row>
        <table:table-row table:style-name="ro6">
          <table:table-cell/>
          <table:table-cell table:formula="of:=[$Lookups.C66]" office:value-type="string" office:string-value="open_act_il" calcext:value-type="string">
            <text:p>open_act_il</text:p>
          </table:table-cell>
          <table:table-cell table:style-name="ce91" table:formula="of:=IF([$Lookups.F66]; &quot;TRUE&quot;; &quot;FALSE&quot;)" office:value-type="string" office:string-value="FALSE" calcext:value-type="string">
            <text:p>FALSE</text:p>
          </table:table-cell>
          <table:table-cell table:style-name="ce91" table:formula="of:=IF([$Lookups.G66]; &quot;TRUE&quot;; &quot;FALSE&quot;)" office:value-type="string" office:string-value="FALSE" calcext:value-type="string">
            <text:p>FALSE</text:p>
          </table:table-cell>
          <table:table-cell table:style-name="ce91" table:formula="of:=IF([$Lookups.H66]; &quot;TRUE&quot;; &quot;FALSE&quot;)" office:value-type="string" office:string-value="FALSE" calcext:value-type="string">
            <text:p>FALSE</text:p>
          </table:table-cell>
          <table:table-cell table:formula="of:=[$Lookups.E66]" office:value-type="string" office:string-value="Number of currently active installment trades" calcext:value-type="string">
            <text:p>Number of currently active installment trades</text:p>
          </table:table-cell>
          <table:table-cell table:style-name="ce83"/>
          <table:table-cell table:formula="of:=&quot;  add_row( variable_name = '&quot; &amp; [.B61] &amp; &quot;' ,description = '&quot; &amp; [.F61] &amp; &quot;', inModel = &quot; &amp; [.C61]  &amp; &quot;, inPrediction = &quot; &amp; [.D61]  &amp; &quot;, inPricing = &quot; &amp; [.E61] &amp; &quot;) %&gt;%&quot;" office:value-type="string" office:string-value="  add_row( variable_name = 'open_act_il' ,description = 'Number of currently active installment trades', inModel = FALSE, inPrediction = FALSE, inPricing = FALSE) %&gt;%" calcext:value-type="string">
            <text:p><text:s text:c="2"/>add_row( variable_name = 'open_act_il' ,description = 'Number of currently active installment trades', inModel = FALSE, inPrediction = FALSE, inPricing = FALSE) %&gt;%</text:p>
          </table:table-cell>
          <table:table-cell table:number-columns-repeated="60"/>
        </table:table-row>
        <table:table-row table:style-name="ro6">
          <table:table-cell/>
          <table:table-cell table:formula="of:=[$Lookups.C67]" office:value-type="string" office:string-value="open_il_12m" calcext:value-type="string">
            <text:p>open_il_12m</text:p>
          </table:table-cell>
          <table:table-cell table:style-name="ce91" table:formula="of:=IF([$Lookups.F67]; &quot;TRUE&quot;; &quot;FALSE&quot;)" office:value-type="string" office:string-value="FALSE" calcext:value-type="string">
            <text:p>FALSE</text:p>
          </table:table-cell>
          <table:table-cell table:style-name="ce91" table:formula="of:=IF([$Lookups.G67]; &quot;TRUE&quot;; &quot;FALSE&quot;)" office:value-type="string" office:string-value="FALSE" calcext:value-type="string">
            <text:p>FALSE</text:p>
          </table:table-cell>
          <table:table-cell table:style-name="ce91" table:formula="of:=IF([$Lookups.H67]; &quot;TRUE&quot;; &quot;FALSE&quot;)" office:value-type="string" office:string-value="TRUE" calcext:value-type="string">
            <text:p>TRUE</text:p>
          </table:table-cell>
          <table:table-cell table:formula="of:=[$Lookups.E67]" office:value-type="string" office:string-value="Number of installment accounts opened in past 12 months" calcext:value-type="string">
            <text:p>Number of installment accounts opened in past 12 months</text:p>
          </table:table-cell>
          <table:table-cell table:style-name="ce83"/>
          <table:table-cell table:formula="of:=&quot;  add_row( variable_name = '&quot; &amp; [.B62] &amp; &quot;' ,description = '&quot; &amp; [.F62] &amp; &quot;', inModel = &quot; &amp; [.C62]  &amp; &quot;, inPrediction = &quot; &amp; [.D62]  &amp; &quot;, inPricing = &quot; &amp; [.E62] &amp; &quot;) %&gt;%&quot;" office:value-type="string" office:string-value="  add_row( variable_name = 'open_il_12m' ,description = 'Number of installment accounts opened in past 12 months', inModel = FALSE, inPrediction = FALSE, inPricing = TRUE) %&gt;%" calcext:value-type="string">
            <text:p><text:s text:c="2"/>add_row( variable_name = 'open_il_12m' ,description = 'Number of installment accounts opened in past 12 months', inModel = FALSE, inPrediction = FALSE, inPricing = TRUE) %&gt;%</text:p>
          </table:table-cell>
          <table:table-cell table:number-columns-repeated="60"/>
        </table:table-row>
        <table:table-row table:style-name="ro6">
          <table:table-cell/>
          <table:table-cell table:formula="of:=[$Lookups.C68]" office:value-type="string" office:string-value="open_il_24m" calcext:value-type="string">
            <text:p>open_il_24m</text:p>
          </table:table-cell>
          <table:table-cell table:style-name="ce91" table:formula="of:=IF([$Lookups.F68]; &quot;TRUE&quot;; &quot;FALSE&quot;)" office:value-type="string" office:string-value="FALSE" calcext:value-type="string">
            <text:p>FALSE</text:p>
          </table:table-cell>
          <table:table-cell table:style-name="ce91" table:formula="of:=IF([$Lookups.G68]; &quot;TRUE&quot;; &quot;FALSE&quot;)" office:value-type="string" office:string-value="FALSE" calcext:value-type="string">
            <text:p>FALSE</text:p>
          </table:table-cell>
          <table:table-cell table:style-name="ce91" table:formula="of:=IF([$Lookups.H68]; &quot;TRUE&quot;; &quot;FALSE&quot;)" office:value-type="string" office:string-value="TRUE" calcext:value-type="string">
            <text:p>TRUE</text:p>
          </table:table-cell>
          <table:table-cell table:formula="of:=[$Lookups.E68]" office:value-type="string" office:string-value="Number of installment accounts opened in past 24 months" calcext:value-type="string">
            <text:p>Number of installment accounts opened in past 24 months</text:p>
          </table:table-cell>
          <table:table-cell table:style-name="ce83"/>
          <table:table-cell table:formula="of:=&quot;  add_row( variable_name = '&quot; &amp; [.B63] &amp; &quot;' ,description = '&quot; &amp; [.F63] &amp; &quot;', inModel = &quot; &amp; [.C63]  &amp; &quot;, inPrediction = &quot; &amp; [.D63]  &amp; &quot;, inPricing = &quot; &amp; [.E63] &amp; &quot;) %&gt;%&quot;" office:value-type="string" office:string-value="  add_row( variable_name = 'open_il_24m' ,description = 'Number of installment accounts opened in past 24 months', inModel = FALSE, inPrediction = FALSE, inPricing = TRUE) %&gt;%" calcext:value-type="string">
            <text:p><text:s text:c="2"/>add_row( variable_name = 'open_il_24m' ,description = 'Number of installment accounts opened in past 24 months', inModel = FALSE, inPrediction = FALSE, inPricing = TRUE) %&gt;%</text:p>
          </table:table-cell>
          <table:table-cell table:number-columns-repeated="60"/>
        </table:table-row>
        <table:table-row table:style-name="ro6">
          <table:table-cell/>
          <table:table-cell table:formula="of:=[$Lookups.C69]" office:value-type="string" office:string-value="mths_since_rcnt_il" calcext:value-type="string">
            <text:p>mths_since_rcnt_il</text:p>
          </table:table-cell>
          <table:table-cell table:style-name="ce91" table:formula="of:=IF([$Lookups.F69]; &quot;TRUE&quot;; &quot;FALSE&quot;)" office:value-type="string" office:string-value="FALSE" calcext:value-type="string">
            <text:p>FALSE</text:p>
          </table:table-cell>
          <table:table-cell table:style-name="ce91" table:formula="of:=IF([$Lookups.G69]; &quot;TRUE&quot;; &quot;FALSE&quot;)" office:value-type="string" office:string-value="FALSE" calcext:value-type="string">
            <text:p>FALSE</text:p>
          </table:table-cell>
          <table:table-cell table:style-name="ce91" table:formula="of:=IF([$Lookups.H69]; &quot;TRUE&quot;; &quot;FALSE&quot;)" office:value-type="string" office:string-value="TRUE" calcext:value-type="string">
            <text:p>TRUE</text:p>
          </table:table-cell>
          <table:table-cell table:formula="of:=[$Lookups.E69]" office:value-type="string" office:string-value="Months since most recent instalment accounts opened" calcext:value-type="string">
            <text:p>Months since most recent instalment accounts opened</text:p>
          </table:table-cell>
          <table:table-cell table:style-name="ce83"/>
          <table:table-cell table:formula="of:=&quot;  add_row( variable_name = '&quot; &amp; [.B64] &amp; &quot;' ,description = '&quot; &amp; [.F64] &amp; &quot;', inModel = &quot; &amp; [.C64]  &amp; &quot;, inPrediction = &quot; &amp; [.D64]  &amp; &quot;, inPricing = &quot; &amp; [.E64] &amp; &quot;) %&gt;%&quot;" office:value-type="string" office:string-value="  add_row( variable_name = 'mths_since_rcnt_il' ,description = 'Months since most recent instalment accounts opened', inModel = FALSE, inPrediction = FALSE, inPricing = TRUE) %&gt;%" calcext:value-type="string">
            <text:p><text:s text:c="2"/>add_row( variable_name = 'mths_since_rcnt_il' ,description = 'Months since most recent instalment accounts opened', inModel = FALSE, inPrediction = FALSE, inPricing = TRUE) %&gt;%</text:p>
          </table:table-cell>
          <table:table-cell table:number-columns-repeated="60"/>
        </table:table-row>
        <table:table-row table:style-name="ro6">
          <table:table-cell/>
          <table:table-cell table:formula="of:=[$Lookups.C70]" office:value-type="string" office:string-value="total_bal_il" calcext:value-type="string">
            <text:p>total_bal_il</text:p>
          </table:table-cell>
          <table:table-cell table:style-name="ce91" table:formula="of:=IF([$Lookups.F70]; &quot;TRUE&quot;; &quot;FALSE&quot;)" office:value-type="string" office:string-value="FALSE" calcext:value-type="string">
            <text:p>FALSE</text:p>
          </table:table-cell>
          <table:table-cell table:style-name="ce91" table:formula="of:=IF([$Lookups.G70]; &quot;TRUE&quot;; &quot;FALSE&quot;)" office:value-type="string" office:string-value="FALSE" calcext:value-type="string">
            <text:p>FALSE</text:p>
          </table:table-cell>
          <table:table-cell table:style-name="ce91" table:formula="of:=IF([$Lookups.H70]; &quot;TRUE&quot;; &quot;FALSE&quot;)" office:value-type="string" office:string-value="TRUE" calcext:value-type="string">
            <text:p>TRUE</text:p>
          </table:table-cell>
          <table:table-cell table:formula="of:=[$Lookups.E70]" office:value-type="string" office:string-value="Total current balance of all installment accounts" calcext:value-type="string">
            <text:p>Total current balance of all installment accounts</text:p>
          </table:table-cell>
          <table:table-cell table:style-name="ce83"/>
          <table:table-cell table:formula="of:=&quot;  add_row( variable_name = '&quot; &amp; [.B65] &amp; &quot;' ,description = '&quot; &amp; [.F65] &amp; &quot;', inModel = &quot; &amp; [.C65]  &amp; &quot;, inPrediction = &quot; &amp; [.D65]  &amp; &quot;, inPricing = &quot; &amp; [.E65] &amp; &quot;) %&gt;%&quot;" office:value-type="string" office:string-value="  add_row( variable_name = 'total_bal_il' ,description = 'Total current balance of all installment accounts', inModel = FALSE, inPrediction = FALSE, inPricing = TRUE) %&gt;%" calcext:value-type="string">
            <text:p><text:s text:c="2"/>add_row( variable_name = 'total_bal_il' ,description = 'Total current balance of all installment accounts', inModel = FALSE, inPrediction = FALSE, inPricing = TRUE) %&gt;%</text:p>
          </table:table-cell>
          <table:table-cell table:number-columns-repeated="60"/>
        </table:table-row>
        <table:table-row table:style-name="ro6">
          <table:table-cell/>
          <table:table-cell table:formula="of:=[$Lookups.C71]" office:value-type="string" office:string-value="il_util" calcext:value-type="string">
            <text:p>il_util</text:p>
          </table:table-cell>
          <table:table-cell table:style-name="ce91" table:formula="of:=IF([$Lookups.F71]; &quot;TRUE&quot;; &quot;FALSE&quot;)" office:value-type="string" office:string-value="FALSE" calcext:value-type="string">
            <text:p>FALSE</text:p>
          </table:table-cell>
          <table:table-cell table:style-name="ce91" table:formula="of:=IF([$Lookups.G71]; &quot;TRUE&quot;; &quot;FALSE&quot;)" office:value-type="string" office:string-value="FALSE" calcext:value-type="string">
            <text:p>FALSE</text:p>
          </table:table-cell>
          <table:table-cell table:style-name="ce91" table:formula="of:=IF([$Lookups.H71]; &quot;TRUE&quot;; &quot;FALSE&quot;)" office:value-type="string" office:string-value="TRUE" calcext:value-type="string">
            <text:p>TRUE</text:p>
          </table:table-cell>
          <table:table-cell table:formula="of:=[$Lookups.E71]" office:value-type="string" office:string-value="Ratio of total current balance to high credit/credit limit on all install acct" calcext:value-type="string">
            <text:p>Ratio of total current balance to high credit/credit limit on all install acct</text:p>
          </table:table-cell>
          <table:table-cell table:style-name="ce83"/>
          <table:table-cell table:formula="of:=&quot;  add_row( variable_name = '&quot; &amp; [.B66] &amp; &quot;' ,description = '&quot; &amp; [.F66] &amp; &quot;', inModel = &quot; &amp; [.C66]  &amp; &quot;, inPrediction = &quot; &amp; [.D66]  &amp; &quot;, inPricing = &quot; &amp; [.E66] &amp; &quot;) %&gt;%&quot;" office:value-type="string" office:string-value="  add_row( variable_name = 'il_util' ,description = 'Ratio of total current balance to high credit/credit limit on all install acct', inModel = FALSE, inPrediction = FALSE, inPricing = TRUE) %&gt;%" calcext:value-type="string">
            <text:p><text:s text:c="2"/>add_row( variable_name = 'il_util' ,description = 'Ratio of total current balance to high credit/credit limit on all install acct', inModel = FALSE, inPrediction = FALSE, inPricing = TRUE) %&gt;%</text:p>
          </table:table-cell>
          <table:table-cell table:number-columns-repeated="60"/>
        </table:table-row>
        <table:table-row table:style-name="ro6">
          <table:table-cell/>
          <table:table-cell table:formula="of:=[$Lookups.C72]" office:value-type="string" office:string-value="open_rv_12m" calcext:value-type="string">
            <text:p>open_rv_12m</text:p>
          </table:table-cell>
          <table:table-cell table:style-name="ce91" table:formula="of:=IF([$Lookups.F72]; &quot;TRUE&quot;; &quot;FALSE&quot;)" office:value-type="string" office:string-value="TRUE" calcext:value-type="string">
            <text:p>TRUE</text:p>
          </table:table-cell>
          <table:table-cell table:style-name="ce91" table:formula="of:=IF([$Lookups.G72]; &quot;TRUE&quot;; &quot;FALSE&quot;)" office:value-type="string" office:string-value="FALSE" calcext:value-type="string">
            <text:p>FALSE</text:p>
          </table:table-cell>
          <table:table-cell table:style-name="ce91" table:formula="of:=IF([$Lookups.H72]; &quot;TRUE&quot;; &quot;FALSE&quot;)" office:value-type="string" office:string-value="FALSE" calcext:value-type="string">
            <text:p>FALSE</text:p>
          </table:table-cell>
          <table:table-cell table:formula="of:=[$Lookups.E72]" office:value-type="string" office:string-value="Number of revolving trades opened in past 12 months" calcext:value-type="string">
            <text:p>Number of revolving trades opened in past 12 months</text:p>
          </table:table-cell>
          <table:table-cell table:style-name="ce83"/>
          <table:table-cell table:formula="of:=&quot;  add_row( variable_name = '&quot; &amp; [.B67] &amp; &quot;' ,description = '&quot; &amp; [.F67] &amp; &quot;', inModel = &quot; &amp; [.C67]  &amp; &quot;, inPrediction = &quot; &amp; [.D67]  &amp; &quot;, inPricing = &quot; &amp; [.E67] &amp; &quot;) %&gt;%&quot;" office:value-type="string" office:string-value="  add_row( variable_name = 'open_rv_12m' ,description = 'Number of revolving trades opened in past 12 months', inModel = TRUE, inPrediction = FALSE, inPricing = FALSE) %&gt;%" calcext:value-type="string">
            <text:p><text:s text:c="2"/>add_row( variable_name = 'open_rv_12m' ,description = 'Number of revolving trades opened in past 12 months', inModel = TRUE, inPrediction = FALSE, inPricing = FALSE) %&gt;%</text:p>
          </table:table-cell>
          <table:table-cell table:number-columns-repeated="60"/>
        </table:table-row>
        <table:table-row table:style-name="ro6">
          <table:table-cell/>
          <table:table-cell table:formula="of:=[$Lookups.C73]" office:value-type="string" office:string-value="open_rv_24m" calcext:value-type="string">
            <text:p>open_rv_24m</text:p>
          </table:table-cell>
          <table:table-cell table:style-name="ce91" table:formula="of:=IF([$Lookups.F73]; &quot;TRUE&quot;; &quot;FALSE&quot;)" office:value-type="string" office:string-value="TRUE" calcext:value-type="string">
            <text:p>TRUE</text:p>
          </table:table-cell>
          <table:table-cell table:style-name="ce91" table:formula="of:=IF([$Lookups.G73]; &quot;TRUE&quot;; &quot;FALSE&quot;)" office:value-type="string" office:string-value="FALSE" calcext:value-type="string">
            <text:p>FALSE</text:p>
          </table:table-cell>
          <table:table-cell table:style-name="ce91" table:formula="of:=IF([$Lookups.H73]; &quot;TRUE&quot;; &quot;FALSE&quot;)" office:value-type="string" office:string-value="FALSE" calcext:value-type="string">
            <text:p>FALSE</text:p>
          </table:table-cell>
          <table:table-cell table:formula="of:=[$Lookups.E73]" office:value-type="string" office:string-value="Number of revolving trades opened in past 24 months" calcext:value-type="string">
            <text:p>Number of revolving trades opened in past 24 months</text:p>
          </table:table-cell>
          <table:table-cell table:style-name="ce83"/>
          <table:table-cell table:formula="of:=&quot;  add_row( variable_name = '&quot; &amp; [.B68] &amp; &quot;' ,description = '&quot; &amp; [.F68] &amp; &quot;', inModel = &quot; &amp; [.C68]  &amp; &quot;, inPrediction = &quot; &amp; [.D68]  &amp; &quot;, inPricing = &quot; &amp; [.E68] &amp; &quot;) %&gt;%&quot;" office:value-type="string" office:string-value="  add_row( variable_name = 'open_rv_24m' ,description = 'Number of revolving trades opened in past 24 months', inModel = TRUE, inPrediction = FALSE, inPricing = FALSE) %&gt;%" calcext:value-type="string">
            <text:p><text:s text:c="2"/>add_row( variable_name = 'open_rv_24m' ,description = 'Number of revolving trades opened in past 24 months', inModel = TRUE, inPrediction = FALSE, inPricing = FALSE) %&gt;%</text:p>
          </table:table-cell>
          <table:table-cell table:number-columns-repeated="60"/>
        </table:table-row>
        <table:table-row table:style-name="ro6">
          <table:table-cell/>
          <table:table-cell table:formula="of:=[$Lookups.C74]" office:value-type="string" office:string-value="max_bal_bc" calcext:value-type="string">
            <text:p>max_bal_bc</text:p>
          </table:table-cell>
          <table:table-cell table:style-name="ce91" table:formula="of:=IF([$Lookups.F74]; &quot;TRUE&quot;; &quot;FALSE&quot;)" office:value-type="string" office:string-value="TRUE" calcext:value-type="string">
            <text:p>TRUE</text:p>
          </table:table-cell>
          <table:table-cell table:style-name="ce91" table:formula="of:=IF([$Lookups.G74]; &quot;TRUE&quot;; &quot;FALSE&quot;)" office:value-type="string" office:string-value="FALSE" calcext:value-type="string">
            <text:p>FALSE</text:p>
          </table:table-cell>
          <table:table-cell table:style-name="ce91" table:formula="of:=IF([$Lookups.H74]; &quot;TRUE&quot;; &quot;FALSE&quot;)" office:value-type="string" office:string-value="TRUE" calcext:value-type="string">
            <text:p>TRUE</text:p>
          </table:table-cell>
          <table:table-cell table:formula="of:=[$Lookups.E74]" office:value-type="string" office:string-value="Maximum current balance owed on all revolving accounts" calcext:value-type="string">
            <text:p>Maximum current balance owed on all revolving accounts</text:p>
          </table:table-cell>
          <table:table-cell table:style-name="ce83"/>
          <table:table-cell table:formula="of:=&quot;  add_row( variable_name = '&quot; &amp; [.B69] &amp; &quot;' ,description = '&quot; &amp; [.F69] &amp; &quot;', inModel = &quot; &amp; [.C69]  &amp; &quot;, inPrediction = &quot; &amp; [.D69]  &amp; &quot;, inPricing = &quot; &amp; [.E69] &amp; &quot;) %&gt;%&quot;" office:value-type="string" office:string-value="  add_row( variable_name = 'max_bal_bc' ,description = 'Maximum current balance owed on all revolving accounts', inModel = TRUE, inPrediction = FALSE, inPricing = TRUE) %&gt;%" calcext:value-type="string">
            <text:p><text:s text:c="2"/>add_row( variable_name = 'max_bal_bc' ,description = 'Maximum current balance owed on all revolving accounts', inModel = TRUE, inPrediction = FALSE, inPricing = TRUE) %&gt;%</text:p>
          </table:table-cell>
          <table:table-cell table:number-columns-repeated="60"/>
        </table:table-row>
        <table:table-row table:style-name="ro6">
          <table:table-cell/>
          <table:table-cell table:formula="of:=[$Lookups.C75]" office:value-type="string" office:string-value="all_util" calcext:value-type="string">
            <text:p>all_util</text:p>
          </table:table-cell>
          <table:table-cell table:style-name="ce91" table:formula="of:=IF([$Lookups.F75]; &quot;TRUE&quot;; &quot;FALSE&quot;)" office:value-type="string" office:string-value="FALSE" calcext:value-type="string">
            <text:p>FALSE</text:p>
          </table:table-cell>
          <table:table-cell table:style-name="ce91" table:formula="of:=IF([$Lookups.G75]; &quot;TRUE&quot;; &quot;FALSE&quot;)" office:value-type="string" office:string-value="FALSE" calcext:value-type="string">
            <text:p>FALSE</text:p>
          </table:table-cell>
          <table:table-cell table:style-name="ce91" table:formula="of:=IF([$Lookups.H75]; &quot;TRUE&quot;; &quot;FALSE&quot;)" office:value-type="string" office:string-value="TRUE" calcext:value-type="string">
            <text:p>TRUE</text:p>
          </table:table-cell>
          <table:table-cell table:formula="of:=[$Lookups.E75]" office:value-type="string" office:string-value="Balance to credit limit on all trades" calcext:value-type="string">
            <text:p>Balance to credit limit on all trades</text:p>
          </table:table-cell>
          <table:table-cell table:style-name="ce83"/>
          <table:table-cell table:formula="of:=&quot;  add_row( variable_name = '&quot; &amp; [.B70] &amp; &quot;' ,description = '&quot; &amp; [.F70] &amp; &quot;', inModel = &quot; &amp; [.C70]  &amp; &quot;, inPrediction = &quot; &amp; [.D70]  &amp; &quot;, inPricing = &quot; &amp; [.E70] &amp; &quot;) %&gt;%&quot;" office:value-type="string" office:string-value="  add_row( variable_name = 'all_util' ,description = 'Balance to credit limit on all trades', inModel = FALSE, inPrediction = FALSE, inPricing = TRUE) %&gt;%" calcext:value-type="string">
            <text:p><text:s text:c="2"/>add_row( variable_name = 'all_util' ,description = 'Balance to credit limit on all trades', inModel = FALSE, inPrediction = FALSE, inPricing = TRUE) %&gt;%</text:p>
          </table:table-cell>
          <table:table-cell table:number-columns-repeated="60"/>
        </table:table-row>
        <table:table-row table:style-name="ro6">
          <table:table-cell/>
          <table:table-cell table:formula="of:=[$Lookups.C76]" office:value-type="string" office:string-value="total_rev_hi_lim" calcext:value-type="string">
            <text:p>total_rev_hi_lim</text:p>
          </table:table-cell>
          <table:table-cell table:style-name="ce91" table:formula="of:=IF([$Lookups.F76]; &quot;TRUE&quot;; &quot;FALSE&quot;)" office:value-type="string" office:string-value="FALSE" calcext:value-type="string">
            <text:p>FALSE</text:p>
          </table:table-cell>
          <table:table-cell table:style-name="ce91" table:formula="of:=IF([$Lookups.G76]; &quot;TRUE&quot;; &quot;FALSE&quot;)" office:value-type="string" office:string-value="FALSE" calcext:value-type="string">
            <text:p>FALSE</text:p>
          </table:table-cell>
          <table:table-cell table:style-name="ce91" table:formula="of:=IF([$Lookups.H76]; &quot;TRUE&quot;; &quot;FALSE&quot;)" office:value-type="string" office:string-value="TRUE" calcext:value-type="string">
            <text:p>TRUE</text:p>
          </table:table-cell>
          <table:table-cell table:formula="of:=[$Lookups.E76]" office:value-type="string" office:string-value="Total revolving high credit/credit limit" calcext:value-type="string">
            <text:p>Total revolving high credit/credit limit</text:p>
          </table:table-cell>
          <table:table-cell table:style-name="ce83"/>
          <table:table-cell table:formula="of:=&quot;  add_row( variable_name = '&quot; &amp; [.B71] &amp; &quot;' ,description = '&quot; &amp; [.F71] &amp; &quot;', inModel = &quot; &amp; [.C71]  &amp; &quot;, inPrediction = &quot; &amp; [.D71]  &amp; &quot;, inPricing = &quot; &amp; [.E71] &amp; &quot;) %&gt;%&quot;" office:value-type="string" office:string-value="  add_row( variable_name = 'total_rev_hi_lim' ,description = 'Total revolving high credit/credit limit', inModel = FALSE, inPrediction = FALSE, inPricing = TRUE) %&gt;%" calcext:value-type="string">
            <text:p><text:s text:c="2"/>add_row( variable_name = 'total_rev_hi_lim' ,description = 'Total revolving high credit/credit limit', inModel = FALSE, inPrediction = FALSE, inPricing = TRUE) %&gt;%</text:p>
          </table:table-cell>
          <table:table-cell table:number-columns-repeated="60"/>
        </table:table-row>
        <table:table-row table:style-name="ro6">
          <table:table-cell/>
          <table:table-cell table:formula="of:=[$Lookups.C77]" office:value-type="string" office:string-value="inq_fi" calcext:value-type="string">
            <text:p>inq_fi</text:p>
          </table:table-cell>
          <table:table-cell table:style-name="ce91" table:formula="of:=IF([$Lookups.F77]; &quot;TRUE&quot;; &quot;FALSE&quot;)" office:value-type="string" office:string-value="TRUE" calcext:value-type="string">
            <text:p>TRUE</text:p>
          </table:table-cell>
          <table:table-cell table:style-name="ce91" table:formula="of:=IF([$Lookups.G77]; &quot;TRUE&quot;; &quot;FALSE&quot;)" office:value-type="string" office:string-value="FALSE" calcext:value-type="string">
            <text:p>FALSE</text:p>
          </table:table-cell>
          <table:table-cell table:style-name="ce91" table:formula="of:=IF([$Lookups.H77]; &quot;TRUE&quot;; &quot;FALSE&quot;)" office:value-type="string" office:string-value="FALSE" calcext:value-type="string">
            <text:p>FALSE</text:p>
          </table:table-cell>
          <table:table-cell table:formula="of:=[$Lookups.E77]" office:value-type="string" office:string-value="Number of personal finance inquiries" calcext:value-type="string">
            <text:p>Number of personal finance inquiries</text:p>
          </table:table-cell>
          <table:table-cell table:style-name="ce83"/>
          <table:table-cell table:formula="of:=&quot;  add_row( variable_name = '&quot; &amp; [.B72] &amp; &quot;' ,description = '&quot; &amp; [.F72] &amp; &quot;', inModel = &quot; &amp; [.C72]  &amp; &quot;, inPrediction = &quot; &amp; [.D72]  &amp; &quot;, inPricing = &quot; &amp; [.E72] &amp; &quot;) %&gt;%&quot;" office:value-type="string" office:string-value="  add_row( variable_name = 'inq_fi' ,description = 'Number of personal finance inquiries', inModel = TRUE, inPrediction = FALSE, inPricing = FALSE) %&gt;%" calcext:value-type="string">
            <text:p><text:s text:c="2"/>add_row( variable_name = 'inq_fi' ,description = 'Number of personal finance inquiries', inModel = TRUE, inPrediction = FALSE, inPricing = FALSE) %&gt;%</text:p>
          </table:table-cell>
          <table:table-cell table:number-columns-repeated="60"/>
        </table:table-row>
        <table:table-row table:style-name="ro6">
          <table:table-cell/>
          <table:table-cell table:formula="of:=[$Lookups.C78]" office:value-type="string" office:string-value="total_cu_tl" calcext:value-type="string">
            <text:p>total_cu_tl</text:p>
          </table:table-cell>
          <table:table-cell table:style-name="ce91" table:formula="of:=IF([$Lookups.F78]; &quot;TRUE&quot;; &quot;FALSE&quot;)" office:value-type="string" office:string-value="FALSE" calcext:value-type="string">
            <text:p>FALSE</text:p>
          </table:table-cell>
          <table:table-cell table:style-name="ce91" table:formula="of:=IF([$Lookups.G78]; &quot;TRUE&quot;; &quot;FALSE&quot;)" office:value-type="string" office:string-value="FALSE" calcext:value-type="string">
            <text:p>FALSE</text:p>
          </table:table-cell>
          <table:table-cell table:style-name="ce91" table:formula="of:=IF([$Lookups.H78]; &quot;TRUE&quot;; &quot;FALSE&quot;)" office:value-type="string" office:string-value="FALSE" calcext:value-type="string">
            <text:p>FALSE</text:p>
          </table:table-cell>
          <table:table-cell table:formula="of:=[$Lookups.E78]" office:value-type="string" office:string-value="Number of finance trades" calcext:value-type="string">
            <text:p>Number of finance trades</text:p>
          </table:table-cell>
          <table:table-cell table:style-name="ce83"/>
          <table:table-cell table:formula="of:=&quot;  add_row( variable_name = '&quot; &amp; [.B73] &amp; &quot;' ,description = '&quot; &amp; [.F73] &amp; &quot;', inModel = &quot; &amp; [.C73]  &amp; &quot;, inPrediction = &quot; &amp; [.D73]  &amp; &quot;, inPricing = &quot; &amp; [.E73] &amp; &quot;) %&gt;%&quot;" office:value-type="string" office:string-value="  add_row( variable_name = 'total_cu_tl' ,description = 'Number of finance trades', inModel = FALSE, inPrediction = FALSE, inPricing = FALSE) %&gt;%" calcext:value-type="string">
            <text:p><text:s text:c="2"/>add_row( variable_name = 'total_cu_tl' ,description = 'Number of finance trades', inModel = FALSE, inPrediction = FALSE, inPricing = FALSE) %&gt;%</text:p>
          </table:table-cell>
          <table:table-cell table:number-columns-repeated="60"/>
        </table:table-row>
        <table:table-row table:style-name="ro6">
          <table:table-cell/>
          <table:table-cell table:formula="of:=[$Lookups.C79]" office:value-type="string" office:string-value="inq_last_12m" calcext:value-type="string">
            <text:p>inq_last_12m</text:p>
          </table:table-cell>
          <table:table-cell table:style-name="ce91" table:formula="of:=IF([$Lookups.F79]; &quot;TRUE&quot;; &quot;FALSE&quot;)" office:value-type="string" office:string-value="FALSE" calcext:value-type="string">
            <text:p>FALSE</text:p>
          </table:table-cell>
          <table:table-cell table:style-name="ce91" table:formula="of:=IF([$Lookups.G79]; &quot;TRUE&quot;; &quot;FALSE&quot;)" office:value-type="string" office:string-value="FALSE" calcext:value-type="string">
            <text:p>FALSE</text:p>
          </table:table-cell>
          <table:table-cell table:style-name="ce91" table:formula="of:=IF([$Lookups.H79]; &quot;TRUE&quot;; &quot;FALSE&quot;)" office:value-type="string" office:string-value="FALSE" calcext:value-type="string">
            <text:p>FALSE</text:p>
          </table:table-cell>
          <table:table-cell table:formula="of:=[$Lookups.E79]" office:value-type="string" office:string-value="Number of credit inquiries in past 12 months" calcext:value-type="string">
            <text:p>Number of credit inquiries in past 12 months</text:p>
          </table:table-cell>
          <table:table-cell table:style-name="ce83"/>
          <table:table-cell table:formula="of:=&quot;  add_row( variable_name = '&quot; &amp; [.B74] &amp; &quot;' ,description = '&quot; &amp; [.F74] &amp; &quot;', inModel = &quot; &amp; [.C74]  &amp; &quot;, inPrediction = &quot; &amp; [.D74]  &amp; &quot;, inPricing = &quot; &amp; [.E74] &amp; &quot;) %&gt;%&quot;" office:value-type="string" office:string-value="  add_row( variable_name = 'inq_last_12m' ,description = 'Number of credit inquiries in past 12 months', inModel = FALSE, inPrediction = FALSE, inPricing = FALSE) %&gt;%" calcext:value-type="string">
            <text:p><text:s text:c="2"/>add_row( variable_name = 'inq_last_12m' ,description = 'Number of credit inquiries in past 12 months', inModel = FALSE, inPrediction = FALSE, inPricing = FALSE) %&gt;%</text:p>
          </table:table-cell>
          <table:table-cell table:number-columns-repeated="60"/>
        </table:table-row>
        <table:table-row table:style-name="ro6">
          <table:table-cell/>
          <table:table-cell table:formula="of:=[$Lookups.C80]" office:value-type="string" office:string-value="acc_open_past_24mths" calcext:value-type="string">
            <text:p>acc_open_past_24mths</text:p>
          </table:table-cell>
          <table:table-cell table:style-name="ce91" table:formula="of:=IF([$Lookups.F80]; &quot;TRUE&quot;; &quot;FALSE&quot;)" office:value-type="string" office:string-value="FALSE" calcext:value-type="string">
            <text:p>FALSE</text:p>
          </table:table-cell>
          <table:table-cell table:style-name="ce91" table:formula="of:=IF([$Lookups.G80]; &quot;TRUE&quot;; &quot;FALSE&quot;)" office:value-type="string" office:string-value="FALSE" calcext:value-type="string">
            <text:p>FALSE</text:p>
          </table:table-cell>
          <table:table-cell table:style-name="ce91" table:formula="of:=IF([$Lookups.H80]; &quot;TRUE&quot;; &quot;FALSE&quot;)" office:value-type="string" office:string-value="FALSE" calcext:value-type="string">
            <text:p>FALSE</text:p>
          </table:table-cell>
          <table:table-cell table:formula="of:=[$Lookups.E80]" office:value-type="string" office:string-value="Number of trades opened in past 24 months." calcext:value-type="string">
            <text:p>Number of trades opened in past 24 months.</text:p>
          </table:table-cell>
          <table:table-cell table:style-name="ce83"/>
          <table:table-cell table:formula="of:=&quot;  add_row( variable_name = '&quot; &amp; [.B75] &amp; &quot;' ,description = '&quot; &amp; [.F75] &amp; &quot;', inModel = &quot; &amp; [.C75]  &amp; &quot;, inPrediction = &quot; &amp; [.D75]  &amp; &quot;, inPricing = &quot; &amp; [.E75] &amp; &quot;) %&gt;%&quot;" office:value-type="string" office:string-value="  add_row( variable_name = 'acc_open_past_24mths' ,description = 'Number of trades opened in past 24 months.', inModel = FALSE, inPrediction = FALSE, inPricing = FALSE) %&gt;%" calcext:value-type="string">
            <text:p><text:s text:c="2"/>add_row( variable_name = 'acc_open_past_24mths' ,description = 'Number of trades opened in past 24 months.', inModel = FALSE, inPrediction = FALSE, inPricing = FALSE) %&gt;%</text:p>
          </table:table-cell>
          <table:table-cell table:number-columns-repeated="60"/>
        </table:table-row>
        <table:table-row table:style-name="ro6">
          <table:table-cell/>
          <table:table-cell table:formula="of:=[$Lookups.C81]" office:value-type="string" office:string-value="avg_cur_bal" calcext:value-type="string">
            <text:p>avg_cur_bal</text:p>
          </table:table-cell>
          <table:table-cell table:style-name="ce91" table:formula="of:=IF([$Lookups.F81]; &quot;TRUE&quot;; &quot;FALSE&quot;)" office:value-type="string" office:string-value="TRUE" calcext:value-type="string">
            <text:p>TRUE</text:p>
          </table:table-cell>
          <table:table-cell table:style-name="ce91" table:formula="of:=IF([$Lookups.G81]; &quot;TRUE&quot;; &quot;FALSE&quot;)" office:value-type="string" office:string-value="FALSE" calcext:value-type="string">
            <text:p>FALSE</text:p>
          </table:table-cell>
          <table:table-cell table:style-name="ce91" table:formula="of:=IF([$Lookups.H81]; &quot;TRUE&quot;; &quot;FALSE&quot;)" office:value-type="string" office:string-value="TRUE" calcext:value-type="string">
            <text:p>TRUE</text:p>
          </table:table-cell>
          <table:table-cell table:formula="of:=[$Lookups.E81]" office:value-type="string" office:string-value="Average current balance of all accounts" calcext:value-type="string">
            <text:p>Average current balance of all accounts</text:p>
          </table:table-cell>
          <table:table-cell table:style-name="ce83"/>
          <table:table-cell table:formula="of:=&quot;  add_row( variable_name = '&quot; &amp; [.B76] &amp; &quot;' ,description = '&quot; &amp; [.F76] &amp; &quot;', inModel = &quot; &amp; [.C76]  &amp; &quot;, inPrediction = &quot; &amp; [.D76]  &amp; &quot;, inPricing = &quot; &amp; [.E76] &amp; &quot;) %&gt;%&quot;" office:value-type="string" office:string-value="  add_row( variable_name = 'avg_cur_bal' ,description = 'Average current balance of all accounts', inModel = TRUE, inPrediction = FALSE, inPricing = TRUE) %&gt;%" calcext:value-type="string">
            <text:p><text:s text:c="2"/>add_row( variable_name = 'avg_cur_bal' ,description = 'Average current balance of all accounts', inModel = TRUE, inPrediction = FALSE, inPricing = TRUE) %&gt;%</text:p>
          </table:table-cell>
          <table:table-cell table:number-columns-repeated="60"/>
        </table:table-row>
        <table:table-row table:style-name="ro6">
          <table:table-cell/>
          <table:table-cell table:formula="of:=[$Lookups.C82]" office:value-type="string" office:string-value="bc_open_to_buy" calcext:value-type="string">
            <text:p>bc_open_to_buy</text:p>
          </table:table-cell>
          <table:table-cell table:style-name="ce91" table:formula="of:=IF([$Lookups.F82]; &quot;TRUE&quot;; &quot;FALSE&quot;)" office:value-type="string" office:string-value="TRUE" calcext:value-type="string">
            <text:p>TRUE</text:p>
          </table:table-cell>
          <table:table-cell table:style-name="ce91" table:formula="of:=IF([$Lookups.G82]; &quot;TRUE&quot;; &quot;FALSE&quot;)" office:value-type="string" office:string-value="FALSE" calcext:value-type="string">
            <text:p>FALSE</text:p>
          </table:table-cell>
          <table:table-cell table:style-name="ce91" table:formula="of:=IF([$Lookups.H82]; &quot;TRUE&quot;; &quot;FALSE&quot;)" office:value-type="string" office:string-value="FALSE" calcext:value-type="string">
            <text:p>FALSE</text:p>
          </table:table-cell>
          <table:table-cell table:formula="of:=[$Lookups.E82]" office:value-type="string" office:string-value="Total open to buy on revolving bankcards." calcext:value-type="string">
            <text:p>Total open to buy on revolving bankcards.</text:p>
          </table:table-cell>
          <table:table-cell table:style-name="ce83"/>
          <table:table-cell table:formula="of:=&quot;  add_row( variable_name = '&quot; &amp; [.B77] &amp; &quot;' ,description = '&quot; &amp; [.F77] &amp; &quot;', inModel = &quot; &amp; [.C77]  &amp; &quot;, inPrediction = &quot; &amp; [.D77]  &amp; &quot;, inPricing = &quot; &amp; [.E77] &amp; &quot;) %&gt;%&quot;" office:value-type="string" office:string-value="  add_row( variable_name = 'bc_open_to_buy' ,description = 'Total open to buy on revolving bankcards.', inModel = TRUE, inPrediction = FALSE, inPricing = FALSE) %&gt;%" calcext:value-type="string">
            <text:p><text:s text:c="2"/>add_row( variable_name = 'bc_open_to_buy' ,description = 'Total open to buy on revolving bankcards.', inModel = TRUE, inPrediction = FALSE, inPricing = FALSE) %&gt;%</text:p>
          </table:table-cell>
          <table:table-cell table:number-columns-repeated="60"/>
        </table:table-row>
        <table:table-row table:style-name="ro6">
          <table:table-cell/>
          <table:table-cell table:formula="of:=[$Lookups.C83]" office:value-type="string" office:string-value="bc_util" calcext:value-type="string">
            <text:p>bc_util</text:p>
          </table:table-cell>
          <table:table-cell table:style-name="ce91" table:formula="of:=IF([$Lookups.F83]; &quot;TRUE&quot;; &quot;FALSE&quot;)" office:value-type="string" office:string-value="TRUE" calcext:value-type="string">
            <text:p>TRUE</text:p>
          </table:table-cell>
          <table:table-cell table:style-name="ce91" table:formula="of:=IF([$Lookups.G83]; &quot;TRUE&quot;; &quot;FALSE&quot;)" office:value-type="string" office:string-value="FALSE" calcext:value-type="string">
            <text:p>FALSE</text:p>
          </table:table-cell>
          <table:table-cell table:style-name="ce91" table:formula="of:=IF([$Lookups.H83]; &quot;TRUE&quot;; &quot;FALSE&quot;)" office:value-type="string" office:string-value="TRUE" calcext:value-type="string">
            <text:p>TRUE</text:p>
          </table:table-cell>
          <table:table-cell table:formula="of:=[$Lookups.E83]" office:value-type="string" office:string-value="Ratio of total current balance to high credit/credit limit for all bankcard accounts." calcext:value-type="string">
            <text:p>Ratio of total current balance to high credit/credit limit for all bankcard accounts.</text:p>
          </table:table-cell>
          <table:table-cell table:style-name="ce83"/>
          <table:table-cell table:formula="of:=&quot;  add_row( variable_name = '&quot; &amp; [.B78] &amp; &quot;' ,description = '&quot; &amp; [.F78] &amp; &quot;', inModel = &quot; &amp; [.C78]  &amp; &quot;, inPrediction = &quot; &amp; [.D78]  &amp; &quot;, inPricing = &quot; &amp; [.E78] &amp; &quot;) %&gt;%&quot;" office:value-type="string" office:string-value="  add_row( variable_name = 'bc_util' ,description = 'Ratio of total current balance to high credit/credit limit for all bankcard accounts.', inModel = TRUE, inPrediction = FALSE, inPricing = TRUE) %&gt;%" calcext:value-type="string">
            <text:p><text:s text:c="2"/>add_row( variable_name = 'bc_util' ,description = 'Ratio of total current balance to high credit/credit limit for all bankcard accounts.', inModel = TRUE, inPrediction = FALSE, inPricing = TRUE) %&gt;%</text:p>
          </table:table-cell>
          <table:table-cell table:number-columns-repeated="60"/>
        </table:table-row>
        <table:table-row table:style-name="ro6">
          <table:table-cell/>
          <table:table-cell table:formula="of:=[$Lookups.C84]" office:value-type="string" office:string-value="chargeoff_within_12_mths" calcext:value-type="string">
            <text:p>chargeoff_within_12_mths</text:p>
          </table:table-cell>
          <table:table-cell table:style-name="ce91" table:formula="of:=IF([$Lookups.F84]; &quot;TRUE&quot;; &quot;FALSE&quot;)" office:value-type="string" office:string-value="FALSE" calcext:value-type="string">
            <text:p>FALSE</text:p>
          </table:table-cell>
          <table:table-cell table:style-name="ce91" table:formula="of:=IF([$Lookups.G84]; &quot;TRUE&quot;; &quot;FALSE&quot;)" office:value-type="string" office:string-value="TRUE" calcext:value-type="string">
            <text:p>TRUE</text:p>
          </table:table-cell>
          <table:table-cell table:style-name="ce91" table:formula="of:=IF([$Lookups.H84]; &quot;TRUE&quot;; &quot;FALSE&quot;)" office:value-type="string" office:string-value="FALSE" calcext:value-type="string">
            <text:p>FALSE</text:p>
          </table:table-cell>
          <table:table-cell table:formula="of:=[$Lookups.E84]" office:value-type="string" office:string-value="Number of charge-offs within 12 months" calcext:value-type="string">
            <text:p>Number of charge-offs within 12 months</text:p>
          </table:table-cell>
          <table:table-cell table:style-name="ce83"/>
          <table:table-cell table:formula="of:=&quot;  add_row( variable_name = '&quot; &amp; [.B79] &amp; &quot;' ,description = '&quot; &amp; [.F79] &amp; &quot;', inModel = &quot; &amp; [.C79]  &amp; &quot;, inPrediction = &quot; &amp; [.D79]  &amp; &quot;, inPricing = &quot; &amp; [.E79] &amp; &quot;) %&gt;%&quot;" office:value-type="string" office:string-value="  add_row( variable_name = 'chargeoff_within_12_mths' ,description = 'Number of charge-offs within 12 months', inModel = FALSE, inPrediction = TRUE, inPricing = FALSE) %&gt;%" calcext:value-type="string">
            <text:p><text:s text:c="2"/>add_row( variable_name = 'chargeoff_within_12_mths' ,description = 'Number of charge-offs within 12 months', inModel = FALSE, inPrediction = TRUE, inPricing = FALSE) %&gt;%</text:p>
          </table:table-cell>
          <table:table-cell table:number-columns-repeated="60"/>
        </table:table-row>
        <table:table-row table:style-name="ro6">
          <table:table-cell/>
          <table:table-cell table:formula="of:=[$Lookups.C85]" office:value-type="string" office:string-value="delinq_amnt" calcext:value-type="string">
            <text:p>delinq_amnt</text:p>
          </table:table-cell>
          <table:table-cell table:style-name="ce91" table:formula="of:=IF([$Lookups.F85]; &quot;TRUE&quot;; &quot;FALSE&quot;)" office:value-type="string" office:string-value="FALSE" calcext:value-type="string">
            <text:p>FALSE</text:p>
          </table:table-cell>
          <table:table-cell table:style-name="ce91" table:formula="of:=IF([$Lookups.G85]; &quot;TRUE&quot;; &quot;FALSE&quot;)" office:value-type="string" office:string-value="TRUE" calcext:value-type="string">
            <text:p>TRUE</text:p>
          </table:table-cell>
          <table:table-cell table:style-name="ce91" table:formula="of:=IF([$Lookups.H85]; &quot;TRUE&quot;; &quot;FALSE&quot;)" office:value-type="string" office:string-value="TRUE" calcext:value-type="string">
            <text:p>TRUE</text:p>
          </table:table-cell>
          <table:table-cell table:formula="of:=[$Lookups.E85]" office:value-type="string" office:string-value="The past-due amount owed for the accounts on which the borrower is now delinquent." calcext:value-type="string">
            <text:p>The past-due amount owed for the accounts on which the borrower is now delinquent.</text:p>
          </table:table-cell>
          <table:table-cell table:style-name="ce83"/>
          <table:table-cell table:formula="of:=&quot;  add_row( variable_name = '&quot; &amp; [.B80] &amp; &quot;' ,description = '&quot; &amp; [.F80] &amp; &quot;', inModel = &quot; &amp; [.C80]  &amp; &quot;, inPrediction = &quot; &amp; [.D80]  &amp; &quot;, inPricing = &quot; &amp; [.E80] &amp; &quot;) %&gt;%&quot;" office:value-type="string" office:string-value="  add_row( variable_name = 'delinq_amnt' ,description = 'The past-due amount owed for the accounts on which the borrower is now delinquent.', inModel = FALSE, inPrediction = TRUE, inPricing = TRUE) %&gt;%" calcext:value-type="string">
            <text:p><text:s text:c="2"/>add_row( variable_name = 'delinq_amnt' ,description = 'The past-due amount owed for the accounts on which the borrower is now delinquent.', inModel = FALSE, inPrediction = TRUE, inPricing = TRUE) %&gt;%</text:p>
          </table:table-cell>
          <table:table-cell table:number-columns-repeated="60"/>
        </table:table-row>
        <table:table-row table:style-name="ro6">
          <table:table-cell/>
          <table:table-cell table:formula="of:=[$Lookups.C86]" office:value-type="string" office:string-value="mo_sin_old_il_acct" calcext:value-type="string">
            <text:p>mo_sin_old_il_acct</text:p>
          </table:table-cell>
          <table:table-cell table:style-name="ce91" table:formula="of:=IF([$Lookups.F86]; &quot;TRUE&quot;; &quot;FALSE&quot;)" office:value-type="string" office:string-value="TRUE" calcext:value-type="string">
            <text:p>TRUE</text:p>
          </table:table-cell>
          <table:table-cell table:style-name="ce91" table:formula="of:=IF([$Lookups.G86]; &quot;TRUE&quot;; &quot;FALSE&quot;)" office:value-type="string" office:string-value="FALSE" calcext:value-type="string">
            <text:p>FALSE</text:p>
          </table:table-cell>
          <table:table-cell table:style-name="ce91" table:formula="of:=IF([$Lookups.H86]; &quot;TRUE&quot;; &quot;FALSE&quot;)" office:value-type="string" office:string-value="FALSE" calcext:value-type="string">
            <text:p>FALSE</text:p>
          </table:table-cell>
          <table:table-cell table:formula="of:=[$Lookups.E86]" office:value-type="string" office:string-value="Months since oldest bank instalment account opened" calcext:value-type="string">
            <text:p>Months since oldest bank instalment account opened</text:p>
          </table:table-cell>
          <table:table-cell table:style-name="ce83"/>
          <table:table-cell table:formula="of:=&quot;  add_row( variable_name = '&quot; &amp; [.B81] &amp; &quot;' ,description = '&quot; &amp; [.F81] &amp; &quot;', inModel = &quot; &amp; [.C81]  &amp; &quot;, inPrediction = &quot; &amp; [.D81]  &amp; &quot;, inPricing = &quot; &amp; [.E81] &amp; &quot;) %&gt;%&quot;" office:value-type="string" office:string-value="  add_row( variable_name = 'mo_sin_old_il_acct' ,description = 'Months since oldest bank instalment account opened', inModel = TRUE, inPrediction = FALSE, inPricing = FALSE) %&gt;%" calcext:value-type="string">
            <text:p><text:s text:c="2"/>add_row( variable_name = 'mo_sin_old_il_acct' ,description = 'Months since oldest bank instalment account opened', inModel = TRUE, inPrediction = FALSE, inPricing = FALSE) %&gt;%</text:p>
          </table:table-cell>
          <table:table-cell table:number-columns-repeated="60"/>
        </table:table-row>
        <table:table-row table:style-name="ro6">
          <table:table-cell/>
          <table:table-cell table:formula="of:=[$Lookups.C87]" office:value-type="string" office:string-value="mo_sin_old_rev_tl_op" calcext:value-type="string">
            <text:p>mo_sin_old_rev_tl_op</text:p>
          </table:table-cell>
          <table:table-cell table:style-name="ce91" table:formula="of:=IF([$Lookups.F87]; &quot;TRUE&quot;; &quot;FALSE&quot;)" office:value-type="string" office:string-value="TRUE" calcext:value-type="string">
            <text:p>TRUE</text:p>
          </table:table-cell>
          <table:table-cell table:style-name="ce91" table:formula="of:=IF([$Lookups.G87]; &quot;TRUE&quot;; &quot;FALSE&quot;)" office:value-type="string" office:string-value="FALSE" calcext:value-type="string">
            <text:p>FALSE</text:p>
          </table:table-cell>
          <table:table-cell table:style-name="ce91" table:formula="of:=IF([$Lookups.H87]; &quot;TRUE&quot;; &quot;FALSE&quot;)" office:value-type="string" office:string-value="FALSE" calcext:value-type="string">
            <text:p>FALSE</text:p>
          </table:table-cell>
          <table:table-cell table:formula="of:=[$Lookups.E87]" office:value-type="string" office:string-value="Months since oldest revolving account opened" calcext:value-type="string">
            <text:p>Months since oldest revolving account opened</text:p>
          </table:table-cell>
          <table:table-cell table:style-name="ce83"/>
          <table:table-cell table:formula="of:=&quot;  add_row( variable_name = '&quot; &amp; [.B82] &amp; &quot;' ,description = '&quot; &amp; [.F82] &amp; &quot;', inModel = &quot; &amp; [.C82]  &amp; &quot;, inPrediction = &quot; &amp; [.D82]  &amp; &quot;, inPricing = &quot; &amp; [.E82] &amp; &quot;) %&gt;%&quot;" office:value-type="string" office:string-value="  add_row( variable_name = 'mo_sin_old_rev_tl_op' ,description = 'Months since oldest revolving account opened', inModel = TRUE, inPrediction = FALSE, inPricing = FALSE) %&gt;%" calcext:value-type="string">
            <text:p><text:s text:c="2"/>add_row( variable_name = 'mo_sin_old_rev_tl_op' ,description = 'Months since oldest revolving account opened', inModel = TRUE, inPrediction = FALSE, inPricing = FALSE) %&gt;%</text:p>
          </table:table-cell>
          <table:table-cell table:number-columns-repeated="60"/>
        </table:table-row>
        <table:table-row table:style-name="ro6">
          <table:table-cell/>
          <table:table-cell table:formula="of:=[$Lookups.C88]" office:value-type="string" office:string-value="mo_sin_rcnt_rev_tl_op" calcext:value-type="string">
            <text:p>mo_sin_rcnt_rev_tl_op</text:p>
          </table:table-cell>
          <table:table-cell table:style-name="ce91" table:formula="of:=IF([$Lookups.F88]; &quot;TRUE&quot;; &quot;FALSE&quot;)" office:value-type="string" office:string-value="TRUE" calcext:value-type="string">
            <text:p>TRUE</text:p>
          </table:table-cell>
          <table:table-cell table:style-name="ce91" table:formula="of:=IF([$Lookups.G88]; &quot;TRUE&quot;; &quot;FALSE&quot;)" office:value-type="string" office:string-value="FALSE" calcext:value-type="string">
            <text:p>FALSE</text:p>
          </table:table-cell>
          <table:table-cell table:style-name="ce91" table:formula="of:=IF([$Lookups.H88]; &quot;TRUE&quot;; &quot;FALSE&quot;)" office:value-type="string" office:string-value="FALSE" calcext:value-type="string">
            <text:p>FALSE</text:p>
          </table:table-cell>
          <table:table-cell table:formula="of:=[$Lookups.E88]" office:value-type="string" office:string-value="Months since most recent revolving account opened" calcext:value-type="string">
            <text:p>Months since most recent revolving account opened</text:p>
          </table:table-cell>
          <table:table-cell table:style-name="ce83"/>
          <table:table-cell table:formula="of:=&quot;  add_row( variable_name = '&quot; &amp; [.B83] &amp; &quot;' ,description = '&quot; &amp; [.F83] &amp; &quot;', inModel = &quot; &amp; [.C83]  &amp; &quot;, inPrediction = &quot; &amp; [.D83]  &amp; &quot;, inPricing = &quot; &amp; [.E83] &amp; &quot;) %&gt;%&quot;" office:value-type="string" office:string-value="  add_row( variable_name = 'mo_sin_rcnt_rev_tl_op' ,description = 'Months since most recent revolving account opened', inModel = TRUE, inPrediction = FALSE, inPricing = FALSE) %&gt;%" calcext:value-type="string">
            <text:p><text:s text:c="2"/>add_row( variable_name = 'mo_sin_rcnt_rev_tl_op' ,description = 'Months since most recent revolving account opened', inModel = TRUE, inPrediction = FALSE, inPricing = FALSE) %&gt;%</text:p>
          </table:table-cell>
          <table:table-cell table:number-columns-repeated="60"/>
        </table:table-row>
        <table:table-row table:style-name="ro6">
          <table:table-cell/>
          <table:table-cell table:formula="of:=[$Lookups.C89]" office:value-type="string" office:string-value="mo_sin_rcnt_tl" calcext:value-type="string">
            <text:p>mo_sin_rcnt_tl</text:p>
          </table:table-cell>
          <table:table-cell table:style-name="ce91" table:formula="of:=IF([$Lookups.F89]; &quot;TRUE&quot;; &quot;FALSE&quot;)" office:value-type="string" office:string-value="TRUE" calcext:value-type="string">
            <text:p>TRUE</text:p>
          </table:table-cell>
          <table:table-cell table:style-name="ce91" table:formula="of:=IF([$Lookups.G89]; &quot;TRUE&quot;; &quot;FALSE&quot;)" office:value-type="string" office:string-value="FALSE" calcext:value-type="string">
            <text:p>FALSE</text:p>
          </table:table-cell>
          <table:table-cell table:style-name="ce91" table:formula="of:=IF([$Lookups.H89]; &quot;TRUE&quot;; &quot;FALSE&quot;)" office:value-type="string" office:string-value="FALSE" calcext:value-type="string">
            <text:p>FALSE</text:p>
          </table:table-cell>
          <table:table-cell table:formula="of:=[$Lookups.E89]" office:value-type="string" office:string-value="Months since most recent account opened" calcext:value-type="string">
            <text:p>Months since most recent account opened</text:p>
          </table:table-cell>
          <table:table-cell table:style-name="ce83"/>
          <table:table-cell table:formula="of:=&quot;  add_row( variable_name = '&quot; &amp; [.B84] &amp; &quot;' ,description = '&quot; &amp; [.F84] &amp; &quot;', inModel = &quot; &amp; [.C84]  &amp; &quot;, inPrediction = &quot; &amp; [.D84]  &amp; &quot;, inPricing = &quot; &amp; [.E84] &amp; &quot;) %&gt;%&quot;" office:value-type="string" office:string-value="  add_row( variable_name = 'mo_sin_rcnt_tl' ,description = 'Months since most recent account opened', inModel = TRUE, inPrediction = FALSE, inPricing = FALSE) %&gt;%" calcext:value-type="string">
            <text:p><text:s text:c="2"/>add_row( variable_name = 'mo_sin_rcnt_tl' ,description = 'Months since most recent account opened', inModel = TRUE, inPrediction = FALSE, inPricing = FALSE) %&gt;%</text:p>
          </table:table-cell>
          <table:table-cell table:number-columns-repeated="60"/>
        </table:table-row>
        <table:table-row table:style-name="ro6">
          <table:table-cell/>
          <table:table-cell table:formula="of:=[$Lookups.C90]" office:value-type="string" office:string-value="mort_acc" calcext:value-type="string">
            <text:p>mort_acc</text:p>
          </table:table-cell>
          <table:table-cell table:style-name="ce91" table:formula="of:=IF([$Lookups.F90]; &quot;TRUE&quot;; &quot;FALSE&quot;)" office:value-type="string" office:string-value="TRUE" calcext:value-type="string">
            <text:p>TRUE</text:p>
          </table:table-cell>
          <table:table-cell table:style-name="ce91" table:formula="of:=IF([$Lookups.G90]; &quot;TRUE&quot;; &quot;FALSE&quot;)" office:value-type="string" office:string-value="FALSE" calcext:value-type="string">
            <text:p>FALSE</text:p>
          </table:table-cell>
          <table:table-cell table:style-name="ce91" table:formula="of:=IF([$Lookups.H90]; &quot;TRUE&quot;; &quot;FALSE&quot;)" office:value-type="string" office:string-value="FALSE" calcext:value-type="string">
            <text:p>FALSE</text:p>
          </table:table-cell>
          <table:table-cell table:formula="of:=[$Lookups.E90]" office:value-type="string" office:string-value="Number of mortgage accounts." calcext:value-type="string">
            <text:p>Number of mortgage accounts.</text:p>
          </table:table-cell>
          <table:table-cell table:style-name="ce83"/>
          <table:table-cell table:formula="of:=&quot;  add_row( variable_name = '&quot; &amp; [.B85] &amp; &quot;' ,description = '&quot; &amp; [.F85] &amp; &quot;', inModel = &quot; &amp; [.C85]  &amp; &quot;, inPrediction = &quot; &amp; [.D85]  &amp; &quot;, inPricing = &quot; &amp; [.E85] &amp; &quot;) %&gt;%&quot;" office:value-type="string" office:string-value="  add_row( variable_name = 'mort_acc' ,description = 'Number of mortgage accounts.', inModel = TRUE, inPrediction = FALSE, inPricing = FALSE) %&gt;%" calcext:value-type="string">
            <text:p><text:s text:c="2"/>add_row( variable_name = 'mort_acc' ,description = 'Number of mortgage accounts.', inModel = TRUE, inPrediction = FALSE, inPricing = FALSE) %&gt;%</text:p>
          </table:table-cell>
          <table:table-cell table:number-columns-repeated="60"/>
        </table:table-row>
        <table:table-row table:style-name="ro6">
          <table:table-cell/>
          <table:table-cell table:formula="of:=[$Lookups.C91]" office:value-type="string" office:string-value="mths_since_recent_bc" calcext:value-type="string">
            <text:p>mths_since_recent_bc</text:p>
          </table:table-cell>
          <table:table-cell table:style-name="ce91" table:formula="of:=IF([$Lookups.F91]; &quot;TRUE&quot;; &quot;FALSE&quot;)" office:value-type="string" office:string-value="TRUE" calcext:value-type="string">
            <text:p>TRUE</text:p>
          </table:table-cell>
          <table:table-cell table:style-name="ce91" table:formula="of:=IF([$Lookups.G91]; &quot;TRUE&quot;; &quot;FALSE&quot;)" office:value-type="string" office:string-value="FALSE" calcext:value-type="string">
            <text:p>FALSE</text:p>
          </table:table-cell>
          <table:table-cell table:style-name="ce91" table:formula="of:=IF([$Lookups.H91]; &quot;TRUE&quot;; &quot;FALSE&quot;)" office:value-type="string" office:string-value="FALSE" calcext:value-type="string">
            <text:p>FALSE</text:p>
          </table:table-cell>
          <table:table-cell table:formula="of:=[$Lookups.E91]" office:value-type="string" office:string-value="Months since most recent bankcard account opened." calcext:value-type="string">
            <text:p>Months since most recent bankcard account opened.</text:p>
          </table:table-cell>
          <table:table-cell table:style-name="ce83"/>
          <table:table-cell table:formula="of:=&quot;  add_row( variable_name = '&quot; &amp; [.B86] &amp; &quot;' ,description = '&quot; &amp; [.F86] &amp; &quot;', inModel = &quot; &amp; [.C86]  &amp; &quot;, inPrediction = &quot; &amp; [.D86]  &amp; &quot;, inPricing = &quot; &amp; [.E86] &amp; &quot;) %&gt;%&quot;" office:value-type="string" office:string-value="  add_row( variable_name = 'mths_since_recent_bc' ,description = 'Months since most recent bankcard account opened.', inModel = TRUE, inPrediction = FALSE, inPricing = FALSE) %&gt;%" calcext:value-type="string">
            <text:p><text:s text:c="2"/>add_row( variable_name = 'mths_since_recent_bc' ,description = 'Months since most recent bankcard account opened.', inModel = TRUE, inPrediction = FALSE, inPricing = FALSE) %&gt;%</text:p>
          </table:table-cell>
          <table:table-cell table:number-columns-repeated="60"/>
        </table:table-row>
        <table:table-row table:style-name="ro6">
          <table:table-cell/>
          <table:table-cell table:formula="of:=[$Lookups.C92]" office:value-type="string" office:string-value="mths_since_recent_bc_dlq" calcext:value-type="string">
            <text:p>mths_since_recent_bc_dlq</text:p>
          </table:table-cell>
          <table:table-cell table:style-name="ce91" table:formula="of:=IF([$Lookups.F92]; &quot;TRUE&quot;; &quot;FALSE&quot;)" office:value-type="string" office:string-value="TRUE" calcext:value-type="string">
            <text:p>TRUE</text:p>
          </table:table-cell>
          <table:table-cell table:style-name="ce91" table:formula="of:=IF([$Lookups.G92]; &quot;TRUE&quot;; &quot;FALSE&quot;)" office:value-type="string" office:string-value="FALSE" calcext:value-type="string">
            <text:p>FALSE</text:p>
          </table:table-cell>
          <table:table-cell table:style-name="ce91" table:formula="of:=IF([$Lookups.H92]; &quot;TRUE&quot;; &quot;FALSE&quot;)" office:value-type="string" office:string-value="FALSE" calcext:value-type="string">
            <text:p>FALSE</text:p>
          </table:table-cell>
          <table:table-cell table:formula="of:=[$Lookups.E92]" office:value-type="string" office:string-value="Months since most recent bankcard delinquency" calcext:value-type="string">
            <text:p>Months since most recent bankcard delinquency</text:p>
          </table:table-cell>
          <table:table-cell table:style-name="ce83"/>
          <table:table-cell table:formula="of:=&quot;  add_row( variable_name = '&quot; &amp; [.B87] &amp; &quot;' ,description = '&quot; &amp; [.F87] &amp; &quot;', inModel = &quot; &amp; [.C87]  &amp; &quot;, inPrediction = &quot; &amp; [.D87]  &amp; &quot;, inPricing = &quot; &amp; [.E87] &amp; &quot;) %&gt;%&quot;" office:value-type="string" office:string-value="  add_row( variable_name = 'mths_since_recent_bc_dlq' ,description = 'Months since most recent bankcard delinquency', inModel = TRUE, inPrediction = FALSE, inPricing = FALSE) %&gt;%" calcext:value-type="string">
            <text:p><text:s text:c="2"/>add_row( variable_name = 'mths_since_recent_bc_dlq' ,description = 'Months since most recent bankcard delinquency', inModel = TRUE, inPrediction = FALSE, inPricing = FALSE) %&gt;%</text:p>
          </table:table-cell>
          <table:table-cell table:number-columns-repeated="60"/>
        </table:table-row>
        <table:table-row table:style-name="ro6">
          <table:table-cell/>
          <table:table-cell table:formula="of:=[$Lookups.C93]" office:value-type="string" office:string-value="mths_since_recent_inq" calcext:value-type="string">
            <text:p>mths_since_recent_inq</text:p>
          </table:table-cell>
          <table:table-cell table:style-name="ce91" table:formula="of:=IF([$Lookups.F93]; &quot;TRUE&quot;; &quot;FALSE&quot;)" office:value-type="string" office:string-value="TRUE" calcext:value-type="string">
            <text:p>TRUE</text:p>
          </table:table-cell>
          <table:table-cell table:style-name="ce91" table:formula="of:=IF([$Lookups.G93]; &quot;TRUE&quot;; &quot;FALSE&quot;)" office:value-type="string" office:string-value="FALSE" calcext:value-type="string">
            <text:p>FALSE</text:p>
          </table:table-cell>
          <table:table-cell table:style-name="ce91" table:formula="of:=IF([$Lookups.H93]; &quot;TRUE&quot;; &quot;FALSE&quot;)" office:value-type="string" office:string-value="FALSE" calcext:value-type="string">
            <text:p>FALSE</text:p>
          </table:table-cell>
          <table:table-cell table:formula="of:=[$Lookups.E93]" office:value-type="string" office:string-value="Months since most recent inquiry." calcext:value-type="string">
            <text:p>Months since most recent inquiry.</text:p>
          </table:table-cell>
          <table:table-cell table:style-name="ce83"/>
          <table:table-cell table:formula="of:=&quot;  add_row( variable_name = '&quot; &amp; [.B88] &amp; &quot;' ,description = '&quot; &amp; [.F88] &amp; &quot;', inModel = &quot; &amp; [.C88]  &amp; &quot;, inPrediction = &quot; &amp; [.D88]  &amp; &quot;, inPricing = &quot; &amp; [.E88] &amp; &quot;) %&gt;%&quot;" office:value-type="string" office:string-value="  add_row( variable_name = 'mths_since_recent_inq' ,description = 'Months since most recent inquiry.', inModel = TRUE, inPrediction = FALSE, inPricing = FALSE) %&gt;%" calcext:value-type="string">
            <text:p><text:s text:c="2"/>add_row( variable_name = 'mths_since_recent_inq' ,description = 'Months since most recent inquiry.', inModel = TRUE, inPrediction = FALSE, inPricing = FALSE) %&gt;%</text:p>
          </table:table-cell>
          <table:table-cell table:number-columns-repeated="60"/>
        </table:table-row>
        <table:table-row table:style-name="ro6">
          <table:table-cell/>
          <table:table-cell table:formula="of:=[$Lookups.C94]" office:value-type="string" office:string-value="mths_since_recent_revol_delinq" calcext:value-type="string">
            <text:p>mths_since_recent_revol_delinq</text:p>
          </table:table-cell>
          <table:table-cell table:style-name="ce91" table:formula="of:=IF([$Lookups.F94]; &quot;TRUE&quot;; &quot;FALSE&quot;)" office:value-type="string" office:string-value="TRUE" calcext:value-type="string">
            <text:p>TRUE</text:p>
          </table:table-cell>
          <table:table-cell table:style-name="ce91" table:formula="of:=IF([$Lookups.G94]; &quot;TRUE&quot;; &quot;FALSE&quot;)" office:value-type="string" office:string-value="FALSE" calcext:value-type="string">
            <text:p>FALSE</text:p>
          </table:table-cell>
          <table:table-cell table:style-name="ce91" table:formula="of:=IF([$Lookups.H94]; &quot;TRUE&quot;; &quot;FALSE&quot;)" office:value-type="string" office:string-value="FALSE" calcext:value-type="string">
            <text:p>FALSE</text:p>
          </table:table-cell>
          <table:table-cell table:formula="of:=[$Lookups.E94]" office:value-type="string" office:string-value="Months since most recent revolving delinquency." calcext:value-type="string">
            <text:p>Months since most recent revolving delinquency.</text:p>
          </table:table-cell>
          <table:table-cell table:style-name="ce83"/>
          <table:table-cell table:formula="of:=&quot;  add_row( variable_name = '&quot; &amp; [.B89] &amp; &quot;' ,description = '&quot; &amp; [.F89] &amp; &quot;', inModel = &quot; &amp; [.C89]  &amp; &quot;, inPrediction = &quot; &amp; [.D89]  &amp; &quot;, inPricing = &quot; &amp; [.E89] &amp; &quot;) %&gt;%&quot;" office:value-type="string" office:string-value="  add_row( variable_name = 'mths_since_recent_revol_delinq' ,description = 'Months since most recent revolving delinquency.', inModel = TRUE, inPrediction = FALSE, inPricing = FALSE) %&gt;%" calcext:value-type="string">
            <text:p><text:s text:c="2"/>add_row( variable_name = 'mths_since_recent_revol_delinq' ,description = 'Months since most recent revolving delinquency.', inModel = TRUE, inPrediction = FALSE, inPricing = FALSE) %&gt;%</text:p>
          </table:table-cell>
          <table:table-cell table:number-columns-repeated="60"/>
        </table:table-row>
        <table:table-row table:style-name="ro6">
          <table:table-cell/>
          <table:table-cell table:formula="of:=[$Lookups.C95]" office:value-type="string" office:string-value="num_accts_ever_120_pd" calcext:value-type="string">
            <text:p>num_accts_ever_120_pd</text:p>
          </table:table-cell>
          <table:table-cell table:style-name="ce91" table:formula="of:=IF([$Lookups.F95]; &quot;TRUE&quot;; &quot;FALSE&quot;)" office:value-type="string" office:string-value="TRUE" calcext:value-type="string">
            <text:p>TRUE</text:p>
          </table:table-cell>
          <table:table-cell table:style-name="ce91" table:formula="of:=IF([$Lookups.G95]; &quot;TRUE&quot;; &quot;FALSE&quot;)" office:value-type="string" office:string-value="FALSE" calcext:value-type="string">
            <text:p>FALSE</text:p>
          </table:table-cell>
          <table:table-cell table:style-name="ce91" table:formula="of:=IF([$Lookups.H95]; &quot;TRUE&quot;; &quot;FALSE&quot;)" office:value-type="string" office:string-value="FALSE" calcext:value-type="string">
            <text:p>FALSE</text:p>
          </table:table-cell>
          <table:table-cell table:formula="of:=[$Lookups.E95]" office:value-type="string" office:string-value="Number of accounts ever 120 or more days past due" calcext:value-type="string">
            <text:p>Number of accounts ever 120 or more days past due</text:p>
          </table:table-cell>
          <table:table-cell table:style-name="ce83"/>
          <table:table-cell table:formula="of:=&quot;  add_row( variable_name = '&quot; &amp; [.B90] &amp; &quot;' ,description = '&quot; &amp; [.F90] &amp; &quot;', inModel = &quot; &amp; [.C90]  &amp; &quot;, inPrediction = &quot; &amp; [.D90]  &amp; &quot;, inPricing = &quot; &amp; [.E90] &amp; &quot;) %&gt;%&quot;" office:value-type="string" office:string-value="  add_row( variable_name = 'num_accts_ever_120_pd' ,description = 'Number of accounts ever 120 or more days past due', inModel = TRUE, inPrediction = FALSE, inPricing = FALSE) %&gt;%" calcext:value-type="string">
            <text:p><text:s text:c="2"/>add_row( variable_name = 'num_accts_ever_120_pd' ,description = 'Number of accounts ever 120 or more days past due', inModel = TRUE, inPrediction = FALSE, inPricing = FALSE) %&gt;%</text:p>
          </table:table-cell>
          <table:table-cell table:number-columns-repeated="60"/>
        </table:table-row>
        <table:table-row table:style-name="ro6">
          <table:table-cell/>
          <table:table-cell table:formula="of:=[$Lookups.C96]" office:value-type="string" office:string-value="num_actv_bc_tl" calcext:value-type="string">
            <text:p>num_actv_bc_tl</text:p>
          </table:table-cell>
          <table:table-cell table:style-name="ce91" table:formula="of:=IF([$Lookups.F96]; &quot;TRUE&quot;; &quot;FALSE&quot;)" office:value-type="string" office:string-value="TRUE" calcext:value-type="string">
            <text:p>TRUE</text:p>
          </table:table-cell>
          <table:table-cell table:style-name="ce91" table:formula="of:=IF([$Lookups.G96]; &quot;TRUE&quot;; &quot;FALSE&quot;)" office:value-type="string" office:string-value="FALSE" calcext:value-type="string">
            <text:p>FALSE</text:p>
          </table:table-cell>
          <table:table-cell table:style-name="ce91" table:formula="of:=IF([$Lookups.H96]; &quot;TRUE&quot;; &quot;FALSE&quot;)" office:value-type="string" office:string-value="FALSE" calcext:value-type="string">
            <text:p>FALSE</text:p>
          </table:table-cell>
          <table:table-cell table:formula="of:=[$Lookups.E96]" office:value-type="string" office:string-value="Number of currently active bankcard accounts" calcext:value-type="string">
            <text:p>Number of currently active bankcard accounts</text:p>
          </table:table-cell>
          <table:table-cell table:style-name="ce83"/>
          <table:table-cell table:formula="of:=&quot;  add_row( variable_name = '&quot; &amp; [.B91] &amp; &quot;' ,description = '&quot; &amp; [.F91] &amp; &quot;', inModel = &quot; &amp; [.C91]  &amp; &quot;, inPrediction = &quot; &amp; [.D91]  &amp; &quot;, inPricing = &quot; &amp; [.E91] &amp; &quot;) %&gt;%&quot;" office:value-type="string" office:string-value="  add_row( variable_name = 'num_actv_bc_tl' ,description = 'Number of currently active bankcard accounts', inModel = TRUE, inPrediction = FALSE, inPricing = FALSE) %&gt;%" calcext:value-type="string">
            <text:p><text:s text:c="2"/>add_row( variable_name = 'num_actv_bc_tl' ,description = 'Number of currently active bankcard accounts', inModel = TRUE, inPrediction = FALSE, inPricing = FALSE) %&gt;%</text:p>
          </table:table-cell>
          <table:table-cell table:number-columns-repeated="60"/>
        </table:table-row>
        <table:table-row table:style-name="ro6">
          <table:table-cell/>
          <table:table-cell table:formula="of:=[$Lookups.C97]" office:value-type="string" office:string-value="num_actv_rev_tl" calcext:value-type="string">
            <text:p>num_actv_rev_tl</text:p>
          </table:table-cell>
          <table:table-cell table:style-name="ce91" table:formula="of:=IF([$Lookups.F97]; &quot;TRUE&quot;; &quot;FALSE&quot;)" office:value-type="string" office:string-value="TRUE" calcext:value-type="string">
            <text:p>TRUE</text:p>
          </table:table-cell>
          <table:table-cell table:style-name="ce91" table:formula="of:=IF([$Lookups.G97]; &quot;TRUE&quot;; &quot;FALSE&quot;)" office:value-type="string" office:string-value="FALSE" calcext:value-type="string">
            <text:p>FALSE</text:p>
          </table:table-cell>
          <table:table-cell table:style-name="ce91" table:formula="of:=IF([$Lookups.H97]; &quot;TRUE&quot;; &quot;FALSE&quot;)" office:value-type="string" office:string-value="FALSE" calcext:value-type="string">
            <text:p>FALSE</text:p>
          </table:table-cell>
          <table:table-cell table:formula="of:=[$Lookups.E97]" office:value-type="string" office:string-value="Number of currently active revolving trades" calcext:value-type="string">
            <text:p>Number of currently active revolving trades</text:p>
          </table:table-cell>
          <table:table-cell table:style-name="ce83"/>
          <table:table-cell table:formula="of:=&quot;  add_row( variable_name = '&quot; &amp; [.B92] &amp; &quot;' ,description = '&quot; &amp; [.F92] &amp; &quot;', inModel = &quot; &amp; [.C92]  &amp; &quot;, inPrediction = &quot; &amp; [.D92]  &amp; &quot;, inPricing = &quot; &amp; [.E92] &amp; &quot;) %&gt;%&quot;" office:value-type="string" office:string-value="  add_row( variable_name = 'num_actv_rev_tl' ,description = 'Number of currently active revolving trades', inModel = TRUE, inPrediction = FALSE, inPricing = FALSE) %&gt;%" calcext:value-type="string">
            <text:p><text:s text:c="2"/>add_row( variable_name = 'num_actv_rev_tl' ,description = 'Number of currently active revolving trades', inModel = TRUE, inPrediction = FALSE, inPricing = FALSE) %&gt;%</text:p>
          </table:table-cell>
          <table:table-cell table:number-columns-repeated="60"/>
        </table:table-row>
        <table:table-row table:style-name="ro6">
          <table:table-cell/>
          <table:table-cell table:formula="of:=[$Lookups.C98]" office:value-type="string" office:string-value="num_bc_sats" calcext:value-type="string">
            <text:p>num_bc_sats</text:p>
          </table:table-cell>
          <table:table-cell table:style-name="ce91" table:formula="of:=IF([$Lookups.F98]; &quot;TRUE&quot;; &quot;FALSE&quot;)" office:value-type="string" office:string-value="TRUE" calcext:value-type="string">
            <text:p>TRUE</text:p>
          </table:table-cell>
          <table:table-cell table:style-name="ce91" table:formula="of:=IF([$Lookups.G98]; &quot;TRUE&quot;; &quot;FALSE&quot;)" office:value-type="string" office:string-value="FALSE" calcext:value-type="string">
            <text:p>FALSE</text:p>
          </table:table-cell>
          <table:table-cell table:style-name="ce91" table:formula="of:=IF([$Lookups.H98]; &quot;TRUE&quot;; &quot;FALSE&quot;)" office:value-type="string" office:string-value="FALSE" calcext:value-type="string">
            <text:p>FALSE</text:p>
          </table:table-cell>
          <table:table-cell table:formula="of:=[$Lookups.E98]" office:value-type="string" office:string-value="Number of satisfactory bankcard accounts" calcext:value-type="string">
            <text:p>Number of satisfactory bankcard accounts</text:p>
          </table:table-cell>
          <table:table-cell table:style-name="ce83"/>
          <table:table-cell table:formula="of:=&quot;  add_row( variable_name = '&quot; &amp; [.B93] &amp; &quot;' ,description = '&quot; &amp; [.F93] &amp; &quot;', inModel = &quot; &amp; [.C93]  &amp; &quot;, inPrediction = &quot; &amp; [.D93]  &amp; &quot;, inPricing = &quot; &amp; [.E93] &amp; &quot;) %&gt;%&quot;" office:value-type="string" office:string-value="  add_row( variable_name = 'num_bc_sats' ,description = 'Number of satisfactory bankcard accounts', inModel = TRUE, inPrediction = FALSE, inPricing = FALSE) %&gt;%" calcext:value-type="string">
            <text:p><text:s text:c="2"/>add_row( variable_name = 'num_bc_sats' ,description = 'Number of satisfactory bankcard accounts', inModel = TRUE, inPrediction = FALSE, inPricing = FALSE) %&gt;%</text:p>
          </table:table-cell>
          <table:table-cell table:number-columns-repeated="60"/>
        </table:table-row>
        <table:table-row table:style-name="ro6">
          <table:table-cell/>
          <table:table-cell table:formula="of:=[$Lookups.C99]" office:value-type="string" office:string-value="num_bc_tl" calcext:value-type="string">
            <text:p>num_bc_tl</text:p>
          </table:table-cell>
          <table:table-cell table:style-name="ce91" table:formula="of:=IF([$Lookups.F99]; &quot;TRUE&quot;; &quot;FALSE&quot;)" office:value-type="string" office:string-value="TRUE" calcext:value-type="string">
            <text:p>TRUE</text:p>
          </table:table-cell>
          <table:table-cell table:style-name="ce91" table:formula="of:=IF([$Lookups.G99]; &quot;TRUE&quot;; &quot;FALSE&quot;)" office:value-type="string" office:string-value="FALSE" calcext:value-type="string">
            <text:p>FALSE</text:p>
          </table:table-cell>
          <table:table-cell table:style-name="ce91" table:formula="of:=IF([$Lookups.H99]; &quot;TRUE&quot;; &quot;FALSE&quot;)" office:value-type="string" office:string-value="FALSE" calcext:value-type="string">
            <text:p>FALSE</text:p>
          </table:table-cell>
          <table:table-cell table:formula="of:=[$Lookups.E99]" office:value-type="string" office:string-value="Number of bankcard accounts" calcext:value-type="string">
            <text:p>Number of bankcard accounts</text:p>
          </table:table-cell>
          <table:table-cell table:style-name="ce83"/>
          <table:table-cell table:formula="of:=&quot;  add_row( variable_name = '&quot; &amp; [.B94] &amp; &quot;' ,description = '&quot; &amp; [.F94] &amp; &quot;', inModel = &quot; &amp; [.C94]  &amp; &quot;, inPrediction = &quot; &amp; [.D94]  &amp; &quot;, inPricing = &quot; &amp; [.E94] &amp; &quot;) %&gt;%&quot;" office:value-type="string" office:string-value="  add_row( variable_name = 'num_bc_tl' ,description = 'Number of bankcard accounts', inModel = TRUE, inPrediction = FALSE, inPricing = FALSE) %&gt;%" calcext:value-type="string">
            <text:p><text:s text:c="2"/>add_row( variable_name = 'num_bc_tl' ,description = 'Number of bankcard accounts', inModel = TRUE, inPrediction = FALSE, inPricing = FALSE) %&gt;%</text:p>
          </table:table-cell>
          <table:table-cell table:number-columns-repeated="60"/>
        </table:table-row>
        <table:table-row table:style-name="ro6">
          <table:table-cell/>
          <table:table-cell table:formula="of:=[$Lookups.C100]" office:value-type="string" office:string-value="num_il_tl" calcext:value-type="string">
            <text:p>num_il_tl</text:p>
          </table:table-cell>
          <table:table-cell table:style-name="ce91" table:formula="of:=IF([$Lookups.F100]; &quot;TRUE&quot;; &quot;FALSE&quot;)" office:value-type="string" office:string-value="TRUE" calcext:value-type="string">
            <text:p>TRUE</text:p>
          </table:table-cell>
          <table:table-cell table:style-name="ce91" table:formula="of:=IF([$Lookups.G100]; &quot;TRUE&quot;; &quot;FALSE&quot;)" office:value-type="string" office:string-value="FALSE" calcext:value-type="string">
            <text:p>FALSE</text:p>
          </table:table-cell>
          <table:table-cell table:style-name="ce91" table:formula="of:=IF([$Lookups.H100]; &quot;TRUE&quot;; &quot;FALSE&quot;)" office:value-type="string" office:string-value="FALSE" calcext:value-type="string">
            <text:p>FALSE</text:p>
          </table:table-cell>
          <table:table-cell table:formula="of:=[$Lookups.E100]" office:value-type="string" office:string-value="Number of installment accounts" calcext:value-type="string">
            <text:p>Number of installment accounts</text:p>
          </table:table-cell>
          <table:table-cell table:style-name="ce83"/>
          <table:table-cell table:formula="of:=&quot;  add_row( variable_name = '&quot; &amp; [.B95] &amp; &quot;' ,description = '&quot; &amp; [.F95] &amp; &quot;', inModel = &quot; &amp; [.C95]  &amp; &quot;, inPrediction = &quot; &amp; [.D95]  &amp; &quot;, inPricing = &quot; &amp; [.E95] &amp; &quot;) %&gt;%&quot;" office:value-type="string" office:string-value="  add_row( variable_name = 'num_il_tl' ,description = 'Number of installment accounts', inModel = TRUE, inPrediction = FALSE, inPricing = FALSE) %&gt;%" calcext:value-type="string">
            <text:p><text:s text:c="2"/>add_row( variable_name = 'num_il_tl' ,description = 'Number of installment accounts', inModel = TRUE, inPrediction = FALSE, inPricing = FALSE) %&gt;%</text:p>
          </table:table-cell>
          <table:table-cell table:number-columns-repeated="60"/>
        </table:table-row>
        <table:table-row table:style-name="ro6">
          <table:table-cell/>
          <table:table-cell table:formula="of:=[$Lookups.C101]" office:value-type="string" office:string-value="num_op_rev_tl" calcext:value-type="string">
            <text:p>num_op_rev_tl</text:p>
          </table:table-cell>
          <table:table-cell table:style-name="ce91" table:formula="of:=IF([$Lookups.F101]; &quot;TRUE&quot;; &quot;FALSE&quot;)" office:value-type="string" office:string-value="TRUE" calcext:value-type="string">
            <text:p>TRUE</text:p>
          </table:table-cell>
          <table:table-cell table:style-name="ce91" table:formula="of:=IF([$Lookups.G101]; &quot;TRUE&quot;; &quot;FALSE&quot;)" office:value-type="string" office:string-value="FALSE" calcext:value-type="string">
            <text:p>FALSE</text:p>
          </table:table-cell>
          <table:table-cell table:style-name="ce91" table:formula="of:=IF([$Lookups.H101]; &quot;TRUE&quot;; &quot;FALSE&quot;)" office:value-type="string" office:string-value="FALSE" calcext:value-type="string">
            <text:p>FALSE</text:p>
          </table:table-cell>
          <table:table-cell table:formula="of:=[$Lookups.E101]" office:value-type="string" office:string-value="Number of open revolving accounts" calcext:value-type="string">
            <text:p>Number of open revolving accounts</text:p>
          </table:table-cell>
          <table:table-cell table:style-name="ce83"/>
          <table:table-cell table:formula="of:=&quot;  add_row( variable_name = '&quot; &amp; [.B96] &amp; &quot;' ,description = '&quot; &amp; [.F96] &amp; &quot;', inModel = &quot; &amp; [.C96]  &amp; &quot;, inPrediction = &quot; &amp; [.D96]  &amp; &quot;, inPricing = &quot; &amp; [.E96] &amp; &quot;) %&gt;%&quot;" office:value-type="string" office:string-value="  add_row( variable_name = 'num_op_rev_tl' ,description = 'Number of open revolving accounts', inModel = TRUE, inPrediction = FALSE, inPricing = FALSE) %&gt;%" calcext:value-type="string">
            <text:p><text:s text:c="2"/>add_row( variable_name = 'num_op_rev_tl' ,description = 'Number of open revolving accounts', inModel = TRUE, inPrediction = FALSE, inPricing = FALSE) %&gt;%</text:p>
          </table:table-cell>
          <table:table-cell table:number-columns-repeated="60"/>
        </table:table-row>
        <table:table-row table:style-name="ro6">
          <table:table-cell/>
          <table:table-cell table:formula="of:=[$Lookups.C102]" office:value-type="string" office:string-value="num_rev_accts" calcext:value-type="string">
            <text:p>num_rev_accts</text:p>
          </table:table-cell>
          <table:table-cell table:style-name="ce91" table:formula="of:=IF([$Lookups.F102]; &quot;TRUE&quot;; &quot;FALSE&quot;)" office:value-type="string" office:string-value="TRUE" calcext:value-type="string">
            <text:p>TRUE</text:p>
          </table:table-cell>
          <table:table-cell table:style-name="ce91" table:formula="of:=IF([$Lookups.G102]; &quot;TRUE&quot;; &quot;FALSE&quot;)" office:value-type="string" office:string-value="FALSE" calcext:value-type="string">
            <text:p>FALSE</text:p>
          </table:table-cell>
          <table:table-cell table:style-name="ce91" table:formula="of:=IF([$Lookups.H102]; &quot;TRUE&quot;; &quot;FALSE&quot;)" office:value-type="string" office:string-value="FALSE" calcext:value-type="string">
            <text:p>FALSE</text:p>
          </table:table-cell>
          <table:table-cell table:formula="of:=[$Lookups.E102]" office:value-type="string" office:string-value="Number of revolving accounts" calcext:value-type="string">
            <text:p>Number of revolving accounts</text:p>
          </table:table-cell>
          <table:table-cell table:style-name="ce83"/>
          <table:table-cell table:formula="of:=&quot;  add_row( variable_name = '&quot; &amp; [.B97] &amp; &quot;' ,description = '&quot; &amp; [.F97] &amp; &quot;', inModel = &quot; &amp; [.C97]  &amp; &quot;, inPrediction = &quot; &amp; [.D97]  &amp; &quot;, inPricing = &quot; &amp; [.E97] &amp; &quot;) %&gt;%&quot;" office:value-type="string" office:string-value="  add_row( variable_name = 'num_rev_accts' ,description = 'Number of revolving accounts', inModel = TRUE, inPrediction = FALSE, inPricing = FALSE) %&gt;%" calcext:value-type="string">
            <text:p><text:s text:c="2"/>add_row( variable_name = 'num_rev_accts' ,description = 'Number of revolving accounts', inModel = TRUE, inPrediction = FALSE, inPricing = FALSE) %&gt;%</text:p>
          </table:table-cell>
          <table:table-cell table:number-columns-repeated="60"/>
        </table:table-row>
        <table:table-row table:style-name="ro6">
          <table:table-cell/>
          <table:table-cell table:formula="of:=[$Lookups.C103]" office:value-type="string" office:string-value="num_rev_tl_bal_gt_0" calcext:value-type="string">
            <text:p>num_rev_tl_bal_gt_0</text:p>
          </table:table-cell>
          <table:table-cell table:style-name="ce91" table:formula="of:=IF([$Lookups.F103]; &quot;TRUE&quot;; &quot;FALSE&quot;)" office:value-type="string" office:string-value="TRUE" calcext:value-type="string">
            <text:p>TRUE</text:p>
          </table:table-cell>
          <table:table-cell table:style-name="ce91" table:formula="of:=IF([$Lookups.G103]; &quot;TRUE&quot;; &quot;FALSE&quot;)" office:value-type="string" office:string-value="FALSE" calcext:value-type="string">
            <text:p>FALSE</text:p>
          </table:table-cell>
          <table:table-cell table:style-name="ce91" table:formula="of:=IF([$Lookups.H103]; &quot;TRUE&quot;; &quot;FALSE&quot;)" office:value-type="string" office:string-value="FALSE" calcext:value-type="string">
            <text:p>FALSE</text:p>
          </table:table-cell>
          <table:table-cell table:formula="of:=[$Lookups.E103]" office:value-type="string" office:string-value="Number of revolving trades with balance &gt;0" calcext:value-type="string">
            <text:p>Number of revolving trades with balance &gt;0</text:p>
          </table:table-cell>
          <table:table-cell table:style-name="ce83"/>
          <table:table-cell table:formula="of:=&quot;  add_row( variable_name = '&quot; &amp; [.B98] &amp; &quot;' ,description = '&quot; &amp; [.F98] &amp; &quot;', inModel = &quot; &amp; [.C98]  &amp; &quot;, inPrediction = &quot; &amp; [.D98]  &amp; &quot;, inPricing = &quot; &amp; [.E98] &amp; &quot;) %&gt;%&quot;" office:value-type="string" office:string-value="  add_row( variable_name = 'num_rev_tl_bal_gt_0' ,description = 'Number of revolving trades with balance &gt;0', inModel = TRUE, inPrediction = FALSE, inPricing = FALSE) %&gt;%" calcext:value-type="string">
            <text:p><text:s text:c="2"/>add_row( variable_name = 'num_rev_tl_bal_gt_0' ,description = 'Number of revolving trades with balance &gt;0', inModel = TRUE, inPrediction = FALSE, inPricing = FALSE) %&gt;%</text:p>
          </table:table-cell>
          <table:table-cell table:number-columns-repeated="60"/>
        </table:table-row>
        <table:table-row table:style-name="ro6">
          <table:table-cell/>
          <table:table-cell table:formula="of:=[$Lookups.C104]" office:value-type="string" office:string-value="num_sats" calcext:value-type="string">
            <text:p>num_sats</text:p>
          </table:table-cell>
          <table:table-cell table:style-name="ce91" table:formula="of:=IF([$Lookups.F104]; &quot;TRUE&quot;; &quot;FALSE&quot;)" office:value-type="string" office:string-value="TRUE" calcext:value-type="string">
            <text:p>TRUE</text:p>
          </table:table-cell>
          <table:table-cell table:style-name="ce91" table:formula="of:=IF([$Lookups.G104]; &quot;TRUE&quot;; &quot;FALSE&quot;)" office:value-type="string" office:string-value="FALSE" calcext:value-type="string">
            <text:p>FALSE</text:p>
          </table:table-cell>
          <table:table-cell table:style-name="ce91" table:formula="of:=IF([$Lookups.H104]; &quot;TRUE&quot;; &quot;FALSE&quot;)" office:value-type="string" office:string-value="FALSE" calcext:value-type="string">
            <text:p>FALSE</text:p>
          </table:table-cell>
          <table:table-cell table:formula="of:=[$Lookups.E104]" office:value-type="string" office:string-value="Number of satisfactory accounts" calcext:value-type="string">
            <text:p>Number of satisfactory accounts</text:p>
          </table:table-cell>
          <table:table-cell table:style-name="ce83"/>
          <table:table-cell table:formula="of:=&quot;  add_row( variable_name = '&quot; &amp; [.B99] &amp; &quot;' ,description = '&quot; &amp; [.F99] &amp; &quot;', inModel = &quot; &amp; [.C99]  &amp; &quot;, inPrediction = &quot; &amp; [.D99]  &amp; &quot;, inPricing = &quot; &amp; [.E99] &amp; &quot;) %&gt;%&quot;" office:value-type="string" office:string-value="  add_row( variable_name = 'num_sats' ,description = 'Number of satisfactory accounts', inModel = TRUE, inPrediction = FALSE, inPricing = FALSE) %&gt;%" calcext:value-type="string">
            <text:p><text:s text:c="2"/>add_row( variable_name = 'num_sats' ,description = 'Number of satisfactory accounts', inModel = TRUE, inPrediction = FALSE, inPricing = FALSE) %&gt;%</text:p>
          </table:table-cell>
          <table:table-cell table:number-columns-repeated="60"/>
        </table:table-row>
        <table:table-row table:style-name="ro6">
          <table:table-cell/>
          <table:table-cell table:formula="of:=[$Lookups.C105]" office:value-type="string" office:string-value="num_tl_120dpd_2m" calcext:value-type="string">
            <text:p>num_tl_120dpd_2m</text:p>
          </table:table-cell>
          <table:table-cell table:style-name="ce91" table:formula="of:=IF([$Lookups.F105]; &quot;TRUE&quot;; &quot;FALSE&quot;)" office:value-type="string" office:string-value="TRUE" calcext:value-type="string">
            <text:p>TRUE</text:p>
          </table:table-cell>
          <table:table-cell table:style-name="ce91" table:formula="of:=IF([$Lookups.G105]; &quot;TRUE&quot;; &quot;FALSE&quot;)" office:value-type="string" office:string-value="FALSE" calcext:value-type="string">
            <text:p>FALSE</text:p>
          </table:table-cell>
          <table:table-cell table:style-name="ce91" table:formula="of:=IF([$Lookups.H105]; &quot;TRUE&quot;; &quot;FALSE&quot;)" office:value-type="string" office:string-value="FALSE" calcext:value-type="string">
            <text:p>FALSE</text:p>
          </table:table-cell>
          <table:table-cell table:formula="of:=[$Lookups.E105]" office:value-type="string" office:string-value="Number of accounts currently 120 days past due (updated in past 2 months)" calcext:value-type="string">
            <text:p>Number of accounts currently 120 days past due (updated in past 2 months)</text:p>
          </table:table-cell>
          <table:table-cell table:style-name="ce83"/>
          <table:table-cell table:formula="of:=&quot;  add_row( variable_name = '&quot; &amp; [.B100] &amp; &quot;' ,description = '&quot; &amp; [.F100] &amp; &quot;', inModel = &quot; &amp; [.C100]  &amp; &quot;, inPrediction = &quot; &amp; [.D100]  &amp; &quot;, inPricing = &quot; &amp; [.E100] &amp; &quot;) %&gt;%&quot;" office:value-type="string" office:string-value="  add_row( variable_name = 'num_tl_120dpd_2m' ,description = 'Number of accounts currently 120 days past due (updated in past 2 months)', inModel = TRUE, inPrediction = FALSE, inPricing = FALSE) %&gt;%" calcext:value-type="string">
            <text:p><text:s text:c="2"/>add_row( variable_name = 'num_tl_120dpd_2m' ,description = 'Number of accounts currently 120 days past due (updated in past 2 months)', inModel = TRUE, inPrediction = FALSE, inPricing = FALSE) %&gt;%</text:p>
          </table:table-cell>
          <table:table-cell table:number-columns-repeated="60"/>
        </table:table-row>
        <table:table-row table:style-name="ro6">
          <table:table-cell/>
          <table:table-cell table:formula="of:=[$Lookups.C106]" office:value-type="string" office:string-value="num_tl_30dpd" calcext:value-type="string">
            <text:p>num_tl_30dpd</text:p>
          </table:table-cell>
          <table:table-cell table:style-name="ce91" table:formula="of:=IF([$Lookups.F106]; &quot;TRUE&quot;; &quot;FALSE&quot;)" office:value-type="string" office:string-value="TRUE" calcext:value-type="string">
            <text:p>TRUE</text:p>
          </table:table-cell>
          <table:table-cell table:style-name="ce91" table:formula="of:=IF([$Lookups.G106]; &quot;TRUE&quot;; &quot;FALSE&quot;)" office:value-type="string" office:string-value="FALSE" calcext:value-type="string">
            <text:p>FALSE</text:p>
          </table:table-cell>
          <table:table-cell table:style-name="ce91" table:formula="of:=IF([$Lookups.H106]; &quot;TRUE&quot;; &quot;FALSE&quot;)" office:value-type="string" office:string-value="FALSE" calcext:value-type="string">
            <text:p>FALSE</text:p>
          </table:table-cell>
          <table:table-cell table:formula="of:=[$Lookups.E106]" office:value-type="string" office:string-value="Number of accounts currently 30 days past due (updated in past 2 months)" calcext:value-type="string">
            <text:p>Number of accounts currently 30 days past due (updated in past 2 months)</text:p>
          </table:table-cell>
          <table:table-cell table:style-name="ce83"/>
          <table:table-cell table:formula="of:=&quot;  add_row( variable_name = '&quot; &amp; [.B101] &amp; &quot;' ,description = '&quot; &amp; [.F101] &amp; &quot;', inModel = &quot; &amp; [.C101]  &amp; &quot;, inPrediction = &quot; &amp; [.D101]  &amp; &quot;, inPricing = &quot; &amp; [.E101] &amp; &quot;) %&gt;%&quot;" office:value-type="string" office:string-value="  add_row( variable_name = 'num_tl_30dpd' ,description = 'Number of accounts currently 30 days past due (updated in past 2 months)', inModel = TRUE, inPrediction = FALSE, inPricing = FALSE) %&gt;%" calcext:value-type="string">
            <text:p><text:s text:c="2"/>add_row( variable_name = 'num_tl_30dpd' ,description = 'Number of accounts currently 30 days past due (updated in past 2 months)', inModel = TRUE, inPrediction = FALSE, inPricing = FALSE) %&gt;%</text:p>
          </table:table-cell>
          <table:table-cell table:number-columns-repeated="60"/>
        </table:table-row>
        <table:table-row table:style-name="ro6">
          <table:table-cell/>
          <table:table-cell table:formula="of:=[$Lookups.C107]" office:value-type="string" office:string-value="num_tl_90g_dpd_24m" calcext:value-type="string">
            <text:p>num_tl_90g_dpd_24m</text:p>
          </table:table-cell>
          <table:table-cell table:style-name="ce91" table:formula="of:=IF([$Lookups.F107]; &quot;TRUE&quot;; &quot;FALSE&quot;)" office:value-type="string" office:string-value="TRUE" calcext:value-type="string">
            <text:p>TRUE</text:p>
          </table:table-cell>
          <table:table-cell table:style-name="ce91" table:formula="of:=IF([$Lookups.G107]; &quot;TRUE&quot;; &quot;FALSE&quot;)" office:value-type="string" office:string-value="FALSE" calcext:value-type="string">
            <text:p>FALSE</text:p>
          </table:table-cell>
          <table:table-cell table:style-name="ce91" table:formula="of:=IF([$Lookups.H107]; &quot;TRUE&quot;; &quot;FALSE&quot;)" office:value-type="string" office:string-value="FALSE" calcext:value-type="string">
            <text:p>FALSE</text:p>
          </table:table-cell>
          <table:table-cell table:formula="of:=[$Lookups.E107]" office:value-type="string" office:string-value="Number of accounts 90 or more days past due in last 24 months" calcext:value-type="string">
            <text:p>Number of accounts 90 or more days past due in last 24 months</text:p>
          </table:table-cell>
          <table:table-cell table:style-name="ce83"/>
          <table:table-cell table:formula="of:=&quot;  add_row( variable_name = '&quot; &amp; [.B102] &amp; &quot;' ,description = '&quot; &amp; [.F102] &amp; &quot;', inModel = &quot; &amp; [.C102]  &amp; &quot;, inPrediction = &quot; &amp; [.D102]  &amp; &quot;, inPricing = &quot; &amp; [.E102] &amp; &quot;) %&gt;%&quot;" office:value-type="string" office:string-value="  add_row( variable_name = 'num_tl_90g_dpd_24m' ,description = 'Number of accounts 90 or more days past due in last 24 months', inModel = TRUE, inPrediction = FALSE, inPricing = FALSE) %&gt;%" calcext:value-type="string">
            <text:p><text:s text:c="2"/>add_row( variable_name = 'num_tl_90g_dpd_24m' ,description = 'Number of accounts 90 or more days past due in last 24 months', inModel = TRUE, inPrediction = FALSE, inPricing = FALSE) %&gt;%</text:p>
          </table:table-cell>
          <table:table-cell table:number-columns-repeated="60"/>
        </table:table-row>
        <table:table-row table:style-name="ro6">
          <table:table-cell/>
          <table:table-cell table:formula="of:=[$Lookups.C108]" office:value-type="string" office:string-value="num_tl_op_past_12m" calcext:value-type="string">
            <text:p>num_tl_op_past_12m</text:p>
          </table:table-cell>
          <table:table-cell table:style-name="ce91" table:formula="of:=IF([$Lookups.F108]; &quot;TRUE&quot;; &quot;FALSE&quot;)" office:value-type="string" office:string-value="TRUE" calcext:value-type="string">
            <text:p>TRUE</text:p>
          </table:table-cell>
          <table:table-cell table:style-name="ce91" table:formula="of:=IF([$Lookups.G108]; &quot;TRUE&quot;; &quot;FALSE&quot;)" office:value-type="string" office:string-value="FALSE" calcext:value-type="string">
            <text:p>FALSE</text:p>
          </table:table-cell>
          <table:table-cell table:style-name="ce91" table:formula="of:=IF([$Lookups.H108]; &quot;TRUE&quot;; &quot;FALSE&quot;)" office:value-type="string" office:string-value="FALSE" calcext:value-type="string">
            <text:p>FALSE</text:p>
          </table:table-cell>
          <table:table-cell table:formula="of:=[$Lookups.E108]" office:value-type="string" office:string-value="Number of accounts opened in past 12 months" calcext:value-type="string">
            <text:p>Number of accounts opened in past 12 months</text:p>
          </table:table-cell>
          <table:table-cell table:style-name="ce83"/>
          <table:table-cell table:formula="of:=&quot;  add_row( variable_name = '&quot; &amp; [.B103] &amp; &quot;' ,description = '&quot; &amp; [.F103] &amp; &quot;', inModel = &quot; &amp; [.C103]  &amp; &quot;, inPrediction = &quot; &amp; [.D103]  &amp; &quot;, inPricing = &quot; &amp; [.E103] &amp; &quot;) %&gt;%&quot;" office:value-type="string" office:string-value="  add_row( variable_name = 'num_tl_op_past_12m' ,description = 'Number of accounts opened in past 12 months', inModel = TRUE, inPrediction = FALSE, inPricing = FALSE) %&gt;%" calcext:value-type="string">
            <text:p><text:s text:c="2"/>add_row( variable_name = 'num_tl_op_past_12m' ,description = 'Number of accounts opened in past 12 months', inModel = TRUE, inPrediction = FALSE, inPricing = FALSE) %&gt;%</text:p>
          </table:table-cell>
          <table:table-cell table:number-columns-repeated="60"/>
        </table:table-row>
        <table:table-row table:style-name="ro6">
          <table:table-cell/>
          <table:table-cell table:formula="of:=[$Lookups.C109]" office:value-type="string" office:string-value="pct_tl_nvr_dlq" calcext:value-type="string">
            <text:p>pct_tl_nvr_dlq</text:p>
          </table:table-cell>
          <table:table-cell table:style-name="ce91" table:formula="of:=IF([$Lookups.F109]; &quot;TRUE&quot;; &quot;FALSE&quot;)" office:value-type="string" office:string-value="TRUE" calcext:value-type="string">
            <text:p>TRUE</text:p>
          </table:table-cell>
          <table:table-cell table:style-name="ce91" table:formula="of:=IF([$Lookups.G109]; &quot;TRUE&quot;; &quot;FALSE&quot;)" office:value-type="string" office:string-value="FALSE" calcext:value-type="string">
            <text:p>FALSE</text:p>
          </table:table-cell>
          <table:table-cell table:style-name="ce91" table:formula="of:=IF([$Lookups.H109]; &quot;TRUE&quot;; &quot;FALSE&quot;)" office:value-type="string" office:string-value="FALSE" calcext:value-type="string">
            <text:p>FALSE</text:p>
          </table:table-cell>
          <table:table-cell table:formula="of:=[$Lookups.E109]" office:value-type="string" office:string-value="Percent of trades never delinquent" calcext:value-type="string">
            <text:p>Percent of trades never delinquent</text:p>
          </table:table-cell>
          <table:table-cell table:style-name="ce83"/>
          <table:table-cell table:formula="of:=&quot;  add_row( variable_name = '&quot; &amp; [.B104] &amp; &quot;' ,description = '&quot; &amp; [.F104] &amp; &quot;', inModel = &quot; &amp; [.C104]  &amp; &quot;, inPrediction = &quot; &amp; [.D104]  &amp; &quot;, inPricing = &quot; &amp; [.E104] &amp; &quot;) %&gt;%&quot;" office:value-type="string" office:string-value="  add_row( variable_name = 'pct_tl_nvr_dlq' ,description = 'Percent of trades never delinquent', inModel = TRUE, inPrediction = FALSE, inPricing = FALSE) %&gt;%" calcext:value-type="string">
            <text:p><text:s text:c="2"/>add_row( variable_name = 'pct_tl_nvr_dlq' ,description = 'Percent of trades never delinquent', inModel = TRUE, inPrediction = FALSE, inPricing = FALSE) %&gt;%</text:p>
          </table:table-cell>
          <table:table-cell table:number-columns-repeated="60"/>
        </table:table-row>
        <table:table-row table:style-name="ro6">
          <table:table-cell/>
          <table:table-cell table:formula="of:=[$Lookups.C110]" office:value-type="string" office:string-value="percent_bc_gt_75" calcext:value-type="string">
            <text:p>percent_bc_gt_75</text:p>
          </table:table-cell>
          <table:table-cell table:style-name="ce91" table:formula="of:=IF([$Lookups.F110]; &quot;TRUE&quot;; &quot;FALSE&quot;)" office:value-type="string" office:string-value="TRUE" calcext:value-type="string">
            <text:p>TRUE</text:p>
          </table:table-cell>
          <table:table-cell table:style-name="ce91" table:formula="of:=IF([$Lookups.G110]; &quot;TRUE&quot;; &quot;FALSE&quot;)" office:value-type="string" office:string-value="FALSE" calcext:value-type="string">
            <text:p>FALSE</text:p>
          </table:table-cell>
          <table:table-cell table:style-name="ce91" table:formula="of:=IF([$Lookups.H110]; &quot;TRUE&quot;; &quot;FALSE&quot;)" office:value-type="string" office:string-value="FALSE" calcext:value-type="string">
            <text:p>FALSE</text:p>
          </table:table-cell>
          <table:table-cell table:formula="of:=[$Lookups.E110]" office:value-type="string" office:string-value="Percentage of all bankcard accounts &gt; 75% of limit." calcext:value-type="string">
            <text:p>Percentage of all bankcard accounts &gt; 75% of limit.</text:p>
          </table:table-cell>
          <table:table-cell table:style-name="ce83"/>
          <table:table-cell table:formula="of:=&quot;  add_row( variable_name = '&quot; &amp; [.B105] &amp; &quot;' ,description = '&quot; &amp; [.F105] &amp; &quot;', inModel = &quot; &amp; [.C105]  &amp; &quot;, inPrediction = &quot; &amp; [.D105]  &amp; &quot;, inPricing = &quot; &amp; [.E105] &amp; &quot;) %&gt;%&quot;" office:value-type="string" office:string-value="  add_row( variable_name = 'percent_bc_gt_75' ,description = 'Percentage of all bankcard accounts &gt; 75% of limit.', inModel = TRUE, inPrediction = FALSE, inPricing = FALSE) %&gt;%" calcext:value-type="string">
            <text:p><text:s text:c="2"/>add_row( variable_name = 'percent_bc_gt_75' ,description = 'Percentage of all bankcard accounts &gt; 75% of limit.', inModel = TRUE, inPrediction = FALSE, inPricing = FALSE) %&gt;%</text:p>
          </table:table-cell>
          <table:table-cell table:number-columns-repeated="60"/>
        </table:table-row>
        <table:table-row table:style-name="ro6">
          <table:table-cell/>
          <table:table-cell table:formula="of:=[$Lookups.C111]" office:value-type="string" office:string-value="pub_rec_bankruptcies" calcext:value-type="string">
            <text:p>pub_rec_bankruptcies</text:p>
          </table:table-cell>
          <table:table-cell table:style-name="ce91" table:formula="of:=IF([$Lookups.F111]; &quot;TRUE&quot;; &quot;FALSE&quot;)" office:value-type="string" office:string-value="TRUE" calcext:value-type="string">
            <text:p>TRUE</text:p>
          </table:table-cell>
          <table:table-cell table:style-name="ce91" table:formula="of:=IF([$Lookups.G111]; &quot;TRUE&quot;; &quot;FALSE&quot;)" office:value-type="string" office:string-value="FALSE" calcext:value-type="string">
            <text:p>FALSE</text:p>
          </table:table-cell>
          <table:table-cell table:style-name="ce91" table:formula="of:=IF([$Lookups.H111]; &quot;TRUE&quot;; &quot;FALSE&quot;)" office:value-type="string" office:string-value="FALSE" calcext:value-type="string">
            <text:p>FALSE</text:p>
          </table:table-cell>
          <table:table-cell table:formula="of:=[$Lookups.E111]" office:value-type="string" office:string-value="Number of public record bankruptcies" calcext:value-type="string">
            <text:p>Number of public record bankruptcies</text:p>
          </table:table-cell>
          <table:table-cell table:style-name="ce83"/>
          <table:table-cell table:formula="of:=&quot;  add_row( variable_name = '&quot; &amp; [.B106] &amp; &quot;' ,description = '&quot; &amp; [.F106] &amp; &quot;', inModel = &quot; &amp; [.C106]  &amp; &quot;, inPrediction = &quot; &amp; [.D106]  &amp; &quot;, inPricing = &quot; &amp; [.E106] &amp; &quot;) %&gt;%&quot;" office:value-type="string" office:string-value="  add_row( variable_name = 'pub_rec_bankruptcies' ,description = 'Number of public record bankruptcies', inModel = TRUE, inPrediction = FALSE, inPricing = FALSE) %&gt;%" calcext:value-type="string">
            <text:p><text:s text:c="2"/>add_row( variable_name = 'pub_rec_bankruptcies' ,description = 'Number of public record bankruptcies', inModel = TRUE, inPrediction = FALSE, inPricing = FALSE) %&gt;%</text:p>
          </table:table-cell>
          <table:table-cell table:number-columns-repeated="60"/>
        </table:table-row>
        <table:table-row table:style-name="ro6">
          <table:table-cell/>
          <table:table-cell table:formula="of:=[$Lookups.C112]" office:value-type="string" office:string-value="tax_liens" calcext:value-type="string">
            <text:p>tax_liens</text:p>
          </table:table-cell>
          <table:table-cell table:style-name="ce91" table:formula="of:=IF([$Lookups.F112]; &quot;TRUE&quot;; &quot;FALSE&quot;)" office:value-type="string" office:string-value="TRUE" calcext:value-type="string">
            <text:p>TRUE</text:p>
          </table:table-cell>
          <table:table-cell table:style-name="ce91" table:formula="of:=IF([$Lookups.G112]; &quot;TRUE&quot;; &quot;FALSE&quot;)" office:value-type="string" office:string-value="FALSE" calcext:value-type="string">
            <text:p>FALSE</text:p>
          </table:table-cell>
          <table:table-cell table:style-name="ce91" table:formula="of:=IF([$Lookups.H112]; &quot;TRUE&quot;; &quot;FALSE&quot;)" office:value-type="string" office:string-value="FALSE" calcext:value-type="string">
            <text:p>FALSE</text:p>
          </table:table-cell>
          <table:table-cell table:formula="of:=[$Lookups.E112]" office:value-type="string" office:string-value="Number of tax liens" calcext:value-type="string">
            <text:p>Number of tax liens</text:p>
          </table:table-cell>
          <table:table-cell table:style-name="ce83"/>
          <table:table-cell table:formula="of:=&quot;  add_row( variable_name = '&quot; &amp; [.B107] &amp; &quot;' ,description = '&quot; &amp; [.F107] &amp; &quot;', inModel = &quot; &amp; [.C107]  &amp; &quot;, inPrediction = &quot; &amp; [.D107]  &amp; &quot;, inPricing = &quot; &amp; [.E107] &amp; &quot;) %&gt;%&quot;" office:value-type="string" office:string-value="  add_row( variable_name = 'tax_liens' ,description = 'Number of tax liens', inModel = TRUE, inPrediction = FALSE, inPricing = FALSE) %&gt;%" calcext:value-type="string">
            <text:p><text:s text:c="2"/>add_row( variable_name = 'tax_liens' ,description = 'Number of tax liens', inModel = TRUE, inPrediction = FALSE, inPricing = FALSE) %&gt;%</text:p>
          </table:table-cell>
          <table:table-cell table:number-columns-repeated="60"/>
        </table:table-row>
        <table:table-row table:style-name="ro6">
          <table:table-cell/>
          <table:table-cell table:formula="of:=[$Lookups.C113]" office:value-type="string" office:string-value="tot_hi_cred_lim" calcext:value-type="string">
            <text:p>tot_hi_cred_lim</text:p>
          </table:table-cell>
          <table:table-cell table:style-name="ce91" table:formula="of:=IF([$Lookups.F113]; &quot;TRUE&quot;; &quot;FALSE&quot;)" office:value-type="string" office:string-value="TRUE" calcext:value-type="string">
            <text:p>TRUE</text:p>
          </table:table-cell>
          <table:table-cell table:style-name="ce91" table:formula="of:=IF([$Lookups.G113]; &quot;TRUE&quot;; &quot;FALSE&quot;)" office:value-type="string" office:string-value="FALSE" calcext:value-type="string">
            <text:p>FALSE</text:p>
          </table:table-cell>
          <table:table-cell table:style-name="ce91" table:formula="of:=IF([$Lookups.H113]; &quot;TRUE&quot;; &quot;FALSE&quot;)" office:value-type="string" office:string-value="FALSE" calcext:value-type="string">
            <text:p>FALSE</text:p>
          </table:table-cell>
          <table:table-cell table:formula="of:=[$Lookups.E113]" office:value-type="string" office:string-value="Total high credit/credit limit" calcext:value-type="string">
            <text:p>Total high credit/credit limit</text:p>
          </table:table-cell>
          <table:table-cell table:style-name="ce83"/>
          <table:table-cell table:formula="of:=&quot;  add_row( variable_name = '&quot; &amp; [.B108] &amp; &quot;' ,description = '&quot; &amp; [.F108] &amp; &quot;', inModel = &quot; &amp; [.C108]  &amp; &quot;, inPrediction = &quot; &amp; [.D108]  &amp; &quot;, inPricing = &quot; &amp; [.E108] &amp; &quot;) %&gt;%&quot;" office:value-type="string" office:string-value="  add_row( variable_name = 'tot_hi_cred_lim' ,description = 'Total high credit/credit limit', inModel = TRUE, inPrediction = FALSE, inPricing = FALSE) %&gt;%" calcext:value-type="string">
            <text:p><text:s text:c="2"/>add_row( variable_name = 'tot_hi_cred_lim' ,description = 'Total high credit/credit limit', inModel = TRUE, inPrediction = FALSE, inPricing = FALSE) %&gt;%</text:p>
          </table:table-cell>
          <table:table-cell table:number-columns-repeated="60"/>
        </table:table-row>
        <table:table-row table:style-name="ro6">
          <table:table-cell/>
          <table:table-cell table:formula="of:=[$Lookups.C114]" office:value-type="string" office:string-value="total_bal_ex_mort" calcext:value-type="string">
            <text:p>total_bal_ex_mort</text:p>
          </table:table-cell>
          <table:table-cell table:style-name="ce91" table:formula="of:=IF([$Lookups.F114]; &quot;TRUE&quot;; &quot;FALSE&quot;)" office:value-type="string" office:string-value="TRUE" calcext:value-type="string">
            <text:p>TRUE</text:p>
          </table:table-cell>
          <table:table-cell table:style-name="ce91" table:formula="of:=IF([$Lookups.G114]; &quot;TRUE&quot;; &quot;FALSE&quot;)" office:value-type="string" office:string-value="FALSE" calcext:value-type="string">
            <text:p>FALSE</text:p>
          </table:table-cell>
          <table:table-cell table:style-name="ce91" table:formula="of:=IF([$Lookups.H114]; &quot;TRUE&quot;; &quot;FALSE&quot;)" office:value-type="string" office:string-value="FALSE" calcext:value-type="string">
            <text:p>FALSE</text:p>
          </table:table-cell>
          <table:table-cell table:formula="of:=[$Lookups.E114]" office:value-type="string" office:string-value="Total credit balance excluding mortgage" calcext:value-type="string">
            <text:p>Total credit balance excluding mortgage</text:p>
          </table:table-cell>
          <table:table-cell table:style-name="ce83"/>
          <table:table-cell table:formula="of:=&quot;  add_row( variable_name = '&quot; &amp; [.B109] &amp; &quot;' ,description = '&quot; &amp; [.F109] &amp; &quot;', inModel = &quot; &amp; [.C109]  &amp; &quot;, inPrediction = &quot; &amp; [.D109]  &amp; &quot;, inPricing = &quot; &amp; [.E109] &amp; &quot;) %&gt;%&quot;" office:value-type="string" office:string-value="  add_row( variable_name = 'total_bal_ex_mort' ,description = 'Total credit balance excluding mortgage', inModel = TRUE, inPrediction = FALSE, inPricing = FALSE) %&gt;%" calcext:value-type="string">
            <text:p><text:s text:c="2"/>add_row( variable_name = 'total_bal_ex_mort' ,description = 'Total credit balance excluding mortgage', inModel = TRUE, inPrediction = FALSE, inPricing = FALSE) %&gt;%</text:p>
          </table:table-cell>
          <table:table-cell table:number-columns-repeated="60"/>
        </table:table-row>
        <table:table-row table:style-name="ro6">
          <table:table-cell/>
          <table:table-cell table:formula="of:=[$Lookups.C115]" office:value-type="string" office:string-value="total_bc_limit" calcext:value-type="string">
            <text:p>total_bc_limit</text:p>
          </table:table-cell>
          <table:table-cell table:style-name="ce91" table:formula="of:=IF([$Lookups.F115]; &quot;TRUE&quot;; &quot;FALSE&quot;)" office:value-type="string" office:string-value="TRUE" calcext:value-type="string">
            <text:p>TRUE</text:p>
          </table:table-cell>
          <table:table-cell table:style-name="ce91" table:formula="of:=IF([$Lookups.G115]; &quot;TRUE&quot;; &quot;FALSE&quot;)" office:value-type="string" office:string-value="FALSE" calcext:value-type="string">
            <text:p>FALSE</text:p>
          </table:table-cell>
          <table:table-cell table:style-name="ce91" table:formula="of:=IF([$Lookups.H115]; &quot;TRUE&quot;; &quot;FALSE&quot;)" office:value-type="string" office:string-value="FALSE" calcext:value-type="string">
            <text:p>FALSE</text:p>
          </table:table-cell>
          <table:table-cell table:formula="of:=[$Lookups.E115]" office:value-type="string" office:string-value="Total bankcard high credit/credit limit" calcext:value-type="string">
            <text:p>Total bankcard high credit/credit limit</text:p>
          </table:table-cell>
          <table:table-cell table:style-name="ce83"/>
          <table:table-cell table:formula="of:=&quot;  add_row( variable_name = '&quot; &amp; [.B110] &amp; &quot;' ,description = '&quot; &amp; [.F110] &amp; &quot;', inModel = &quot; &amp; [.C110]  &amp; &quot;, inPrediction = &quot; &amp; [.D110]  &amp; &quot;, inPricing = &quot; &amp; [.E110] &amp; &quot;) %&gt;%&quot;" office:value-type="string" office:string-value="  add_row( variable_name = 'total_bc_limit' ,description = 'Total bankcard high credit/credit limit', inModel = TRUE, inPrediction = FALSE, inPricing = FALSE) %&gt;%" calcext:value-type="string">
            <text:p><text:s text:c="2"/>add_row( variable_name = 'total_bc_limit' ,description = 'Total bankcard high credit/credit limit', inModel = TRUE, inPrediction = FALSE, inPricing = FALSE) %&gt;%</text:p>
          </table:table-cell>
          <table:table-cell table:number-columns-repeated="60"/>
        </table:table-row>
        <table:table-row table:style-name="ro6">
          <table:table-cell/>
          <table:table-cell table:formula="of:=[$Lookups.C116]" office:value-type="string" office:string-value="total_il_high_credit_limit" calcext:value-type="string">
            <text:p>total_il_high_credit_limit</text:p>
          </table:table-cell>
          <table:table-cell table:style-name="ce91" table:formula="of:=IF([$Lookups.F116]; &quot;TRUE&quot;; &quot;FALSE&quot;)" office:value-type="string" office:string-value="TRUE" calcext:value-type="string">
            <text:p>TRUE</text:p>
          </table:table-cell>
          <table:table-cell table:style-name="ce91" table:formula="of:=IF([$Lookups.G116]; &quot;TRUE&quot;; &quot;FALSE&quot;)" office:value-type="string" office:string-value="FALSE" calcext:value-type="string">
            <text:p>FALSE</text:p>
          </table:table-cell>
          <table:table-cell table:style-name="ce91" table:formula="of:=IF([$Lookups.H116]; &quot;TRUE&quot;; &quot;FALSE&quot;)" office:value-type="string" office:string-value="FALSE" calcext:value-type="string">
            <text:p>FALSE</text:p>
          </table:table-cell>
          <table:table-cell table:formula="of:=[$Lookups.E116]" office:value-type="string" office:string-value="Total installment high credit/credit limit" calcext:value-type="string">
            <text:p>Total installment high credit/credit limit</text:p>
          </table:table-cell>
          <table:table-cell table:style-name="ce83"/>
          <table:table-cell table:formula="of:=&quot;  add_row( variable_name = '&quot; &amp; [.B111] &amp; &quot;' ,description = '&quot; &amp; [.F111] &amp; &quot;', inModel = &quot; &amp; [.C111]  &amp; &quot;, inPrediction = &quot; &amp; [.D111]  &amp; &quot;, inPricing = &quot; &amp; [.E111] &amp; &quot;) %&gt;%&quot;" office:value-type="string" office:string-value="  add_row( variable_name = 'total_il_high_credit_limit' ,description = 'Total installment high credit/credit limit', inModel = TRUE, inPrediction = FALSE, inPricing = FALSE) %&gt;%" calcext:value-type="string">
            <text:p><text:s text:c="2"/>add_row( variable_name = 'total_il_high_credit_limit' ,description = 'Total installment high credit/credit limit', inModel = TRUE, inPrediction = FALSE, inPricing = FALSE) %&gt;%</text:p>
          </table:table-cell>
          <table:table-cell table:number-columns-repeated="60"/>
        </table:table-row>
        <table:table-row table:style-name="ro6">
          <table:table-cell/>
          <table:table-cell table:formula="of:=[$Lookups.C117]" office:value-type="string" office:string-value="revol_bal_joint" calcext:value-type="string">
            <text:p>revol_bal_joint</text:p>
          </table:table-cell>
          <table:table-cell table:style-name="ce91" table:formula="of:=IF([$Lookups.F117]; &quot;TRUE&quot;; &quot;FALSE&quot;)" office:value-type="string" office:string-value="TRUE" calcext:value-type="string">
            <text:p>TRUE</text:p>
          </table:table-cell>
          <table:table-cell table:style-name="ce91" table:formula="of:=IF([$Lookups.G117]; &quot;TRUE&quot;; &quot;FALSE&quot;)" office:value-type="string" office:string-value="FALSE" calcext:value-type="string">
            <text:p>FALSE</text:p>
          </table:table-cell>
          <table:table-cell table:style-name="ce91" table:formula="of:=IF([$Lookups.H117]; &quot;TRUE&quot;; &quot;FALSE&quot;)" office:value-type="string" office:string-value="FALSE" calcext:value-type="string">
            <text:p>FALSE</text:p>
          </table:table-cell>
          <table:table-cell table:formula="of:=[$Lookups.E117]" office:value-type="string" office:string-value="Total credit revolving balance" calcext:value-type="string">
            <text:p>Total credit revolving balance</text:p>
          </table:table-cell>
          <table:table-cell table:style-name="ce83"/>
          <table:table-cell table:formula="of:=&quot;  add_row( variable_name = '&quot; &amp; [.B112] &amp; &quot;' ,description = '&quot; &amp; [.F112] &amp; &quot;', inModel = &quot; &amp; [.C112]  &amp; &quot;, inPrediction = &quot; &amp; [.D112]  &amp; &quot;, inPricing = &quot; &amp; [.E112] &amp; &quot;) %&gt;%&quot;" office:value-type="string" office:string-value="  add_row( variable_name = 'revol_bal_joint' ,description = 'Total credit revolving balance', inModel = TRUE, inPrediction = FALSE, inPricing = FALSE) %&gt;%" calcext:value-type="string">
            <text:p><text:s text:c="2"/>add_row( variable_name = 'revol_bal_joint' ,description = 'Total credit revolving balance', inModel = TRUE, inPrediction = FALSE, inPricing = FALSE) %&gt;%</text:p>
          </table:table-cell>
          <table:table-cell table:number-columns-repeated="60"/>
        </table:table-row>
        <table:table-row table:style-name="ro6">
          <table:table-cell/>
          <table:table-cell table:formula="of:=[$Lookups.C118]" office:value-type="string" office:string-value="sec_app_earliest_cr_line" calcext:value-type="string">
            <text:p>sec_app_earliest_cr_line</text:p>
          </table:table-cell>
          <table:table-cell table:style-name="ce91" table:formula="of:=IF([$Lookups.F118]; &quot;TRUE&quot;; &quot;FALSE&quot;)" office:value-type="string" office:string-value="FALSE" calcext:value-type="string">
            <text:p>FALSE</text:p>
          </table:table-cell>
          <table:table-cell table:style-name="ce91" table:formula="of:=IF([$Lookups.G118]; &quot;TRUE&quot;; &quot;FALSE&quot;)" office:value-type="string" office:string-value="FALSE" calcext:value-type="string">
            <text:p>FALSE</text:p>
          </table:table-cell>
          <table:table-cell table:style-name="ce91" table:formula="of:=IF([$Lookups.H118]; &quot;TRUE&quot;; &quot;FALSE&quot;)" office:value-type="string" office:string-value="FALSE" calcext:value-type="string">
            <text:p>FALSE</text:p>
          </table:table-cell>
          <table:table-cell table:formula="of:=[$Lookups.E118]" office:value-type="string" office:string-value="Earliest credit line at time of application for the secondary applicant. VARIABLE NOT USED. WE RELY ON THE MAIN BORROWER IN THE FIRST INSTANCE." calcext:value-type="string">
            <text:p>Earliest credit line at time of application for the secondary applicant. VARIABLE NOT USED. WE RELY ON THE MAIN BORROWER IN THE FIRST INSTANCE.</text:p>
          </table:table-cell>
          <table:table-cell table:style-name="ce83"/>
          <table:table-cell table:formula="of:=&quot;  add_row( variable_name = '&quot; &amp; [.B113] &amp; &quot;' ,description = '&quot; &amp; [.F113] &amp; &quot;', inModel = &quot; &amp; [.C113]  &amp; &quot;, inPrediction = &quot; &amp; [.D113]  &amp; &quot;, inPricing = &quot; &amp; [.E113] &amp; &quot;) %&gt;%&quot;" office:value-type="string" office:string-value="  add_row( variable_name = 'sec_app_earliest_cr_line' ,description = 'Earliest credit line at time of application for the secondary applicant. VARIABLE NOT USED. WE RELY ON THE MAIN BORROWER IN THE FIRST INSTANCE.', inModel = FALSE, inPrediction = FALSE, inPricing = FALSE) %&gt;%" calcext:value-type="string">
            <text:p><text:s text:c="2"/>add_row( variable_name = 'sec_app_earliest_cr_line' ,description = 'Earliest credit line at time of application for the secondary applicant. VARIABLE NOT USED. WE RELY ON THE MAIN BORROWER IN THE FIRST INSTANCE.', inModel = FALSE, inPrediction = FALSE, inPricing = FALSE) %&gt;%</text:p>
          </table:table-cell>
          <table:table-cell table:number-columns-repeated="60"/>
        </table:table-row>
        <table:table-row table:style-name="ro6">
          <table:table-cell/>
          <table:table-cell table:formula="of:=[$Lookups.C119]" office:value-type="string" office:string-value="sec_app_inq_last_6mths" calcext:value-type="string">
            <text:p>sec_app_inq_last_6mths</text:p>
          </table:table-cell>
          <table:table-cell table:style-name="ce91" table:formula="of:=IF([$Lookups.F119]; &quot;TRUE&quot;; &quot;FALSE&quot;)" office:value-type="string" office:string-value="FALSE" calcext:value-type="string">
            <text:p>FALSE</text:p>
          </table:table-cell>
          <table:table-cell table:style-name="ce91" table:formula="of:=IF([$Lookups.G119]; &quot;TRUE&quot;; &quot;FALSE&quot;)" office:value-type="string" office:string-value="FALSE" calcext:value-type="string">
            <text:p>FALSE</text:p>
          </table:table-cell>
          <table:table-cell table:style-name="ce91" table:formula="of:=IF([$Lookups.H119]; &quot;TRUE&quot;; &quot;FALSE&quot;)" office:value-type="string" office:string-value="FALSE" calcext:value-type="string">
            <text:p>FALSE</text:p>
          </table:table-cell>
          <table:table-cell table:formula="of:=[$Lookups.E119]" office:value-type="string" office:string-value="Credit inquiries in the last 6 months at time of application for the secondary applicant. VARIABLE NOT USED. WE RELY ON THE MAIN BORROWER IN THE FIRST INSTANCE." calcext:value-type="string">
            <text:p>Credit inquiries in the last 6 months at time of application for the secondary applicant. VARIABLE NOT USED. WE RELY ON THE MAIN BORROWER IN THE FIRST INSTANCE.</text:p>
          </table:table-cell>
          <table:table-cell table:style-name="ce83"/>
          <table:table-cell table:formula="of:=&quot;  add_row( variable_name = '&quot; &amp; [.B114] &amp; &quot;' ,description = '&quot; &amp; [.F114] &amp; &quot;', inModel = &quot; &amp; [.C114]  &amp; &quot;, inPrediction = &quot; &amp; [.D114]  &amp; &quot;, inPricing = &quot; &amp; [.E114] &amp; &quot;) %&gt;%&quot;" office:value-type="string" office:string-value="  add_row( variable_name = 'sec_app_inq_last_6mths' ,description = 'Credit inquiries in the last 6 months at time of application for the secondary applicant. VARIABLE NOT USED. WE RELY ON THE MAIN BORROWER IN THE FIRST INSTANCE.', inModel = FALSE, inPrediction = FALSE, inPricing = FALSE) %&gt;%" calcext:value-type="string">
            <text:p><text:s text:c="2"/>add_row( variable_name = 'sec_app_inq_last_6mths' ,description = 'Credit inquiries in the last 6 months at time of application for the secondary applicant. VARIABLE NOT USED. WE RELY ON THE MAIN BORROWER IN THE FIRST INSTANCE.', inModel = FALSE, inPrediction = FALSE, inPricing = FALSE) %&gt;%</text:p>
          </table:table-cell>
          <table:table-cell table:number-columns-repeated="60"/>
        </table:table-row>
        <table:table-row table:style-name="ro6">
          <table:table-cell/>
          <table:table-cell table:formula="of:=[$Lookups.C120]" office:value-type="string" office:string-value="sec_app_mort_acc" calcext:value-type="string">
            <text:p>sec_app_mort_acc</text:p>
          </table:table-cell>
          <table:table-cell table:style-name="ce91" table:formula="of:=IF([$Lookups.F120]; &quot;TRUE&quot;; &quot;FALSE&quot;)" office:value-type="string" office:string-value="FALSE" calcext:value-type="string">
            <text:p>FALSE</text:p>
          </table:table-cell>
          <table:table-cell table:style-name="ce91" table:formula="of:=IF([$Lookups.G120]; &quot;TRUE&quot;; &quot;FALSE&quot;)" office:value-type="string" office:string-value="FALSE" calcext:value-type="string">
            <text:p>FALSE</text:p>
          </table:table-cell>
          <table:table-cell table:style-name="ce91" table:formula="of:=IF([$Lookups.H120]; &quot;TRUE&quot;; &quot;FALSE&quot;)" office:value-type="string" office:string-value="FALSE" calcext:value-type="string">
            <text:p>FALSE</text:p>
          </table:table-cell>
          <table:table-cell table:formula="of:=[$Lookups.E120]" office:value-type="string" office:string-value="Number of mortgage accounts at time of application for the secondary applicant. VARIABLE NOT USED. WE RELY ON THE MAIN BORROWER IN THE FIRST INSTANCE." calcext:value-type="string">
            <text:p>Number of mortgage accounts at time of application for the secondary applicant. VARIABLE NOT USED. WE RELY ON THE MAIN BORROWER IN THE FIRST INSTANCE.</text:p>
          </table:table-cell>
          <table:table-cell table:style-name="ce83"/>
          <table:table-cell table:formula="of:=&quot;  add_row( variable_name = '&quot; &amp; [.B115] &amp; &quot;' ,description = '&quot; &amp; [.F115] &amp; &quot;', inModel = &quot; &amp; [.C115]  &amp; &quot;, inPrediction = &quot; &amp; [.D115]  &amp; &quot;, inPricing = &quot; &amp; [.E115] &amp; &quot;) %&gt;%&quot;" office:value-type="string" office:string-value="  add_row( variable_name = 'sec_app_mort_acc' ,description = 'Number of mortgage accounts at time of application for the secondary applicant. VARIABLE NOT USED. WE RELY ON THE MAIN BORROWER IN THE FIRST INSTANCE.', inModel = FALSE, inPrediction = FALSE, inPricing = FALSE) %&gt;%" calcext:value-type="string">
            <text:p><text:s text:c="2"/>add_row( variable_name = 'sec_app_mort_acc' ,description = 'Number of mortgage accounts at time of application for the secondary applicant. VARIABLE NOT USED. WE RELY ON THE MAIN BORROWER IN THE FIRST INSTANCE.', inModel = FALSE, inPrediction = FALSE, inPricing = FALSE) %&gt;%</text:p>
          </table:table-cell>
          <table:table-cell table:number-columns-repeated="60"/>
        </table:table-row>
        <table:table-row table:style-name="ro6">
          <table:table-cell/>
          <table:table-cell table:formula="of:=[$Lookups.C121]" office:value-type="string" office:string-value="sec_app_open_acc" calcext:value-type="string">
            <text:p>sec_app_open_acc</text:p>
          </table:table-cell>
          <table:table-cell table:style-name="ce91" table:formula="of:=IF([$Lookups.F121]; &quot;TRUE&quot;; &quot;FALSE&quot;)" office:value-type="string" office:string-value="FALSE" calcext:value-type="string">
            <text:p>FALSE</text:p>
          </table:table-cell>
          <table:table-cell table:style-name="ce91" table:formula="of:=IF([$Lookups.G121]; &quot;TRUE&quot;; &quot;FALSE&quot;)" office:value-type="string" office:string-value="FALSE" calcext:value-type="string">
            <text:p>FALSE</text:p>
          </table:table-cell>
          <table:table-cell table:style-name="ce91" table:formula="of:=IF([$Lookups.H121]; &quot;TRUE&quot;; &quot;FALSE&quot;)" office:value-type="string" office:string-value="FALSE" calcext:value-type="string">
            <text:p>FALSE</text:p>
          </table:table-cell>
          <table:table-cell table:formula="of:=[$Lookups.E121]" office:value-type="string" office:string-value="Number of open trades at time of application for the secondary applicant. VARIABLE NOT USED. WE RELY ON THE MAIN BORROWER IN THE FIRST INSTANCE." calcext:value-type="string">
            <text:p>Number of open trades at time of application for the secondary applicant. VARIABLE NOT USED. WE RELY ON THE MAIN BORROWER IN THE FIRST INSTANCE.</text:p>
          </table:table-cell>
          <table:table-cell table:style-name="ce83"/>
          <table:table-cell table:formula="of:=&quot;  add_row( variable_name = '&quot; &amp; [.B116] &amp; &quot;' ,description = '&quot; &amp; [.F116] &amp; &quot;', inModel = &quot; &amp; [.C116]  &amp; &quot;, inPrediction = &quot; &amp; [.D116]  &amp; &quot;, inPricing = &quot; &amp; [.E116] &amp; &quot;) %&gt;%&quot;" office:value-type="string" office:string-value="  add_row( variable_name = 'sec_app_open_acc' ,description = 'Number of open trades at time of application for the secondary applicant. VARIABLE NOT USED. WE RELY ON THE MAIN BORROWER IN THE FIRST INSTANCE.', inModel = FALSE, inPrediction = FALSE, inPricing = FALSE) %&gt;%" calcext:value-type="string">
            <text:p><text:s text:c="2"/>add_row( variable_name = 'sec_app_open_acc' ,description = 'Number of open trades at time of application for the secondary applicant. VARIABLE NOT USED. WE RELY ON THE MAIN BORROWER IN THE FIRST INSTANCE.', inModel = FALSE, inPrediction = FALSE, inPricing = FALSE) %&gt;%</text:p>
          </table:table-cell>
          <table:table-cell table:number-columns-repeated="60"/>
        </table:table-row>
        <table:table-row table:style-name="ro6">
          <table:table-cell/>
          <table:table-cell table:formula="of:=[$Lookups.C122]" office:value-type="string" office:string-value="sec_app_revol_util" calcext:value-type="string">
            <text:p>sec_app_revol_util</text:p>
          </table:table-cell>
          <table:table-cell table:style-name="ce91" table:formula="of:=IF([$Lookups.F122]; &quot;TRUE&quot;; &quot;FALSE&quot;)" office:value-type="string" office:string-value="FALSE" calcext:value-type="string">
            <text:p>FALSE</text:p>
          </table:table-cell>
          <table:table-cell table:style-name="ce91" table:formula="of:=IF([$Lookups.G122]; &quot;TRUE&quot;; &quot;FALSE&quot;)" office:value-type="string" office:string-value="FALSE" calcext:value-type="string">
            <text:p>FALSE</text:p>
          </table:table-cell>
          <table:table-cell table:style-name="ce91" table:formula="of:=IF([$Lookups.H122]; &quot;TRUE&quot;; &quot;FALSE&quot;)" office:value-type="string" office:string-value="FALSE" calcext:value-type="string">
            <text:p>FALSE</text:p>
          </table:table-cell>
          <table:table-cell table:formula="of:=[$Lookups.E122]" office:value-type="string" office:string-value="Ratio of total current balance to high credit/credit limit for all revolving accounts. VARIABLE NOT USED. WE RELY ON THE MAIN BORROWER IN THE FIRST INSTANCE." calcext:value-type="string">
            <text:p>Ratio of total current balance to high credit/credit limit for all revolving accounts. VARIABLE NOT USED. WE RELY ON THE MAIN BORROWER IN THE FIRST INSTANCE.</text:p>
          </table:table-cell>
          <table:table-cell table:style-name="ce83"/>
          <table:table-cell table:formula="of:=&quot;  add_row( variable_name = '&quot; &amp; [.B117] &amp; &quot;' ,description = '&quot; &amp; [.F117] &amp; &quot;', inModel = &quot; &amp; [.C117]  &amp; &quot;, inPrediction = &quot; &amp; [.D117]  &amp; &quot;, inPricing = &quot; &amp; [.E117] &amp; &quot;) %&gt;%&quot;" office:value-type="string" office:string-value="  add_row( variable_name = 'sec_app_revol_util' ,description = 'Ratio of total current balance to high credit/credit limit for all revolving accounts. VARIABLE NOT USED. WE RELY ON THE MAIN BORROWER IN THE FIRST INSTANCE.', inModel = FALSE, inPrediction = FALSE, inPricing = FALSE) %&gt;%" calcext:value-type="string">
            <text:p><text:s text:c="2"/>add_row( variable_name = 'sec_app_revol_util' ,description = 'Ratio of total current balance to high credit/credit limit for all revolving accounts. VARIABLE NOT USED. WE RELY ON THE MAIN BORROWER IN THE FIRST INSTANCE.', inModel = FALSE, inPrediction = FALSE, inPricing = FALSE) %&gt;%</text:p>
          </table:table-cell>
          <table:table-cell table:number-columns-repeated="60"/>
        </table:table-row>
        <table:table-row table:style-name="ro6">
          <table:table-cell/>
          <table:table-cell table:formula="of:=[$Lookups.C123]" office:value-type="string" office:string-value="sec_app_open_act_il" calcext:value-type="string">
            <text:p>sec_app_open_act_il</text:p>
          </table:table-cell>
          <table:table-cell table:style-name="ce91" table:formula="of:=IF([$Lookups.F123]; &quot;TRUE&quot;; &quot;FALSE&quot;)" office:value-type="string" office:string-value="FALSE" calcext:value-type="string">
            <text:p>FALSE</text:p>
          </table:table-cell>
          <table:table-cell table:style-name="ce91" table:formula="of:=IF([$Lookups.G123]; &quot;TRUE&quot;; &quot;FALSE&quot;)" office:value-type="string" office:string-value="FALSE" calcext:value-type="string">
            <text:p>FALSE</text:p>
          </table:table-cell>
          <table:table-cell table:style-name="ce91" table:formula="of:=IF([$Lookups.H123]; &quot;TRUE&quot;; &quot;FALSE&quot;)" office:value-type="string" office:string-value="FALSE" calcext:value-type="string">
            <text:p>FALSE</text:p>
          </table:table-cell>
          <table:table-cell table:formula="of:=[$Lookups.E123]" office:value-type="string" office:string-value="Number of currently active installment trades at time of application for the secondary applicant. VARIABLE NOT USED. WE RELY ON THE MAIN BORROWER IN THE FIRST INSTANCE." calcext:value-type="string">
            <text:p>Number of currently active installment trades at time of application for the secondary applicant. VARIABLE NOT USED. WE RELY ON THE MAIN BORROWER IN THE FIRST INSTANCE.</text:p>
          </table:table-cell>
          <table:table-cell table:style-name="ce83"/>
          <table:table-cell table:formula="of:=&quot;  add_row( variable_name = '&quot; &amp; [.B118] &amp; &quot;' ,description = '&quot; &amp; [.F118] &amp; &quot;', inModel = &quot; &amp; [.C118]  &amp; &quot;, inPrediction = &quot; &amp; [.D118]  &amp; &quot;, inPricing = &quot; &amp; [.E118] &amp; &quot;) %&gt;%&quot;" office:value-type="string" office:string-value="  add_row( variable_name = 'sec_app_open_act_il' ,description = 'Number of currently active installment trades at time of application for the secondary applicant. VARIABLE NOT USED. WE RELY ON THE MAIN BORROWER IN THE FIRST INSTANCE.', inModel = FALSE, inPrediction = FALSE, inPricing = FALSE) %&gt;%" calcext:value-type="string">
            <text:p><text:s text:c="2"/>add_row( variable_name = 'sec_app_open_act_il' ,description = 'Number of currently active installment trades at time of application for the secondary applicant. VARIABLE NOT USED. WE RELY ON THE MAIN BORROWER IN THE FIRST INSTANCE.', inModel = FALSE, inPrediction = FALSE, inPricing = FALSE) %&gt;%</text:p>
          </table:table-cell>
          <table:table-cell table:number-columns-repeated="60"/>
        </table:table-row>
        <table:table-row table:style-name="ro6">
          <table:table-cell/>
          <table:table-cell table:formula="of:=[$Lookups.C124]" office:value-type="string" office:string-value="sec_app_num_rev_accts" calcext:value-type="string">
            <text:p>sec_app_num_rev_accts</text:p>
          </table:table-cell>
          <table:table-cell table:style-name="ce91" table:formula="of:=IF([$Lookups.F124]; &quot;TRUE&quot;; &quot;FALSE&quot;)" office:value-type="string" office:string-value="FALSE" calcext:value-type="string">
            <text:p>FALSE</text:p>
          </table:table-cell>
          <table:table-cell table:style-name="ce91" table:formula="of:=IF([$Lookups.G124]; &quot;TRUE&quot;; &quot;FALSE&quot;)" office:value-type="string" office:string-value="FALSE" calcext:value-type="string">
            <text:p>FALSE</text:p>
          </table:table-cell>
          <table:table-cell table:style-name="ce91" table:formula="of:=IF([$Lookups.H124]; &quot;TRUE&quot;; &quot;FALSE&quot;)" office:value-type="string" office:string-value="FALSE" calcext:value-type="string">
            <text:p>FALSE</text:p>
          </table:table-cell>
          <table:table-cell table:formula="of:=[$Lookups.E124]" office:value-type="string" office:string-value="Number of revolving accounts at time of application for the secondary applicant. VARIABLE NOT USED. WE RELY ON THE MAIN BORROWER IN THE FIRST INSTANCE." calcext:value-type="string">
            <text:p>Number of revolving accounts at time of application for the secondary applicant. VARIABLE NOT USED. WE RELY ON THE MAIN BORROWER IN THE FIRST INSTANCE.</text:p>
          </table:table-cell>
          <table:table-cell table:style-name="ce83"/>
          <table:table-cell table:formula="of:=&quot;  add_row( variable_name = '&quot; &amp; [.B119] &amp; &quot;' ,description = '&quot; &amp; [.F119] &amp; &quot;', inModel = &quot; &amp; [.C119]  &amp; &quot;, inPrediction = &quot; &amp; [.D119]  &amp; &quot;, inPricing = &quot; &amp; [.E119] &amp; &quot;) %&gt;%&quot;" office:value-type="string" office:string-value="  add_row( variable_name = 'sec_app_num_rev_accts' ,description = 'Number of revolving accounts at time of application for the secondary applicant. VARIABLE NOT USED. WE RELY ON THE MAIN BORROWER IN THE FIRST INSTANCE.', inModel = FALSE, inPrediction = FALSE, inPricing = FALSE) %&gt;%" calcext:value-type="string">
            <text:p><text:s text:c="2"/>add_row( variable_name = 'sec_app_num_rev_accts' ,description = 'Number of revolving accounts at time of application for the secondary applicant. VARIABLE NOT USED. WE RELY ON THE MAIN BORROWER IN THE FIRST INSTANCE.', inModel = FALSE, inPrediction = FALSE, inPricing = FALSE) %&gt;%</text:p>
          </table:table-cell>
          <table:table-cell table:number-columns-repeated="60"/>
        </table:table-row>
        <table:table-row table:style-name="ro6">
          <table:table-cell/>
          <table:table-cell table:formula="of:=[$Lookups.C125]" office:value-type="string" office:string-value="sec_app_chargeoff_within_12_mths" calcext:value-type="string">
            <text:p>sec_app_chargeoff_within_12_mths</text:p>
          </table:table-cell>
          <table:table-cell table:style-name="ce91" table:formula="of:=IF([$Lookups.F125]; &quot;TRUE&quot;; &quot;FALSE&quot;)" office:value-type="string" office:string-value="FALSE" calcext:value-type="string">
            <text:p>FALSE</text:p>
          </table:table-cell>
          <table:table-cell table:style-name="ce91" table:formula="of:=IF([$Lookups.G125]; &quot;TRUE&quot;; &quot;FALSE&quot;)" office:value-type="string" office:string-value="FALSE" calcext:value-type="string">
            <text:p>FALSE</text:p>
          </table:table-cell>
          <table:table-cell table:style-name="ce91" table:formula="of:=IF([$Lookups.H125]; &quot;TRUE&quot;; &quot;FALSE&quot;)" office:value-type="string" office:string-value="FALSE" calcext:value-type="string">
            <text:p>FALSE</text:p>
          </table:table-cell>
          <table:table-cell table:formula="of:=[$Lookups.E125]" office:value-type="string" office:string-value="Number of charge-offs within last 12 months at time of application for the secondary applicant. VARIABLE NOT USED. WE RELY ON THE MAIN BORROWER IN THE FIRST INSTANCE." calcext:value-type="string">
            <text:p>Number of charge-offs within last 12 months at time of application for the secondary applicant. VARIABLE NOT USED. WE RELY ON THE MAIN BORROWER IN THE FIRST INSTANCE.</text:p>
          </table:table-cell>
          <table:table-cell table:style-name="ce83"/>
          <table:table-cell table:formula="of:=&quot;  add_row( variable_name = '&quot; &amp; [.B120] &amp; &quot;' ,description = '&quot; &amp; [.F120] &amp; &quot;', inModel = &quot; &amp; [.C120]  &amp; &quot;, inPrediction = &quot; &amp; [.D120]  &amp; &quot;, inPricing = &quot; &amp; [.E120] &amp; &quot;) %&gt;%&quot;" office:value-type="string" office:string-value="  add_row( variable_name = 'sec_app_chargeoff_within_12_mths' ,description = 'Number of charge-offs within last 12 months at time of application for the secondary applicant. VARIABLE NOT USED. WE RELY ON THE MAIN BORROWER IN THE FIRST INSTANCE.', inModel = FALSE, inPrediction = FALSE, inPricing = FALSE) %&gt;%" calcext:value-type="string">
            <text:p><text:s text:c="2"/>add_row( variable_name = 'sec_app_chargeoff_within_12_mths' ,description = 'Number of charge-offs within last 12 months at time of application for the secondary applicant. VARIABLE NOT USED. WE RELY ON THE MAIN BORROWER IN THE FIRST INSTANCE.', inModel = FALSE, inPrediction = FALSE, inPricing = FALSE) %&gt;%</text:p>
          </table:table-cell>
          <table:table-cell table:number-columns-repeated="60"/>
        </table:table-row>
        <table:table-row table:style-name="ro6">
          <table:table-cell/>
          <table:table-cell table:formula="of:=[$Lookups.C126]" office:value-type="string" office:string-value="sec_app_collections_12_mths_ex_med" calcext:value-type="string">
            <text:p>sec_app_collections_12_mths_ex_med</text:p>
          </table:table-cell>
          <table:table-cell table:style-name="ce91" table:formula="of:=IF([$Lookups.F126]; &quot;TRUE&quot;; &quot;FALSE&quot;)" office:value-type="string" office:string-value="FALSE" calcext:value-type="string">
            <text:p>FALSE</text:p>
          </table:table-cell>
          <table:table-cell table:style-name="ce91" table:formula="of:=IF([$Lookups.G126]; &quot;TRUE&quot;; &quot;FALSE&quot;)" office:value-type="string" office:string-value="FALSE" calcext:value-type="string">
            <text:p>FALSE</text:p>
          </table:table-cell>
          <table:table-cell table:style-name="ce91" table:formula="of:=IF([$Lookups.H126]; &quot;TRUE&quot;; &quot;FALSE&quot;)" office:value-type="string" office:string-value="FALSE" calcext:value-type="string">
            <text:p>FALSE</text:p>
          </table:table-cell>
          <table:table-cell table:formula="of:=[$Lookups.E126]" office:value-type="string" office:string-value="Number of collections within last 12 months excluding medical collections at time of application for the secondary applicant. VARIABLE NOT USED. WE RELY ON THE MAIN BORROWER IN THE FIRST INSTANCE." calcext:value-type="string">
            <text:p>Number of collections within last 12 months excluding medical collections at time of application for the secondary applicant. VARIABLE NOT USED. WE RELY ON THE MAIN BORROWER IN THE FIRST INSTANCE.</text:p>
          </table:table-cell>
          <table:table-cell table:style-name="ce83"/>
          <table:table-cell table:formula="of:=&quot;  add_row( variable_name = '&quot; &amp; [.B121] &amp; &quot;' ,description = '&quot; &amp; [.F121] &amp; &quot;', inModel = &quot; &amp; [.C121]  &amp; &quot;, inPrediction = &quot; &amp; [.D121]  &amp; &quot;, inPricing = &quot; &amp; [.E121] &amp; &quot;) %&gt;%&quot;" office:value-type="string" office:string-value="  add_row( variable_name = 'sec_app_collections_12_mths_ex_med' ,description = 'Number of collections within last 12 months excluding medical collections at time of application for the secondary applicant. VARIABLE NOT USED. WE RELY ON THE MAIN BORROWER IN THE FIRST INSTANCE.', inModel = FALSE, inPrediction = FALSE, inPricing = FALSE) %&gt;%" calcext:value-type="string">
            <text:p><text:s text:c="2"/>add_row( variable_name = 'sec_app_collections_12_mths_ex_med' ,description = 'Number of collections within last 12 months excluding medical collections at time of application for the secondary applicant. VARIABLE NOT USED. WE RELY ON THE MAIN BORROWER IN THE FIRST INSTANCE.', inModel = FALSE, inPrediction = FALSE, inPricing = FALSE) %&gt;%</text:p>
          </table:table-cell>
          <table:table-cell table:number-columns-repeated="60"/>
        </table:table-row>
        <table:table-row table:style-name="ro6">
          <table:table-cell/>
          <table:table-cell table:formula="of:=[$Lookups.C127]" office:value-type="string" office:string-value="sec_app_mths_since_last_major_derog" calcext:value-type="string">
            <text:p>sec_app_mths_since_last_major_derog</text:p>
          </table:table-cell>
          <table:table-cell table:style-name="ce91" table:formula="of:=IF([$Lookups.F127]; &quot;TRUE&quot;; &quot;FALSE&quot;)" office:value-type="string" office:string-value="FALSE" calcext:value-type="string">
            <text:p>FALSE</text:p>
          </table:table-cell>
          <table:table-cell table:style-name="ce91" table:formula="of:=IF([$Lookups.G127]; &quot;TRUE&quot;; &quot;FALSE&quot;)" office:value-type="string" office:string-value="FALSE" calcext:value-type="string">
            <text:p>FALSE</text:p>
          </table:table-cell>
          <table:table-cell table:style-name="ce91" table:formula="of:=IF([$Lookups.H127]; &quot;TRUE&quot;; &quot;FALSE&quot;)" office:value-type="string" office:string-value="FALSE" calcext:value-type="string">
            <text:p>FALSE</text:p>
          </table:table-cell>
          <table:table-cell table:formula="of:=[$Lookups.E127]" office:value-type="string" office:string-value="Months since most recent 90-day or worse rating at time of application for the secondary applicant. VARIABLE NOT USED. WE RELY ON THE MAIN BORROWER IN THE FIRST INSTANCE." calcext:value-type="string">
            <text:p>Months since most recent 90-day or worse rating at time of application for the secondary applicant. VARIABLE NOT USED. WE RELY ON THE MAIN BORROWER IN THE FIRST INSTANCE.</text:p>
          </table:table-cell>
          <table:table-cell table:style-name="ce83"/>
          <table:table-cell table:formula="of:=&quot;  add_row( variable_name = '&quot; &amp; [.B122] &amp; &quot;' ,description = '&quot; &amp; [.F122] &amp; &quot;', inModel = &quot; &amp; [.C122]  &amp; &quot;, inPrediction = &quot; &amp; [.D122]  &amp; &quot;, inPricing = &quot; &amp; [.E122] &amp; &quot;) %&gt;%&quot;" office:value-type="string" office:string-value="  add_row( variable_name = 'sec_app_mths_since_last_major_derog' ,description = 'Months since most recent 90-day or worse rating at time of application for the secondary applicant. VARIABLE NOT USED. WE RELY ON THE MAIN BORROWER IN THE FIRST INSTANCE.', inModel = FALSE, inPrediction = FALSE, inPricing = FALSE) %&gt;%" calcext:value-type="string">
            <text:p><text:s text:c="2"/>add_row( variable_name = 'sec_app_mths_since_last_major_derog' ,description = 'Months since most recent 90-day or worse rating at time of application for the secondary applicant. VARIABLE NOT USED. WE RELY ON THE MAIN BORROWER IN THE FIRST INSTANCE.', inModel = FALSE, inPrediction = FALSE, inPricing = FALSE) %&gt;%</text:p>
          </table:table-cell>
          <table:table-cell table:number-columns-repeated="60"/>
        </table:table-row>
        <table:table-row table:style-name="ro6">
          <table:table-cell/>
          <table:table-cell table:formula="of:=[$Lookups.C128]" office:value-type="string" office:string-value="hardship_flag" calcext:value-type="string">
            <text:p>hardship_flag</text:p>
          </table:table-cell>
          <table:table-cell table:style-name="ce91" table:formula="of:=IF([$Lookups.F128]; &quot;TRUE&quot;; &quot;FALSE&quot;)" office:value-type="string" office:string-value="FALSE" calcext:value-type="string">
            <text:p>FALSE</text:p>
          </table:table-cell>
          <table:table-cell table:style-name="ce91" table:formula="of:=IF([$Lookups.G128]; &quot;TRUE&quot;; &quot;FALSE&quot;)" office:value-type="string" office:string-value="FALSE" calcext:value-type="string">
            <text:p>FALSE</text:p>
          </table:table-cell>
          <table:table-cell table:style-name="ce91" table:formula="of:=IF([$Lookups.H128]; &quot;TRUE&quot;; &quot;FALSE&quot;)" office:value-type="string" office:string-value="TRUE" calcext:value-type="string">
            <text:p>TRUE</text:p>
          </table:table-cell>
          <table:table-cell table:formula="of:=[$Lookups.E128]" office:value-type="string" office:string-value="Flags whether or not the borrower is on a hardship plan" calcext:value-type="string">
            <text:p>Flags whether or not the borrower is on a hardship plan</text:p>
          </table:table-cell>
          <table:table-cell table:style-name="ce83"/>
          <table:table-cell table:formula="of:=&quot;  add_row( variable_name = '&quot; &amp; [.B123] &amp; &quot;' ,description = '&quot; &amp; [.F123] &amp; &quot;', inModel = &quot; &amp; [.C123]  &amp; &quot;, inPrediction = &quot; &amp; [.D123]  &amp; &quot;, inPricing = &quot; &amp; [.E123] &amp; &quot;) %&gt;%&quot;" office:value-type="string" office:string-value="  add_row( variable_name = 'hardship_flag' ,description = 'Flags whether or not the borrower is on a hardship plan', inModel = FALSE, inPrediction = FALSE, inPricing = TRUE) %&gt;%" calcext:value-type="string">
            <text:p><text:s text:c="2"/>add_row( variable_name = 'hardship_flag' ,description = 'Flags whether or not the borrower is on a hardship plan', inModel = FALSE, inPrediction = FALSE, inPricing = TRUE) %&gt;%</text:p>
          </table:table-cell>
          <table:table-cell table:number-columns-repeated="60"/>
        </table:table-row>
        <table:table-row table:style-name="ro6">
          <table:table-cell/>
          <table:table-cell table:formula="of:=[$Lookups.C129]" office:value-type="string" office:string-value="hardship_type" calcext:value-type="string">
            <text:p>hardship_type</text:p>
          </table:table-cell>
          <table:table-cell table:style-name="ce91" table:formula="of:=IF([$Lookups.F129]; &quot;TRUE&quot;; &quot;FALSE&quot;)" office:value-type="string" office:string-value="FALSE" calcext:value-type="string">
            <text:p>FALSE</text:p>
          </table:table-cell>
          <table:table-cell table:style-name="ce91" table:formula="of:=IF([$Lookups.G129]; &quot;TRUE&quot;; &quot;FALSE&quot;)" office:value-type="string" office:string-value="FALSE" calcext:value-type="string">
            <text:p>FALSE</text:p>
          </table:table-cell>
          <table:table-cell table:style-name="ce91" table:formula="of:=IF([$Lookups.H129]; &quot;TRUE&quot;; &quot;FALSE&quot;)" office:value-type="string" office:string-value="FALSE" calcext:value-type="string">
            <text:p>FALSE</text:p>
          </table:table-cell>
          <table:table-cell table:formula="of:=[$Lookups.E129]" office:value-type="string" office:string-value="Describes the hardship plan offering" calcext:value-type="string">
            <text:p>Describes the hardship plan offering</text:p>
          </table:table-cell>
          <table:table-cell table:style-name="ce83"/>
          <table:table-cell table:formula="of:=&quot;  add_row( variable_name = '&quot; &amp; [.B124] &amp; &quot;' ,description = '&quot; &amp; [.F124] &amp; &quot;', inModel = &quot; &amp; [.C124]  &amp; &quot;, inPrediction = &quot; &amp; [.D124]  &amp; &quot;, inPricing = &quot; &amp; [.E124] &amp; &quot;) %&gt;%&quot;" office:value-type="string" office:string-value="  add_row( variable_name = 'hardship_type' ,description = 'Describes the hardship plan offering', inModel = FALSE, inPrediction = FALSE, inPricing = FALSE) %&gt;%" calcext:value-type="string">
            <text:p><text:s text:c="2"/>add_row( variable_name = 'hardship_type' ,description = 'Describes the hardship plan offering', inModel = FALSE, inPrediction = FALSE, inPricing = FALSE) %&gt;%</text:p>
          </table:table-cell>
          <table:table-cell table:number-columns-repeated="60"/>
        </table:table-row>
        <table:table-row table:style-name="ro6">
          <table:table-cell/>
          <table:table-cell table:formula="of:=[$Lookups.C130]" office:value-type="string" office:string-value="hardship_reason" calcext:value-type="string">
            <text:p>hardship_reason</text:p>
          </table:table-cell>
          <table:table-cell table:style-name="ce91" table:formula="of:=IF([$Lookups.F130]; &quot;TRUE&quot;; &quot;FALSE&quot;)" office:value-type="string" office:string-value="FALSE" calcext:value-type="string">
            <text:p>FALSE</text:p>
          </table:table-cell>
          <table:table-cell table:style-name="ce91" table:formula="of:=IF([$Lookups.G130]; &quot;TRUE&quot;; &quot;FALSE&quot;)" office:value-type="string" office:string-value="FALSE" calcext:value-type="string">
            <text:p>FALSE</text:p>
          </table:table-cell>
          <table:table-cell table:style-name="ce91" table:formula="of:=IF([$Lookups.H130]; &quot;TRUE&quot;; &quot;FALSE&quot;)" office:value-type="string" office:string-value="FALSE" calcext:value-type="string">
            <text:p>FALSE</text:p>
          </table:table-cell>
          <table:table-cell table:formula="of:=[$Lookups.E130]" office:value-type="string" office:string-value="Describes the reason the hardship plan was offered" calcext:value-type="string">
            <text:p>Describes the reason the hardship plan was offered</text:p>
          </table:table-cell>
          <table:table-cell table:style-name="ce83"/>
          <table:table-cell table:formula="of:=&quot;  add_row( variable_name = '&quot; &amp; [.B125] &amp; &quot;' ,description = '&quot; &amp; [.F125] &amp; &quot;', inModel = &quot; &amp; [.C125]  &amp; &quot;, inPrediction = &quot; &amp; [.D125]  &amp; &quot;, inPricing = &quot; &amp; [.E125] &amp; &quot;) %&gt;%&quot;" office:value-type="string" office:string-value="  add_row( variable_name = 'hardship_reason' ,description = 'Describes the reason the hardship plan was offered', inModel = FALSE, inPrediction = FALSE, inPricing = FALSE) %&gt;%" calcext:value-type="string">
            <text:p><text:s text:c="2"/>add_row( variable_name = 'hardship_reason' ,description = 'Describes the reason the hardship plan was offered', inModel = FALSE, inPrediction = FALSE, inPricing = FALSE) %&gt;%</text:p>
          </table:table-cell>
          <table:table-cell table:number-columns-repeated="60"/>
        </table:table-row>
        <table:table-row table:style-name="ro6">
          <table:table-cell/>
          <table:table-cell table:formula="of:=[$Lookups.C131]" office:value-type="string" office:string-value="hardship_status" calcext:value-type="string">
            <text:p>hardship_status</text:p>
          </table:table-cell>
          <table:table-cell table:style-name="ce91" table:formula="of:=IF([$Lookups.F131]; &quot;TRUE&quot;; &quot;FALSE&quot;)" office:value-type="string" office:string-value="FALSE" calcext:value-type="string">
            <text:p>FALSE</text:p>
          </table:table-cell>
          <table:table-cell table:style-name="ce91" table:formula="of:=IF([$Lookups.G131]; &quot;TRUE&quot;; &quot;FALSE&quot;)" office:value-type="string" office:string-value="FALSE" calcext:value-type="string">
            <text:p>FALSE</text:p>
          </table:table-cell>
          <table:table-cell table:style-name="ce91" table:formula="of:=IF([$Lookups.H131]; &quot;TRUE&quot;; &quot;FALSE&quot;)" office:value-type="string" office:string-value="FALSE" calcext:value-type="string">
            <text:p>FALSE</text:p>
          </table:table-cell>
          <table:table-cell table:formula="of:=[$Lookups.E131]" office:value-type="string" office:string-value="Describes if the hardship plan is active, pending, cancelled, completed, or broken" calcext:value-type="string">
            <text:p>Describes if the hardship plan is active, pending, cancelled, completed, or broken</text:p>
          </table:table-cell>
          <table:table-cell table:style-name="ce83"/>
          <table:table-cell table:formula="of:=&quot;  add_row( variable_name = '&quot; &amp; [.B126] &amp; &quot;' ,description = '&quot; &amp; [.F126] &amp; &quot;', inModel = &quot; &amp; [.C126]  &amp; &quot;, inPrediction = &quot; &amp; [.D126]  &amp; &quot;, inPricing = &quot; &amp; [.E126] &amp; &quot;) %&gt;%&quot;" office:value-type="string" office:string-value="  add_row( variable_name = 'hardship_status' ,description = 'Describes if the hardship plan is active, pending, cancelled, completed, or broken', inModel = FALSE, inPrediction = FALSE, inPricing = FALSE) %&gt;%" calcext:value-type="string">
            <text:p><text:s text:c="2"/>add_row( variable_name = 'hardship_status' ,description = 'Describes if the hardship plan is active, pending, cancelled, completed, or broken', inModel = FALSE, inPrediction = FALSE, inPricing = FALSE) %&gt;%</text:p>
          </table:table-cell>
          <table:table-cell table:number-columns-repeated="60"/>
        </table:table-row>
        <table:table-row table:style-name="ro6">
          <table:table-cell/>
          <table:table-cell table:formula="of:=[$Lookups.C132]" office:value-type="string" office:string-value="deferral_term" calcext:value-type="string">
            <text:p>deferral_term</text:p>
          </table:table-cell>
          <table:table-cell table:style-name="ce91" table:formula="of:=IF([$Lookups.F132]; &quot;TRUE&quot;; &quot;FALSE&quot;)" office:value-type="string" office:string-value="FALSE" calcext:value-type="string">
            <text:p>FALSE</text:p>
          </table:table-cell>
          <table:table-cell table:style-name="ce91" table:formula="of:=IF([$Lookups.G132]; &quot;TRUE&quot;; &quot;FALSE&quot;)" office:value-type="string" office:string-value="TRUE" calcext:value-type="string">
            <text:p>TRUE</text:p>
          </table:table-cell>
          <table:table-cell table:style-name="ce91" table:formula="of:=IF([$Lookups.H132]; &quot;TRUE&quot;; &quot;FALSE&quot;)" office:value-type="string" office:string-value="TRUE" calcext:value-type="string">
            <text:p>TRUE</text:p>
          </table:table-cell>
          <table:table-cell table:formula="of:=[$Lookups.E132]" office:value-type="string" office:string-value="Amount of months that the borrower is expected to pay less than the contractual monthly payment amount due to a hardship plan" calcext:value-type="string">
            <text:p>Amount of months that the borrower is expected to pay less than the contractual monthly payment amount due to a hardship plan</text:p>
          </table:table-cell>
          <table:table-cell table:style-name="ce83"/>
          <table:table-cell table:formula="of:=&quot;  add_row( variable_name = '&quot; &amp; [.B127] &amp; &quot;' ,description = '&quot; &amp; [.F127] &amp; &quot;', inModel = &quot; &amp; [.C127]  &amp; &quot;, inPrediction = &quot; &amp; [.D127]  &amp; &quot;, inPricing = &quot; &amp; [.E127] &amp; &quot;) %&gt;%&quot;" office:value-type="string" office:string-value="  add_row( variable_name = 'deferral_term' ,description = 'Amount of months that the borrower is expected to pay less than the contractual monthly payment amount due to a hardship plan', inModel = FALSE, inPrediction = TRUE, inPricing = TRUE) %&gt;%" calcext:value-type="string">
            <text:p><text:s text:c="2"/>add_row( variable_name = 'deferral_term' ,description = 'Amount of months that the borrower is expected to pay less than the contractual monthly payment amount due to a hardship plan', inModel = FALSE, inPrediction = TRUE, inPricing = TRUE) %&gt;%</text:p>
          </table:table-cell>
          <table:table-cell table:number-columns-repeated="60"/>
        </table:table-row>
        <table:table-row table:style-name="ro6">
          <table:table-cell/>
          <table:table-cell table:formula="of:=[$Lookups.C133]" office:value-type="string" office:string-value="hardship_amount" calcext:value-type="string">
            <text:p>hardship_amount</text:p>
          </table:table-cell>
          <table:table-cell table:style-name="ce91" table:formula="of:=IF([$Lookups.F133]; &quot;TRUE&quot;; &quot;FALSE&quot;)" office:value-type="string" office:string-value="FALSE" calcext:value-type="string">
            <text:p>FALSE</text:p>
          </table:table-cell>
          <table:table-cell table:style-name="ce91" table:formula="of:=IF([$Lookups.G133]; &quot;TRUE&quot;; &quot;FALSE&quot;)" office:value-type="string" office:string-value="FALSE" calcext:value-type="string">
            <text:p>FALSE</text:p>
          </table:table-cell>
          <table:table-cell table:style-name="ce91" table:formula="of:=IF([$Lookups.H133]; &quot;TRUE&quot;; &quot;FALSE&quot;)" office:value-type="string" office:string-value="TRUE" calcext:value-type="string">
            <text:p>TRUE</text:p>
          </table:table-cell>
          <table:table-cell table:formula="of:=[$Lookups.E133]" office:value-type="string" office:string-value="The interest payment that the borrower has committed to make each month while they are on a hardship plan" calcext:value-type="string">
            <text:p>The interest payment that the borrower has committed to make each month while they are on a hardship plan</text:p>
          </table:table-cell>
          <table:table-cell table:style-name="ce83"/>
          <table:table-cell table:formula="of:=&quot;  add_row( variable_name = '&quot; &amp; [.B128] &amp; &quot;' ,description = '&quot; &amp; [.F128] &amp; &quot;', inModel = &quot; &amp; [.C128]  &amp; &quot;, inPrediction = &quot; &amp; [.D128]  &amp; &quot;, inPricing = &quot; &amp; [.E128] &amp; &quot;) %&gt;%&quot;" office:value-type="string" office:string-value="  add_row( variable_name = 'hardship_amount' ,description = 'The interest payment that the borrower has committed to make each month while they are on a hardship plan', inModel = FALSE, inPrediction = FALSE, inPricing = TRUE) %&gt;%" calcext:value-type="string">
            <text:p><text:s text:c="2"/>add_row( variable_name = 'hardship_amount' ,description = 'The interest payment that the borrower has committed to make each month while they are on a hardship plan', inModel = FALSE, inPrediction = FALSE, inPricing = TRUE) %&gt;%</text:p>
          </table:table-cell>
          <table:table-cell table:number-columns-repeated="60"/>
        </table:table-row>
        <table:table-row table:style-name="ro6">
          <table:table-cell/>
          <table:table-cell table:formula="of:=[$Lookups.C134]" office:value-type="string" office:string-value="hardship_start_date" calcext:value-type="string">
            <text:p>hardship_start_date</text:p>
          </table:table-cell>
          <table:table-cell table:style-name="ce91" table:formula="of:=IF([$Lookups.F134]; &quot;TRUE&quot;; &quot;FALSE&quot;)" office:value-type="string" office:string-value="FALSE" calcext:value-type="string">
            <text:p>FALSE</text:p>
          </table:table-cell>
          <table:table-cell table:style-name="ce91" table:formula="of:=IF([$Lookups.G134]; &quot;TRUE&quot;; &quot;FALSE&quot;)" office:value-type="string" office:string-value="FALSE" calcext:value-type="string">
            <text:p>FALSE</text:p>
          </table:table-cell>
          <table:table-cell table:style-name="ce91" table:formula="of:=IF([$Lookups.H134]; &quot;TRUE&quot;; &quot;FALSE&quot;)" office:value-type="string" office:string-value="TRUE" calcext:value-type="string">
            <text:p>TRUE</text:p>
          </table:table-cell>
          <table:table-cell table:formula="of:=[$Lookups.E134]" office:value-type="string" office:string-value="The start date of the hardship plan period" calcext:value-type="string">
            <text:p>The start date of the hardship plan period</text:p>
          </table:table-cell>
          <table:table-cell table:style-name="ce83"/>
          <table:table-cell table:formula="of:=&quot;  add_row( variable_name = '&quot; &amp; [.B129] &amp; &quot;' ,description = '&quot; &amp; [.F129] &amp; &quot;', inModel = &quot; &amp; [.C129]  &amp; &quot;, inPrediction = &quot; &amp; [.D129]  &amp; &quot;, inPricing = &quot; &amp; [.E129] &amp; &quot;) %&gt;%&quot;" office:value-type="string" office:string-value="  add_row( variable_name = 'hardship_start_date' ,description = 'The start date of the hardship plan period', inModel = FALSE, inPrediction = FALSE, inPricing = TRUE) %&gt;%" calcext:value-type="string">
            <text:p><text:s text:c="2"/>add_row( variable_name = 'hardship_start_date' ,description = 'The start date of the hardship plan period', inModel = FALSE, inPrediction = FALSE, inPricing = TRUE) %&gt;%</text:p>
          </table:table-cell>
          <table:table-cell table:number-columns-repeated="60"/>
        </table:table-row>
        <table:table-row table:style-name="ro6">
          <table:table-cell/>
          <table:table-cell table:formula="of:=[$Lookups.C135]" office:value-type="string" office:string-value="hardship_end_date" calcext:value-type="string">
            <text:p>hardship_end_date</text:p>
          </table:table-cell>
          <table:table-cell table:style-name="ce91" table:formula="of:=IF([$Lookups.F135]; &quot;TRUE&quot;; &quot;FALSE&quot;)" office:value-type="string" office:string-value="FALSE" calcext:value-type="string">
            <text:p>FALSE</text:p>
          </table:table-cell>
          <table:table-cell table:style-name="ce91" table:formula="of:=IF([$Lookups.G135]; &quot;TRUE&quot;; &quot;FALSE&quot;)" office:value-type="string" office:string-value="FALSE" calcext:value-type="string">
            <text:p>FALSE</text:p>
          </table:table-cell>
          <table:table-cell table:style-name="ce91" table:formula="of:=IF([$Lookups.H135]; &quot;TRUE&quot;; &quot;FALSE&quot;)" office:value-type="string" office:string-value="TRUE" calcext:value-type="string">
            <text:p>TRUE</text:p>
          </table:table-cell>
          <table:table-cell table:formula="of:=[$Lookups.E135]" office:value-type="string" office:string-value="The end date of the hardship plan period" calcext:value-type="string">
            <text:p>The end date of the hardship plan period</text:p>
          </table:table-cell>
          <table:table-cell table:style-name="ce83"/>
          <table:table-cell table:formula="of:=&quot;  add_row( variable_name = '&quot; &amp; [.B130] &amp; &quot;' ,description = '&quot; &amp; [.F130] &amp; &quot;', inModel = &quot; &amp; [.C130]  &amp; &quot;, inPrediction = &quot; &amp; [.D130]  &amp; &quot;, inPricing = &quot; &amp; [.E130] &amp; &quot;) %&gt;%&quot;" office:value-type="string" office:string-value="  add_row( variable_name = 'hardship_end_date' ,description = 'The end date of the hardship plan period', inModel = FALSE, inPrediction = FALSE, inPricing = TRUE) %&gt;%" calcext:value-type="string">
            <text:p><text:s text:c="2"/>add_row( variable_name = 'hardship_end_date' ,description = 'The end date of the hardship plan period', inModel = FALSE, inPrediction = FALSE, inPricing = TRUE) %&gt;%</text:p>
          </table:table-cell>
          <table:table-cell table:number-columns-repeated="60"/>
        </table:table-row>
        <table:table-row table:style-name="ro6">
          <table:table-cell/>
          <table:table-cell table:formula="of:=[$Lookups.C136]" office:value-type="string" office:string-value="payment_plan_start_date" calcext:value-type="string">
            <text:p>payment_plan_start_date</text:p>
          </table:table-cell>
          <table:table-cell table:style-name="ce91" table:formula="of:=IF([$Lookups.F136]; &quot;TRUE&quot;; &quot;FALSE&quot;)" office:value-type="string" office:string-value="FALSE" calcext:value-type="string">
            <text:p>FALSE</text:p>
          </table:table-cell>
          <table:table-cell table:style-name="ce91" table:formula="of:=IF([$Lookups.G136]; &quot;TRUE&quot;; &quot;FALSE&quot;)" office:value-type="string" office:string-value="FALSE" calcext:value-type="string">
            <text:p>FALSE</text:p>
          </table:table-cell>
          <table:table-cell table:style-name="ce91" table:formula="of:=IF([$Lookups.H136]; &quot;TRUE&quot;; &quot;FALSE&quot;)" office:value-type="string" office:string-value="TRUE" calcext:value-type="string">
            <text:p>TRUE</text:p>
          </table:table-cell>
          <table:table-cell table:formula="of:=[$Lookups.E136]" office:value-type="string" office:string-value="The day the first hardship plan payment is due. For example, if a borrower has a hardship plan period of 3 months, the start date is the start of the three-month period in which the borrower is allowed to make interest-only payments." calcext:value-type="string">
            <text:p>The day the first hardship plan payment is due. For example, if a borrower has a hardship plan period of 3 months, the start date is the start of the three-month period in which the borrower is allowed to make interest-only payments.</text:p>
          </table:table-cell>
          <table:table-cell table:style-name="ce83"/>
          <table:table-cell table:formula="of:=&quot;  add_row( variable_name = '&quot; &amp; [.B131] &amp; &quot;' ,description = '&quot; &amp; [.F131] &amp; &quot;', inModel = &quot; &amp; [.C131]  &amp; &quot;, inPrediction = &quot; &amp; [.D131]  &amp; &quot;, inPricing = &quot; &amp; [.E131] &amp; &quot;) %&gt;%&quot;" office:value-type="string" office:string-value="  add_row( variable_name = 'payment_plan_start_date' ,description = 'The day the first hardship plan payment is due. For example, if a borrower has a hardship plan period of 3 months, the start date is the start of the three-month period in which the borrower is allowed to make interest-only payments.', inModel = FALSE, inPrediction = FALSE, inPricing = TRUE) %&gt;%" calcext:value-type="string">
            <text:p><text:s text:c="2"/>add_row( variable_name = 'payment_plan_start_date' ,description = 'The day the first hardship plan payment is due. For example, if a borrower has a hardship plan period of 3 months, the start date is the start of the three-month period in which the borrower is allowed to make interest-only payments.', inModel = FALSE, inPrediction = FALSE, inPricing = TRUE) %&gt;%</text:p>
          </table:table-cell>
          <table:table-cell table:number-columns-repeated="60"/>
        </table:table-row>
        <table:table-row table:style-name="ro6">
          <table:table-cell/>
          <table:table-cell table:formula="of:=[$Lookups.C137]" office:value-type="string" office:string-value="hardship_length" calcext:value-type="string">
            <text:p>hardship_length</text:p>
          </table:table-cell>
          <table:table-cell table:style-name="ce91" table:formula="of:=IF([$Lookups.F137]; &quot;TRUE&quot;; &quot;FALSE&quot;)" office:value-type="string" office:string-value="FALSE" calcext:value-type="string">
            <text:p>FALSE</text:p>
          </table:table-cell>
          <table:table-cell table:style-name="ce91" table:formula="of:=IF([$Lookups.G137]; &quot;TRUE&quot;; &quot;FALSE&quot;)" office:value-type="string" office:string-value="FALSE" calcext:value-type="string">
            <text:p>FALSE</text:p>
          </table:table-cell>
          <table:table-cell table:style-name="ce91" table:formula="of:=IF([$Lookups.H137]; &quot;TRUE&quot;; &quot;FALSE&quot;)" office:value-type="string" office:string-value="TRUE" calcext:value-type="string">
            <text:p>TRUE</text:p>
          </table:table-cell>
          <table:table-cell table:formula="of:=[$Lookups.E137]" office:value-type="string" office:string-value="The number of months the borrower will make smaller payments than normally obligated due to a hardship plan" calcext:value-type="string">
            <text:p>The number of months the borrower will make smaller payments than normally obligated due to a hardship plan</text:p>
          </table:table-cell>
          <table:table-cell table:style-name="ce83"/>
          <table:table-cell table:formula="of:=&quot;  add_row( variable_name = '&quot; &amp; [.B132] &amp; &quot;' ,description = '&quot; &amp; [.F132] &amp; &quot;', inModel = &quot; &amp; [.C132]  &amp; &quot;, inPrediction = &quot; &amp; [.D132]  &amp; &quot;, inPricing = &quot; &amp; [.E132] &amp; &quot;) %&gt;%&quot;" office:value-type="string" office:string-value="  add_row( variable_name = 'hardship_length' ,description = 'The number of months the borrower will make smaller payments than normally obligated due to a hardship plan', inModel = FALSE, inPrediction = FALSE, inPricing = TRUE) %&gt;%" calcext:value-type="string">
            <text:p><text:s text:c="2"/>add_row( variable_name = 'hardship_length' ,description = 'The number of months the borrower will make smaller payments than normally obligated due to a hardship plan', inModel = FALSE, inPrediction = FALSE, inPricing = TRUE) %&gt;%</text:p>
          </table:table-cell>
          <table:table-cell table:number-columns-repeated="60"/>
        </table:table-row>
        <table:table-row table:style-name="ro6">
          <table:table-cell/>
          <table:table-cell table:formula="of:=[$Lookups.C138]" office:value-type="string" office:string-value="hardship_dpd" calcext:value-type="string">
            <text:p>hardship_dpd</text:p>
          </table:table-cell>
          <table:table-cell table:style-name="ce91" table:formula="of:=IF([$Lookups.F138]; &quot;TRUE&quot;; &quot;FALSE&quot;)" office:value-type="string" office:string-value="FALSE" calcext:value-type="string">
            <text:p>FALSE</text:p>
          </table:table-cell>
          <table:table-cell table:style-name="ce91" table:formula="of:=IF([$Lookups.G138]; &quot;TRUE&quot;; &quot;FALSE&quot;)" office:value-type="string" office:string-value="FALSE" calcext:value-type="string">
            <text:p>FALSE</text:p>
          </table:table-cell>
          <table:table-cell table:style-name="ce91" table:formula="of:=IF([$Lookups.H138]; &quot;TRUE&quot;; &quot;FALSE&quot;)" office:value-type="string" office:string-value="TRUE" calcext:value-type="string">
            <text:p>TRUE</text:p>
          </table:table-cell>
          <table:table-cell table:formula="of:=[$Lookups.E138]" office:value-type="string" office:string-value="Account days past due as of the hardship plan start date" calcext:value-type="string">
            <text:p>Account days past due as of the hardship plan start date</text:p>
          </table:table-cell>
          <table:table-cell table:style-name="ce83"/>
          <table:table-cell table:formula="of:=&quot;  add_row( variable_name = '&quot; &amp; [.B133] &amp; &quot;' ,description = '&quot; &amp; [.F133] &amp; &quot;', inModel = &quot; &amp; [.C133]  &amp; &quot;, inPrediction = &quot; &amp; [.D133]  &amp; &quot;, inPricing = &quot; &amp; [.E133] &amp; &quot;) %&gt;%&quot;" office:value-type="string" office:string-value="  add_row( variable_name = 'hardship_dpd' ,description = 'Account days past due as of the hardship plan start date', inModel = FALSE, inPrediction = FALSE, inPricing = TRUE) %&gt;%" calcext:value-type="string">
            <text:p><text:s text:c="2"/>add_row( variable_name = 'hardship_dpd' ,description = 'Account days past due as of the hardship plan start date', inModel = FALSE, inPrediction = FALSE, inPricing = TRUE) %&gt;%</text:p>
          </table:table-cell>
          <table:table-cell table:number-columns-repeated="60"/>
        </table:table-row>
        <table:table-row table:style-name="ro6">
          <table:table-cell/>
          <table:table-cell table:formula="of:=[$Lookups.C139]" office:value-type="string" office:string-value="hardship_loan_status" calcext:value-type="string">
            <text:p>hardship_loan_status</text:p>
          </table:table-cell>
          <table:table-cell table:style-name="ce91" table:formula="of:=IF([$Lookups.F139]; &quot;TRUE&quot;; &quot;FALSE&quot;)" office:value-type="string" office:string-value="FALSE" calcext:value-type="string">
            <text:p>FALSE</text:p>
          </table:table-cell>
          <table:table-cell table:style-name="ce91" table:formula="of:=IF([$Lookups.G139]; &quot;TRUE&quot;; &quot;FALSE&quot;)" office:value-type="string" office:string-value="FALSE" calcext:value-type="string">
            <text:p>FALSE</text:p>
          </table:table-cell>
          <table:table-cell table:style-name="ce91" table:formula="of:=IF([$Lookups.H139]; &quot;TRUE&quot;; &quot;FALSE&quot;)" office:value-type="string" office:string-value="TRUE" calcext:value-type="string">
            <text:p>TRUE</text:p>
          </table:table-cell>
          <table:table-cell table:formula="of:=[$Lookups.E139]" office:value-type="string" office:string-value="Loan Status as of the hardship plan start date" calcext:value-type="string">
            <text:p>Loan Status as of the hardship plan start date</text:p>
          </table:table-cell>
          <table:table-cell table:style-name="ce83"/>
          <table:table-cell table:formula="of:=&quot;  add_row( variable_name = '&quot; &amp; [.B134] &amp; &quot;' ,description = '&quot; &amp; [.F134] &amp; &quot;', inModel = &quot; &amp; [.C134]  &amp; &quot;, inPrediction = &quot; &amp; [.D134]  &amp; &quot;, inPricing = &quot; &amp; [.E134] &amp; &quot;) %&gt;%&quot;" office:value-type="string" office:string-value="  add_row( variable_name = 'hardship_loan_status' ,description = 'Loan Status as of the hardship plan start date', inModel = FALSE, inPrediction = FALSE, inPricing = TRUE) %&gt;%" calcext:value-type="string">
            <text:p><text:s text:c="2"/>add_row( variable_name = 'hardship_loan_status' ,description = 'Loan Status as of the hardship plan start date', inModel = FALSE, inPrediction = FALSE, inPricing = TRUE) %&gt;%</text:p>
          </table:table-cell>
          <table:table-cell table:number-columns-repeated="60"/>
        </table:table-row>
        <table:table-row table:style-name="ro6">
          <table:table-cell/>
          <table:table-cell table:formula="of:=[$Lookups.C140]" office:value-type="string" office:string-value="orig_projected_additional_accrued_interest" calcext:value-type="string">
            <text:p>orig_projected_additional_accrued_interest</text:p>
          </table:table-cell>
          <table:table-cell table:style-name="ce91" table:formula="of:=IF([$Lookups.F140]; &quot;TRUE&quot;; &quot;FALSE&quot;)" office:value-type="string" office:string-value="FALSE" calcext:value-type="string">
            <text:p>FALSE</text:p>
          </table:table-cell>
          <table:table-cell table:style-name="ce91" table:formula="of:=IF([$Lookups.G140]; &quot;TRUE&quot;; &quot;FALSE&quot;)" office:value-type="string" office:string-value="FALSE" calcext:value-type="string">
            <text:p>FALSE</text:p>
          </table:table-cell>
          <table:table-cell table:style-name="ce91" table:formula="of:=IF([$Lookups.H140]; &quot;TRUE&quot;; &quot;FALSE&quot;)" office:value-type="string" office:string-value="TRUE" calcext:value-type="string">
            <text:p>TRUE</text:p>
          </table:table-cell>
          <table:table-cell table:formula="of:=[$Lookups.E140]" office:value-type="string" office:string-value="The original projected additional interest amount that will accrue for the given hardship payment plan as of the Hardship Start Date. This field will be null if the borrower has broken their hardship payment plan." calcext:value-type="string">
            <text:p>The original projected additional interest amount that will accrue for the given hardship payment plan as of the Hardship Start Date. This field will be null if the borrower has broken their hardship payment plan.</text:p>
          </table:table-cell>
          <table:table-cell table:style-name="ce83"/>
          <table:table-cell table:formula="of:=&quot;  add_row( variable_name = '&quot; &amp; [.B135] &amp; &quot;' ,description = '&quot; &amp; [.F135] &amp; &quot;', inModel = &quot; &amp; [.C135]  &amp; &quot;, inPrediction = &quot; &amp; [.D135]  &amp; &quot;, inPricing = &quot; &amp; [.E135] &amp; &quot;) %&gt;%&quot;" office:value-type="string" office:string-value="  add_row( variable_name = 'orig_projected_additional_accrued_interest' ,description = 'The original projected additional interest amount that will accrue for the given hardship payment plan as of the Hardship Start Date. This field will be null if the borrower has broken their hardship payment plan.', inModel = FALSE, inPrediction = FALSE, inPricing = TRUE) %&gt;%" calcext:value-type="string">
            <text:p><text:s text:c="2"/>add_row( variable_name = 'orig_projected_additional_accrued_interest' ,description = 'The original projected additional interest amount that will accrue for the given hardship payment plan as of the Hardship Start Date. This field will be null if the borrower has broken their hardship payment plan.', inModel = FALSE, inPrediction = FALSE, inPricing = TRUE) %&gt;%</text:p>
          </table:table-cell>
          <table:table-cell table:number-columns-repeated="60"/>
        </table:table-row>
        <table:table-row table:style-name="ro6">
          <table:table-cell/>
          <table:table-cell table:formula="of:=[$Lookups.C141]" office:value-type="string" office:string-value="hardship_payoff_balance_amount" calcext:value-type="string">
            <text:p>hardship_payoff_balance_amount</text:p>
          </table:table-cell>
          <table:table-cell table:style-name="ce91" table:formula="of:=IF([$Lookups.F141]; &quot;TRUE&quot;; &quot;FALSE&quot;)" office:value-type="string" office:string-value="FALSE" calcext:value-type="string">
            <text:p>FALSE</text:p>
          </table:table-cell>
          <table:table-cell table:style-name="ce91" table:formula="of:=IF([$Lookups.G141]; &quot;TRUE&quot;; &quot;FALSE&quot;)" office:value-type="string" office:string-value="FALSE" calcext:value-type="string">
            <text:p>FALSE</text:p>
          </table:table-cell>
          <table:table-cell table:style-name="ce91" table:formula="of:=IF([$Lookups.H141]; &quot;TRUE&quot;; &quot;FALSE&quot;)" office:value-type="string" office:string-value="TRUE" calcext:value-type="string">
            <text:p>TRUE</text:p>
          </table:table-cell>
          <table:table-cell table:formula="of:=[$Lookups.E141]" office:value-type="string" office:string-value="The payoff balance amount as of the hardship plan start date" calcext:value-type="string">
            <text:p>The payoff balance amount as of the hardship plan start date</text:p>
          </table:table-cell>
          <table:table-cell table:style-name="ce83"/>
          <table:table-cell table:formula="of:=&quot;  add_row( variable_name = '&quot; &amp; [.B136] &amp; &quot;' ,description = '&quot; &amp; [.F136] &amp; &quot;', inModel = &quot; &amp; [.C136]  &amp; &quot;, inPrediction = &quot; &amp; [.D136]  &amp; &quot;, inPricing = &quot; &amp; [.E136] &amp; &quot;) %&gt;%&quot;" office:value-type="string" office:string-value="  add_row( variable_name = 'hardship_payoff_balance_amount' ,description = 'The payoff balance amount as of the hardship plan start date', inModel = FALSE, inPrediction = FALSE, inPricing = TRUE) %&gt;%" calcext:value-type="string">
            <text:p><text:s text:c="2"/>add_row( variable_name = 'hardship_payoff_balance_amount' ,description = 'The payoff balance amount as of the hardship plan start date', inModel = FALSE, inPrediction = FALSE, inPricing = TRUE) %&gt;%</text:p>
          </table:table-cell>
          <table:table-cell table:number-columns-repeated="60"/>
        </table:table-row>
        <table:table-row table:style-name="ro6">
          <table:table-cell/>
          <table:table-cell table:formula="of:=[$Lookups.C142]" office:value-type="string" office:string-value="hardship_last_payment_amount" calcext:value-type="string">
            <text:p>hardship_last_payment_amount</text:p>
          </table:table-cell>
          <table:table-cell table:style-name="ce91" table:formula="of:=IF([$Lookups.F142]; &quot;TRUE&quot;; &quot;FALSE&quot;)" office:value-type="string" office:string-value="FALSE" calcext:value-type="string">
            <text:p>FALSE</text:p>
          </table:table-cell>
          <table:table-cell table:style-name="ce91" table:formula="of:=IF([$Lookups.G142]; &quot;TRUE&quot;; &quot;FALSE&quot;)" office:value-type="string" office:string-value="FALSE" calcext:value-type="string">
            <text:p>FALSE</text:p>
          </table:table-cell>
          <table:table-cell table:style-name="ce91" table:formula="of:=IF([$Lookups.H142]; &quot;TRUE&quot;; &quot;FALSE&quot;)" office:value-type="string" office:string-value="TRUE" calcext:value-type="string">
            <text:p>TRUE</text:p>
          </table:table-cell>
          <table:table-cell table:formula="of:=[$Lookups.E142]" office:value-type="string" office:string-value="The last payment amount as of the hardship plan start date" calcext:value-type="string">
            <text:p>The last payment amount as of the hardship plan start date</text:p>
          </table:table-cell>
          <table:table-cell table:style-name="ce83"/>
          <table:table-cell table:formula="of:=&quot;  add_row( variable_name = '&quot; &amp; [.B137] &amp; &quot;' ,description = '&quot; &amp; [.F137] &amp; &quot;', inModel = &quot; &amp; [.C137]  &amp; &quot;, inPrediction = &quot; &amp; [.D137]  &amp; &quot;, inPricing = &quot; &amp; [.E137] &amp; &quot;) %&gt;%&quot;" office:value-type="string" office:string-value="  add_row( variable_name = 'hardship_last_payment_amount' ,description = 'The last payment amount as of the hardship plan start date', inModel = FALSE, inPrediction = FALSE, inPricing = TRUE) %&gt;%" calcext:value-type="string">
            <text:p><text:s text:c="2"/>add_row( variable_name = 'hardship_last_payment_amount' ,description = 'The last payment amount as of the hardship plan start date', inModel = FALSE, inPrediction = FALSE, inPricing = TRUE) %&gt;%</text:p>
          </table:table-cell>
          <table:table-cell table:number-columns-repeated="60"/>
        </table:table-row>
        <table:table-row table:style-name="ro6">
          <table:table-cell/>
          <table:table-cell table:formula="of:=[$Lookups.C143]" office:value-type="string" office:string-value="disbursement_method" calcext:value-type="string">
            <text:p>disbursement_method</text:p>
          </table:table-cell>
          <table:table-cell table:style-name="ce91" table:formula="of:=IF([$Lookups.F143]; &quot;TRUE&quot;; &quot;FALSE&quot;)" office:value-type="string" office:string-value="TRUE" calcext:value-type="string">
            <text:p>TRUE</text:p>
          </table:table-cell>
          <table:table-cell table:style-name="ce91" table:formula="of:=IF([$Lookups.G143]; &quot;TRUE&quot;; &quot;FALSE&quot;)" office:value-type="string" office:string-value="FALSE" calcext:value-type="string">
            <text:p>FALSE</text:p>
          </table:table-cell>
          <table:table-cell table:style-name="ce91" table:formula="of:=IF([$Lookups.H143]; &quot;TRUE&quot;; &quot;FALSE&quot;)" office:value-type="string" office:string-value="FALSE" calcext:value-type="string">
            <text:p>FALSE</text:p>
          </table:table-cell>
          <table:table-cell table:formula="of:=[$Lookups.E143]" office:value-type="string" office:string-value="The method by which the borrower receives their loan. Possible values are: CASH, DIRECT_PAY" calcext:value-type="string">
            <text:p>The method by which the borrower receives their loan. Possible values are: CASH, DIRECT_PAY</text:p>
          </table:table-cell>
          <table:table-cell table:style-name="ce83"/>
          <table:table-cell table:formula="of:=&quot;  add_row( variable_name = '&quot; &amp; [.B138] &amp; &quot;' ,description = '&quot; &amp; [.F138] &amp; &quot;', inModel = &quot; &amp; [.C138]  &amp; &quot;, inPrediction = &quot; &amp; [.D138]  &amp; &quot;, inPricing = &quot; &amp; [.E138] &amp; &quot;) %&gt;%&quot;" office:value-type="string" office:string-value="  add_row( variable_name = 'disbursement_method' ,description = 'The method by which the borrower receives their loan. Possible values are: CASH, DIRECT_PAY', inModel = TRUE, inPrediction = FALSE, inPricing = FALSE) %&gt;%" calcext:value-type="string">
            <text:p><text:s text:c="2"/>add_row( variable_name = 'disbursement_method' ,description = 'The method by which the borrower receives their loan. Possible values are: CASH, DIRECT_PAY', inModel = TRUE, inPrediction = FALSE, inPricing = FALSE) %&gt;%</text:p>
          </table:table-cell>
          <table:table-cell table:number-columns-repeated="60"/>
        </table:table-row>
        <table:table-row table:style-name="ro6">
          <table:table-cell/>
          <table:table-cell table:formula="of:=[$Lookups.C144]" office:value-type="string" office:string-value="debt_settlement_flag" calcext:value-type="string">
            <text:p>debt_settlement_flag</text:p>
          </table:table-cell>
          <table:table-cell table:style-name="ce91" table:formula="of:=IF([$Lookups.F144]; &quot;TRUE&quot;; &quot;FALSE&quot;)" office:value-type="string" office:string-value="FALSE" calcext:value-type="string">
            <text:p>FALSE</text:p>
          </table:table-cell>
          <table:table-cell table:style-name="ce91" table:formula="of:=IF([$Lookups.G144]; &quot;TRUE&quot;; &quot;FALSE&quot;)" office:value-type="string" office:string-value="FALSE" calcext:value-type="string">
            <text:p>FALSE</text:p>
          </table:table-cell>
          <table:table-cell table:style-name="ce91" table:formula="of:=IF([$Lookups.H144]; &quot;TRUE&quot;; &quot;FALSE&quot;)" office:value-type="string" office:string-value="FALSE" calcext:value-type="string">
            <text:p>FALSE</text:p>
          </table:table-cell>
          <table:table-cell table:formula="of:=[$Lookups.E144]" office:value-type="string" office:string-value="Flags whether or not the borrower, who has charged-off, is working with a debt-settlement company." calcext:value-type="string">
            <text:p>Flags whether or not the borrower, who has charged-off, is working with a debt-settlement company.</text:p>
          </table:table-cell>
          <table:table-cell table:style-name="ce83"/>
          <table:table-cell table:formula="of:=&quot;  add_row( variable_name = '&quot; &amp; [.B139] &amp; &quot;' ,description = '&quot; &amp; [.F139] &amp; &quot;', inModel = &quot; &amp; [.C139]  &amp; &quot;, inPrediction = &quot; &amp; [.D139]  &amp; &quot;, inPricing = &quot; &amp; [.E139] &amp; &quot;) %&gt;%&quot;" office:value-type="string" office:string-value="  add_row( variable_name = 'debt_settlement_flag' ,description = 'Flags whether or not the borrower, who has charged-off, is working with a debt-settlement company.', inModel = FALSE, inPrediction = FALSE, inPricing = FALSE) %&gt;%" calcext:value-type="string">
            <text:p><text:s text:c="2"/>add_row( variable_name = 'debt_settlement_flag' ,description = 'Flags whether or not the borrower, who has charged-off, is working with a debt-settlement company.', inModel = FALSE, inPrediction = FALSE, inPricing = FALSE) %&gt;%</text:p>
          </table:table-cell>
          <table:table-cell table:number-columns-repeated="60"/>
        </table:table-row>
        <table:table-row table:style-name="ro6">
          <table:table-cell/>
          <table:table-cell table:formula="of:=[$Lookups.C145]" office:value-type="string" office:string-value="debt_settlement_flag_date" calcext:value-type="string">
            <text:p>debt_settlement_flag_date</text:p>
          </table:table-cell>
          <table:table-cell table:style-name="ce91" table:formula="of:=IF([$Lookups.F145]; &quot;TRUE&quot;; &quot;FALSE&quot;)" office:value-type="string" office:string-value="FALSE" calcext:value-type="string">
            <text:p>FALSE</text:p>
          </table:table-cell>
          <table:table-cell table:style-name="ce91" table:formula="of:=IF([$Lookups.G145]; &quot;TRUE&quot;; &quot;FALSE&quot;)" office:value-type="string" office:string-value="FALSE" calcext:value-type="string">
            <text:p>FALSE</text:p>
          </table:table-cell>
          <table:table-cell table:style-name="ce91" table:formula="of:=IF([$Lookups.H145]; &quot;TRUE&quot;; &quot;FALSE&quot;)" office:value-type="string" office:string-value="FALSE" calcext:value-type="string">
            <text:p>FALSE</text:p>
          </table:table-cell>
          <table:table-cell table:formula="of:=[$Lookups.E145]" office:value-type="string" office:string-value="The most recent date that the Debt_Settlement_Flag has been set  " calcext:value-type="string">
            <text:p>The most recent date that the Debt_Settlement_Flag has been set  </text:p>
          </table:table-cell>
          <table:table-cell table:style-name="ce83"/>
          <table:table-cell table:formula="of:=&quot;  add_row( variable_name = '&quot; &amp; [.B140] &amp; &quot;' ,description = '&quot; &amp; [.F140] &amp; &quot;', inModel = &quot; &amp; [.C140]  &amp; &quot;, inPrediction = &quot; &amp; [.D140]  &amp; &quot;, inPricing = &quot; &amp; [.E140] &amp; &quot;) %&gt;%&quot;" office:value-type="string" office:string-value="  add_row( variable_name = 'debt_settlement_flag_date' ,description = 'The most recent date that the Debt_Settlement_Flag has been set  ', inModel = FALSE, inPrediction = FALSE, inPricing = FALSE) %&gt;%" calcext:value-type="string">
            <text:p><text:s text:c="2"/>add_row( variable_name = 'debt_settlement_flag_date' ,description = 'The most recent date that the Debt_Settlement_Flag has been set  ', inModel = FALSE, inPrediction = FALSE, inPricing = FALSE) %&gt;%</text:p>
          </table:table-cell>
          <table:table-cell table:number-columns-repeated="60"/>
        </table:table-row>
        <table:table-row table:style-name="ro6">
          <table:table-cell/>
          <table:table-cell table:formula="of:=[$Lookups.C146]" office:value-type="string" office:string-value="settlement_status" calcext:value-type="string">
            <text:p>settlement_status</text:p>
          </table:table-cell>
          <table:table-cell table:style-name="ce91" table:formula="of:=IF([$Lookups.F146]; &quot;TRUE&quot;; &quot;FALSE&quot;)" office:value-type="string" office:string-value="FALSE" calcext:value-type="string">
            <text:p>FALSE</text:p>
          </table:table-cell>
          <table:table-cell table:style-name="ce91" table:formula="of:=IF([$Lookups.G146]; &quot;TRUE&quot;; &quot;FALSE&quot;)" office:value-type="string" office:string-value="FALSE" calcext:value-type="string">
            <text:p>FALSE</text:p>
          </table:table-cell>
          <table:table-cell table:style-name="ce91" table:formula="of:=IF([$Lookups.H146]; &quot;TRUE&quot;; &quot;FALSE&quot;)" office:value-type="string" office:string-value="FALSE" calcext:value-type="string">
            <text:p>FALSE</text:p>
          </table:table-cell>
          <table:table-cell table:formula="of:=[$Lookups.E146]" office:value-type="string" office:string-value="The status of the borrower’s settlement plan. Possible values are: COMPLETE, ACTIVE, BROKEN, CANCELLED, DENIED, DRAFT" calcext:value-type="string">
            <text:p>The status of the borrower’s settlement plan. Possible values are: COMPLETE, ACTIVE, BROKEN, CANCELLED, DENIED, DRAFT</text:p>
          </table:table-cell>
          <table:table-cell table:style-name="ce83"/>
          <table:table-cell table:formula="of:=&quot;  add_row( variable_name = '&quot; &amp; [.B141] &amp; &quot;' ,description = '&quot; &amp; [.F141] &amp; &quot;', inModel = &quot; &amp; [.C141]  &amp; &quot;, inPrediction = &quot; &amp; [.D141]  &amp; &quot;, inPricing = &quot; &amp; [.E141] &amp; &quot;) %&gt;%&quot;" office:value-type="string" office:string-value="  add_row( variable_name = 'settlement_status' ,description = 'The status of the borrower’s settlement plan. Possible values are: COMPLETE, ACTIVE, BROKEN, CANCELLED, DENIED, DRAFT', inModel = FALSE, inPrediction = FALSE, inPricing = FALSE) %&gt;%" calcext:value-type="string">
            <text:p><text:s text:c="2"/>add_row( variable_name = 'settlement_status' ,description = 'The status of the borrower’s settlement plan. Possible values are: COMPLETE, ACTIVE, BROKEN, CANCELLED, DENIED, DRAFT', inModel = FALSE, inPrediction = FALSE, inPricing = FALSE) %&gt;%</text:p>
          </table:table-cell>
          <table:table-cell table:number-columns-repeated="60"/>
        </table:table-row>
        <table:table-row table:style-name="ro6">
          <table:table-cell/>
          <table:table-cell table:formula="of:=[$Lookups.C147]" office:value-type="string" office:string-value="settlement_date" calcext:value-type="string">
            <text:p>settlement_date</text:p>
          </table:table-cell>
          <table:table-cell table:style-name="ce91" table:formula="of:=IF([$Lookups.F147]; &quot;TRUE&quot;; &quot;FALSE&quot;)" office:value-type="string" office:string-value="FALSE" calcext:value-type="string">
            <text:p>FALSE</text:p>
          </table:table-cell>
          <table:table-cell table:style-name="ce91" table:formula="of:=IF([$Lookups.G147]; &quot;TRUE&quot;; &quot;FALSE&quot;)" office:value-type="string" office:string-value="FALSE" calcext:value-type="string">
            <text:p>FALSE</text:p>
          </table:table-cell>
          <table:table-cell table:style-name="ce91" table:formula="of:=IF([$Lookups.H147]; &quot;TRUE&quot;; &quot;FALSE&quot;)" office:value-type="string" office:string-value="FALSE" calcext:value-type="string">
            <text:p>FALSE</text:p>
          </table:table-cell>
          <table:table-cell table:formula="of:=[$Lookups.E147]" office:value-type="string" office:string-value="The date that the borrower agrees to the settlement plan" calcext:value-type="string">
            <text:p>The date that the borrower agrees to the settlement plan</text:p>
          </table:table-cell>
          <table:table-cell table:style-name="ce83"/>
          <table:table-cell table:formula="of:=&quot;  add_row( variable_name = '&quot; &amp; [.B142] &amp; &quot;' ,description = '&quot; &amp; [.F142] &amp; &quot;', inModel = &quot; &amp; [.C142]  &amp; &quot;, inPrediction = &quot; &amp; [.D142]  &amp; &quot;, inPricing = &quot; &amp; [.E142] &amp; &quot;) %&gt;%&quot;" office:value-type="string" office:string-value="  add_row( variable_name = 'settlement_date' ,description = 'The date that the borrower agrees to the settlement plan', inModel = FALSE, inPrediction = FALSE, inPricing = FALSE) %&gt;%" calcext:value-type="string">
            <text:p><text:s text:c="2"/>add_row( variable_name = 'settlement_date' ,description = 'The date that the borrower agrees to the settlement plan', inModel = FALSE, inPrediction = FALSE, inPricing = FALSE) %&gt;%</text:p>
          </table:table-cell>
          <table:table-cell table:number-columns-repeated="60"/>
        </table:table-row>
        <table:table-row table:style-name="ro6">
          <table:table-cell/>
          <table:table-cell table:formula="of:=[$Lookups.C148]" office:value-type="string" office:string-value="settlement_amount" calcext:value-type="string">
            <text:p>settlement_amount</text:p>
          </table:table-cell>
          <table:table-cell table:style-name="ce91" table:formula="of:=IF([$Lookups.F148]; &quot;TRUE&quot;; &quot;FALSE&quot;)" office:value-type="string" office:string-value="FALSE" calcext:value-type="string">
            <text:p>FALSE</text:p>
          </table:table-cell>
          <table:table-cell table:style-name="ce91" table:formula="of:=IF([$Lookups.G148]; &quot;TRUE&quot;; &quot;FALSE&quot;)" office:value-type="string" office:string-value="FALSE" calcext:value-type="string">
            <text:p>FALSE</text:p>
          </table:table-cell>
          <table:table-cell table:style-name="ce91" table:formula="of:=IF([$Lookups.H148]; &quot;TRUE&quot;; &quot;FALSE&quot;)" office:value-type="string" office:string-value="FALSE" calcext:value-type="string">
            <text:p>FALSE</text:p>
          </table:table-cell>
          <table:table-cell table:formula="of:=[$Lookups.E148]" office:value-type="string" office:string-value="The loan amount that the borrower has agreed to settle for" calcext:value-type="string">
            <text:p>The loan amount that the borrower has agreed to settle for</text:p>
          </table:table-cell>
          <table:table-cell table:style-name="ce83"/>
          <table:table-cell table:formula="of:=&quot;  add_row( variable_name = '&quot; &amp; [.B143] &amp; &quot;' ,description = '&quot; &amp; [.F143] &amp; &quot;', inModel = &quot; &amp; [.C143]  &amp; &quot;, inPrediction = &quot; &amp; [.D143]  &amp; &quot;, inPricing = &quot; &amp; [.E143] &amp; &quot;) %&gt;%&quot;" office:value-type="string" office:string-value="  add_row( variable_name = 'settlement_amount' ,description = 'The loan amount that the borrower has agreed to settle for', inModel = FALSE, inPrediction = FALSE, inPricing = FALSE) %&gt;%" calcext:value-type="string">
            <text:p><text:s text:c="2"/>add_row( variable_name = 'settlement_amount' ,description = 'The loan amount that the borrower has agreed to settle for', inModel = FALSE, inPrediction = FALSE, inPricing = FALSE) %&gt;%</text:p>
          </table:table-cell>
          <table:table-cell table:number-columns-repeated="60"/>
        </table:table-row>
        <table:table-row table:style-name="ro6">
          <table:table-cell/>
          <table:table-cell table:formula="of:=[$Lookups.C149]" office:value-type="string" office:string-value="settlement_percentage" calcext:value-type="string">
            <text:p>settlement_percentage</text:p>
          </table:table-cell>
          <table:table-cell table:style-name="ce91" table:formula="of:=IF([$Lookups.F149]; &quot;TRUE&quot;; &quot;FALSE&quot;)" office:value-type="string" office:string-value="FALSE" calcext:value-type="string">
            <text:p>FALSE</text:p>
          </table:table-cell>
          <table:table-cell table:style-name="ce91" table:formula="of:=IF([$Lookups.G149]; &quot;TRUE&quot;; &quot;FALSE&quot;)" office:value-type="string" office:string-value="FALSE" calcext:value-type="string">
            <text:p>FALSE</text:p>
          </table:table-cell>
          <table:table-cell table:style-name="ce91" table:formula="of:=IF([$Lookups.H149]; &quot;TRUE&quot;; &quot;FALSE&quot;)" office:value-type="string" office:string-value="FALSE" calcext:value-type="string">
            <text:p>FALSE</text:p>
          </table:table-cell>
          <table:table-cell table:formula="of:=[$Lookups.E149]" office:value-type="string" office:string-value="The settlement amount as a percentage of the payoff balance amount on the loan" calcext:value-type="string">
            <text:p>The settlement amount as a percentage of the payoff balance amount on the loan</text:p>
          </table:table-cell>
          <table:table-cell table:style-name="ce83"/>
          <table:table-cell table:formula="of:=&quot;  add_row( variable_name = '&quot; &amp; [.B144] &amp; &quot;' ,description = '&quot; &amp; [.F144] &amp; &quot;', inModel = &quot; &amp; [.C144]  &amp; &quot;, inPrediction = &quot; &amp; [.D144]  &amp; &quot;, inPricing = &quot; &amp; [.E144] &amp; &quot;) %&gt;%&quot;" office:value-type="string" office:string-value="  add_row( variable_name = 'settlement_percentage' ,description = 'The settlement amount as a percentage of the payoff balance amount on the loan', inModel = FALSE, inPrediction = FALSE, inPricing = FALSE) %&gt;%" calcext:value-type="string">
            <text:p><text:s text:c="2"/>add_row( variable_name = 'settlement_percentage' ,description = 'The settlement amount as a percentage of the payoff balance amount on the loan', inModel = FALSE, inPrediction = FALSE, inPricing = FALSE) %&gt;%</text:p>
          </table:table-cell>
          <table:table-cell table:number-columns-repeated="60"/>
        </table:table-row>
        <table:table-row table:style-name="ro6">
          <table:table-cell/>
          <table:table-cell table:formula="of:=[$Lookups.C150]" office:value-type="string" office:string-value="settlement_term" calcext:value-type="string">
            <text:p>settlement_term</text:p>
          </table:table-cell>
          <table:table-cell table:style-name="ce91" table:formula="of:=IF([$Lookups.F150]; &quot;TRUE&quot;; &quot;FALSE&quot;)" office:value-type="string" office:string-value="FALSE" calcext:value-type="string">
            <text:p>FALSE</text:p>
          </table:table-cell>
          <table:table-cell table:style-name="ce91" table:formula="of:=IF([$Lookups.G150]; &quot;TRUE&quot;; &quot;FALSE&quot;)" office:value-type="string" office:string-value="FALSE" calcext:value-type="string">
            <text:p>FALSE</text:p>
          </table:table-cell>
          <table:table-cell table:style-name="ce91" table:formula="of:=IF([$Lookups.H150]; &quot;TRUE&quot;; &quot;FALSE&quot;)" office:value-type="string" office:string-value="FALSE" calcext:value-type="string">
            <text:p>FALSE</text:p>
          </table:table-cell>
          <table:table-cell table:formula="of:=[$Lookups.E150]" office:value-type="string" office:string-value="The number of months that the borrower will be on the settlement plan" calcext:value-type="string">
            <text:p>The number of months that the borrower will be on the settlement plan</text:p>
          </table:table-cell>
          <table:table-cell table:style-name="ce83"/>
          <table:table-cell table:formula="of:=&quot;  add_row( variable_name = '&quot; &amp; [.B145] &amp; &quot;' ,description = '&quot; &amp; [.F145] &amp; &quot;', inModel = &quot; &amp; [.C145]  &amp; &quot;, inPrediction = &quot; &amp; [.D145]  &amp; &quot;, inPricing = &quot; &amp; [.E145] &amp; &quot;) %&gt;%&quot;" office:value-type="string" office:string-value="  add_row( variable_name = 'settlement_term' ,description = 'The number of months that the borrower will be on the settlement plan', inModel = FALSE, inPrediction = FALSE, inPricing = FALSE) %&gt;%" calcext:value-type="string">
            <text:p><text:s text:c="2"/>add_row( variable_name = 'settlement_term' ,description = 'The number of months that the borrower will be on the settlement plan', inModel = FALSE, inPrediction = FALSE, inPricing = FALSE) %&gt;%</text:p>
          </table:table-cell>
          <table:table-cell table:number-columns-repeated="60"/>
        </table:table-row>
        <table:table-row table:style-name="ro6" table:number-rows-repeated="1048430">
          <table:table-cell table:number-columns-repeated="68"/>
        </table:table-row>
        <table:table-row table:style-name="ro7">
          <table:table-cell table:number-columns-repeated="68"/>
        </table:table-row>
      </table:table>
      <table:table table:name="browseNotes" table:style-name="ta3">
        <office:forms form:automatic-focus="false" form:apply-design-mode="false"/>
        <table:table-column table:style-name="co18" table:default-cell-style-name="ce90"/>
        <table:table-column table:style-name="co19" table:default-cell-style-name="ce100"/>
        <table:table-column table:style-name="co5" table:number-columns-repeated="3" table:default-cell-style-name="ce90"/>
        <table:table-column table:style-name="co20" table:default-cell-style-name="ce90"/>
        <table:table-column table:style-name="co5" table:number-columns-repeated="58" table:default-cell-style-name="ce90"/>
        <table:table-column table:style-name="co5" table:number-columns-repeated="960" table:default-cell-style-name="Default"/>
        <table:table-row table:style-name="ro8">
          <table:table-cell table:style-name="ce111" office:value-type="string" calcext:value-type="string">
            <text:p>BrowseNotesFile</text:p>
          </table:table-cell>
          <table:table-cell table:style-name="ce117" office:value-type="string" calcext:value-type="string">
            <text:p>Description</text:p>
          </table:table-cell>
          <table:table-cell table:number-columns-repeated="1022"/>
        </table:table-row>
        <table:table-row table:style-name="ro4">
          <table:table-cell table:style-name="ce86" office:value-type="string" calcext:value-type="string">
            <text:p>acceptD</text:p>
          </table:table-cell>
          <table:table-cell table:style-name="ce93" office:value-type="string" calcext:value-type="string">
            <text:p>The date which the borrower accepted  the offer</text:p>
          </table:table-cell>
          <table:table-cell/>
          <table:table-cell table:style-name="ce102" table:number-columns-repeated="3"/>
          <table:table-cell table:number-columns-repeated="1018"/>
        </table:table-row>
        <table:table-row table:style-name="ro4">
          <table:table-cell table:style-name="ce86" office:value-type="string" calcext:value-type="string">
            <text:p>accNowDelinq</text:p>
          </table:table-cell>
          <table:table-cell table:style-name="ce93" office:value-type="string" calcext:value-type="string">
            <text:p>The number of accounts on which the borrower is now delinquent.</text:p>
          </table:table-cell>
          <table:table-cell/>
          <table:table-cell table:style-name="ce102" table:number-columns-repeated="3"/>
          <table:table-cell table:number-columns-repeated="1018"/>
        </table:table-row>
        <table:table-row table:style-name="ro4">
          <table:table-cell table:style-name="ce86" office:value-type="string" calcext:value-type="string">
            <text:p>accOpenPast24Mths</text:p>
          </table:table-cell>
          <table:table-cell table:style-name="ce93" office:value-type="string" calcext:value-type="string">
            <text:p>Number of trades opened in past 24 months.</text:p>
          </table:table-cell>
          <table:table-cell/>
          <table:table-cell table:style-name="ce102" table:number-columns-repeated="3"/>
          <table:table-cell table:number-columns-repeated="1018"/>
        </table:table-row>
        <table:table-row table:style-name="ro4">
          <table:table-cell table:style-name="ce86" office:value-type="string" calcext:value-type="string">
            <text:p>addrState</text:p>
          </table:table-cell>
          <table:table-cell table:style-name="ce94" office:value-type="string" calcext:value-type="string">
            <text:p>The state provided by the borrower in the loan application</text:p>
          </table:table-cell>
          <table:table-cell/>
          <table:table-cell table:style-name="ce102" table:number-columns-repeated="3"/>
          <table:table-cell table:number-columns-repeated="1018"/>
        </table:table-row>
        <table:table-row table:style-name="ro4">
          <table:table-cell table:style-name="ce86" office:value-type="string" calcext:value-type="string">
            <text:p>all_util</text:p>
          </table:table-cell>
          <table:table-cell table:style-name="ce93" office:value-type="string" calcext:value-type="string">
            <text:p>Balance to credit limit on all trades</text:p>
          </table:table-cell>
          <table:table-cell table:style-name="ce102" table:number-columns-repeated="62"/>
          <table:table-cell table:number-columns-repeated="960"/>
        </table:table-row>
        <table:table-row table:style-name="ro9">
          <table:table-cell table:style-name="ce87" office:value-type="string" calcext:value-type="string">
            <text:p>annual_inc_joint</text:p>
          </table:table-cell>
          <table:table-cell table:style-name="ce95" office:value-type="string" calcext:value-type="string">
            <text:p>The combined self-reported annual income provided by the co-borrowers during registration</text:p>
          </table:table-cell>
          <table:table-cell table:number-columns-repeated="2"/>
          <table:table-cell table:style-name="ce102" table:number-columns-repeated="2"/>
          <table:table-cell table:number-columns-repeated="1018"/>
        </table:table-row>
        <table:table-row table:style-name="ro9">
          <table:table-cell table:style-name="ce86" office:value-type="string" calcext:value-type="string">
            <text:p>annualInc</text:p>
          </table:table-cell>
          <table:table-cell table:style-name="ce93" office:value-type="string" calcext:value-type="string">
            <text:p>The self-reported annual income provided by the borrower during registration.</text:p>
          </table:table-cell>
          <table:table-cell table:style-name="ce102" table:number-columns-repeated="62"/>
          <table:table-cell table:number-columns-repeated="960"/>
        </table:table-row>
        <table:table-row table:style-name="ro9">
          <table:table-cell table:style-name="ce87" office:value-type="string" calcext:value-type="string">
            <text:p>application_type</text:p>
          </table:table-cell>
          <table:table-cell table:style-name="ce95" office:value-type="string" calcext:value-type="string">
            <text:p>Indicates whether the loan is an individual application or a joint application with two co-borrowers</text:p>
          </table:table-cell>
          <table:table-cell table:number-columns-repeated="2"/>
          <table:table-cell table:style-name="ce102" table:number-columns-repeated="2"/>
          <table:table-cell table:number-columns-repeated="1018"/>
        </table:table-row>
        <table:table-row table:style-name="ro4">
          <table:table-cell table:style-name="ce86" office:value-type="string" calcext:value-type="string">
            <text:p>avg_cur_bal</text:p>
          </table:table-cell>
          <table:table-cell table:style-name="ce93" office:value-type="string" calcext:value-type="string">
            <text:p>Average current balance of all accounts</text:p>
          </table:table-cell>
          <table:table-cell/>
          <table:table-cell table:style-name="ce102" table:number-columns-repeated="3"/>
          <table:table-cell table:number-columns-repeated="1018"/>
        </table:table-row>
        <table:table-row table:style-name="ro4">
          <table:table-cell table:style-name="ce86" office:value-type="string" calcext:value-type="string">
            <text:p>bcOpenToBuy</text:p>
          </table:table-cell>
          <table:table-cell table:style-name="ce93" office:value-type="string" calcext:value-type="string">
            <text:p>Total open to buy on revolving bankcards.</text:p>
          </table:table-cell>
          <table:table-cell/>
          <table:table-cell table:style-name="ce102" table:number-columns-repeated="3"/>
          <table:table-cell table:number-columns-repeated="1018"/>
        </table:table-row>
        <table:table-row table:style-name="ro9">
          <table:table-cell table:style-name="ce86" office:value-type="string" calcext:value-type="string">
            <text:p>bcUtil</text:p>
          </table:table-cell>
          <table:table-cell table:style-name="ce93" office:value-type="string" calcext:value-type="string">
            <text:p>Ratio of total current balance to high credit/credit limit for all bankcard accounts.</text:p>
          </table:table-cell>
          <table:table-cell table:number-columns-repeated="2"/>
          <table:table-cell table:style-name="ce102" table:number-columns-repeated="2"/>
          <table:table-cell table:number-columns-repeated="1018"/>
        </table:table-row>
        <table:table-row table:style-name="ro4">
          <table:table-cell table:style-name="ce86" office:value-type="string" calcext:value-type="string">
            <text:p>chargeoff_within_12_mths</text:p>
          </table:table-cell>
          <table:table-cell table:style-name="ce93" office:value-type="string" calcext:value-type="string">
            <text:p>Number of charge-offs within 12 months</text:p>
          </table:table-cell>
          <table:table-cell table:number-columns-repeated="2"/>
          <table:table-cell table:style-name="ce102" table:number-columns-repeated="2"/>
          <table:table-cell table:number-columns-repeated="1018"/>
        </table:table-row>
        <table:table-row table:style-name="ro4">
          <table:table-cell table:style-name="ce86" office:value-type="string" calcext:value-type="string">
            <text:p>collections_12_mths_ex_med</text:p>
          </table:table-cell>
          <table:table-cell table:style-name="ce93" office:value-type="string" calcext:value-type="string">
            <text:p>Number of collections in 12 months excluding medical collections</text:p>
          </table:table-cell>
          <table:table-cell/>
          <table:table-cell table:style-name="ce102" table:number-columns-repeated="3"/>
          <table:table-cell table:number-columns-repeated="1018"/>
        </table:table-row>
        <table:table-row table:style-name="ro4">
          <table:table-cell table:style-name="ce86" office:value-type="string" calcext:value-type="string">
            <text:p>creditPullD</text:p>
          </table:table-cell>
          <table:table-cell table:style-name="ce93" office:value-type="string" calcext:value-type="string">
            <text:p>The date LC pulled credit for this loan</text:p>
          </table:table-cell>
          <table:table-cell/>
          <table:table-cell table:style-name="ce102" table:number-columns-repeated="3"/>
          <table:table-cell table:number-columns-repeated="1018"/>
        </table:table-row>
        <table:table-row table:style-name="ro9">
          <table:table-cell table:style-name="ce86" office:value-type="string" calcext:value-type="string">
            <text:p>delinq2Yrs</text:p>
          </table:table-cell>
          <table:table-cell table:style-name="ce93" office:value-type="string" calcext:value-type="string">
            <text:p>The number of 30+ days past-due incidences of delinquency in the borrower's credit file for the past 2 years</text:p>
          </table:table-cell>
          <table:table-cell/>
          <table:table-cell table:style-name="ce102" table:number-columns-repeated="3"/>
          <table:table-cell table:number-columns-repeated="1018"/>
        </table:table-row>
        <table:table-row table:style-name="ro9">
          <table:table-cell table:style-name="ce86" office:value-type="string" calcext:value-type="string">
            <text:p>delinqAmnt</text:p>
          </table:table-cell>
          <table:table-cell table:style-name="ce93" office:value-type="string" calcext:value-type="string">
            <text:p>The past-due amount owed for the accounts on which the borrower is now delinquent.</text:p>
          </table:table-cell>
          <table:table-cell/>
          <table:table-cell table:style-name="ce102" table:number-columns-repeated="3"/>
          <table:table-cell table:number-columns-repeated="1018"/>
        </table:table-row>
        <table:table-row table:style-name="ro4">
          <table:table-cell table:style-name="ce86" office:value-type="string" calcext:value-type="string">
            <text:p>desc</text:p>
          </table:table-cell>
          <table:table-cell table:style-name="ce93" office:value-type="string" calcext:value-type="string">
            <text:p>Loan description provided by the borrower</text:p>
          </table:table-cell>
          <table:table-cell/>
          <table:table-cell table:style-name="ce102" table:number-columns-repeated="3"/>
          <table:table-cell table:number-columns-repeated="1018"/>
        </table:table-row>
        <table:table-row table:style-name="ro10">
          <table:table-cell table:style-name="ce86" office:value-type="string" calcext:value-type="string">
            <text:p>dti</text:p>
          </table:table-cell>
          <table:table-cell table:style-name="ce96"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table:style-name="ce102" table:number-columns-repeated="62"/>
          <table:table-cell table:number-columns-repeated="960"/>
        </table:table-row>
        <table:table-row table:style-name="ro11">
          <table:table-cell table:style-name="ce87" office:value-type="string" calcext:value-type="string">
            <text:p>dti_joint</text:p>
          </table:table-cell>
          <table:table-cell table:style-name="ce95" office:value-type="string" calcext:value-type="string">
            <text:p>A ratio calculated using the co-borrowers' total monthly payments on the total debt obligations, excluding mortgages and the requested LC loan, divided by the co-borrowers' combined self-reported monthly income</text:p>
          </table:table-cell>
          <table:table-cell/>
          <table:table-cell table:style-name="ce102" table:number-columns-repeated="3"/>
          <table:table-cell table:number-columns-repeated="1018"/>
        </table:table-row>
        <table:table-row table:style-name="ro4">
          <table:table-cell table:style-name="ce86" office:value-type="string" calcext:value-type="string">
            <text:p>earliestCrLine</text:p>
          </table:table-cell>
          <table:table-cell table:style-name="ce93" office:value-type="string" calcext:value-type="string">
            <text:p>The date the borrower's earliest reported credit line was opened</text:p>
          </table:table-cell>
          <table:table-cell table:number-columns-repeated="2"/>
          <table:table-cell table:style-name="ce102" table:number-columns-repeated="2"/>
          <table:table-cell table:number-columns-repeated="1018"/>
        </table:table-row>
        <table:table-row table:style-name="ro10">
          <table:table-cell table:style-name="ce88" office:value-type="string" calcext:value-type="string">
            <text:p>effective_int_rate</text:p>
          </table:table-cell>
          <table:table-cell table:style-name="ce97" office:value-type="string" calcext:value-type="string">
            <text:p>The effective interest rate is equal to the interest rate on a Note reduced by Lending Club's estimate of the impact of uncollected interest prior to charge off. </text:p>
          </table:table-cell>
          <table:table-cell/>
          <table:table-cell table:style-name="ce102" table:number-columns-repeated="3"/>
          <table:table-cell table:number-columns-repeated="1018"/>
        </table:table-row>
        <table:table-row table:style-name="ro4">
          <table:table-cell table:style-name="ce86" office:value-type="string" calcext:value-type="string">
            <text:p>emp_title</text:p>
          </table:table-cell>
          <table:table-cell table:style-name="ce97" office:value-type="string" calcext:value-type="string">
            <text:p>The job title supplied by the Borrower when applying for the loan.*</text:p>
          </table:table-cell>
          <table:table-cell/>
          <table:table-cell table:style-name="ce102" table:number-columns-repeated="3"/>
          <table:table-cell table:number-columns-repeated="1018"/>
        </table:table-row>
        <table:table-row table:style-name="ro9">
          <table:table-cell table:style-name="ce86" office:value-type="string" calcext:value-type="string">
            <text:p>empLength</text:p>
          </table:table-cell>
          <table:table-cell table:style-name="ce93" office:value-type="string" calcext:value-type="string">
            <text:p>Employment length in years. Possible values are between 0 and 10 where 0 means less than one year and 10 means ten or more years.</text:p>
          </table:table-cell>
          <table:table-cell/>
          <table:table-cell table:style-name="ce102" table:number-columns-repeated="3"/>
          <table:table-cell table:number-columns-repeated="1018"/>
        </table:table-row>
        <table:table-row table:style-name="ro4">
          <table:table-cell table:style-name="ce86" office:value-type="string" calcext:value-type="string">
            <text:p>expD</text:p>
          </table:table-cell>
          <table:table-cell table:style-name="ce93" office:value-type="string" calcext:value-type="string">
            <text:p>The date the listing will expire</text:p>
          </table:table-cell>
          <table:table-cell/>
          <table:table-cell table:style-name="ce102" table:number-columns-repeated="3"/>
          <table:table-cell table:number-columns-repeated="1018"/>
        </table:table-row>
        <table:table-row table:style-name="ro4">
          <table:table-cell table:style-name="ce86" office:value-type="string" calcext:value-type="string">
            <text:p>expDefaultRate</text:p>
          </table:table-cell>
          <table:table-cell table:style-name="ce93" office:value-type="string" calcext:value-type="string">
            <text:p>The expected default rate of the loan.</text:p>
          </table:table-cell>
          <table:table-cell/>
          <table:table-cell table:style-name="ce102" table:number-columns-repeated="3"/>
          <table:table-cell table:number-columns-repeated="1018"/>
        </table:table-row>
        <table:table-row table:style-name="ro9">
          <table:table-cell table:style-name="ce86" office:value-type="string" calcext:value-type="string">
            <text:p>ficoRangeHigh</text:p>
          </table:table-cell>
          <table:table-cell table:style-name="ce93" office:value-type="string" calcext:value-type="string">
            <text:p>The upper boundary range the borrower’s FICO at loan origination belongs to.</text:p>
          </table:table-cell>
          <table:table-cell/>
          <table:table-cell table:style-name="ce102" table:number-columns-repeated="3"/>
          <table:table-cell table:number-columns-repeated="1018"/>
        </table:table-row>
        <table:table-row table:style-name="ro9">
          <table:table-cell table:style-name="ce86" office:value-type="string" calcext:value-type="string">
            <text:p>ficoRangeLow</text:p>
          </table:table-cell>
          <table:table-cell table:style-name="ce93" office:value-type="string" calcext:value-type="string">
            <text:p>The lower boundary range the borrower’s FICO at loan origination belongs to.</text:p>
          </table:table-cell>
          <table:table-cell/>
          <table:table-cell table:style-name="ce102" table:number-columns-repeated="3"/>
          <table:table-cell table:number-columns-repeated="1018"/>
        </table:table-row>
        <table:table-row table:style-name="ro4">
          <table:table-cell table:style-name="ce86" office:value-type="string" calcext:value-type="string">
            <text:p>fundedAmnt</text:p>
          </table:table-cell>
          <table:table-cell table:style-name="ce93" office:value-type="string" calcext:value-type="string">
            <text:p>The total amount committed to that loan at that point in time.</text:p>
          </table:table-cell>
          <table:table-cell/>
          <table:table-cell table:style-name="ce102" table:number-columns-repeated="3"/>
          <table:table-cell table:number-columns-repeated="1018"/>
        </table:table-row>
        <table:table-row table:style-name="ro4">
          <table:table-cell table:style-name="ce86" office:value-type="string" calcext:value-type="string">
            <text:p>grade</text:p>
          </table:table-cell>
          <table:table-cell table:style-name="ce93" office:value-type="string" calcext:value-type="string">
            <text:p>LC assigned loan grade</text:p>
          </table:table-cell>
          <table:table-cell/>
          <table:table-cell table:style-name="ce102" table:number-columns-repeated="3"/>
          <table:table-cell table:number-columns-repeated="1018"/>
        </table:table-row>
        <table:table-row table:style-name="ro9">
          <table:table-cell table:style-name="ce86" office:value-type="string" calcext:value-type="string">
            <text:p>homeOwnership</text:p>
          </table:table-cell>
          <table:table-cell table:style-name="ce93" office:value-type="string" calcext:value-type="string">
            <text:p>The home ownership status provided by the borrower during registration. Our values are: RENT, OWN, MORTGAGE, OTHER.</text:p>
          </table:table-cell>
          <table:table-cell/>
          <table:table-cell table:style-name="ce102" table:number-columns-repeated="3"/>
          <table:table-cell table:number-columns-repeated="1018"/>
        </table:table-row>
        <table:table-row table:style-name="ro4">
          <table:table-cell table:style-name="ce86" office:value-type="string" calcext:value-type="string">
            <text:p>id</text:p>
          </table:table-cell>
          <table:table-cell table:style-name="ce93" office:value-type="string" calcext:value-type="string">
            <text:p>A unique LC assigned ID for the loan listing.</text:p>
          </table:table-cell>
          <table:table-cell table:number-columns-repeated="2"/>
          <table:table-cell table:style-name="ce102" table:number-columns-repeated="2"/>
          <table:table-cell table:number-columns-repeated="1018"/>
        </table:table-row>
        <table:table-row table:style-name="ro4">
          <table:table-cell table:style-name="ce86" office:value-type="string" calcext:value-type="string">
            <text:p>il_util</text:p>
          </table:table-cell>
          <table:table-cell table:style-name="ce93" office:value-type="string" calcext:value-type="string">
            <text:p>Ratio of total current balance to high credit/credit limit on all install acct</text:p>
          </table:table-cell>
          <table:table-cell table:number-columns-repeated="2"/>
          <table:table-cell table:style-name="ce102" table:number-columns-repeated="2"/>
          <table:table-cell table:number-columns-repeated="1018"/>
        </table:table-row>
        <table:table-row table:style-name="ro4">
          <table:table-cell table:style-name="ce86" office:value-type="string" calcext:value-type="string">
            <text:p>ils_exp_d</text:p>
          </table:table-cell>
          <table:table-cell table:style-name="ce96" office:value-type="string" calcext:value-type="string">
            <text:p>wholeloan platform expiration date</text:p>
          </table:table-cell>
          <table:table-cell/>
          <table:table-cell table:style-name="ce102" table:number-columns-repeated="3"/>
          <table:table-cell table:number-columns-repeated="1018"/>
        </table:table-row>
        <table:table-row table:style-name="ro4">
          <table:table-cell table:style-name="ce86" office:value-type="string" calcext:value-type="string">
            <text:p>initialListStatus</text:p>
          </table:table-cell>
          <table:table-cell table:style-name="ce93" office:value-type="string" calcext:value-type="string">
            <text:p>The initial listing status of the loan. Possible values are – W, F</text:p>
          </table:table-cell>
          <table:table-cell/>
          <table:table-cell table:style-name="ce102" table:number-columns-repeated="3"/>
          <table:table-cell table:number-columns-repeated="1018"/>
        </table:table-row>
        <table:table-row table:style-name="ro4">
          <table:table-cell table:style-name="ce86" office:value-type="string" calcext:value-type="string">
            <text:p>inq_fi</text:p>
          </table:table-cell>
          <table:table-cell table:style-name="ce93" office:value-type="string" calcext:value-type="string">
            <text:p>Number of personal finance inquiries</text:p>
          </table:table-cell>
          <table:table-cell/>
          <table:table-cell table:style-name="ce102" table:number-columns-repeated="3"/>
          <table:table-cell table:number-columns-repeated="1018"/>
        </table:table-row>
        <table:table-row table:style-name="ro4">
          <table:table-cell table:style-name="ce86" office:value-type="string" calcext:value-type="string">
            <text:p>inq_last_12m</text:p>
          </table:table-cell>
          <table:table-cell table:style-name="ce93" office:value-type="string" calcext:value-type="string">
            <text:p>Number of credit inquiries in past 12 months</text:p>
          </table:table-cell>
          <table:table-cell/>
          <table:table-cell table:style-name="ce102" table:number-columns-repeated="3"/>
          <table:table-cell table:number-columns-repeated="1018"/>
        </table:table-row>
        <table:table-row table:style-name="ro9">
          <table:table-cell table:style-name="ce86" office:value-type="string" calcext:value-type="string">
            <text:p>inqLast6Mths</text:p>
          </table:table-cell>
          <table:table-cell table:style-name="ce95" office:value-type="string" calcext:value-type="string">
            <text:p>The number of inquiries in past 6 months (excluding auto and mortgage inquiries)</text:p>
          </table:table-cell>
          <table:table-cell/>
          <table:table-cell table:style-name="ce102" table:number-columns-repeated="3"/>
          <table:table-cell table:number-columns-repeated="1018"/>
        </table:table-row>
        <table:table-row table:style-name="ro4">
          <table:table-cell table:style-name="ce86" office:value-type="string" calcext:value-type="string">
            <text:p>installment</text:p>
          </table:table-cell>
          <table:table-cell table:style-name="ce93" office:value-type="string" calcext:value-type="string">
            <text:p>The monthly payment owed by the borrower if the loan originates.</text:p>
          </table:table-cell>
          <table:table-cell/>
          <table:table-cell table:style-name="ce102" table:number-columns-repeated="3"/>
          <table:table-cell table:number-columns-repeated="1018"/>
        </table:table-row>
        <table:table-row table:style-name="ro4">
          <table:table-cell table:style-name="ce86" office:value-type="string" calcext:value-type="string">
            <text:p>intRate</text:p>
          </table:table-cell>
          <table:table-cell table:style-name="ce93" office:value-type="string" calcext:value-type="string">
            <text:p>Interest Rate on the loan</text:p>
          </table:table-cell>
          <table:table-cell/>
          <table:table-cell table:style-name="ce102" table:number-columns-repeated="3"/>
          <table:table-cell table:number-columns-repeated="1018"/>
        </table:table-row>
        <table:table-row table:style-name="ro9">
          <table:table-cell table:style-name="ce86" office:value-type="string" calcext:value-type="string">
            <text:p>isIncV</text:p>
          </table:table-cell>
          <table:table-cell table:style-name="ce95" office:value-type="string" calcext:value-type="string">
            <text:p>Indicates if income was verified by LC, not verified, or if the income source was verified</text:p>
          </table:table-cell>
          <table:table-cell table:number-columns-repeated="2"/>
          <table:table-cell table:style-name="ce102" table:number-columns-repeated="2"/>
          <table:table-cell table:number-columns-repeated="1018"/>
        </table:table-row>
        <table:table-row table:style-name="ro4">
          <table:table-cell table:style-name="ce86" office:value-type="string" calcext:value-type="string">
            <text:p>listD</text:p>
          </table:table-cell>
          <table:table-cell table:style-name="ce93" office:value-type="string" calcext:value-type="string">
            <text:p>The date which the borrower's application was listed on the platform.</text:p>
          </table:table-cell>
          <table:table-cell table:number-columns-repeated="2"/>
          <table:table-cell table:style-name="ce102" table:number-columns-repeated="2"/>
          <table:table-cell table:number-columns-repeated="1018"/>
        </table:table-row>
        <table:table-row table:style-name="ro10">
          <table:table-cell table:style-name="ce86" office:value-type="string" calcext:value-type="string">
            <text:p>loanAmnt</text:p>
          </table:table-cell>
          <table:table-cell table:style-name="ce93" office:value-type="string" calcext:value-type="string">
            <text:p>The listed amount of the loan applied for by the borrower. If at some point in time, the credit department reduces the loan amount, then it will be reflected in this value.</text:p>
          </table:table-cell>
          <table:table-cell table:number-columns-repeated="2"/>
          <table:table-cell table:style-name="ce102" table:number-columns-repeated="2"/>
          <table:table-cell table:number-columns-repeated="1018"/>
        </table:table-row>
        <table:table-row table:style-name="ro4">
          <table:table-cell table:style-name="ce86" office:value-type="string" calcext:value-type="string">
            <text:p>max_bal_bc</text:p>
          </table:table-cell>
          <table:table-cell table:style-name="ce93" office:value-type="string" calcext:value-type="string">
            <text:p>Maximum current balance owed on all revolving accounts</text:p>
          </table:table-cell>
          <table:table-cell table:number-columns-repeated="2"/>
          <table:table-cell table:style-name="ce102" table:number-columns-repeated="2"/>
          <table:table-cell table:number-columns-repeated="1018"/>
        </table:table-row>
        <table:table-row table:style-name="ro4">
          <table:table-cell table:style-name="ce86" office:value-type="string" calcext:value-type="string">
            <text:p>memberId</text:p>
          </table:table-cell>
          <table:table-cell table:style-name="ce93" office:value-type="string" calcext:value-type="string">
            <text:p>A unique LC assigned Id for the borrower member.</text:p>
          </table:table-cell>
          <table:table-cell table:number-columns-repeated="2"/>
          <table:table-cell table:style-name="ce102" table:number-columns-repeated="2"/>
          <table:table-cell table:number-columns-repeated="1018"/>
        </table:table-row>
        <table:table-row table:style-name="ro4">
          <table:table-cell table:style-name="ce86" office:value-type="string" calcext:value-type="string">
            <text:p>mo_sin_old_rev_tl_op</text:p>
          </table:table-cell>
          <table:table-cell table:style-name="ce93" office:value-type="string" calcext:value-type="string">
            <text:p>Months since oldest revolving account opened</text:p>
          </table:table-cell>
          <table:table-cell/>
          <table:table-cell table:style-name="ce102" table:number-columns-repeated="3"/>
          <table:table-cell table:number-columns-repeated="1018"/>
        </table:table-row>
        <table:table-row table:style-name="ro4">
          <table:table-cell table:style-name="ce86" office:value-type="string" calcext:value-type="string">
            <text:p>mo_sin_rcnt_rev_tl_op</text:p>
          </table:table-cell>
          <table:table-cell table:style-name="ce93" office:value-type="string" calcext:value-type="string">
            <text:p>Months since most recent revolving account opened</text:p>
          </table:table-cell>
          <table:table-cell table:number-columns-repeated="2"/>
          <table:table-cell table:style-name="ce102" table:number-columns-repeated="2"/>
          <table:table-cell table:number-columns-repeated="1018"/>
        </table:table-row>
        <table:table-row table:style-name="ro4">
          <table:table-cell table:style-name="ce86" office:value-type="string" calcext:value-type="string">
            <text:p>mo_sin_rcnt_tl</text:p>
          </table:table-cell>
          <table:table-cell table:style-name="ce93" office:value-type="string" calcext:value-type="string">
            <text:p>Months since most recent account opened</text:p>
          </table:table-cell>
          <table:table-cell table:number-columns-repeated="2"/>
          <table:table-cell table:style-name="ce102" table:number-columns-repeated="2"/>
          <table:table-cell table:number-columns-repeated="1018"/>
        </table:table-row>
        <table:table-row table:style-name="ro4">
          <table:table-cell table:style-name="ce86" office:value-type="string" calcext:value-type="string">
            <text:p>mortAcc</text:p>
          </table:table-cell>
          <table:table-cell table:style-name="ce93" office:value-type="string" calcext:value-type="string">
            <text:p>Number of mortgage accounts.</text:p>
          </table:table-cell>
          <table:table-cell table:number-columns-repeated="2"/>
          <table:table-cell table:style-name="ce102" table:number-columns-repeated="2"/>
          <table:table-cell table:number-columns-repeated="1018"/>
        </table:table-row>
        <table:table-row table:style-name="ro4">
          <table:table-cell table:style-name="ce86" office:value-type="string" calcext:value-type="string">
            <text:p>msa</text:p>
          </table:table-cell>
          <table:table-cell table:style-name="ce93" office:value-type="string" calcext:value-type="string">
            <text:p>Metropolitan Statistical Area of the borrower.</text:p>
          </table:table-cell>
          <table:table-cell table:number-columns-repeated="2"/>
          <table:table-cell table:style-name="ce102" table:number-columns-repeated="2"/>
          <table:table-cell table:number-columns-repeated="1018"/>
        </table:table-row>
        <table:table-row table:style-name="ro4">
          <table:table-cell table:style-name="ce86" office:value-type="string" calcext:value-type="string">
            <text:p>mths_since_last_major_derog</text:p>
          </table:table-cell>
          <table:table-cell table:style-name="ce93" office:value-type="string" calcext:value-type="string">
            <text:p>Months since most recent 90-day or worse rating</text:p>
          </table:table-cell>
          <table:table-cell table:number-columns-repeated="2"/>
          <table:table-cell table:style-name="ce102" table:number-columns-repeated="2"/>
          <table:table-cell table:number-columns-repeated="1018"/>
        </table:table-row>
        <table:table-row table:style-name="ro4">
          <table:table-cell table:style-name="ce86" office:value-type="string" calcext:value-type="string">
            <text:p>mths_since_oldest_il_open</text:p>
          </table:table-cell>
          <table:table-cell table:style-name="ce93" office:value-type="string" calcext:value-type="string">
            <text:p>Months since oldest bank installment account opened</text:p>
          </table:table-cell>
          <table:table-cell table:number-columns-repeated="2"/>
          <table:table-cell table:style-name="ce102" table:number-columns-repeated="2"/>
          <table:table-cell table:number-columns-repeated="1018"/>
        </table:table-row>
        <table:table-row table:style-name="ro4">
          <table:table-cell table:style-name="ce86" office:value-type="string" calcext:value-type="string">
            <text:p>mths_since_rcnt_il</text:p>
          </table:table-cell>
          <table:table-cell table:style-name="ce93" office:value-type="string" calcext:value-type="string">
            <text:p>Months since most recent installment accounts opened</text:p>
          </table:table-cell>
          <table:table-cell table:number-columns-repeated="3"/>
          <table:table-cell table:style-name="ce102"/>
          <table:table-cell table:number-columns-repeated="1018"/>
        </table:table-row>
        <table:table-row table:style-name="ro4">
          <table:table-cell table:style-name="ce86" office:value-type="string" calcext:value-type="string">
            <text:p>mthsSinceLastDelinq</text:p>
          </table:table-cell>
          <table:table-cell table:style-name="ce93" office:value-type="string" calcext:value-type="string">
            <text:p>The number of months since the borrower's last delinquency.</text:p>
          </table:table-cell>
          <table:table-cell table:number-columns-repeated="3"/>
          <table:table-cell table:style-name="ce102"/>
          <table:table-cell table:number-columns-repeated="1018"/>
        </table:table-row>
        <table:table-row table:style-name="ro4">
          <table:table-cell table:style-name="ce86" office:value-type="string" calcext:value-type="string">
            <text:p>mthsSinceLastRecord</text:p>
          </table:table-cell>
          <table:table-cell table:style-name="ce93" office:value-type="string" calcext:value-type="string">
            <text:p>The number of months since the last public record.</text:p>
          </table:table-cell>
          <table:table-cell table:number-columns-repeated="3"/>
          <table:table-cell table:style-name="ce102"/>
          <table:table-cell table:number-columns-repeated="1018"/>
        </table:table-row>
        <table:table-row table:style-name="ro4">
          <table:table-cell table:style-name="ce86" office:value-type="string" calcext:value-type="string">
            <text:p>mthsSinceMostRecentInq</text:p>
          </table:table-cell>
          <table:table-cell table:style-name="ce93" office:value-type="string" calcext:value-type="string">
            <text:p>Months since most recent inquiry.</text:p>
          </table:table-cell>
          <table:table-cell table:number-columns-repeated="3"/>
          <table:table-cell table:style-name="ce102"/>
          <table:table-cell table:number-columns-repeated="1018"/>
        </table:table-row>
        <table:table-row table:style-name="ro4">
          <table:table-cell table:style-name="ce86" office:value-type="string" calcext:value-type="string">
            <text:p>mthsSinceRecentBc</text:p>
          </table:table-cell>
          <table:table-cell table:style-name="ce93" office:value-type="string" calcext:value-type="string">
            <text:p>Months since most recent bankcard account opened.</text:p>
          </table:table-cell>
          <table:table-cell table:number-columns-repeated="3"/>
          <table:table-cell table:style-name="ce102"/>
          <table:table-cell table:number-columns-repeated="1018"/>
        </table:table-row>
        <table:table-row table:style-name="ro4">
          <table:table-cell table:style-name="ce86" office:value-type="string" calcext:value-type="string">
            <text:p>mthsSinceRecentLoanDelinq</text:p>
          </table:table-cell>
          <table:table-cell table:style-name="ce93" office:value-type="string" calcext:value-type="string">
            <text:p>Months since most recent personal finance delinquency.</text:p>
          </table:table-cell>
          <table:table-cell table:number-columns-repeated="3"/>
          <table:table-cell table:style-name="ce102"/>
          <table:table-cell table:number-columns-repeated="1018"/>
        </table:table-row>
        <table:table-row table:style-name="ro4">
          <table:table-cell table:style-name="ce86" office:value-type="string" calcext:value-type="string">
            <text:p>mthsSinceRecentRevolDelinq</text:p>
          </table:table-cell>
          <table:table-cell table:style-name="ce93" office:value-type="string" calcext:value-type="string">
            <text:p>Months since most recent revolving delinquency.</text:p>
          </table:table-cell>
          <table:table-cell table:number-columns-repeated="3"/>
          <table:table-cell table:style-name="ce102"/>
          <table:table-cell table:number-columns-repeated="1018"/>
        </table:table-row>
        <table:table-row table:style-name="ro4">
          <table:table-cell table:style-name="ce86" office:value-type="string" calcext:value-type="string">
            <text:p>num_accts_ever_120_pd</text:p>
          </table:table-cell>
          <table:table-cell table:style-name="ce93" office:value-type="string" calcext:value-type="string">
            <text:p>Number of accounts ever 120 or more days past due</text:p>
          </table:table-cell>
          <table:table-cell table:number-columns-repeated="3"/>
          <table:table-cell table:style-name="ce102"/>
          <table:table-cell table:number-columns-repeated="1018"/>
        </table:table-row>
        <table:table-row table:style-name="ro4">
          <table:table-cell table:style-name="ce86" office:value-type="string" calcext:value-type="string">
            <text:p>num_actv_bc_tl</text:p>
          </table:table-cell>
          <table:table-cell table:style-name="ce93" office:value-type="string" calcext:value-type="string">
            <text:p>Number of currently active bankcard accounts</text:p>
          </table:table-cell>
          <table:table-cell table:number-columns-repeated="3"/>
          <table:table-cell table:style-name="ce102"/>
          <table:table-cell table:number-columns-repeated="1018"/>
        </table:table-row>
        <table:table-row table:style-name="ro4">
          <table:table-cell table:style-name="ce86" office:value-type="string" calcext:value-type="string">
            <text:p>num_actv_rev_tl</text:p>
          </table:table-cell>
          <table:table-cell table:style-name="ce93" office:value-type="string" calcext:value-type="string">
            <text:p>Number of currently active revolving trades</text:p>
          </table:table-cell>
          <table:table-cell table:number-columns-repeated="3"/>
          <table:table-cell table:style-name="ce102"/>
          <table:table-cell table:number-columns-repeated="1018"/>
        </table:table-row>
        <table:table-row table:style-name="ro4">
          <table:table-cell table:style-name="ce86" office:value-type="string" calcext:value-type="string">
            <text:p>num_bc_sats</text:p>
          </table:table-cell>
          <table:table-cell table:style-name="ce93" office:value-type="string" calcext:value-type="string">
            <text:p>Number of satisfactory bankcard accounts</text:p>
          </table:table-cell>
          <table:table-cell table:number-columns-repeated="3"/>
          <table:table-cell table:style-name="ce102"/>
          <table:table-cell table:number-columns-repeated="1018"/>
        </table:table-row>
        <table:table-row table:style-name="ro4">
          <table:table-cell table:style-name="ce86" office:value-type="string" calcext:value-type="string">
            <text:p>num_bc_tl</text:p>
          </table:table-cell>
          <table:table-cell table:style-name="ce93" office:value-type="string" calcext:value-type="string">
            <text:p>Number of bankcard accounts</text:p>
          </table:table-cell>
          <table:table-cell table:number-columns-repeated="3"/>
          <table:table-cell table:style-name="ce102"/>
          <table:table-cell table:number-columns-repeated="1018"/>
        </table:table-row>
        <table:table-row table:style-name="ro4">
          <table:table-cell table:style-name="ce86" office:value-type="string" calcext:value-type="string">
            <text:p>num_il_tl</text:p>
          </table:table-cell>
          <table:table-cell table:style-name="ce93" office:value-type="string" calcext:value-type="string">
            <text:p>Number of installment accounts</text:p>
          </table:table-cell>
          <table:table-cell table:number-columns-repeated="3"/>
          <table:table-cell table:style-name="ce102"/>
          <table:table-cell table:number-columns-repeated="1018"/>
        </table:table-row>
        <table:table-row table:style-name="ro4">
          <table:table-cell table:style-name="ce86" office:value-type="string" calcext:value-type="string">
            <text:p>num_op_rev_tl</text:p>
          </table:table-cell>
          <table:table-cell table:style-name="ce93" office:value-type="string" calcext:value-type="string">
            <text:p>Number of open revolving accounts</text:p>
          </table:table-cell>
          <table:table-cell table:number-columns-repeated="3"/>
          <table:table-cell table:style-name="ce102"/>
          <table:table-cell table:number-columns-repeated="1018"/>
        </table:table-row>
        <table:table-row table:style-name="ro4">
          <table:table-cell table:style-name="ce86" office:value-type="string" calcext:value-type="string">
            <text:p>num_rev_accts</text:p>
          </table:table-cell>
          <table:table-cell table:style-name="ce93" office:value-type="string" calcext:value-type="string">
            <text:p>Number of revolving accounts</text:p>
          </table:table-cell>
          <table:table-cell table:number-columns-repeated="3"/>
          <table:table-cell table:style-name="ce102"/>
          <table:table-cell table:number-columns-repeated="1018"/>
        </table:table-row>
        <table:table-row table:style-name="ro4">
          <table:table-cell table:style-name="ce86" office:value-type="string" calcext:value-type="string">
            <text:p>num_rev_tl_bal_gt_0</text:p>
          </table:table-cell>
          <table:table-cell table:style-name="ce93" office:value-type="string" calcext:value-type="string">
            <text:p>Number of revolving trades with balance &gt;0</text:p>
          </table:table-cell>
          <table:table-cell table:number-columns-repeated="3"/>
          <table:table-cell table:style-name="ce102"/>
          <table:table-cell table:number-columns-repeated="1018"/>
        </table:table-row>
        <table:table-row table:style-name="ro4">
          <table:table-cell table:style-name="ce86" office:value-type="string" calcext:value-type="string">
            <text:p>num_sats</text:p>
          </table:table-cell>
          <table:table-cell table:style-name="ce93" office:value-type="string" calcext:value-type="string">
            <text:p>Number of satisfactory accounts</text:p>
          </table:table-cell>
          <table:table-cell table:number-columns-repeated="3"/>
          <table:table-cell table:style-name="ce102"/>
          <table:table-cell table:number-columns-repeated="1018"/>
        </table:table-row>
        <table:table-row table:style-name="ro9">
          <table:table-cell table:style-name="ce86" office:value-type="string" calcext:value-type="string">
            <text:p>num_tl_120dpd_2m</text:p>
          </table:table-cell>
          <table:table-cell table:style-name="ce93" office:value-type="string" calcext:value-type="string">
            <text:p>Number of accounts currently 120 days past due (updated in past 2 months)</text:p>
          </table:table-cell>
          <table:table-cell/>
          <table:table-cell table:style-name="ce102"/>
          <table:table-cell/>
          <table:table-cell table:style-name="ce102"/>
          <table:table-cell table:number-columns-repeated="1018"/>
        </table:table-row>
        <table:table-row table:style-name="ro9">
          <table:table-cell table:style-name="ce86" office:value-type="string" calcext:value-type="string">
            <text:p>num_tl_30dpd</text:p>
          </table:table-cell>
          <table:table-cell table:style-name="ce93" office:value-type="string" calcext:value-type="string">
            <text:p>Number of accounts currently 30 days past due (updated in past 2 months)</text:p>
          </table:table-cell>
          <table:table-cell table:number-columns-repeated="3"/>
          <table:table-cell table:style-name="ce102"/>
          <table:table-cell table:number-columns-repeated="1018"/>
        </table:table-row>
        <table:table-row table:style-name="ro4">
          <table:table-cell table:style-name="ce86" office:value-type="string" calcext:value-type="string">
            <text:p>num_tl_90g_dpd_24m</text:p>
          </table:table-cell>
          <table:table-cell table:style-name="ce93" office:value-type="string" calcext:value-type="string">
            <text:p>Number of accounts 90 or more days past due in last 24 months</text:p>
          </table:table-cell>
          <table:table-cell table:number-columns-repeated="3"/>
          <table:table-cell table:style-name="ce102"/>
          <table:table-cell table:number-columns-repeated="1018"/>
        </table:table-row>
        <table:table-row table:style-name="ro4">
          <table:table-cell table:style-name="ce86" office:value-type="string" calcext:value-type="string">
            <text:p>num_tl_op_past_12m</text:p>
          </table:table-cell>
          <table:table-cell table:style-name="ce93" office:value-type="string" calcext:value-type="string">
            <text:p>Number of accounts opened in past 12 months</text:p>
          </table:table-cell>
          <table:table-cell/>
          <table:table-cell table:style-name="ce102"/>
          <table:table-cell/>
          <table:table-cell table:style-name="ce102"/>
          <table:table-cell table:number-columns-repeated="1018"/>
        </table:table-row>
        <table:table-row table:style-name="ro4">
          <table:table-cell table:style-name="ce86" office:value-type="string" calcext:value-type="string">
            <text:p>open_acc_6m</text:p>
          </table:table-cell>
          <table:table-cell table:style-name="ce98" office:value-type="string" calcext:value-type="string">
            <text:p>Number of open trades in last 6 months</text:p>
          </table:table-cell>
          <table:table-cell/>
          <table:table-cell table:style-name="ce102"/>
          <table:table-cell/>
          <table:table-cell table:style-name="ce102"/>
          <table:table-cell table:number-columns-repeated="1018"/>
        </table:table-row>
        <table:table-row table:style-name="ro4">
          <table:table-cell table:style-name="ce86" office:value-type="string" calcext:value-type="string">
            <text:p>open_il_12m</text:p>
          </table:table-cell>
          <table:table-cell table:style-name="ce93" office:value-type="string" calcext:value-type="string">
            <text:p>Number of installment accounts opened in past 12 months</text:p>
          </table:table-cell>
          <table:table-cell/>
          <table:table-cell table:style-name="ce102"/>
          <table:table-cell/>
          <table:table-cell table:style-name="ce102"/>
          <table:table-cell table:number-columns-repeated="1018"/>
        </table:table-row>
        <table:table-row table:style-name="ro4">
          <table:table-cell table:style-name="ce86" office:value-type="string" calcext:value-type="string">
            <text:p>open_il_24m</text:p>
          </table:table-cell>
          <table:table-cell table:style-name="ce93" office:value-type="string" calcext:value-type="string">
            <text:p>Number of installment accounts opened in past 24 months</text:p>
          </table:table-cell>
          <table:table-cell table:number-columns-repeated="3"/>
          <table:table-cell table:style-name="ce102"/>
          <table:table-cell table:number-columns-repeated="1018"/>
        </table:table-row>
        <table:table-row table:style-name="ro4">
          <table:table-cell table:style-name="ce86" office:value-type="string" calcext:value-type="string">
            <text:p>open_act_il</text:p>
          </table:table-cell>
          <table:table-cell table:style-name="ce93" office:value-type="string" calcext:value-type="string">
            <text:p>Number of currently active installment trades</text:p>
          </table:table-cell>
          <table:table-cell table:number-columns-repeated="3"/>
          <table:table-cell table:style-name="ce102"/>
          <table:table-cell table:number-columns-repeated="1018"/>
        </table:table-row>
        <table:table-row table:style-name="ro4">
          <table:table-cell table:style-name="ce86" office:value-type="string" calcext:value-type="string">
            <text:p>open_rv_12m</text:p>
          </table:table-cell>
          <table:table-cell table:style-name="ce93" office:value-type="string" calcext:value-type="string">
            <text:p>Number of revolving trades opened in past 12 months</text:p>
          </table:table-cell>
          <table:table-cell/>
          <table:table-cell table:style-name="ce102"/>
          <table:table-cell/>
          <table:table-cell table:style-name="ce102"/>
          <table:table-cell table:number-columns-repeated="1018"/>
        </table:table-row>
        <table:table-row table:style-name="ro4">
          <table:table-cell table:style-name="ce86" office:value-type="string" calcext:value-type="string">
            <text:p>open_rv_24m</text:p>
          </table:table-cell>
          <table:table-cell table:style-name="ce93" office:value-type="string" calcext:value-type="string">
            <text:p>Number of revolving trades opened in past 24 months</text:p>
          </table:table-cell>
          <table:table-cell/>
          <table:table-cell table:style-name="ce102"/>
          <table:table-cell/>
          <table:table-cell table:style-name="ce102"/>
          <table:table-cell table:number-columns-repeated="1018"/>
        </table:table-row>
        <table:table-row table:style-name="ro4">
          <table:table-cell table:style-name="ce86" office:value-type="string" calcext:value-type="string">
            <text:p>openAcc</text:p>
          </table:table-cell>
          <table:table-cell table:style-name="ce93" office:value-type="string" calcext:value-type="string">
            <text:p>The number of open credit lines in the borrower's credit file.</text:p>
          </table:table-cell>
          <table:table-cell table:number-columns-repeated="3"/>
          <table:table-cell table:style-name="ce102"/>
          <table:table-cell table:number-columns-repeated="1018"/>
        </table:table-row>
        <table:table-row table:style-name="ro4">
          <table:table-cell table:style-name="ce86" office:value-type="string" calcext:value-type="string">
            <text:p>pct_tl_nvr_dlq</text:p>
          </table:table-cell>
          <table:table-cell table:style-name="ce93" office:value-type="string" calcext:value-type="string">
            <text:p>Percent of trades never delinquent</text:p>
          </table:table-cell>
          <table:table-cell/>
          <table:table-cell table:style-name="ce102"/>
          <table:table-cell/>
          <table:table-cell table:style-name="ce102"/>
          <table:table-cell table:number-columns-repeated="1018"/>
        </table:table-row>
        <table:table-row table:style-name="ro4">
          <table:table-cell table:style-name="ce86" office:value-type="string" calcext:value-type="string">
            <text:p>percentBcGt75</text:p>
          </table:table-cell>
          <table:table-cell table:style-name="ce93" office:value-type="string" calcext:value-type="string">
            <text:p>Percentage of all bankcard accounts &gt; 75% of limit.</text:p>
          </table:table-cell>
          <table:table-cell/>
          <table:table-cell table:style-name="ce102"/>
          <table:table-cell/>
          <table:table-cell table:style-name="ce102"/>
          <table:table-cell table:number-columns-repeated="1018"/>
        </table:table-row>
        <table:table-row table:style-name="ro4">
          <table:table-cell table:style-name="ce86" office:value-type="string" calcext:value-type="string">
            <text:p>pub_rec_bankruptcies</text:p>
          </table:table-cell>
          <table:table-cell table:style-name="ce93" office:value-type="string" calcext:value-type="string">
            <text:p>Number of public record bankruptcies</text:p>
          </table:table-cell>
          <table:table-cell table:number-columns-repeated="3"/>
          <table:table-cell table:style-name="ce102"/>
          <table:table-cell table:number-columns-repeated="1018"/>
        </table:table-row>
        <table:table-row table:style-name="ro4">
          <table:table-cell table:style-name="ce86" office:value-type="string" calcext:value-type="string">
            <text:p>pubRec</text:p>
          </table:table-cell>
          <table:table-cell table:style-name="ce93" office:value-type="string" calcext:value-type="string">
            <text:p>Number of derogatory public records</text:p>
          </table:table-cell>
          <table:table-cell table:number-columns-repeated="3"/>
          <table:table-cell table:style-name="ce102"/>
          <table:table-cell table:number-columns-repeated="1018"/>
        </table:table-row>
        <table:table-row table:style-name="ro4">
          <table:table-cell table:style-name="ce86" office:value-type="string" calcext:value-type="string">
            <text:p>purpose</text:p>
          </table:table-cell>
          <table:table-cell table:style-name="ce93" office:value-type="string" calcext:value-type="string">
            <text:p>A category provided by the borrower for the loan request. </text:p>
          </table:table-cell>
          <table:table-cell table:number-columns-repeated="3"/>
          <table:table-cell table:style-name="ce102"/>
          <table:table-cell table:number-columns-repeated="1018"/>
        </table:table-row>
        <table:table-row table:style-name="ro9">
          <table:table-cell table:style-name="ce86" office:value-type="string" calcext:value-type="string">
            <text:p>reviewStatus</text:p>
          </table:table-cell>
          <table:table-cell table:style-name="ce93" office:value-type="string" calcext:value-type="string">
            <text:p>The status of the loan during the listing period. Values: APPROVED, NOT_APPROVED.</text:p>
          </table:table-cell>
          <table:table-cell table:number-columns-repeated="3"/>
          <table:table-cell table:style-name="ce102"/>
          <table:table-cell table:number-columns-repeated="1018"/>
        </table:table-row>
        <table:table-row table:style-name="ro4">
          <table:table-cell table:style-name="ce86" office:value-type="string" calcext:value-type="string">
            <text:p>reviewStatusD</text:p>
          </table:table-cell>
          <table:table-cell table:style-name="ce93" office:value-type="string" calcext:value-type="string">
            <text:p>The date the loan application was reviewed by LC</text:p>
          </table:table-cell>
          <table:table-cell table:number-columns-repeated="3"/>
          <table:table-cell table:style-name="ce102"/>
          <table:table-cell table:number-columns-repeated="1018"/>
        </table:table-row>
        <table:table-row table:style-name="ro4">
          <table:table-cell table:style-name="ce86" office:value-type="string" calcext:value-type="string">
            <text:p>revolBal</text:p>
          </table:table-cell>
          <table:table-cell table:style-name="ce93" office:value-type="string" calcext:value-type="string">
            <text:p>Total credit revolving balance</text:p>
          </table:table-cell>
          <table:table-cell table:number-columns-repeated="3"/>
          <table:table-cell table:style-name="ce102"/>
          <table:table-cell table:number-columns-repeated="1018"/>
        </table:table-row>
        <table:table-row table:style-name="ro9">
          <table:table-cell table:style-name="ce86" office:value-type="string" calcext:value-type="string">
            <text:p>revolUtil</text:p>
          </table:table-cell>
          <table:table-cell table:style-name="ce93" office:value-type="string" calcext:value-type="string">
            <text:p>Revolving line utilization rate, or the amount of credit the borrower is using relative to all available revolving credit.</text:p>
          </table:table-cell>
          <table:table-cell table:number-columns-repeated="3"/>
          <table:table-cell table:style-name="ce102"/>
          <table:table-cell table:number-columns-repeated="1018"/>
        </table:table-row>
        <table:table-row table:style-name="ro4">
          <table:table-cell table:style-name="ce86" office:value-type="string" calcext:value-type="string">
            <text:p>serviceFeeRate</text:p>
          </table:table-cell>
          <table:table-cell table:style-name="ce93" office:value-type="string" calcext:value-type="string">
            <text:p>Service fee rate paid by the investor for this loan.</text:p>
          </table:table-cell>
          <table:table-cell table:number-columns-repeated="3"/>
          <table:table-cell table:style-name="ce102"/>
          <table:table-cell table:number-columns-repeated="1018"/>
        </table:table-row>
        <table:table-row table:style-name="ro4">
          <table:table-cell table:style-name="ce86" office:value-type="string" calcext:value-type="string">
            <text:p>subGrade</text:p>
          </table:table-cell>
          <table:table-cell table:style-name="ce93" office:value-type="string" calcext:value-type="string">
            <text:p>LC assigned loan subgrade</text:p>
          </table:table-cell>
          <table:table-cell/>
          <table:table-cell table:style-name="ce102"/>
          <table:table-cell/>
          <table:table-cell table:style-name="ce102"/>
          <table:table-cell table:number-columns-repeated="1018"/>
        </table:table-row>
        <table:table-row table:style-name="ro4">
          <table:table-cell table:style-name="ce86" office:value-type="string" calcext:value-type="string">
            <text:p>tax_liens</text:p>
          </table:table-cell>
          <table:table-cell table:style-name="ce93" office:value-type="string" calcext:value-type="string">
            <text:p>Number of tax liens</text:p>
          </table:table-cell>
          <table:table-cell table:style-name="ce102" table:number-columns-repeated="62"/>
          <table:table-cell table:number-columns-repeated="960"/>
        </table:table-row>
        <table:table-row table:style-name="ro9">
          <table:table-cell table:style-name="ce86" office:value-type="string" calcext:value-type="string">
            <text:p>term</text:p>
          </table:table-cell>
          <table:table-cell table:style-name="ce93" office:value-type="string" calcext:value-type="string">
            <text:p>The number of payments on the loan. Values are in months and can be either 36 or 60.</text:p>
          </table:table-cell>
          <table:table-cell/>
          <table:table-cell table:style-name="ce102"/>
          <table:table-cell/>
          <table:table-cell table:style-name="ce102"/>
          <table:table-cell table:number-columns-repeated="1018"/>
        </table:table-row>
        <table:table-row table:style-name="ro4">
          <table:table-cell table:style-name="ce86" office:value-type="string" calcext:value-type="string">
            <text:p>title</text:p>
          </table:table-cell>
          <table:table-cell table:style-name="ce93" office:value-type="string" calcext:value-type="string">
            <text:p>The loan title provided by the borrower</text:p>
          </table:table-cell>
          <table:table-cell table:number-columns-repeated="1022"/>
        </table:table-row>
        <table:table-row table:style-name="ro4">
          <table:table-cell table:style-name="ce86" office:value-type="string" calcext:value-type="string">
            <text:p>tot_coll_amt</text:p>
          </table:table-cell>
          <table:table-cell table:style-name="ce93" office:value-type="string" calcext:value-type="string">
            <text:p>Total collection amounts ever owed</text:p>
          </table:table-cell>
          <table:table-cell table:number-columns-repeated="1022"/>
        </table:table-row>
        <table:table-row table:style-name="ro4">
          <table:table-cell table:style-name="ce86" office:value-type="string" calcext:value-type="string">
            <text:p>tot_cur_bal</text:p>
          </table:table-cell>
          <table:table-cell table:style-name="ce93" office:value-type="string" calcext:value-type="string">
            <text:p>Total current balance of all accounts</text:p>
          </table:table-cell>
          <table:table-cell table:number-columns-repeated="1022"/>
        </table:table-row>
        <table:table-row table:style-name="ro4">
          <table:table-cell table:style-name="ce86" office:value-type="string" calcext:value-type="string">
            <text:p>tot_hi_cred_lim</text:p>
          </table:table-cell>
          <table:table-cell table:style-name="ce93" office:value-type="string" calcext:value-type="string">
            <text:p>Total high credit/credit limit</text:p>
          </table:table-cell>
          <table:table-cell table:number-columns-repeated="1022"/>
        </table:table-row>
        <table:table-row table:style-name="ro4">
          <table:table-cell table:style-name="ce86" office:value-type="string" calcext:value-type="string">
            <text:p>total_bal_il</text:p>
          </table:table-cell>
          <table:table-cell table:style-name="ce93" office:value-type="string" calcext:value-type="string">
            <text:p>Total current balance of all installment accounts</text:p>
          </table:table-cell>
          <table:table-cell table:number-columns-repeated="1022"/>
        </table:table-row>
        <table:table-row table:style-name="ro4">
          <table:table-cell table:style-name="ce86" office:value-type="string" calcext:value-type="string">
            <text:p>total_cu_tl</text:p>
          </table:table-cell>
          <table:table-cell table:style-name="ce93" office:value-type="string" calcext:value-type="string">
            <text:p>Number of finance trades</text:p>
          </table:table-cell>
          <table:table-cell table:number-columns-repeated="1022"/>
        </table:table-row>
        <table:table-row table:style-name="ro4">
          <table:table-cell table:style-name="ce86" office:value-type="string" calcext:value-type="string">
            <text:p>total_il_high_credit_limit</text:p>
          </table:table-cell>
          <table:table-cell table:style-name="ce93" office:value-type="string" calcext:value-type="string">
            <text:p>Total installment high credit/credit limit</text:p>
          </table:table-cell>
          <table:table-cell table:number-columns-repeated="1022"/>
        </table:table-row>
        <table:table-row table:style-name="ro4">
          <table:table-cell table:style-name="ce86" office:value-type="string" calcext:value-type="string">
            <text:p>total_rev_hi_lim  </text:p>
          </table:table-cell>
          <table:table-cell table:style-name="ce93" office:value-type="string" calcext:value-type="string">
            <text:p>Total revolving high credit/credit limit</text:p>
          </table:table-cell>
          <table:table-cell table:number-columns-repeated="1022"/>
        </table:table-row>
        <table:table-row table:style-name="ro4">
          <table:table-cell table:style-name="ce86" office:value-type="string" calcext:value-type="string">
            <text:p>totalAcc</text:p>
          </table:table-cell>
          <table:table-cell table:style-name="ce93" office:value-type="string" calcext:value-type="string">
            <text:p>The total number of credit lines currently in the borrower's credit file</text:p>
          </table:table-cell>
          <table:table-cell table:number-columns-repeated="1022"/>
        </table:table-row>
        <table:table-row table:style-name="ro4">
          <table:table-cell table:style-name="ce86" office:value-type="string" calcext:value-type="string">
            <text:p>totalBalExMort</text:p>
          </table:table-cell>
          <table:table-cell table:style-name="ce93" office:value-type="string" calcext:value-type="string">
            <text:p>Total credit balance excluding mortgage</text:p>
          </table:table-cell>
          <table:table-cell table:number-columns-repeated="1022"/>
        </table:table-row>
        <table:table-row table:style-name="ro4">
          <table:table-cell table:style-name="ce86" office:value-type="string" calcext:value-type="string">
            <text:p>totalBcLimit</text:p>
          </table:table-cell>
          <table:table-cell table:style-name="ce93" office:value-type="string" calcext:value-type="string">
            <text:p>Total bankcard high credit/credit limit</text:p>
          </table:table-cell>
          <table:table-cell table:number-columns-repeated="1022"/>
        </table:table-row>
        <table:table-row table:style-name="ro4">
          <table:table-cell table:style-name="ce86" office:value-type="string" calcext:value-type="string">
            <text:p>url</text:p>
          </table:table-cell>
          <table:table-cell table:style-name="ce93" office:value-type="string" calcext:value-type="string">
            <text:p>URL for the LC page with listing data.</text:p>
          </table:table-cell>
          <table:table-cell table:number-columns-repeated="1022"/>
        </table:table-row>
        <table:table-row table:style-name="ro9">
          <table:table-cell table:style-name="ce87" office:value-type="string" calcext:value-type="string">
            <text:p>verified_status_joint</text:p>
          </table:table-cell>
          <table:table-cell table:style-name="ce95" office:value-type="string" calcext:value-type="string">
            <text:p>Indicates if the co-borrowers' joint income was verified by LC, not verified, or if the income source was verified</text:p>
          </table:table-cell>
          <table:table-cell table:number-columns-repeated="1022"/>
        </table:table-row>
        <table:table-row table:style-name="ro9">
          <table:table-cell table:style-name="ce89" office:value-type="string" calcext:value-type="string">
            <text:p>zip_code</text:p>
          </table:table-cell>
          <table:table-cell table:style-name="ce99" office:value-type="string" calcext:value-type="string">
            <text:p>The first 3 numbers of the zip code provided by the borrower in the loan application.</text:p>
          </table:table-cell>
          <table:table-cell table:number-columns-repeated="1022"/>
        </table:table-row>
        <table:table-row table:style-name="ro9">
          <table:table-cell table:style-name="ce89" office:value-type="string" calcext:value-type="string">
            <text:p>revol_bal_joint </text:p>
          </table:table-cell>
          <table:table-cell table:style-name="ce99" office:value-type="string" calcext:value-type="string">
            <text:p><text:s/>Sum of revolving credit balance of the co-borrowers, net of duplicate balances</text:p>
          </table:table-cell>
          <table:table-cell table:number-columns-repeated="1022"/>
        </table:table-row>
        <table:table-row table:style-name="ro4">
          <table:table-cell table:style-name="ce89" office:value-type="string" calcext:value-type="string">
            <text:p>sec_app_fico_range_low </text:p>
          </table:table-cell>
          <table:table-cell table:style-name="ce99" office:value-type="string" calcext:value-type="string">
            <text:p><text:s/>FICO range (high) for the secondary applicant</text:p>
          </table:table-cell>
          <table:table-cell table:number-columns-repeated="1022"/>
        </table:table-row>
        <table:table-row table:style-name="ro4">
          <table:table-cell table:style-name="ce89" office:value-type="string" calcext:value-type="string">
            <text:p>sec_app_fico_range_high </text:p>
          </table:table-cell>
          <table:table-cell table:style-name="ce99" office:value-type="string" calcext:value-type="string">
            <text:p><text:s/>FICO range (low) for the secondary applicant</text:p>
          </table:table-cell>
          <table:table-cell table:number-columns-repeated="1022"/>
        </table:table-row>
        <table:table-row table:style-name="ro4">
          <table:table-cell table:style-name="ce89" office:value-type="string" calcext:value-type="string">
            <text:p>sec_app_earliest_cr_line </text:p>
          </table:table-cell>
          <table:table-cell table:style-name="ce99" office:value-type="string" calcext:value-type="string">
            <text:p><text:s/>Earliest credit line at time of application for the secondary applicant</text:p>
          </table:table-cell>
          <table:table-cell table:number-columns-repeated="1022"/>
        </table:table-row>
        <table:table-row table:style-name="ro9">
          <table:table-cell table:style-name="ce89" office:value-type="string" calcext:value-type="string">
            <text:p>sec_app_inq_last_6mths </text:p>
          </table:table-cell>
          <table:table-cell table:style-name="ce99" office:value-type="string" calcext:value-type="string">
            <text:p><text:s/>Credit inquiries in the last 6 months at time of application for the secondary applicant</text:p>
          </table:table-cell>
          <table:table-cell table:number-columns-repeated="1022"/>
        </table:table-row>
        <table:table-row table:style-name="ro9">
          <table:table-cell table:style-name="ce89" office:value-type="string" calcext:value-type="string">
            <text:p>sec_app_mort_acc </text:p>
          </table:table-cell>
          <table:table-cell table:style-name="ce99" office:value-type="string" calcext:value-type="string">
            <text:p><text:s/>Number of mortgage accounts at time of application for the secondary applicant</text:p>
          </table:table-cell>
          <table:table-cell table:number-columns-repeated="1022"/>
        </table:table-row>
        <table:table-row table:style-name="ro9">
          <table:table-cell table:style-name="ce89" office:value-type="string" calcext:value-type="string">
            <text:p>sec_app_open_acc </text:p>
          </table:table-cell>
          <table:table-cell table:style-name="ce99" office:value-type="string" calcext:value-type="string">
            <text:p><text:s/>Number of open trades at time of application for the secondary applicant</text:p>
          </table:table-cell>
          <table:table-cell table:number-columns-repeated="1022"/>
        </table:table-row>
        <table:table-row table:style-name="ro9">
          <table:table-cell table:style-name="ce89" office:value-type="string" calcext:value-type="string">
            <text:p>sec_app_revol_util </text:p>
          </table:table-cell>
          <table:table-cell table:style-name="ce99" office:value-type="string" calcext:value-type="string">
            <text:p><text:s/>Ratio of total current balance to high credit/credit limit for all revolving accounts</text:p>
          </table:table-cell>
          <table:table-cell table:number-columns-repeated="1022"/>
        </table:table-row>
        <table:table-row table:style-name="ro9">
          <table:table-cell table:style-name="ce89" office:value-type="string" calcext:value-type="string">
            <text:p>sec_app_open_act_il</text:p>
          </table:table-cell>
          <table:table-cell table:style-name="ce99" office:value-type="string" calcext:value-type="string">
            <text:p><text:s/>Number of currently active installment trades at time of application for the secondary applicant</text:p>
          </table:table-cell>
          <table:table-cell table:number-columns-repeated="1022"/>
        </table:table-row>
        <table:table-row table:style-name="ro9">
          <table:table-cell table:style-name="ce89" office:value-type="string" calcext:value-type="string">
            <text:p>sec_app_num_rev_accts </text:p>
          </table:table-cell>
          <table:table-cell table:style-name="ce99" office:value-type="string" calcext:value-type="string">
            <text:p><text:s/>Number of revolving accounts at time of application for the secondary applicant</text:p>
          </table:table-cell>
          <table:table-cell table:number-columns-repeated="1022"/>
        </table:table-row>
        <table:table-row table:style-name="ro9">
          <table:table-cell table:style-name="ce89" office:value-type="string" calcext:value-type="string">
            <text:p>sec_app_chargeoff_within_12_mths </text:p>
          </table:table-cell>
          <table:table-cell table:style-name="ce99" office:value-type="string" calcext:value-type="string">
            <text:p><text:s/>Number of charge-offs within last 12 months at time of application for the secondary applicant</text:p>
          </table:table-cell>
          <table:table-cell table:number-columns-repeated="1022"/>
        </table:table-row>
        <table:table-row table:style-name="ro9">
          <table:table-cell table:style-name="ce89" office:value-type="string" calcext:value-type="string">
            <text:p>sec_app_collections_12_mths_ex_med </text:p>
          </table:table-cell>
          <table:table-cell table:style-name="ce99" office:value-type="string" calcext:value-type="string">
            <text:p><text:s/>Number of collections within last 12 months excluding medical collections at time of application for the secondary applicant</text:p>
          </table:table-cell>
          <table:table-cell table:number-columns-repeated="1022"/>
        </table:table-row>
        <table:table-row table:style-name="ro9">
          <table:table-cell table:style-name="ce89" office:value-type="string" calcext:value-type="string">
            <text:p>sec_app_mths_since_last_major_derog </text:p>
          </table:table-cell>
          <table:table-cell table:style-name="ce99" office:value-type="string" calcext:value-type="string">
            <text:p><text:s/>Months since most recent 90-day or worse rating at time of application for the secondary applicant</text:p>
          </table:table-cell>
          <table:table-cell table:number-columns-repeated="1022"/>
        </table:table-row>
        <table:table-row table:style-name="ro9">
          <table:table-cell table:style-name="ce86" office:value-type="string" calcext:value-type="string">
            <text:p>disbursement_method</text:p>
          </table:table-cell>
          <table:table-cell table:style-name="ce93" office:value-type="string" calcext:value-type="string">
            <text:p>The method by which the borrower receives their loan. Possible values are: CASH, DIRECT_PAY</text:p>
          </table:table-cell>
          <table:table-cell table:number-columns-repeated="1022"/>
        </table:table-row>
        <table:table-row table:style-name="ro2">
          <table:table-cell table:number-columns-repeated="1024"/>
        </table:table-row>
        <table:table-row table:style-name="ro9">
          <table:table-cell/>
          <table:table-cell table:style-name="ce101" office:value-type="string" calcext:value-type="string">
            <text:p>* Employer Title replaces Employer Name for all loans listed after 9/23/2013</text:p>
          </table:table-cell>
          <table:table-cell table:number-columns-repeated="1022"/>
        </table:table-row>
        <table:table-row table:style-name="ro2" table:number-rows-repeated="1048452">
          <table:table-cell table:number-columns-repeated="1024"/>
        </table:table-row>
        <table:table-row table:style-name="ro2">
          <table:table-cell table:number-columns-repeated="1024"/>
        </table:table-row>
        <table:named-expressions>
          <table:named-range table:name="_xlnm._FilterDatabase" table:base-cell-address="$LoanStats.$A$1" table:cell-range-address="$browseNotes.$A$1:.$B$89"/>
        </table:named-expressions>
      </table:table>
      <table:table table:name="RejectStats" table:style-name="ta4">
        <office:forms form:automatic-focus="false" form:apply-design-mode="false"/>
        <table:table-column table:style-name="co21" table:default-cell-style-name="ce90"/>
        <table:table-column table:style-name="co19" table:default-cell-style-name="ce100"/>
        <table:table-column table:style-name="co5" table:number-columns-repeated="62" table:default-cell-style-name="ce90"/>
        <table:table-column table:style-name="co5" table:number-columns-repeated="960" table:default-cell-style-name="Default"/>
        <table:table-row table:style-name="ro4">
          <table:table-cell table:style-name="ce128" office:value-type="string" calcext:value-type="string">
            <text:p>RejectStats File</text:p>
          </table:table-cell>
          <table:table-cell table:style-name="ce130" office:value-type="string" calcext:value-type="string">
            <text:p>Description</text:p>
          </table:table-cell>
          <table:table-cell table:number-columns-repeated="1022"/>
        </table:table-row>
        <table:table-row table:style-name="ro4">
          <table:table-cell table:style-name="ce89" office:value-type="string" calcext:value-type="string">
            <text:p>Amount Requested</text:p>
          </table:table-cell>
          <table:table-cell table:style-name="ce99" office:value-type="string" calcext:value-type="string">
            <text:p>The total amount requested by the borrower</text:p>
          </table:table-cell>
          <table:table-cell table:number-columns-repeated="1022"/>
        </table:table-row>
        <table:table-row table:style-name="ro4">
          <table:table-cell table:style-name="ce89" office:value-type="string" calcext:value-type="string">
            <text:p>Application Date</text:p>
          </table:table-cell>
          <table:table-cell table:style-name="ce99" office:value-type="string" calcext:value-type="string">
            <text:p>The date which the borrower applied </text:p>
          </table:table-cell>
          <table:table-cell table:number-columns-repeated="1022"/>
        </table:table-row>
        <table:table-row table:style-name="ro4">
          <table:table-cell table:style-name="ce89" office:value-type="string" calcext:value-type="string">
            <text:p>Loan Title</text:p>
          </table:table-cell>
          <table:table-cell table:style-name="ce106" office:value-type="string" calcext:value-type="string">
            <text:p>The loan title provided by the borrower</text:p>
          </table:table-cell>
          <table:table-cell table:number-columns-repeated="1022"/>
        </table:table-row>
        <table:table-row table:style-name="ro10">
          <table:table-cell table:style-name="ce89" office:value-type="string" calcext:value-type="string">
            <text:p>Risk_Score</text:p>
          </table:table-cell>
          <table:table-cell table:style-name="ce107" office:value-type="string" calcext:value-type="string">
            <text:p>For applications prior to November 5, 2013 the risk score is the borrower's FICO score. For applications after November 5, 2013 the risk score is the borrower's Vantage score.</text:p>
          </table:table-cell>
          <table:table-cell table:number-columns-repeated="1022"/>
        </table:table-row>
        <table:table-row table:style-name="ro10">
          <table:table-cell table:style-name="ce89" office:value-type="string" calcext:value-type="string">
            <text:p>Debt-To-Income Ratio</text:p>
          </table:table-cell>
          <table:table-cell table:style-name="ce106"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table:number-columns-repeated="1022"/>
        </table:table-row>
        <table:table-row table:style-name="ro9">
          <table:table-cell table:style-name="ce89" office:value-type="string" calcext:value-type="string">
            <text:p>Zip Code</text:p>
          </table:table-cell>
          <table:table-cell table:style-name="ce99" office:value-type="string" calcext:value-type="string">
            <text:p>The first 3 numbers of the zip code provided by the borrower in the loan application.</text:p>
          </table:table-cell>
          <table:table-cell table:number-columns-repeated="1022"/>
        </table:table-row>
        <table:table-row table:style-name="ro4">
          <table:table-cell table:style-name="ce89" office:value-type="string" calcext:value-type="string">
            <text:p>State</text:p>
          </table:table-cell>
          <table:table-cell table:style-name="ce99" office:value-type="string" calcext:value-type="string">
            <text:p>The state provided by the borrower in the loan application</text:p>
          </table:table-cell>
          <table:table-cell table:number-columns-repeated="1022"/>
        </table:table-row>
        <table:table-row table:style-name="ro9">
          <table:table-cell table:style-name="ce89" office:value-type="string" calcext:value-type="string">
            <text:p>Employment Length</text:p>
          </table:table-cell>
          <table:table-cell table:style-name="ce99" office:value-type="string" calcext:value-type="string">
            <text:p>Employment length in years. Possible values are between 0 and 10 where 0 means less than one year and 10 means ten or more years.</text:p>
          </table:table-cell>
          <table:table-cell table:number-columns-repeated="1022"/>
        </table:table-row>
        <table:table-row table:style-name="ro9">
          <table:table-cell table:style-name="ce89" office:value-type="string" calcext:value-type="string">
            <text:p>Policy Code</text:p>
          </table:table-cell>
          <table:table-cell table:style-name="ce106" office:value-type="string" calcext:value-type="string">
            <text:p>publicly available policy_code=1</text:p>
            <text:p>new products not publicly available policy_code=2</text:p>
          </table:table-cell>
          <table:table-cell table:number-columns-repeated="1022"/>
        </table:table-row>
        <table:table-row table:style-name="ro2">
          <table:table-cell table:style-name="ce104"/>
          <table:table-cell table:style-name="ce107"/>
          <table:table-cell table:number-columns-repeated="1022"/>
        </table:table-row>
        <table:table-row table:style-name="ro2">
          <table:table-cell table:style-name="ce104"/>
          <table:table-cell table:style-name="ce108"/>
          <table:table-cell table:number-columns-repeated="1022"/>
        </table:table-row>
        <table:table-row table:style-name="ro2" table:number-rows-repeated="1048563">
          <table:table-cell table:number-columns-repeated="1024"/>
        </table:table-row>
        <table:table-row table:style-name="ro2">
          <table:table-cell table:number-columns-repeated="1024"/>
        </table:table-row>
        <table:named-expressions>
          <table:named-range table:name="_xlnm._FilterDatabase" table:base-cell-address="$LoanStats.$A$1" table:cell-range-address="$RejectStats.$A$1:.$B$10"/>
        </table:named-expressions>
      </table:table>
      <table:named-expressions/>
      <table:database-ranges>
        <table:database-range table:name="__Anonymous_Sheet_DB__0" table:target-range-address="LoanStats.A1:LoanStats.D129" table:display-filter-buttons="true" table:orientation="column"/>
        <table:database-range table:name="__Anonymous_Sheet_DB__1" table:target-range-address="Lookups.H6:Lookups.H149" table:contains-header="false">
          <table:sort>
            <table:sort-by table:field-number="0" table:data-type="automatic"/>
          </table:sort>
        </table:database-range>
        <table:database-range table:name="__Anonymous_Sheet_DB__3" table:target-range-address="browseNotes.A1:browseNotes.B89" table:display-filter-buttons="true" table:orientation="column"/>
        <table:database-range table:name="__Anonymous_Sheet_DB__4" table:target-range-address="RejectStats.A1:RejectStats.B1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mily-generic="swiss"/>
    <style:font-face style:name="Cambria" svg:font-family="Cambria" style:font-family-generic="swiss"/>
    <style:font-face style:name="Liberation Mono" svg:font-family="'Liberation Mono', 'Courier New', 'DejaVu Sans Mono'" style:font-family-generic="modern" style:font-pitch="fixed"/>
    <style:font-face style:name="Lato" svg:font-family="Lato"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AU"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0109" number:language="en" number:country="AU">
      <number:day/>
      <number:text>/</number:text>
      <number:month number:style="long"/>
      <number:text>/</number:text>
      <number:year number:style="long"/>
    </number:date-style>
    <number:date-style style:name="N10110" number:language="en" number:country="AU">
      <number:day/>
      <number:text>-</number:text>
      <number:month number:textual="true"/>
      <number:text>-</number:text>
      <number:year/>
    </number:date-style>
    <number:date-style style:name="N10111" number:language="en" number:country="AU">
      <number:day/>
      <number:text>-</number:text>
      <number:month number:textual="true"/>
    </number:date-style>
    <number:date-style style:name="N10112" number:language="en" number:country="AU">
      <number:month number:textual="true"/>
      <number:text>-</number:text>
      <number:year/>
    </number:date-style>
    <number:time-style style:name="N10113" number:language="en" number:country="AU">
      <number:hours/>
      <number:text>:</number:text>
      <number:minutes number:style="long"/>
      <number:text> </number:text>
      <number:am-pm/>
    </number:time-style>
    <number:time-style style:name="N10114" number:language="en" number:country="AU">
      <number:hours/>
      <number:text>:</number:text>
      <number:minutes number:style="long"/>
      <number:text>:</number:text>
      <number:seconds number:style="long"/>
      <number:text> </number:text>
      <number:am-pm/>
    </number:time-style>
    <number:time-style style:name="N10115" number:language="en" number:country="AU">
      <number:hours/>
      <number:text>:</number:text>
      <number:minutes number:style="long"/>
    </number:time-style>
    <number:time-style style:name="N10116" number:language="en" number:country="AU">
      <number:hours/>
      <number:text>:</number:text>
      <number:minutes number:style="long"/>
      <number:text>:</number:text>
      <number:seconds number:style="long"/>
    </number:time-style>
    <number:date-style style:name="N10117" number:language="en" number:country="AU">
      <number:day/>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AU">
      <number:number number:decimal-places="0" loext:min-decimal-places="0" number:min-integer-digits="1" number:grouping="true"/>
    </number:number-style>
    <number:number-style style:name="N10118" number:language="en" number:country="AU">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AU">
      <number:number number:decimal-places="0" loext:min-decimal-places="0" number:min-integer-digits="1" number:grouping="true"/>
    </number:number-style>
    <number:number-style style:name="N10119" number:language="en" number:country="AU">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AU">
      <number:number number:decimal-places="2" loext:min-decimal-places="2" number:min-integer-digits="1" number:grouping="true"/>
    </number:number-style>
    <number:number-style style:name="N10120" number:language="en" number:country="AU">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AU">
      <number:number number:decimal-places="2" loext:min-decimal-places="2" number:min-integer-digits="1" number:grouping="true"/>
    </number:number-style>
    <number:number-style style:name="N10121" number:language="en" number:country="AU">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AU">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AU">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AU">
      <loext:text> </loext:text>
      <loext:fill-character> </loext:fill-character>
      <number:text>- </number:text>
    </number:number-style>
    <number:text-style style:name="N10125" number:language="en" number:country="AU">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AU">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AU">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AU">
      <number:currency-symbol/>
      <loext:fill-character> </loext:fill-character>
      <number:text>- </number:text>
    </number:currency-style>
    <number:text-style style:name="N10129" number:language="en" number:country="AU">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AU">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AU">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AU">
      <loext:text> </loext:text>
      <loext:fill-character> </loext:fill-character>
      <number:text>-</number:text>
      <number:number number:decimal-places="0" loext:min-decimal-places="0" number:min-integer-digits="0"/>
      <number:text> </number:text>
    </number:number-style>
    <number:text-style style:name="N10133" number:language="en" number:country="AU">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AU">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AU">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AU">
      <number:currency-symbol/>
      <loext:fill-character> </loext:fill-character>
      <number:text>-</number:text>
      <number:number number:decimal-places="0" loext:min-decimal-places="0" number:min-integer-digits="0"/>
      <number:text> </number:text>
    </number:currency-style>
    <number:text-style style:name="N10137" number:language="en" number:country="AU">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f81bd"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5b3d7"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1.76pt double-thin #4f81bd" style:border-line-width-bottom="0.18mm 0.26mm 0.18mm"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0 200" svg:d="M200 100c0 18-5 35-13 50-9 15-22 28-37 37-15 8-32 13-50 13s-35-5-50-13c-15-9-28-22-37-37-8-15-13-32-13-50s5-35 13-50c9-15 22-28 37-37 15-8 32-13 50-13s35 5 50 13c15 9 28 22 37 37 8 15 13 32 13 50z"/>
    <draw:marker draw:name="Arrowheads_20_2" draw:display-name="Arrowheads 2" svg:viewBox="0 0 20 30" svg:d="M10 0l-10 30h20z"/>
    <draw:marker draw:name="Arrowheads_20_3" draw:display-name="Arrowheads 3" svg:viewBox="-100 -100 200 200" svg:d="M100 0c0 18-5 35-13 50-9 15-22 28-37 37-15 8-32 13-50 13s-35-5-50-13c-15-9-28-22-37-37-8-15-13-32-13-50s5-35 13-50c9-15 22-28 37-37 15-8 32-13 50-13s35 5 50 13c15 9 28 22 37 37 8 15 13 32 13 50z"/>
    <draw:marker draw:name="Arrowheads_20_4" draw:display-name="Arrowheads 4" svg:viewBox="0 0 10 10" svg:d="M0 0h10v10h-1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19.05mm" fo:margin-bottom="19.05mm" fo:margin-left="17.78mm" fo:margin-right="17.78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2">00/00/0000</text:date>, <text:time style:data-style-name="N2" text:time-value="14:48:53.850149289">00:00:00</text:time></text:p>
        </style:region-right>
      </style:header>
      <style:header-left style:display="false"/>
      <style:footer>
        <text:p>Page <text:page-number>1</text:page-number><text:s/>/ <text:page-count>99</text:page-count></text:p>
      </style:footer>
      <style:footer-left style:display="false"/>
    </style:master-page>
    <style:master-page style:name="PageStyle_5f_browseNotes" style:display-name="PageStyle_browseNotes" style:page-layout-name="Mpm3">
      <style:header style:display="false"/>
      <style:header-left style:display="false"/>
      <style:footer style:display="false"/>
      <style:footer-left style:display="false"/>
    </style:master-page>
    <style:master-page style:name="PageStyle_5f_RejectStats" style:display-name="PageStyle_RejectStats" style:page-layout-name="Mpm3">
      <style:header style:display="false"/>
      <style:header-left style:display="false"/>
      <style:footer style:display="false"/>
      <style:footer-left style:display="false"/>
    </style:master-page>
    <style:master-page style:name="PageStyle_5f_LoanStats" style:display-name="PageStyle_LoanStat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Todd Diehl</meta:initial-creator>
    <meta:print-date>2013-01-16T21:03:55</meta:print-date>
    <meta:creation-date>2013-01-15T22:13:28</meta:creation-date>
    <dc:date>2019-11-02T14:23:12.514366494</dc:date>
    <meta:generator>LibreOffice/6.3.2.2$Linux_X86_64 LibreOffice_project/e1663a74855acfc3cddf258a1b61ef869561d205</meta:generator>
    <meta:editing-duration>P3DT23M15S</meta:editing-duration>
    <meta:editing-cycles>23</meta:editing-cycles>
    <meta:document-statistic meta:table-count="5" meta:cell-count="2583"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